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85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1.66cm"/>
    </style:style>
    <style:style style:name="co13" style:family="table-column">
      <style:table-column-properties fo:break-before="auto" style:column-width="9.285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1.412cm"/>
    </style:style>
    <style:style style:name="co20" style:family="table-column">
      <style:table-column-properties fo:break-before="auto" style:column-width="12.317cm"/>
    </style:style>
    <style:style style:name="co21" style:family="table-column">
      <style:table-column-properties fo:break-before="auto" style:column-width="8.3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 style:data-style-name="N111">
      <style:table-cell-properties fo:background-color="#ffd7d7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25" style:family="table-cell" style:parent-style-name="Default" style:data-style-name="N0">
      <style:table-cell-properties fo:border-bottom="none" fo:border-left="none" fo:border-right="0.74pt solid #ffffff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order-bottom="none" fo:background-color="#e8f2a1" fo:border-left="0.74pt dotted #000000" fo:border-right="0.74pt dotted #000000" fo:border-top="none"/>
    </style:style>
    <style:style style:name="ce6" style:family="table-cell" style:parent-style-name="Default">
      <style:table-cell-properties fo:border-bottom="none" fo:background-color="#f6f9d4" fo:border-left="0.74pt dotted #000000" fo:border-right="0.74pt dotted #000000" fo:border-top="none"/>
    </style:style>
    <style:style style:name="ce29" style:family="table-cell" style:parent-style-name="Default">
      <style:table-cell-properties fo:border-bottom="none" fo:border-left="0.74pt solid #ffffff" fo:border-right="0.74pt solid #ffffff" fo:border-top="none"/>
    </style:style>
    <style:style style:name="ce7" style:family="table-cell" style:parent-style-name="Default">
      <style:table-cell-properties fo:border-bottom="none" fo:background-color="#f6f9d4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order-bottom="none" fo:background-color="#b4c7dc" fo:border-left="0.74pt dotted #000000" fo:border-right="0.74pt dotted #000000" fo:border-top="none"/>
    </style:style>
    <style:style style:name="ce10" style:family="table-cell" style:parent-style-name="Default">
      <style:table-cell-properties fo:border-bottom="none" fo:border-left="0.74pt dotted #000000" fo:border-right="0.74pt dotte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0000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74pt solid #cccccc" fo:background-color="#eeeee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0.74pt solid #cccccc" fo:background-color="#eeeeee" style:text-align-source="fix" style:repeat-content="false" fo:border-left="0.74pt dotted #000000" fo:border-right="0.74pt dotted #000000" fo:border-top="0.74pt solid #cccccc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0.74pt dotted #000000" fo:border-right="0.74pt dotted #000000" fo:border-top="0.74pt solid #cccccc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order-bottom="none" fo:background-color="#ffb66c" fo:border-left="0.74pt dotted #000000" fo:border-right="0.74pt dotted #000000" fo:border-top="none"/>
    </style:style>
    <style:style style:name="ce17" style:family="table-cell" style:parent-style-name="Default">
      <style:table-cell-properties fo:border-bottom="none" fo:background-color="#ffdbb6" fo:border-left="0.74pt dotted #000000" fo:border-right="0.74pt dotted #000000" fo:border-top="none"/>
    </style:style>
    <style:style style:name="ce18" style:family="table-cell" style:parent-style-name="Default">
      <style:table-cell-properties fo:background-color="#ffb66c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none" fo:background-color="#ffb66c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20" style:family="table-cell" style:parent-style-name="Default" style:data-style-name="N0">
      <style:table-cell-properties fo:border-bottom="none" fo:background-color="#ffdbb6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dbb6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69" style:family="table-cell" style:parent-style-name="Default">
      <style:table-cell-properties fo:border-bottom="none" fo:border-left="0.74pt solid #ffffff" fo:border-right="none" fo:border-top="none"/>
    </style:style>
    <style:style style:name="ce22" style:family="table-cell" style:parent-style-name="Default" style:data-style-name="N0">
      <style:table-cell-properties fo:border-bottom="none" fo:background-color="#ffdbb6" fo:border-left="0.74pt dotted #000000" fo:border-right="0.74pt dotted #000000" fo:border-top="none"/>
    </style:style>
    <style:style style:name="ce59" style:family="table-cell" style:parent-style-name="Default">
      <style:table-cell-properties fo:background-color="#bf819e"/>
    </style:style>
    <style:style style:name="ce60" style:family="table-cell" style:parent-style-name="Default">
      <style:table-cell-properties fo:border-bottom="none" fo:background-color="#bf819e" fo:border-left="0.74pt solid #000000" fo:border-right="0.74pt solid #000000" fo:border-top="none"/>
    </style:style>
    <style:style style:name="ce61" style:family="table-cell" style:parent-style-name="Default" style:data-style-name="N100">
      <style:table-cell-properties fo:border-bottom="none" fo:background-color="#e0c2cd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" calcext:value-type="string">
            <text:p>E0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>
            <text:p/>
          </table:table-cell>
          <table:table-cell table:style-name="ce20" table:formula="of:=IF(OR([.F7]=&quot;jmpf&quot;;[.F7]=&quot;call&quot;);VLOOKUP([.G7];[.$E$7:.$I$96];5;0);IF([.G7]=&quot;&quot;;&quot;&quot;;[.G7]))">
            <text:p/>
          </table:table-cell>
          <table:table-cell table:style-name="ce21" table:formula="of:=IFNA(COM.MICROSOFT.CONCAT([.L7];[.M7]);&quot;&quot;)">
            <text:p/>
          </table:table-cell>
          <table:table-cell table:style-name="ce22" table:formula="of:=IFNA(IF([.F7]=&quot;scall&quot;;VLOOKUP([.G7];[$'(DATA)scall'.$B$3:.$D$18];3;0);VLOOKUP([.F7];[$'(DATA)mnemonic'.$C$3:.$J$31];8;0));&quot;&quot;)">
            <text:p/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8]=&quot;&quot;; [.B7]+IFNA(VLOOKUP([.F7];[$'(DATA)mnemonic'.$C$3:.$I$31];7;0);0); HEX2DEC([.A8]))" office:value-type="float" office:value="0" calcext:value-type="float">
            <text:p>0</text:p>
          </table:table-cell>
          <table:table-cell table:style-name="ce7" table:formula="of:=DEC2BIN([.B8];8)" office:value-type="string" office:string-value="00000000" calcext:value-type="string">
            <text:p>00000000</text:p>
          </table:table-cell>
          <table:table-cell table:style-name="ce7" table:formula="of:=DEC2HEX([.B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0" calcext:value-type="string">
            <text:p>00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>
            <text:p/>
          </table:table-cell>
          <table:table-cell table:style-name="ce20" table:formula="of:=IF(OR([.F8]=&quot;jmpf&quot;;[.F8]=&quot;call&quot;);VLOOKUP([.G8];[.$E$7:.$I$96];5;0);IF([.G8]=&quot;&quot;;&quot;&quot;;[.G8]))">
            <text:p/>
          </table:table-cell>
          <table:table-cell table:style-name="ce21" table:formula="of:=IFNA(COM.MICROSOFT.CONCAT([.L8];[.M8]);&quot;&quot;)">
            <text:p/>
          </table:table-cell>
          <table:table-cell table:style-name="ce22" table:formula="of:=IFNA(IF([.F8]=&quot;scall&quot;;VLOOKUP([.G8];[$'(DATA)scall'.$B$3:.$D$18];3;0);VLOOKUP([.F8];[$'(DATA)mnemonic'.$C$3:.$J$31];8;0));&quot;&quot;)">
            <text:p/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mnemonic'.$C$3:.$I$31];7;0);0); HEX2DEC([.A9]))" office:value-type="float" office:value="0" calcext:value-type="float">
            <text:p>0</text:p>
          </table:table-cell>
          <table:table-cell table:style-name="ce7" table:formula="of:=DEC2BIN([.B9];8)" office:value-type="string" office:string-value="00000000" calcext:value-type="string">
            <text:p>00000000</text:p>
          </table:table-cell>
          <table:table-cell table:style-name="ce7" table:formula="of:=DEC2HEX([.B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0" calcext:value-type="string">
            <text:p>00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>
            <text:p/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>
            <text:p/>
          </table:table-cell>
          <table:table-cell table:style-name="ce22" table:formula="of:=IFNA(IF([.F9]=&quot;scall&quot;;VLOOKUP([.G9];[$'(DATA)scall'.$B$3:.$D$18];3;0);VLOOKUP([.F9];[$'(DATA)mnemonic'.$C$3:.$J$31];8;0));&quot;&quot;)">
            <text:p/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0]=&quot;&quot;; [.B9]+IFNA(VLOOKUP([.F9];[$'(DATA)mnemonic'.$C$3:.$I$31];7;0);0); HEX2DEC([.A10]))" office:value-type="float" office:value="0" calcext:value-type="float">
            <text:p>0</text:p>
          </table:table-cell>
          <table:table-cell table:style-name="ce7" table:formula="of:=DEC2BIN([.B10];8)" office:value-type="string" office:string-value="00000000" calcext:value-type="string">
            <text:p>00000000</text:p>
          </table:table-cell>
          <table:table-cell table:style-name="ce7" table:formula="of:=DEC2HEX([.B1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0" calcext:value-type="string">
            <text:p>00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>
            <text:p/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>
            <text:p/>
          </table:table-cell>
          <table:table-cell table:style-name="ce22" table:formula="of:=IFNA(IF([.F10]=&quot;scall&quot;;VLOOKUP([.G10];[$'(DATA)scall'.$B$3:.$D$18];3;0);VLOOKUP([.F10];[$'(DATA)mnemonic'.$C$3:.$J$31];8;0));&quot;&quot;)">
            <text:p/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mnemonic'.$C$3:.$I$31];7;0);0); HEX2DEC([.A11]))" office:value-type="float" office:value="0" calcext:value-type="float">
            <text:p>0</text:p>
          </table:table-cell>
          <table:table-cell table:style-name="ce7" table:formula="of:=DEC2BIN([.B11];8)" office:value-type="string" office:string-value="00000000" calcext:value-type="string">
            <text:p>00000000</text:p>
          </table:table-cell>
          <table:table-cell table:style-name="ce7" table:formula="of:=DEC2HEX([.B1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0" calcext:value-type="string">
            <text:p>00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>
            <text:p/>
          </table:table-cell>
          <table:table-cell table:style-name="ce20" table:formula="of:=IF(OR([.F11]=&quot;jmpf&quot;;[.F11]=&quot;call&quot;);VLOOKUP([.G11];[.$E$7:.$I$96];5;0);IF([.G11]=&quot;&quot;;&quot;&quot;;[.G11]))">
            <text:p/>
          </table:table-cell>
          <table:table-cell table:style-name="ce21" table:formula="of:=IFNA(COM.MICROSOFT.CONCAT([.L11];[.M11]);&quot;&quot;)">
            <text:p/>
          </table:table-cell>
          <table:table-cell table:style-name="ce22" table:formula="of:=IFNA(IF([.F11]=&quot;scall&quot;;VLOOKUP([.G11];[$'(DATA)scall'.$B$3:.$D$18];3;0);VLOOKUP([.F11];[$'(DATA)mnemonic'.$C$3:.$J$31];8;0));&quot;&quot;)">
            <text:p/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mnemonic'.$C$3:.$I$31];7;0);0); HEX2DEC([.A12]))" office:value-type="float" office:value="0" calcext:value-type="float">
            <text:p>0</text:p>
          </table:table-cell>
          <table:table-cell table:style-name="ce7" table:formula="of:=DEC2BIN([.B12];8)" office:value-type="string" office:string-value="00000000" calcext:value-type="string">
            <text:p>00000000</text:p>
          </table:table-cell>
          <table:table-cell table:style-name="ce7" table:formula="of:=DEC2HEX([.B1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0" calcext:value-type="string">
            <text:p>00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>
            <text:p/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>
            <text:p/>
          </table:table-cell>
          <table:table-cell table:style-name="ce22" table:formula="of:=IFNA(IF([.F12]=&quot;scall&quot;;VLOOKUP([.G12];[$'(DATA)scall'.$B$3:.$D$18];3;0);VLOOKUP([.F12];[$'(DATA)mnemonic'.$C$3:.$J$31];8;0));&quot;&quot;)">
            <text:p/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3]=&quot;&quot;; [.B12]+IFNA(VLOOKUP([.F12];[$'(DATA)mnemonic'.$C$3:.$I$31];7;0);0); HEX2DEC([.A13]))" office:value-type="float" office:value="0" calcext:value-type="float">
            <text:p>0</text:p>
          </table:table-cell>
          <table:table-cell table:style-name="ce7" table:formula="of:=DEC2BIN([.B13];8)" office:value-type="string" office:string-value="00000000" calcext:value-type="string">
            <text:p>00000000</text:p>
          </table:table-cell>
          <table:table-cell table:style-name="ce7" table:formula="of:=DEC2HEX([.B1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0" calcext:value-type="string">
            <text:p>00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>
            <text:p/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>
            <text:p/>
          </table:table-cell>
          <table:table-cell table:style-name="ce22" table:formula="of:=IFNA(IF([.F13]=&quot;scall&quot;;VLOOKUP([.G13];[$'(DATA)scall'.$B$3:.$D$18];3;0);VLOOKUP([.F13];[$'(DATA)mnemonic'.$C$3:.$J$31];8;0));&quot;&quot;)">
            <text:p/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mnemonic'.$C$3:.$I$31];7;0);0); HEX2DEC([.A14]))" office:value-type="float" office:value="0" calcext:value-type="float">
            <text:p>0</text:p>
          </table:table-cell>
          <table:table-cell table:style-name="ce7" table:formula="of:=DEC2BIN([.B14];8)" office:value-type="string" office:string-value="00000000" calcext:value-type="string">
            <text:p>00000000</text:p>
          </table:table-cell>
          <table:table-cell table:style-name="ce7" table:formula="of:=DEC2HEX([.B14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00" calcext:value-type="string">
            <text:p>00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mnemonic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mnemonic'.$C$3:.$I$31];7;0);0); HEX2DEC([.A15]))" office:value-type="float" office:value="0" calcext:value-type="float">
            <text:p>0</text:p>
          </table:table-cell>
          <table:table-cell table:style-name="ce7" table:formula="of:=DEC2BIN([.B15];8)" office:value-type="string" office:string-value="00000000" calcext:value-type="string">
            <text:p>00000000</text:p>
          </table:table-cell>
          <table:table-cell table:style-name="ce7" table:formula="of:=DEC2HEX([.B1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00" calcext:value-type="string">
            <text:p>00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mnemonic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mnemonic'.$C$3:.$I$31];7;0);0); HEX2DEC([.A16]))" office:value-type="float" office:value="0" calcext:value-type="float">
            <text:p>0</text:p>
          </table:table-cell>
          <table:table-cell table:style-name="ce7" table:formula="of:=DEC2BIN([.B16];8)" office:value-type="string" office:string-value="00000000" calcext:value-type="string">
            <text:p>00000000</text:p>
          </table:table-cell>
          <table:table-cell table:style-name="ce7" table:formula="of:=DEC2HEX([.B16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00" calcext:value-type="string">
            <text:p>00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mnemonic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mnemonic'.$C$3:.$I$31];7;0);0); HEX2DEC([.A17]))" office:value-type="float" office:value="0" calcext:value-type="float">
            <text:p>0</text:p>
          </table:table-cell>
          <table:table-cell table:style-name="ce7" table:formula="of:=DEC2BIN([.B17];8)" office:value-type="string" office:string-value="00000000" calcext:value-type="string">
            <text:p>00000000</text:p>
          </table:table-cell>
          <table:table-cell table:style-name="ce7" table:formula="of:=DEC2HEX([.B17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00" calcext:value-type="string">
            <text:p>00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mnemonic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mnemonic'.$C$3:.$I$31];7;0);0); HEX2DEC([.A18]))" office:value-type="float" office:value="0" calcext:value-type="float">
            <text:p>0</text:p>
          </table:table-cell>
          <table:table-cell table:style-name="ce7" table:formula="of:=DEC2BIN([.B18];8)" office:value-type="string" office:string-value="00000000" calcext:value-type="string">
            <text:p>00000000</text:p>
          </table:table-cell>
          <table:table-cell table:style-name="ce7" table:formula="of:=DEC2HEX([.B1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00" calcext:value-type="string">
            <text:p>00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mnemonic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mnemonic'.$C$3:.$I$31];7;0);0); HEX2DEC([.A19]))" office:value-type="float" office:value="0" calcext:value-type="float">
            <text:p>0</text:p>
          </table:table-cell>
          <table:table-cell table:style-name="ce7" table:formula="of:=DEC2BIN([.B19];8)" office:value-type="string" office:string-value="00000000" calcext:value-type="string">
            <text:p>00000000</text:p>
          </table:table-cell>
          <table:table-cell table:style-name="ce7" table:formula="of:=DEC2HEX([.B1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00" calcext:value-type="string">
            <text:p>00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mnemonic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mnemonic'.$C$3:.$I$31];7;0);0); HEX2DEC([.A20]))" office:value-type="float" office:value="0" calcext:value-type="float">
            <text:p>0</text:p>
          </table:table-cell>
          <table:table-cell table:style-name="ce7" table:formula="of:=DEC2BIN([.B20];8)" office:value-type="string" office:string-value="00000000" calcext:value-type="string">
            <text:p>00000000</text:p>
          </table:table-cell>
          <table:table-cell table:style-name="ce7" table:formula="of:=DEC2HEX([.B20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00" calcext:value-type="string">
            <text:p>00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mnemonic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mnemonic'.$C$3:.$I$31];7;0);0); HEX2DEC([.A21]))" office:value-type="float" office:value="0" calcext:value-type="float">
            <text:p>0</text:p>
          </table:table-cell>
          <table:table-cell table:style-name="ce7" table:formula="of:=DEC2BIN([.B21];8)" office:value-type="string" office:string-value="00000000" calcext:value-type="string">
            <text:p>00000000</text:p>
          </table:table-cell>
          <table:table-cell table:style-name="ce7" table:formula="of:=DEC2HEX([.B2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00" calcext:value-type="string">
            <text:p>00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mnemonic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mnemonic'.$C$3:.$I$31];7;0);0); HEX2DEC([.A22]))" office:value-type="float" office:value="0" calcext:value-type="float">
            <text:p>0</text:p>
          </table:table-cell>
          <table:table-cell table:style-name="ce7" table:formula="of:=DEC2BIN([.B22];8)" office:value-type="string" office:string-value="00000000" calcext:value-type="string">
            <text:p>00000000</text:p>
          </table:table-cell>
          <table:table-cell table:style-name="ce7" table:formula="of:=DEC2HEX([.B2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00" calcext:value-type="string">
            <text:p>00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mnemonic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0" calcext:value-type="float">
            <text:p>0</text:p>
          </table:table-cell>
          <table:table-cell table:style-name="ce7" table:formula="of:=DEC2BIN([.B23];8)" office:value-type="string" office:string-value="00000000" calcext:value-type="string">
            <text:p>00000000</text:p>
          </table:table-cell>
          <table:table-cell table:style-name="ce7" table:formula="of:=DEC2HEX([.B23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00" calcext:value-type="string">
            <text:p>00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0" calcext:value-type="float">
            <text:p>0</text:p>
          </table:table-cell>
          <table:table-cell table:style-name="ce7" table:formula="of:=DEC2BIN([.B24];8)" office:value-type="string" office:string-value="00000000" calcext:value-type="string">
            <text:p>00000000</text:p>
          </table:table-cell>
          <table:table-cell table:style-name="ce7" table:formula="of:=DEC2HEX([.B24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00" calcext:value-type="string">
            <text:p>00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0" calcext:value-type="float">
            <text:p>0</text:p>
          </table:table-cell>
          <table:table-cell table:style-name="ce7" table:formula="of:=DEC2BIN([.B25];8)" office:value-type="string" office:string-value="00000000" calcext:value-type="string">
            <text:p>00000000</text:p>
          </table:table-cell>
          <table:table-cell table:style-name="ce7" table:formula="of:=DEC2HEX([.B2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00" calcext:value-type="string">
            <text:p>00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0" calcext:value-type="float">
            <text:p>0</text:p>
          </table:table-cell>
          <table:table-cell table:style-name="ce7" table:formula="of:=DEC2BIN([.B26];8)" office:value-type="string" office:string-value="00000000" calcext:value-type="string">
            <text:p>00000000</text:p>
          </table:table-cell>
          <table:table-cell table:style-name="ce7" table:formula="of:=DEC2HEX([.B26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00" calcext:value-type="string">
            <text:p>00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0" calcext:value-type="float">
            <text:p>0</text:p>
          </table:table-cell>
          <table:table-cell table:style-name="ce7" table:formula="of:=DEC2BIN([.B27];8)" office:value-type="string" office:string-value="00000000" calcext:value-type="string">
            <text:p>00000000</text:p>
          </table:table-cell>
          <table:table-cell table:style-name="ce7" table:formula="of:=DEC2HEX([.B2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00" calcext:value-type="string">
            <text:p>00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0" calcext:value-type="float">
            <text:p>0</text:p>
          </table:table-cell>
          <table:table-cell table:style-name="ce7" table:formula="of:=DEC2BIN([.B28];8)" office:value-type="string" office:string-value="00000000" calcext:value-type="string">
            <text:p>00000000</text:p>
          </table:table-cell>
          <table:table-cell table:style-name="ce7" table:formula="of:=DEC2HEX([.B2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00" calcext:value-type="string">
            <text:p>00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0" calcext:value-type="float">
            <text:p>0</text:p>
          </table:table-cell>
          <table:table-cell table:style-name="ce7" table:formula="of:=DEC2BIN([.B29];8)" office:value-type="string" office:string-value="00000000" calcext:value-type="string">
            <text:p>00000000</text:p>
          </table:table-cell>
          <table:table-cell table:style-name="ce7" table:formula="of:=DEC2HEX([.B2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00" calcext:value-type="string">
            <text:p>00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0" calcext:value-type="float">
            <text:p>0</text:p>
          </table:table-cell>
          <table:table-cell table:style-name="ce7" table:formula="of:=DEC2BIN([.B30];8)" office:value-type="string" office:string-value="00000000" calcext:value-type="string">
            <text:p>00000000</text:p>
          </table:table-cell>
          <table:table-cell table:style-name="ce7" table:formula="of:=DEC2HEX([.B3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00" calcext:value-type="string">
            <text:p>00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0" calcext:value-type="float">
            <text:p>0</text:p>
          </table:table-cell>
          <table:table-cell table:style-name="ce7" table:formula="of:=DEC2BIN([.B31];8)" office:value-type="string" office:string-value="00000000" calcext:value-type="string">
            <text:p>00000000</text:p>
          </table:table-cell>
          <table:table-cell table:style-name="ce7" table:formula="of:=DEC2HEX([.B3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00" calcext:value-type="string">
            <text:p>00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0" calcext:value-type="float">
            <text:p>0</text:p>
          </table:table-cell>
          <table:table-cell table:style-name="ce7" table:formula="of:=DEC2BIN([.B32];8)" office:value-type="string" office:string-value="00000000" calcext:value-type="string">
            <text:p>00000000</text:p>
          </table:table-cell>
          <table:table-cell table:style-name="ce7" table:formula="of:=DEC2HEX([.B3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00" calcext:value-type="string">
            <text:p>00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0" calcext:value-type="float">
            <text:p>0</text:p>
          </table:table-cell>
          <table:table-cell table:style-name="ce7" table:formula="of:=DEC2BIN([.B33];8)" office:value-type="string" office:string-value="00000000" calcext:value-type="string">
            <text:p>00000000</text:p>
          </table:table-cell>
          <table:table-cell table:style-name="ce7" table:formula="of:=DEC2HEX([.B3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00" calcext:value-type="string">
            <text:p>00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0" calcext:value-type="float">
            <text:p>0</text:p>
          </table:table-cell>
          <table:table-cell table:style-name="ce7" table:formula="of:=DEC2BIN([.B34];8)" office:value-type="string" office:string-value="00000000" calcext:value-type="string">
            <text:p>00000000</text:p>
          </table:table-cell>
          <table:table-cell table:style-name="ce7" table:formula="of:=DEC2HEX([.B34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00" calcext:value-type="string">
            <text:p>00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0" calcext:value-type="float">
            <text:p>0</text:p>
          </table:table-cell>
          <table:table-cell table:style-name="ce7" table:formula="of:=DEC2BIN([.B35];8)" office:value-type="string" office:string-value="00000000" calcext:value-type="string">
            <text:p>00000000</text:p>
          </table:table-cell>
          <table:table-cell table:style-name="ce7" table:formula="of:=DEC2HEX([.B3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00" calcext:value-type="string">
            <text:p>00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0" calcext:value-type="float">
            <text:p>0</text:p>
          </table:table-cell>
          <table:table-cell table:style-name="ce7" table:formula="of:=DEC2BIN([.B36];8)" office:value-type="string" office:string-value="00000000" calcext:value-type="string">
            <text:p>00000000</text:p>
          </table:table-cell>
          <table:table-cell table:style-name="ce7" table:formula="of:=DEC2HEX([.B36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00" calcext:value-type="string">
            <text:p>00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0" calcext:value-type="float">
            <text:p>0</text:p>
          </table:table-cell>
          <table:table-cell table:style-name="ce7" table:formula="of:=DEC2BIN([.B37];8)" office:value-type="string" office:string-value="00000000" calcext:value-type="string">
            <text:p>00000000</text:p>
          </table:table-cell>
          <table:table-cell table:style-name="ce7" table:formula="of:=DEC2HEX([.B3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00" calcext:value-type="string">
            <text:p>00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0" calcext:value-type="float">
            <text:p>0</text:p>
          </table:table-cell>
          <table:table-cell table:style-name="ce7" table:formula="of:=DEC2BIN([.B38];8)" office:value-type="string" office:string-value="00000000" calcext:value-type="string">
            <text:p>00000000</text:p>
          </table:table-cell>
          <table:table-cell table:style-name="ce7" table:formula="of:=DEC2HEX([.B38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00" calcext:value-type="string">
            <text:p>00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0" calcext:value-type="float">
            <text:p>0</text:p>
          </table:table-cell>
          <table:table-cell table:style-name="ce7" table:formula="of:=DEC2BIN([.B39];8)" office:value-type="string" office:string-value="00000000" calcext:value-type="string">
            <text:p>00000000</text:p>
          </table:table-cell>
          <table:table-cell table:style-name="ce7" table:formula="of:=DEC2HEX([.B3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00" calcext:value-type="string">
            <text:p>00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0" calcext:value-type="float">
            <text:p>0</text:p>
          </table:table-cell>
          <table:table-cell table:style-name="ce7" table:formula="of:=DEC2BIN([.B40];8)" office:value-type="string" office:string-value="00000000" calcext:value-type="string">
            <text:p>00000000</text:p>
          </table:table-cell>
          <table:table-cell table:style-name="ce7" table:formula="of:=DEC2HEX([.B4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00" calcext:value-type="string">
            <text:p>00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0" calcext:value-type="float">
            <text:p>0</text:p>
          </table:table-cell>
          <table:table-cell table:style-name="ce7" table:formula="of:=DEC2BIN([.B41];8)" office:value-type="string" office:string-value="00000000" calcext:value-type="string">
            <text:p>00000000</text:p>
          </table:table-cell>
          <table:table-cell table:style-name="ce7" table:formula="of:=DEC2HEX([.B4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00" calcext:value-type="string">
            <text:p>00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0" calcext:value-type="float">
            <text:p>0</text:p>
          </table:table-cell>
          <table:table-cell table:style-name="ce7" table:formula="of:=DEC2BIN([.B42];8)" office:value-type="string" office:string-value="00000000" calcext:value-type="string">
            <text:p>00000000</text:p>
          </table:table-cell>
          <table:table-cell table:style-name="ce7" table:formula="of:=DEC2HEX([.B42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00" calcext:value-type="string">
            <text:p>00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0" calcext:value-type="float">
            <text:p>0</text:p>
          </table:table-cell>
          <table:table-cell table:style-name="ce7" table:formula="of:=DEC2BIN([.B43];8)" office:value-type="string" office:string-value="00000000" calcext:value-type="string">
            <text:p>00000000</text:p>
          </table:table-cell>
          <table:table-cell table:style-name="ce7" table:formula="of:=DEC2HEX([.B4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00" calcext:value-type="string">
            <text:p>00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0" calcext:value-type="float">
            <text:p>0</text:p>
          </table:table-cell>
          <table:table-cell table:style-name="ce7" table:formula="of:=DEC2BIN([.B44];8)" office:value-type="string" office:string-value="00000000" calcext:value-type="string">
            <text:p>00000000</text:p>
          </table:table-cell>
          <table:table-cell table:style-name="ce7" table:formula="of:=DEC2HEX([.B44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00" calcext:value-type="string">
            <text:p>00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0" calcext:value-type="float">
            <text:p>0</text:p>
          </table:table-cell>
          <table:table-cell table:style-name="ce7" table:formula="of:=DEC2BIN([.B45];8)" office:value-type="string" office:string-value="00000000" calcext:value-type="string">
            <text:p>00000000</text:p>
          </table:table-cell>
          <table:table-cell table:style-name="ce7" table:formula="of:=DEC2HEX([.B4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00" calcext:value-type="string">
            <text:p>00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0" calcext:value-type="float">
            <text:p>0</text:p>
          </table:table-cell>
          <table:table-cell table:style-name="ce7" table:formula="of:=DEC2BIN([.B46];8)" office:value-type="string" office:string-value="00000000" calcext:value-type="string">
            <text:p>00000000</text:p>
          </table:table-cell>
          <table:table-cell table:style-name="ce7" table:formula="of:=DEC2HEX([.B46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00" calcext:value-type="string">
            <text:p>00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0" calcext:value-type="float">
            <text:p>0</text:p>
          </table:table-cell>
          <table:table-cell table:style-name="ce7" table:formula="of:=DEC2BIN([.B47];8)" office:value-type="string" office:string-value="00000000" calcext:value-type="string">
            <text:p>00000000</text:p>
          </table:table-cell>
          <table:table-cell table:style-name="ce7" table:formula="of:=DEC2HEX([.B47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00" calcext:value-type="string">
            <text:p>00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0" calcext:value-type="float">
            <text:p>0</text:p>
          </table:table-cell>
          <table:table-cell table:style-name="ce7" table:formula="of:=DEC2BIN([.B48];8)" office:value-type="string" office:string-value="00000000" calcext:value-type="string">
            <text:p>00000000</text:p>
          </table:table-cell>
          <table:table-cell table:style-name="ce7" table:formula="of:=DEC2HEX([.B4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00" calcext:value-type="string">
            <text:p>00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0" calcext:value-type="float">
            <text:p>0</text:p>
          </table:table-cell>
          <table:table-cell table:style-name="ce7" table:formula="of:=DEC2BIN([.B49];8)" office:value-type="string" office:string-value="00000000" calcext:value-type="string">
            <text:p>00000000</text:p>
          </table:table-cell>
          <table:table-cell table:style-name="ce7" table:formula="of:=DEC2HEX([.B4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00" calcext:value-type="string">
            <text:p>00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0" calcext:value-type="float">
            <text:p>0</text:p>
          </table:table-cell>
          <table:table-cell table:style-name="ce7" table:formula="of:=DEC2BIN([.B50];8)" office:value-type="string" office:string-value="00000000" calcext:value-type="string">
            <text:p>00000000</text:p>
          </table:table-cell>
          <table:table-cell table:style-name="ce7" table:formula="of:=DEC2HEX([.B5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00" calcext:value-type="string">
            <text:p>00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0" calcext:value-type="float">
            <text:p>0</text:p>
          </table:table-cell>
          <table:table-cell table:style-name="ce7" table:formula="of:=DEC2BIN([.B51];8)" office:value-type="string" office:string-value="00000000" calcext:value-type="string">
            <text:p>00000000</text:p>
          </table:table-cell>
          <table:table-cell table:style-name="ce7" table:formula="of:=DEC2HEX([.B5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00" calcext:value-type="string">
            <text:p>00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(DATA)mnemonic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6" table:number-columns-repeated="7" table:default-cell-style-name="Default"/>
        <table:table-column table:style-name="co19" table:default-cell-style-name="Default"/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No.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Flg</text:p>
          </table:table-cell>
          <table:table-cell office:value-type="string" calcext:value-type="string">
            <text:p>for vlookup</text:p>
          </table:table-cell>
          <table:table-cell office:value-type="string" calcext:value-type="string">
            <text:p>Count N</text:p>
          </table:table-cell>
          <table:table-cell office:value-type="string" calcext:value-type="string">
            <text:p>Count O</text:p>
          </table:table-cell>
          <table:table-cell office:value-type="string" calcext:value-type="string">
            <text:p>Count SUM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DEC2HEX([.A3];1)" office:value-type="string" office:string-value="0" calcext:value-type="string">
            <text:p>0</text:p>
          </table:table-cell>
          <table:table-cell office:value-type="string" calcext:value-type="string">
            <text:p>ink</text:p>
          </table:table-cell>
          <table:table-cell/>
          <table:table-cell office:value-type="string" calcext:value-type="string">
            <text:p>0,1</text:p>
          </table:table-cell>
          <table:table-cell table:formula="of:=[.B3]" office:value-type="string" office:string-value="0" calcext:value-type="string">
            <text:p>0</text:p>
          </table:table-cell>
          <table:table-cell table:formula="of:=LEN([.B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3:.H3])" office:value-type="float" office:value="1" calcext:value-type="float">
            <text:p>1</text:p>
          </table:table-cell>
          <table:table-cell office:value-type="string" calcext:value-type="string">
            <text:p>入力された数字をAレジスタに格納(キー入力無し、実行FLG=1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DEC2HEX([.A4];1)" office:value-type="string" office:string-value="1" calcext:value-type="string">
            <text:p>1</text:p>
          </table:table-cell>
          <table:table-cell office:value-type="string" calcext:value-type="string">
            <text:p>out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" office:value-type="string" office:string-value="1" calcext:value-type="string">
            <text:p>1</text:p>
          </table:table-cell>
          <table:table-cell table:formula="of:=LEN([.B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4:.H4])" office:value-type="float" office:value="1" calcext:value-type="float">
            <text:p>1</text:p>
          </table:table-cell>
          <table:table-cell office:value-type="string" calcext:value-type="string">
            <text:p>Aレジスタ値を数値LEDに表示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DEC2HEX([.A5];1)" office:value-type="string" office:string-value="2" calcext:value-type="string">
            <text:p>2</text:p>
          </table:table-cell>
          <table:table-cell office:value-type="string" calcext:value-type="string">
            <text:p>aby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]" office:value-type="string" office:string-value="2" calcext:value-type="string">
            <text:p>2</text:p>
          </table:table-cell>
          <table:table-cell table:formula="of:=LEN([.B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5:.H5])" office:value-type="float" office:value="1" calcext:value-type="float">
            <text:p>1</text:p>
          </table:table-cell>
          <table:table-cell office:value-type="string" calcext:value-type="string">
            <text:p>A⇔B、Y⇔Z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A6];1)" office:value-type="string" office:string-value="3" calcext:value-type="string">
            <text:p>3</text:p>
          </table:table-cell>
          <table:table-cell office:value-type="string" calcext:value-type="string">
            <text:p>a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" office:value-type="string" office:string-value="3" calcext:value-type="string">
            <text:p>3</text:p>
          </table:table-cell>
          <table:table-cell table:formula="of:=LEN([.B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6:.H6])" office:value-type="float" office:value="1" calcext:value-type="float">
            <text:p>1</text:p>
          </table:table-cell>
          <table:table-cell office:value-type="string" calcext:value-type="string">
            <text:p>A⇔Y 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DEC2HEX([.A7];1)" office:value-type="string" office:string-value="4" calcext:value-type="string">
            <text:p>4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]" office:value-type="string" office:string-value="4" calcext:value-type="string">
            <text:p>4</text:p>
          </table:table-cell>
          <table:table-cell table:formula="of:=LEN([.B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7:.H7])" office:value-type="float" office:value="1" calcext:value-type="float">
            <text:p>1</text:p>
          </table:table-cell>
          <table:table-cell office:value-type="string" calcext:value-type="string">
            <text:p>Aレジスタ値を(50+Y)番地に格納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DEC2HEX([.A8];1)" office:value-type="string" office:string-value="5" calcext:value-type="string">
            <text:p>5</text:p>
          </table:table-cell>
          <table:table-cell office:value-type="string" calcext:value-type="string">
            <text:p>l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]" office:value-type="string" office:string-value="5" calcext:value-type="string">
            <text:p>5</text:p>
          </table:table-cell>
          <table:table-cell table:formula="of:=LEN([.B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8:.H8])" office:value-type="float" office:value="1" calcext:value-type="float">
            <text:p>1</text:p>
          </table:table-cell>
          <table:table-cell office:value-type="string" calcext:value-type="string">
            <text:p>(50+Y)番地の値をAレジスタに格納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DEC2HEX([.A9];1)" office:value-type="string" office:string-value="6" calcext:value-type="string">
            <text:p>6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0,1</text:p>
          </table:table-cell>
          <table:table-cell table:formula="of:=[.B9]" office:value-type="string" office:string-value="6" calcext:value-type="string">
            <text:p>6</text:p>
          </table:table-cell>
          <table:table-cell table:formula="of:=LEN([.B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9:.H9])" office:value-type="float" office:value="1" calcext:value-type="float">
            <text:p>1</text:p>
          </table:table-cell>
          <table:table-cell office:value-type="string" calcext:value-type="string">
            <text:p>Aレジスタ値に(50+Y)番地の値を足す(桁上がり時、実行FLG=1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DEC2HEX([.A10];1)" office:value-type="string" office:string-value="7" calcext:value-type="string">
            <text:p>7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0,1</text:p>
          </table:table-cell>
          <table:table-cell table:formula="of:=[.B10]" office:value-type="string" office:string-value="7" calcext:value-type="string">
            <text:p>7</text:p>
          </table:table-cell>
          <table:table-cell table:formula="of:=LEN([.B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10:.H10])" office:value-type="float" office:value="1" calcext:value-type="float">
            <text:p>1</text:p>
          </table:table-cell>
          <table:table-cell office:value-type="string" calcext:value-type="string">
            <text:p>(50+Y)番地の値からAレジスタ値を引いた結果をAレジスタに格納(結果が負の場合、実行FLG=1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DEC2HEX([.A11];1)" office:value-type="string" office:string-value="8" calcext:value-type="string">
            <text:p>8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11]" office:value-type="string" office:string-value="8" calcext:value-type="string">
            <text:p>8</text:p>
          </table:table-cell>
          <table:table-cell table:formula="of:=LEN([.B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1:.H11])" office:value-type="float" office:value="2" calcext:value-type="float">
            <text:p>2</text:p>
          </table:table-cell>
          <table:table-cell office:value-type="string" calcext:value-type="string">
            <text:p>Aレジスタにオペランド値を格納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DEC2HEX([.A12];1)" office:value-type="string" office:string-value="9" calcext:value-type="string">
            <text:p>9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2]" office:value-type="string" office:string-value="9" calcext:value-type="string">
            <text:p>9</text:p>
          </table:table-cell>
          <table:table-cell table:formula="of:=LEN([.B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2:.H12])" office:value-type="float" office:value="2" calcext:value-type="float">
            <text:p>2</text:p>
          </table:table-cell>
          <table:table-cell office:value-type="string" calcext:value-type="string">
            <text:p>Aレジスタにオペランド値を足す(桁上がり時、実行FLG=1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DEC2HEX([.A13];1)" office:value-type="string" office:string-value="A" calcext:value-type="string">
            <text:p>A</text:p>
          </table:table-cell>
          <table:table-cell office:value-type="string" calcext:value-type="string">
            <text:p>ldy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13]" office:value-type="string" office:string-value="A" calcext:value-type="string">
            <text:p>A</text:p>
          </table:table-cell>
          <table:table-cell table:formula="of:=LEN([.B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3:.H13])" office:value-type="float" office:value="2" calcext:value-type="float">
            <text:p>2</text:p>
          </table:table-cell>
          <table:table-cell office:value-type="string" calcext:value-type="string">
            <text:p>Yレジスタにオペランド値を格納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DEC2HEX([.A14];1)" office:value-type="string" office:string-value="B" calcext:value-type="string">
            <text:p>B</text:p>
          </table:table-cell>
          <table:table-cell office:value-type="string" calcext:value-type="string">
            <text:p>addy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4]" office:value-type="string" office:string-value="B" calcext:value-type="string">
            <text:p>B</text:p>
          </table:table-cell>
          <table:table-cell table:formula="of:=LEN([.B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4:.H14])" office:value-type="float" office:value="2" calcext:value-type="float">
            <text:p>2</text:p>
          </table:table-cell>
          <table:table-cell office:value-type="string" calcext:value-type="string">
            <text:p>Yレジスタにオペランド値を足す(桁上がり時、実行FLG=1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DEC2HEX([.A15];1)" office:value-type="string" office:string-value="C" calcext:value-type="string">
            <text:p>C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5]" office:value-type="string" office:string-value="C" calcext:value-type="string">
            <text:p>C</text:p>
          </table:table-cell>
          <table:table-cell table:formula="of:=LEN([.B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5:.H15])" office:value-type="float" office:value="2" calcext:value-type="float">
            <text:p>2</text:p>
          </table:table-cell>
          <table:table-cell office:value-type="string" calcext:value-type="string">
            <text:p>Aレジスタ値 ＝ オペランド値の場合、実行FLG=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DEC2HEX([.A16];1)" office:value-type="string" office:string-value="D" calcext:value-type="string">
            <text:p>D</text:p>
          </table:table-cell>
          <table:table-cell office:value-type="string" calcext:value-type="string">
            <text:p>cpy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6]" office:value-type="string" office:string-value="D" calcext:value-type="string">
            <text:p>D</text:p>
          </table:table-cell>
          <table:table-cell table:formula="of:=LEN([.B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6:.H16])" office:value-type="float" office:value="2" calcext:value-type="float">
            <text:p>2</text:p>
          </table:table-cell>
          <table:table-cell office:value-type="string" calcext:value-type="string">
            <text:p>Yレジスタ値 ＝ オペランド値の場合、実行FLG=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A17];1)" office:value-type="string" office:string-value="E" calcext:value-type="string">
            <text:p>E</text:p>
          </table:table-cell>
          <table:table-cell office:value-type="string" calcext:value-type="string">
            <text:p>sc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7]" office:value-type="string" office:string-value="E" calcext:value-type="string">
            <text:p>E</text:p>
          </table:table-cell>
          <table:table-cell table:formula="of:=LEN([.B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7:.H17])" office:value-type="float" office:value="2" calcext:value-type="float">
            <text:p>2</text:p>
          </table:table-cell>
          <table:table-cell office:value-type="string" calcext:value-type="string">
            <text:p>サービスコール呼び出し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DEC2HEX([.A18];1)" office:value-type="string" office:string-value="F" calcext:value-type="string">
            <text:p>F</text:p>
          </table:table-cell>
          <table:table-cell office:value-type="string" calcext:value-type="string">
            <text:p>jmp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,1</text:p>
          </table:table-cell>
          <table:table-cell table:formula="of:=[.B18]" office:value-type="string" office:string-value="F" calcext:value-type="string">
            <text:p>F</text:p>
          </table:table-cell>
          <table:table-cell table:formula="of:=LEN([.B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G18:.H18])" office:value-type="float" office:value="3" calcext:value-type="float">
            <text:p>3</text:p>
          </table:table-cell>
          <table:table-cell office:value-type="string" calcext:value-type="string">
            <text:p>実行FLG=1の場合、指定番地にジャンプ</text:p>
          </table:table-cell>
        </table:table-row>
        <table:table-row table:style-name="ro3">
          <table:table-cell office:value-type="float" office:value="3936" calcext:value-type="float">
            <text:p>3936</text:p>
          </table:table-cell>
          <table:table-cell table:formula="of:=DEC2HEX([.A19];3)" office:value-type="string" office:string-value="F60" calcext:value-type="string">
            <text:p>F6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xx</text:p>
          </table:table-cell>
          <table:table-cell office:value-type="float" office:value="1" calcext:value-type="float">
            <text:p>1</text:p>
          </table:table-cell>
          <table:table-cell table:formula="of:=[.B19]" office:value-type="string" office:string-value="F60" calcext:value-type="string">
            <text:p>F60</text:p>
          </table:table-cell>
          <table:table-cell table:formula="of:=LEN([.B19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G19:.H19])" office:value-type="float" office:value="5" calcext:value-type="float">
            <text:p>5</text:p>
          </table:table-cell>
          <table:table-cell office:value-type="string" calcext:value-type="string">
            <text:p>指定番地にジャンプ(実行FLG問わず)</text:p>
          </table:table-cell>
        </table:table-row>
        <table:table-row table:style-name="ro3">
          <table:table-cell office:value-type="float" office:value="3937" calcext:value-type="float">
            <text:p>3937</text:p>
          </table:table-cell>
          <table:table-cell table:formula="of:=DEC2HEX([.A20];3)" office:value-type="string" office:string-value="F61" calcext:value-type="string">
            <text:p>F61</text:p>
          </table:table-cell>
          <table:table-cell office:value-type="string" calcext:value-type="string">
            <text:p>re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]" office:value-type="string" office:string-value="F61" calcext:value-type="string">
            <text:p>F61</text:p>
          </table:table-cell>
          <table:table-cell table:formula="of:=LEN([.B2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0:.H20])" office:value-type="float" office:value="3" calcext:value-type="float">
            <text:p>3</text:p>
          </table:table-cell>
          <table:table-cell office:value-type="string" calcext:value-type="string">
            <text:p>call元番地に戻る</text:p>
          </table:table-cell>
        </table:table-row>
        <table:table-row table:style-name="ro3">
          <table:table-cell office:value-type="float" office:value="3938" calcext:value-type="float">
            <text:p>3938</text:p>
          </table:table-cell>
          <table:table-cell table:formula="of:=DEC2HEX([.A21];3)" office:value-type="string" office:string-value="F62" calcext:value-type="string">
            <text:p>F62</text:p>
          </table:table-cell>
          <table:table-cell office:value-type="string" calcext:value-type="string">
            <text:p>push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]" office:value-type="string" office:string-value="F62" calcext:value-type="string">
            <text:p>F62</text:p>
          </table:table-cell>
          <table:table-cell table:formula="of:=LEN([.B2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1:.H21])" office:value-type="float" office:value="3" calcext:value-type="float">
            <text:p>3</text:p>
          </table:table-cell>
          <table:table-cell office:value-type="string" calcext:value-type="string">
            <text:p>Aレジスタ値をスタックトップに積む</text:p>
          </table:table-cell>
        </table:table-row>
        <table:table-row table:style-name="ro3">
          <table:table-cell office:value-type="float" office:value="3939" calcext:value-type="float">
            <text:p>3939</text:p>
          </table:table-cell>
          <table:table-cell table:formula="of:=DEC2HEX([.A22];3)" office:value-type="string" office:string-value="F63" calcext:value-type="string">
            <text:p>F63</text:p>
          </table:table-cell>
          <table:table-cell office:value-type="string" calcext:value-type="string">
            <text:p>pop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]" office:value-type="string" office:string-value="F63" calcext:value-type="string">
            <text:p>F63</text:p>
          </table:table-cell>
          <table:table-cell table:formula="of:=LEN([.B2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2:.H22])" office:value-type="float" office:value="3" calcext:value-type="float">
            <text:p>3</text:p>
          </table:table-cell>
          <table:table-cell office:value-type="string" calcext:value-type="string">
            <text:p>スタックトップ値をAレジスタに格納</text:p>
          </table:table-cell>
        </table:table-row>
        <table:table-row table:style-name="ro3">
          <table:table-cell office:value-type="float" office:value="3940" calcext:value-type="float">
            <text:p>3940</text:p>
          </table:table-cell>
          <table:table-cell table:formula="of:=DEC2HEX([.A23];3)" office:value-type="string" office:string-value="F64" calcext:value-type="string">
            <text:p>F64</text:p>
          </table:table-cell>
          <table:table-cell office:value-type="string" calcext:value-type="string">
            <text:p>push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]" office:value-type="string" office:string-value="F64" calcext:value-type="string">
            <text:p>F64</text:p>
          </table:table-cell>
          <table:table-cell table:formula="of:=LEN([.B2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3:.H23])" office:value-type="float" office:value="3" calcext:value-type="float">
            <text:p>3</text:p>
          </table:table-cell>
          <table:table-cell office:value-type="string" calcext:value-type="string">
            <text:p>Bレジスタ値をスタックトップに積む</text:p>
          </table:table-cell>
        </table:table-row>
        <table:table-row table:style-name="ro3">
          <table:table-cell office:value-type="float" office:value="3941" calcext:value-type="float">
            <text:p>3941</text:p>
          </table:table-cell>
          <table:table-cell table:formula="of:=DEC2HEX([.A24];3)" office:value-type="string" office:string-value="F65" calcext:value-type="string">
            <text:p>F65</text:p>
          </table:table-cell>
          <table:table-cell office:value-type="string" calcext:value-type="string">
            <text:p>pop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]" office:value-type="string" office:string-value="F65" calcext:value-type="string">
            <text:p>F65</text:p>
          </table:table-cell>
          <table:table-cell table:formula="of:=LEN([.B2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4:.H24])" office:value-type="float" office:value="3" calcext:value-type="float">
            <text:p>3</text:p>
          </table:table-cell>
          <table:table-cell office:value-type="string" calcext:value-type="string">
            <text:p>スタックトップ値をBレジスタに格納</text:p>
          </table:table-cell>
        </table:table-row>
        <table:table-row table:style-name="ro3">
          <table:table-cell office:value-type="float" office:value="3942" calcext:value-type="float">
            <text:p>3942</text:p>
          </table:table-cell>
          <table:table-cell table:formula="of:=DEC2HEX([.A25];3)" office:value-type="string" office:string-value="F66" calcext:value-type="string">
            <text:p>F66</text:p>
          </table:table-cell>
          <table:table-cell office:value-type="string" calcext:value-type="string">
            <text:p>push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]" office:value-type="string" office:string-value="F66" calcext:value-type="string">
            <text:p>F66</text:p>
          </table:table-cell>
          <table:table-cell table:formula="of:=LEN([.B2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5:.H25])" office:value-type="float" office:value="3" calcext:value-type="float">
            <text:p>3</text:p>
          </table:table-cell>
          <table:table-cell office:value-type="string" calcext:value-type="string">
            <text:p>Yレジスタ値をスタックトップに積む</text:p>
          </table:table-cell>
        </table:table-row>
        <table:table-row table:style-name="ro3">
          <table:table-cell office:value-type="float" office:value="3943" calcext:value-type="float">
            <text:p>3943</text:p>
          </table:table-cell>
          <table:table-cell table:formula="of:=DEC2HEX([.A26];3)" office:value-type="string" office:string-value="F67" calcext:value-type="string">
            <text:p>F67</text:p>
          </table:table-cell>
          <table:table-cell office:value-type="string" calcext:value-type="string">
            <text:p>pop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6]" office:value-type="string" office:string-value="F67" calcext:value-type="string">
            <text:p>F67</text:p>
          </table:table-cell>
          <table:table-cell table:formula="of:=LEN([.B2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6:.H26])" office:value-type="float" office:value="3" calcext:value-type="float">
            <text:p>3</text:p>
          </table:table-cell>
          <table:table-cell office:value-type="string" calcext:value-type="string">
            <text:p>スタックトップ値をYレジスタに格納</text:p>
          </table:table-cell>
        </table:table-row>
        <table:table-row table:style-name="ro3">
          <table:table-cell office:value-type="float" office:value="3944" calcext:value-type="float">
            <text:p>3944</text:p>
          </table:table-cell>
          <table:table-cell table:formula="of:=DEC2HEX([.A27];3)" office:value-type="string" office:string-value="F68" calcext:value-type="string">
            <text:p>F68</text:p>
          </table:table-cell>
          <table:table-cell office:value-type="string" calcext:value-type="string">
            <text:p>push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7]" office:value-type="string" office:string-value="F68" calcext:value-type="string">
            <text:p>F68</text:p>
          </table:table-cell>
          <table:table-cell table:formula="of:=LEN([.B2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7:.H27])" office:value-type="float" office:value="3" calcext:value-type="float">
            <text:p>3</text:p>
          </table:table-cell>
          <table:table-cell office:value-type="string" calcext:value-type="string">
            <text:p>Zレジスタ値をスタックトップに積む</text:p>
          </table:table-cell>
        </table:table-row>
        <table:table-row table:style-name="ro3">
          <table:table-cell office:value-type="float" office:value="3945" calcext:value-type="float">
            <text:p>3945</text:p>
          </table:table-cell>
          <table:table-cell table:formula="of:=DEC2HEX([.A28];3)" office:value-type="string" office:string-value="F69" calcext:value-type="string">
            <text:p>F69</text:p>
          </table:table-cell>
          <table:table-cell office:value-type="string" calcext:value-type="string">
            <text:p>pop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8]" office:value-type="string" office:string-value="F69" calcext:value-type="string">
            <text:p>F69</text:p>
          </table:table-cell>
          <table:table-cell table:formula="of:=LEN([.B2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8:.H28])" office:value-type="float" office:value="3" calcext:value-type="float">
            <text:p>3</text:p>
          </table:table-cell>
          <table:table-cell office:value-type="string" calcext:value-type="string">
            <text:p>スタックトップ値をZレジスタに格納</text:p>
          </table:table-cell>
        </table:table-row>
        <table:table-row table:style-name="ro3">
          <table:table-cell office:value-type="float" office:value="3952" calcext:value-type="float">
            <text:p>3952</text:p>
          </table:table-cell>
          <table:table-cell table:formula="of:=DEC2HEX([.A29];3)" office:value-type="string" office:string-value="F70" calcext:value-type="string">
            <text:p>F70</text:p>
          </table:table-cell>
          <table:table-cell office:value-type="string" calcext:value-type="string">
            <text:p>ioctr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9]" office:value-type="string" office:string-value="F70" calcext:value-type="string">
            <text:p>F70</text:p>
          </table:table-cell>
          <table:table-cell table:formula="of:=LEN([.B2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9:.H29])" office:value-type="float" office:value="3" calcext:value-type="float">
            <text:p>3</text:p>
          </table:table-cell>
          <table:table-cell office:value-type="string" calcext:value-type="string">
            <text:p>Yレジスタで指定したポートにAレジスタ値で設定(0:D出力、2:D入力)</text:p>
          </table:table-cell>
        </table:table-row>
        <table:table-row table:style-name="ro3">
          <table:table-cell office:value-type="float" office:value="3953" calcext:value-type="float">
            <text:p>3953</text:p>
          </table:table-cell>
          <table:table-cell table:formula="of:=DEC2HEX([.A30];3)" office:value-type="string" office:string-value="F71" calcext:value-type="string">
            <text:p>F71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0]" office:value-type="string" office:string-value="F71" calcext:value-type="string">
            <text:p>F71</text:p>
          </table:table-cell>
          <table:table-cell table:formula="of:=LEN([.B3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0:.H30])" office:value-type="float" office:value="3" calcext:value-type="float">
            <text:p>3</text:p>
          </table:table-cell>
          <table:table-cell office:value-type="string" calcext:value-type="string">
            <text:p>Yレジスタで指定したポートにAレジスタ値(0or1)を出力</text:p>
          </table:table-cell>
        </table:table-row>
        <table:table-row table:style-name="ro3">
          <table:table-cell office:value-type="float" office:value="3954" calcext:value-type="float">
            <text:p>3954</text:p>
          </table:table-cell>
          <table:table-cell table:formula="of:=DEC2HEX([.A31];3)" office:value-type="string" office:string-value="F72" calcext:value-type="string">
            <text:p>F72</text:p>
          </table:table-cell>
          <table:table-cell office:value-type="string" calcext:value-type="string">
            <text:p>i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1]" office:value-type="string" office:string-value="F72" calcext:value-type="string">
            <text:p>F72</text:p>
          </table:table-cell>
          <table:table-cell table:formula="of:=LEN([.B3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1:.H31])" office:value-type="float" office:value="3" calcext:value-type="float">
            <text:p>3</text:p>
          </table:table-cell>
          <table:table-cell office:value-type="string" calcext:value-type="string">
            <text:p>Yレジスタで指定したポートの状態をAレジスタに読み込む</text:p>
          </table:table-cell>
        </table:table-row>
      </table:table>
      <table:table table:name="(DATA)scall" table:style-name="ta1">
        <office:forms form:automatic-focus="false" form:apply-design-mode="false"/>
        <table:table-column table:style-name="co16" table:default-cell-style-name="Default"/>
        <table:table-column table:style-name="co16" table:default-cell-style-name="ce34"/>
        <table:table-column table:style-name="co16" table:default-cell-style-name="Default"/>
        <table:table-column table:style-name="co20" table:default-cell-style-name="Default"/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o.</text:p>
          </table:table-cell>
          <table:table-cell table:style-name="Default" office:value-type="string" calcext:value-type="string">
            <text:p>Func</text:p>
          </table:table-cell>
          <table:table-cell office:value-type="string" calcext:value-type="string">
            <text:p>Flg</text:p>
          </table:table-cell>
          <table:table-cell office:value-type="string" calcext:value-type="string">
            <text:p>Description</text:p>
          </table:table-cell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数字LEDを消灯</text:p>
          </table:table-cell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レジスタ値に対応するLEDを点灯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レジスタ値に対応するLEDを消灯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※使用されていない</text:p>
          </table:table-cell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レジスタの全ビットを反転</text:p>
          </table:table-cell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全レジスタを’(ダッシュ)補助レジスタの値と交換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Aレジスタの値を1ビット右シフト(シフト前の値が偶数の場合、実行FLG=1)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エンド音を鳴らす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エラー音を鳴らす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短い音を鳴らす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長い音を鳴らす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レジスタで指定した音階(0~E)を鳴らす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レジスタ値+1)×0.1秒WAITする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5E番地(下位4bit)、5F番地(上位3bit)</text:span>の値に対応する2進LEDを点灯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+Y)番地の値からAレジスタ値を10進減算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50+Y)番地の値とAレジスタ値を10進加算</text:p>
          </table:table-cell>
        </table:table-row>
      </table:table>
      <table:table table:name="チュートリアル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6E1F00" calcext:value-type="string">
            <text:p>E00:A6E1F00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6" calcext:value-type="float">
            <text:p>6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6" calcext:value-type="float">
            <text:p>6</text:p>
          </table:table-cell>
          <table:table-cell table:style-name="ce21" table:formula="of:=IFNA(COM.MICROSOFT.CONCAT([.L7];[.M7]);&quot;&quot;)" office:value-type="string" office:string-value="A6" calcext:value-type="string">
            <text:p>A6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E" calcext:value-type="string">
            <text:p>E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1" calcext:value-type="float">
            <text:p>1</text:p>
          </table:table-cell>
          <table:table-cell table:style-name="ce21" table:formula="of:=IFNA(COM.MICROSOFT.CONCAT([.L8];[.M8]);&quot;&quot;)" office:value-type="string" office:string-value="E1" calcext:value-type="string">
            <text:p>E1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mnemonic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start</text:p>
          </table:table-cell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F" calcext:value-type="string">
            <text:p>F</text:p>
          </table:table-cell>
          <table:table-cell table:style-name="ce20" table:formula="of:=IF(OR([.F9]=&quot;jmpf&quot;;[.F9]=&quot;call&quot;);VLOOKUP([.G9];[.$E$7:.$I$96];5;0);IF([.G9]=&quot;&quot;;&quot;&quot;;[.G9]))" office:value-type="string" office:string-value="00" calcext:value-type="string">
            <text:p>00</text:p>
          </table:table-cell>
          <table:table-cell table:style-name="ce21" table:formula="of:=IFNA(COM.MICROSOFT.CONCAT([.L9];[.M9]);&quot;&quot;)" office:value-type="string" office:string-value="F00" calcext:value-type="string">
            <text:p>F00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0]=&quot;&quot;; [.B9]+IFNA(VLOOKUP([.F9];[$'(DATA)mnemonic'.$C$3:.$I$31];7;0);0); HEX2DEC([.A10]))" office:value-type="float" office:value="7" calcext:value-type="float">
            <text:p>7</text:p>
          </table:table-cell>
          <table:table-cell table:style-name="ce7" table:formula="of:=DEC2BIN([.B10];8)" office:value-type="string" office:string-value="00000111" calcext:value-type="string">
            <text:p>00000111</text:p>
          </table:table-cell>
          <table:table-cell table:style-name="ce7" table:formula="of:=DEC2HEX([.B10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7" calcext:value-type="string">
            <text:p>07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>
            <text:p/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>
            <text:p/>
          </table:table-cell>
          <table:table-cell table:style-name="ce22" table:formula="of:=IFNA(IF([.F10]=&quot;scall&quot;;VLOOKUP([.G10];[$'(DATA)scall'.$B$3:.$D$18];3;0);VLOOKUP([.F10];[$'(DATA)mnemonic'.$C$3:.$J$31];8;0));&quot;&quot;)">
            <text:p/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mnemonic'.$C$3:.$I$31];7;0);0); HEX2DEC([.A11]))" office:value-type="float" office:value="7" calcext:value-type="float">
            <text:p>7</text:p>
          </table:table-cell>
          <table:table-cell table:style-name="ce7" table:formula="of:=DEC2BIN([.B11];8)" office:value-type="string" office:string-value="00000111" calcext:value-type="string">
            <text:p>00000111</text:p>
          </table:table-cell>
          <table:table-cell table:style-name="ce7" table:formula="of:=DEC2HEX([.B1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7" calcext:value-type="string">
            <text:p>07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>
            <text:p/>
          </table:table-cell>
          <table:table-cell table:style-name="ce20" table:formula="of:=IF(OR([.F11]=&quot;jmpf&quot;;[.F11]=&quot;call&quot;);VLOOKUP([.G11];[.$E$7:.$I$96];5;0);IF([.G11]=&quot;&quot;;&quot;&quot;;[.G11]))">
            <text:p/>
          </table:table-cell>
          <table:table-cell table:style-name="ce21" table:formula="of:=IFNA(COM.MICROSOFT.CONCAT([.L11];[.M11]);&quot;&quot;)">
            <text:p/>
          </table:table-cell>
          <table:table-cell table:style-name="ce22" table:formula="of:=IFNA(IF([.F11]=&quot;scall&quot;;VLOOKUP([.G11];[$'(DATA)scall'.$B$3:.$D$18];3;0);VLOOKUP([.F11];[$'(DATA)mnemonic'.$C$3:.$J$31];8;0));&quot;&quot;)">
            <text:p/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mnemonic'.$C$3:.$I$31];7;0);0); HEX2DEC([.A12]))" office:value-type="float" office:value="7" calcext:value-type="float">
            <text:p>7</text:p>
          </table:table-cell>
          <table:table-cell table:style-name="ce7" table:formula="of:=DEC2BIN([.B12];8)" office:value-type="string" office:string-value="00000111" calcext:value-type="string">
            <text:p>00000111</text:p>
          </table:table-cell>
          <table:table-cell table:style-name="ce7" table:formula="of:=DEC2HEX([.B12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7" calcext:value-type="string">
            <text:p>07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>
            <text:p/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>
            <text:p/>
          </table:table-cell>
          <table:table-cell table:style-name="ce22" table:formula="of:=IFNA(IF([.F12]=&quot;scall&quot;;VLOOKUP([.G12];[$'(DATA)scall'.$B$3:.$D$18];3;0);VLOOKUP([.F12];[$'(DATA)mnemonic'.$C$3:.$J$31];8;0));&quot;&quot;)">
            <text:p/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3]=&quot;&quot;; [.B12]+IFNA(VLOOKUP([.F12];[$'(DATA)mnemonic'.$C$3:.$I$31];7;0);0); HEX2DEC([.A13]))" office:value-type="float" office:value="7" calcext:value-type="float">
            <text:p>7</text:p>
          </table:table-cell>
          <table:table-cell table:style-name="ce7" table:formula="of:=DEC2BIN([.B13];8)" office:value-type="string" office:string-value="00000111" calcext:value-type="string">
            <text:p>00000111</text:p>
          </table:table-cell>
          <table:table-cell table:style-name="ce7" table:formula="of:=DEC2HEX([.B13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7" calcext:value-type="string">
            <text:p>07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>
            <text:p/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>
            <text:p/>
          </table:table-cell>
          <table:table-cell table:style-name="ce22" table:formula="of:=IFNA(IF([.F13]=&quot;scall&quot;;VLOOKUP([.G13];[$'(DATA)scall'.$B$3:.$D$18];3;0);VLOOKUP([.F13];[$'(DATA)mnemonic'.$C$3:.$J$31];8;0));&quot;&quot;)">
            <text:p/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mnemonic'.$C$3:.$I$31];7;0);0); HEX2DEC([.A14]))" office:value-type="float" office:value="7" calcext:value-type="float">
            <text:p>7</text:p>
          </table:table-cell>
          <table:table-cell table:style-name="ce7" table:formula="of:=DEC2BIN([.B14];8)" office:value-type="string" office:string-value="00000111" calcext:value-type="string">
            <text:p>00000111</text:p>
          </table:table-cell>
          <table:table-cell table:style-name="ce7" table:formula="of:=DEC2HEX([.B14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07" calcext:value-type="string">
            <text:p>07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mnemonic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mnemonic'.$C$3:.$I$31];7;0);0); HEX2DEC([.A15]))" office:value-type="float" office:value="7" calcext:value-type="float">
            <text:p>7</text:p>
          </table:table-cell>
          <table:table-cell table:style-name="ce7" table:formula="of:=DEC2BIN([.B15];8)" office:value-type="string" office:string-value="00000111" calcext:value-type="string">
            <text:p>00000111</text:p>
          </table:table-cell>
          <table:table-cell table:style-name="ce7" table:formula="of:=DEC2HEX([.B15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07" calcext:value-type="string">
            <text:p>07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mnemonic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mnemonic'.$C$3:.$I$31];7;0);0); HEX2DEC([.A16]))" office:value-type="float" office:value="7" calcext:value-type="float">
            <text:p>7</text:p>
          </table:table-cell>
          <table:table-cell table:style-name="ce7" table:formula="of:=DEC2BIN([.B16];8)" office:value-type="string" office:string-value="00000111" calcext:value-type="string">
            <text:p>00000111</text:p>
          </table:table-cell>
          <table:table-cell table:style-name="ce7" table:formula="of:=DEC2HEX([.B16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07" calcext:value-type="string">
            <text:p>07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mnemonic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mnemonic'.$C$3:.$I$31];7;0);0); HEX2DEC([.A17]))" office:value-type="float" office:value="7" calcext:value-type="float">
            <text:p>7</text:p>
          </table:table-cell>
          <table:table-cell table:style-name="ce7" table:formula="of:=DEC2BIN([.B17];8)" office:value-type="string" office:string-value="00000111" calcext:value-type="string">
            <text:p>00000111</text:p>
          </table:table-cell>
          <table:table-cell table:style-name="ce7" table:formula="of:=DEC2HEX([.B17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07" calcext:value-type="string">
            <text:p>07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mnemonic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mnemonic'.$C$3:.$I$31];7;0);0); HEX2DEC([.A18]))" office:value-type="float" office:value="7" calcext:value-type="float">
            <text:p>7</text:p>
          </table:table-cell>
          <table:table-cell table:style-name="ce7" table:formula="of:=DEC2BIN([.B18];8)" office:value-type="string" office:string-value="00000111" calcext:value-type="string">
            <text:p>00000111</text:p>
          </table:table-cell>
          <table:table-cell table:style-name="ce7" table:formula="of:=DEC2HEX([.B18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07" calcext:value-type="string">
            <text:p>07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mnemonic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mnemonic'.$C$3:.$I$31];7;0);0); HEX2DEC([.A19]))" office:value-type="float" office:value="7" calcext:value-type="float">
            <text:p>7</text:p>
          </table:table-cell>
          <table:table-cell table:style-name="ce7" table:formula="of:=DEC2BIN([.B19];8)" office:value-type="string" office:string-value="00000111" calcext:value-type="string">
            <text:p>00000111</text:p>
          </table:table-cell>
          <table:table-cell table:style-name="ce7" table:formula="of:=DEC2HEX([.B19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07" calcext:value-type="string">
            <text:p>07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mnemonic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mnemonic'.$C$3:.$I$31];7;0);0); HEX2DEC([.A20]))" office:value-type="float" office:value="7" calcext:value-type="float">
            <text:p>7</text:p>
          </table:table-cell>
          <table:table-cell table:style-name="ce7" table:formula="of:=DEC2BIN([.B20];8)" office:value-type="string" office:string-value="00000111" calcext:value-type="string">
            <text:p>00000111</text:p>
          </table:table-cell>
          <table:table-cell table:style-name="ce7" table:formula="of:=DEC2HEX([.B20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07" calcext:value-type="string">
            <text:p>07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mnemonic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mnemonic'.$C$3:.$I$31];7;0);0); HEX2DEC([.A21]))" office:value-type="float" office:value="7" calcext:value-type="float">
            <text:p>7</text:p>
          </table:table-cell>
          <table:table-cell table:style-name="ce7" table:formula="of:=DEC2BIN([.B21];8)" office:value-type="string" office:string-value="00000111" calcext:value-type="string">
            <text:p>00000111</text:p>
          </table:table-cell>
          <table:table-cell table:style-name="ce7" table:formula="of:=DEC2HEX([.B2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07" calcext:value-type="string">
            <text:p>07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mnemonic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mnemonic'.$C$3:.$I$31];7;0);0); HEX2DEC([.A22]))" office:value-type="float" office:value="7" calcext:value-type="float">
            <text:p>7</text:p>
          </table:table-cell>
          <table:table-cell table:style-name="ce7" table:formula="of:=DEC2BIN([.B22];8)" office:value-type="string" office:string-value="00000111" calcext:value-type="string">
            <text:p>00000111</text:p>
          </table:table-cell>
          <table:table-cell table:style-name="ce7" table:formula="of:=DEC2HEX([.B22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07" calcext:value-type="string">
            <text:p>07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mnemonic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7" calcext:value-type="float">
            <text:p>7</text:p>
          </table:table-cell>
          <table:table-cell table:style-name="ce7" table:formula="of:=DEC2BIN([.B23];8)" office:value-type="string" office:string-value="00000111" calcext:value-type="string">
            <text:p>00000111</text:p>
          </table:table-cell>
          <table:table-cell table:style-name="ce7" table:formula="of:=DEC2HEX([.B23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07" calcext:value-type="string">
            <text:p>07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7" calcext:value-type="float">
            <text:p>7</text:p>
          </table:table-cell>
          <table:table-cell table:style-name="ce7" table:formula="of:=DEC2BIN([.B24];8)" office:value-type="string" office:string-value="00000111" calcext:value-type="string">
            <text:p>00000111</text:p>
          </table:table-cell>
          <table:table-cell table:style-name="ce7" table:formula="of:=DEC2HEX([.B24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07" calcext:value-type="string">
            <text:p>07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7" calcext:value-type="float">
            <text:p>7</text:p>
          </table:table-cell>
          <table:table-cell table:style-name="ce7" table:formula="of:=DEC2BIN([.B25];8)" office:value-type="string" office:string-value="00000111" calcext:value-type="string">
            <text:p>00000111</text:p>
          </table:table-cell>
          <table:table-cell table:style-name="ce7" table:formula="of:=DEC2HEX([.B25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07" calcext:value-type="string">
            <text:p>07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7" calcext:value-type="float">
            <text:p>7</text:p>
          </table:table-cell>
          <table:table-cell table:style-name="ce7" table:formula="of:=DEC2BIN([.B26];8)" office:value-type="string" office:string-value="00000111" calcext:value-type="string">
            <text:p>00000111</text:p>
          </table:table-cell>
          <table:table-cell table:style-name="ce7" table:formula="of:=DEC2HEX([.B26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07" calcext:value-type="string">
            <text:p>07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7" calcext:value-type="float">
            <text:p>7</text:p>
          </table:table-cell>
          <table:table-cell table:style-name="ce7" table:formula="of:=DEC2BIN([.B27];8)" office:value-type="string" office:string-value="00000111" calcext:value-type="string">
            <text:p>00000111</text:p>
          </table:table-cell>
          <table:table-cell table:style-name="ce7" table:formula="of:=DEC2HEX([.B27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07" calcext:value-type="string">
            <text:p>07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7" calcext:value-type="float">
            <text:p>7</text:p>
          </table:table-cell>
          <table:table-cell table:style-name="ce7" table:formula="of:=DEC2BIN([.B28];8)" office:value-type="string" office:string-value="00000111" calcext:value-type="string">
            <text:p>00000111</text:p>
          </table:table-cell>
          <table:table-cell table:style-name="ce7" table:formula="of:=DEC2HEX([.B28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07" calcext:value-type="string">
            <text:p>07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7" calcext:value-type="float">
            <text:p>7</text:p>
          </table:table-cell>
          <table:table-cell table:style-name="ce7" table:formula="of:=DEC2BIN([.B29];8)" office:value-type="string" office:string-value="00000111" calcext:value-type="string">
            <text:p>00000111</text:p>
          </table:table-cell>
          <table:table-cell table:style-name="ce7" table:formula="of:=DEC2HEX([.B29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07" calcext:value-type="string">
            <text:p>07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7" calcext:value-type="float">
            <text:p>7</text:p>
          </table:table-cell>
          <table:table-cell table:style-name="ce7" table:formula="of:=DEC2BIN([.B30];8)" office:value-type="string" office:string-value="00000111" calcext:value-type="string">
            <text:p>00000111</text:p>
          </table:table-cell>
          <table:table-cell table:style-name="ce7" table:formula="of:=DEC2HEX([.B30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07" calcext:value-type="string">
            <text:p>07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7" calcext:value-type="float">
            <text:p>7</text:p>
          </table:table-cell>
          <table:table-cell table:style-name="ce7" table:formula="of:=DEC2BIN([.B31];8)" office:value-type="string" office:string-value="00000111" calcext:value-type="string">
            <text:p>00000111</text:p>
          </table:table-cell>
          <table:table-cell table:style-name="ce7" table:formula="of:=DEC2HEX([.B3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07" calcext:value-type="string">
            <text:p>07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7" calcext:value-type="float">
            <text:p>7</text:p>
          </table:table-cell>
          <table:table-cell table:style-name="ce7" table:formula="of:=DEC2BIN([.B32];8)" office:value-type="string" office:string-value="00000111" calcext:value-type="string">
            <text:p>00000111</text:p>
          </table:table-cell>
          <table:table-cell table:style-name="ce7" table:formula="of:=DEC2HEX([.B32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07" calcext:value-type="string">
            <text:p>07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7" calcext:value-type="float">
            <text:p>7</text:p>
          </table:table-cell>
          <table:table-cell table:style-name="ce7" table:formula="of:=DEC2BIN([.B33];8)" office:value-type="string" office:string-value="00000111" calcext:value-type="string">
            <text:p>00000111</text:p>
          </table:table-cell>
          <table:table-cell table:style-name="ce7" table:formula="of:=DEC2HEX([.B33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07" calcext:value-type="string">
            <text:p>07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7" calcext:value-type="float">
            <text:p>7</text:p>
          </table:table-cell>
          <table:table-cell table:style-name="ce7" table:formula="of:=DEC2BIN([.B34];8)" office:value-type="string" office:string-value="00000111" calcext:value-type="string">
            <text:p>00000111</text:p>
          </table:table-cell>
          <table:table-cell table:style-name="ce7" table:formula="of:=DEC2HEX([.B34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07" calcext:value-type="string">
            <text:p>07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7" calcext:value-type="float">
            <text:p>7</text:p>
          </table:table-cell>
          <table:table-cell table:style-name="ce7" table:formula="of:=DEC2BIN([.B35];8)" office:value-type="string" office:string-value="00000111" calcext:value-type="string">
            <text:p>00000111</text:p>
          </table:table-cell>
          <table:table-cell table:style-name="ce7" table:formula="of:=DEC2HEX([.B35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07" calcext:value-type="string">
            <text:p>07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7" calcext:value-type="float">
            <text:p>7</text:p>
          </table:table-cell>
          <table:table-cell table:style-name="ce7" table:formula="of:=DEC2BIN([.B36];8)" office:value-type="string" office:string-value="00000111" calcext:value-type="string">
            <text:p>00000111</text:p>
          </table:table-cell>
          <table:table-cell table:style-name="ce7" table:formula="of:=DEC2HEX([.B36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07" calcext:value-type="string">
            <text:p>07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7" calcext:value-type="float">
            <text:p>7</text:p>
          </table:table-cell>
          <table:table-cell table:style-name="ce7" table:formula="of:=DEC2BIN([.B37];8)" office:value-type="string" office:string-value="00000111" calcext:value-type="string">
            <text:p>00000111</text:p>
          </table:table-cell>
          <table:table-cell table:style-name="ce7" table:formula="of:=DEC2HEX([.B37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07" calcext:value-type="string">
            <text:p>07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7" calcext:value-type="float">
            <text:p>7</text:p>
          </table:table-cell>
          <table:table-cell table:style-name="ce7" table:formula="of:=DEC2BIN([.B38];8)" office:value-type="string" office:string-value="00000111" calcext:value-type="string">
            <text:p>00000111</text:p>
          </table:table-cell>
          <table:table-cell table:style-name="ce7" table:formula="of:=DEC2HEX([.B38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07" calcext:value-type="string">
            <text:p>07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7" calcext:value-type="float">
            <text:p>7</text:p>
          </table:table-cell>
          <table:table-cell table:style-name="ce7" table:formula="of:=DEC2BIN([.B39];8)" office:value-type="string" office:string-value="00000111" calcext:value-type="string">
            <text:p>00000111</text:p>
          </table:table-cell>
          <table:table-cell table:style-name="ce7" table:formula="of:=DEC2HEX([.B39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07" calcext:value-type="string">
            <text:p>07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7" calcext:value-type="float">
            <text:p>7</text:p>
          </table:table-cell>
          <table:table-cell table:style-name="ce7" table:formula="of:=DEC2BIN([.B40];8)" office:value-type="string" office:string-value="00000111" calcext:value-type="string">
            <text:p>00000111</text:p>
          </table:table-cell>
          <table:table-cell table:style-name="ce7" table:formula="of:=DEC2HEX([.B40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07" calcext:value-type="string">
            <text:p>07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7" calcext:value-type="float">
            <text:p>7</text:p>
          </table:table-cell>
          <table:table-cell table:style-name="ce7" table:formula="of:=DEC2BIN([.B41];8)" office:value-type="string" office:string-value="00000111" calcext:value-type="string">
            <text:p>00000111</text:p>
          </table:table-cell>
          <table:table-cell table:style-name="ce7" table:formula="of:=DEC2HEX([.B4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07" calcext:value-type="string">
            <text:p>07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7" calcext:value-type="float">
            <text:p>7</text:p>
          </table:table-cell>
          <table:table-cell table:style-name="ce7" table:formula="of:=DEC2BIN([.B42];8)" office:value-type="string" office:string-value="00000111" calcext:value-type="string">
            <text:p>00000111</text:p>
          </table:table-cell>
          <table:table-cell table:style-name="ce7" table:formula="of:=DEC2HEX([.B42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07" calcext:value-type="string">
            <text:p>07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7" calcext:value-type="float">
            <text:p>7</text:p>
          </table:table-cell>
          <table:table-cell table:style-name="ce7" table:formula="of:=DEC2BIN([.B43];8)" office:value-type="string" office:string-value="00000111" calcext:value-type="string">
            <text:p>00000111</text:p>
          </table:table-cell>
          <table:table-cell table:style-name="ce7" table:formula="of:=DEC2HEX([.B43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07" calcext:value-type="string">
            <text:p>07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7" calcext:value-type="float">
            <text:p>7</text:p>
          </table:table-cell>
          <table:table-cell table:style-name="ce7" table:formula="of:=DEC2BIN([.B44];8)" office:value-type="string" office:string-value="00000111" calcext:value-type="string">
            <text:p>00000111</text:p>
          </table:table-cell>
          <table:table-cell table:style-name="ce7" table:formula="of:=DEC2HEX([.B44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07" calcext:value-type="string">
            <text:p>07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7" calcext:value-type="float">
            <text:p>7</text:p>
          </table:table-cell>
          <table:table-cell table:style-name="ce7" table:formula="of:=DEC2BIN([.B45];8)" office:value-type="string" office:string-value="00000111" calcext:value-type="string">
            <text:p>00000111</text:p>
          </table:table-cell>
          <table:table-cell table:style-name="ce7" table:formula="of:=DEC2HEX([.B45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07" calcext:value-type="string">
            <text:p>07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7" calcext:value-type="float">
            <text:p>7</text:p>
          </table:table-cell>
          <table:table-cell table:style-name="ce7" table:formula="of:=DEC2BIN([.B46];8)" office:value-type="string" office:string-value="00000111" calcext:value-type="string">
            <text:p>00000111</text:p>
          </table:table-cell>
          <table:table-cell table:style-name="ce7" table:formula="of:=DEC2HEX([.B46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07" calcext:value-type="string">
            <text:p>07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7" calcext:value-type="float">
            <text:p>7</text:p>
          </table:table-cell>
          <table:table-cell table:style-name="ce7" table:formula="of:=DEC2BIN([.B47];8)" office:value-type="string" office:string-value="00000111" calcext:value-type="string">
            <text:p>00000111</text:p>
          </table:table-cell>
          <table:table-cell table:style-name="ce7" table:formula="of:=DEC2HEX([.B47];2)" office:value-type="string" office:string-value="07" calcext:value-type="string">
            <text:p>07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07" calcext:value-type="string">
            <text:p>07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7" calcext:value-type="float">
            <text:p>7</text:p>
          </table:table-cell>
          <table:table-cell table:style-name="ce7" table:formula="of:=DEC2BIN([.B48];8)" office:value-type="string" office:string-value="00000111" calcext:value-type="string">
            <text:p>00000111</text:p>
          </table:table-cell>
          <table:table-cell table:style-name="ce7" table:formula="of:=DEC2HEX([.B48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07" calcext:value-type="string">
            <text:p>07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7" calcext:value-type="float">
            <text:p>7</text:p>
          </table:table-cell>
          <table:table-cell table:style-name="ce7" table:formula="of:=DEC2BIN([.B49];8)" office:value-type="string" office:string-value="00000111" calcext:value-type="string">
            <text:p>00000111</text:p>
          </table:table-cell>
          <table:table-cell table:style-name="ce7" table:formula="of:=DEC2HEX([.B49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07" calcext:value-type="string">
            <text:p>07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7" calcext:value-type="float">
            <text:p>7</text:p>
          </table:table-cell>
          <table:table-cell table:style-name="ce7" table:formula="of:=DEC2BIN([.B50];8)" office:value-type="string" office:string-value="00000111" calcext:value-type="string">
            <text:p>00000111</text:p>
          </table:table-cell>
          <table:table-cell table:style-name="ce7" table:formula="of:=DEC2HEX([.B50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07" calcext:value-type="string">
            <text:p>07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7" calcext:value-type="float">
            <text:p>7</text:p>
          </table:table-cell>
          <table:table-cell table:style-name="ce7" table:formula="of:=DEC2BIN([.B51];8)" office:value-type="string" office:string-value="00000111" calcext:value-type="string">
            <text:p>00000111</text:p>
          </table:table-cell>
          <table:table-cell table:style-name="ce7" table:formula="of:=DEC2HEX([.B51];2)" office:value-type="string" office:string-value="07" calcext:value-type="string">
            <text:p>07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07" calcext:value-type="string">
            <text:p>07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Lチカ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089E1EcE2EcF04" calcext:value-type="string">
            <text:p>E00:A089E1EcE2EcF04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A0" calcext:value-type="string">
            <text:p>A0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8" calcext:value-type="string">
            <text:p>8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9" calcext:value-type="float">
            <text:p>9</text:p>
          </table:table-cell>
          <table:table-cell table:style-name="ce21" table:formula="of:=IFNA(COM.MICROSOFT.CONCAT([.L8];[.M8]);&quot;&quot;)" office:value-type="string" office:string-value="89" calcext:value-type="string">
            <text:p>89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mnemonic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E" calcext:value-type="string">
            <text:p>E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1" calcext:value-type="float">
            <text:p>1</text:p>
          </table:table-cell>
          <table:table-cell table:style-name="ce21" table:formula="of:=IFNA(COM.MICROSOFT.CONCAT([.L9];[.M9]);&quot;&quot;)" office:value-type="string" office:string-value="E1" calcext:value-type="string">
            <text:p>E1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mnemonic'.$C$3:.$I$31];7;0);0); HEX2DEC([.A10]))" office:value-type="float" office:value="6" calcext:value-type="float">
            <text:p>6</text:p>
          </table:table-cell>
          <table:table-cell table:style-name="ce7" table:formula="of:=DEC2BIN([.B10];8)" office:value-type="string" office:string-value="00000110" calcext:value-type="string">
            <text:p>00000110</text:p>
          </table:table-cell>
          <table:table-cell table:style-name="ce7" table:formula="of:=DEC2HEX([.B10];2)" office:value-type="string" office:string-value="06" calcext:value-type="string">
            <text:p>0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6" calcext:value-type="string">
            <text:p>06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E" calcext:value-type="string">
            <text:p>E</text:p>
          </table:table-cell>
          <table:table-cell table:style-name="ce20" table:formula="of:=IF(OR([.F10]=&quot;jmpf&quot;;[.F10]=&quot;call&quot;);VLOOKUP([.G10];[.$E$7:.$I$96];5;0);IF([.G10]=&quot;&quot;;&quot;&quot;;[.G10]))" office:value-type="string" office:string-value="c" calcext:value-type="string">
            <text:p>c</text:p>
          </table:table-cell>
          <table:table-cell table:style-name="ce21" table:formula="of:=IFNA(COM.MICROSOFT.CONCAT([.L10];[.M10]);&quot;&quot;)" office:value-type="string" office:string-value="Ec" calcext:value-type="string">
            <text:p>Ec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mnemonic'.$C$3:.$I$31];7;0);0); HEX2DEC([.A11]))" office:value-type="float" office:value="8" calcext:value-type="float">
            <text:p>8</text:p>
          </table:table-cell>
          <table:table-cell table:style-name="ce7" table:formula="of:=DEC2BIN([.B11];8)" office:value-type="string" office:string-value="00001000" calcext:value-type="string">
            <text:p>00001000</text:p>
          </table:table-cell>
          <table:table-cell table:style-name="ce7" table:formula="of:=DEC2HEX([.B11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8" calcext:value-type="string">
            <text:p>08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float" office:value="2" calcext:value-type="float">
            <text:p>2</text:p>
          </table:table-cell>
          <table:table-cell table:style-name="ce21" table:formula="of:=IFNA(COM.MICROSOFT.CONCAT([.L11];[.M11]);&quot;&quot;)" office:value-type="string" office:string-value="E2" calcext:value-type="string">
            <text:p>E2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mnemonic'.$C$3:.$I$31];7;0);0); HEX2DEC([.A12]))" office:value-type="float" office:value="10" calcext:value-type="float">
            <text:p>10</text:p>
          </table:table-cell>
          <table:table-cell table:style-name="ce7" table:formula="of:=DEC2BIN([.B12];8)" office:value-type="string" office:string-value="00001010" calcext:value-type="string">
            <text:p>00001010</text:p>
          </table:table-cell>
          <table:table-cell table:style-name="ce7" table:formula="of:=DEC2HEX([.B12];2)" office:value-type="string" office:string-value="0A" calcext:value-type="string">
            <text:p>0A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A" calcext:value-type="string">
            <text:p>0A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E" calcext:value-type="string">
            <text:p>E</text:p>
          </table:table-cell>
          <table:table-cell table:style-name="ce20" table:formula="of:=IF(OR([.F12]=&quot;jmpf&quot;;[.F12]=&quot;call&quot;);VLOOKUP([.G12];[.$E$7:.$I$96];5;0);IF([.G12]=&quot;&quot;;&quot;&quot;;[.G12]))" office:value-type="string" office:string-value="c" calcext:value-type="string">
            <text:p>c</text:p>
          </table:table-cell>
          <table:table-cell table:style-name="ce21" table:formula="of:=IFNA(COM.MICROSOFT.CONCAT([.L12];[.M12]);&quot;&quot;)" office:value-type="string" office:string-value="Ec" calcext:value-type="string">
            <text:p>Ec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mnemonic'.$C$3:.$I$31];7;0);0); HEX2DEC([.A13]))" office:value-type="float" office:value="12" calcext:value-type="float">
            <text:p>12</text:p>
          </table:table-cell>
          <table:table-cell table:style-name="ce7" table:formula="of:=DEC2BIN([.B13];8)" office:value-type="string" office:string-value="00001100" calcext:value-type="string">
            <text:p>00001100</text:p>
          </table:table-cell>
          <table:table-cell table:style-name="ce7" table:formula="of:=DEC2HEX([.B13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C" calcext:value-type="string">
            <text:p>0C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F" calcext:value-type="string">
            <text:p>F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04" calcext:value-type="string">
            <text:p>04</text:p>
          </table:table-cell>
          <table:table-cell table:style-name="ce21" table:formula="of:=IFNA(COM.MICROSOFT.CONCAT([.L13];[.M13]);&quot;&quot;)" office:value-type="string" office:string-value="F04" calcext:value-type="string">
            <text:p>F04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mnemonic'.$C$3:.$I$31];7;0);0); HEX2DEC([.A14]))" office:value-type="float" office:value="15" calcext:value-type="float">
            <text:p>15</text:p>
          </table:table-cell>
          <table:table-cell table:style-name="ce7" table:formula="of:=DEC2BIN([.B14];8)" office:value-type="string" office:string-value="00001111" calcext:value-type="string">
            <text:p>00001111</text:p>
          </table:table-cell>
          <table:table-cell table:style-name="ce7" table:formula="of:=DEC2HEX([.B14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0F" calcext:value-type="string">
            <text:p>0F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mnemonic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mnemonic'.$C$3:.$I$31];7;0);0); HEX2DEC([.A15]))" office:value-type="float" office:value="15" calcext:value-type="float">
            <text:p>15</text:p>
          </table:table-cell>
          <table:table-cell table:style-name="ce7" table:formula="of:=DEC2BIN([.B15];8)" office:value-type="string" office:string-value="00001111" calcext:value-type="string">
            <text:p>00001111</text:p>
          </table:table-cell>
          <table:table-cell table:style-name="ce7" table:formula="of:=DEC2HEX([.B1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0F" calcext:value-type="string">
            <text:p>0F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mnemonic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mnemonic'.$C$3:.$I$31];7;0);0); HEX2DEC([.A16]))" office:value-type="float" office:value="15" calcext:value-type="float">
            <text:p>15</text:p>
          </table:table-cell>
          <table:table-cell table:style-name="ce7" table:formula="of:=DEC2BIN([.B16];8)" office:value-type="string" office:string-value="00001111" calcext:value-type="string">
            <text:p>00001111</text:p>
          </table:table-cell>
          <table:table-cell table:style-name="ce7" table:formula="of:=DEC2HEX([.B16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0F" calcext:value-type="string">
            <text:p>0F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mnemonic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mnemonic'.$C$3:.$I$31];7;0);0); HEX2DEC([.A17]))" office:value-type="float" office:value="15" calcext:value-type="float">
            <text:p>15</text:p>
          </table:table-cell>
          <table:table-cell table:style-name="ce7" table:formula="of:=DEC2BIN([.B17];8)" office:value-type="string" office:string-value="00001111" calcext:value-type="string">
            <text:p>00001111</text:p>
          </table:table-cell>
          <table:table-cell table:style-name="ce7" table:formula="of:=DEC2HEX([.B17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0F" calcext:value-type="string">
            <text:p>0F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mnemonic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mnemonic'.$C$3:.$I$31];7;0);0); HEX2DEC([.A18]))" office:value-type="float" office:value="15" calcext:value-type="float">
            <text:p>15</text:p>
          </table:table-cell>
          <table:table-cell table:style-name="ce7" table:formula="of:=DEC2BIN([.B18];8)" office:value-type="string" office:string-value="00001111" calcext:value-type="string">
            <text:p>00001111</text:p>
          </table:table-cell>
          <table:table-cell table:style-name="ce7" table:formula="of:=DEC2HEX([.B1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0F" calcext:value-type="string">
            <text:p>0F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mnemonic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mnemonic'.$C$3:.$I$31];7;0);0); HEX2DEC([.A19]))" office:value-type="float" office:value="15" calcext:value-type="float">
            <text:p>15</text:p>
          </table:table-cell>
          <table:table-cell table:style-name="ce7" table:formula="of:=DEC2BIN([.B19];8)" office:value-type="string" office:string-value="00001111" calcext:value-type="string">
            <text:p>00001111</text:p>
          </table:table-cell>
          <table:table-cell table:style-name="ce7" table:formula="of:=DEC2HEX([.B1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0F" calcext:value-type="string">
            <text:p>0F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mnemonic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mnemonic'.$C$3:.$I$31];7;0);0); HEX2DEC([.A20]))" office:value-type="float" office:value="15" calcext:value-type="float">
            <text:p>15</text:p>
          </table:table-cell>
          <table:table-cell table:style-name="ce7" table:formula="of:=DEC2BIN([.B20];8)" office:value-type="string" office:string-value="00001111" calcext:value-type="string">
            <text:p>00001111</text:p>
          </table:table-cell>
          <table:table-cell table:style-name="ce7" table:formula="of:=DEC2HEX([.B20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0F" calcext:value-type="string">
            <text:p>0F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mnemonic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mnemonic'.$C$3:.$I$31];7;0);0); HEX2DEC([.A21]))" office:value-type="float" office:value="15" calcext:value-type="float">
            <text:p>15</text:p>
          </table:table-cell>
          <table:table-cell table:style-name="ce7" table:formula="of:=DEC2BIN([.B21];8)" office:value-type="string" office:string-value="00001111" calcext:value-type="string">
            <text:p>00001111</text:p>
          </table:table-cell>
          <table:table-cell table:style-name="ce7" table:formula="of:=DEC2HEX([.B2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0F" calcext:value-type="string">
            <text:p>0F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mnemonic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mnemonic'.$C$3:.$I$31];7;0);0); HEX2DEC([.A22]))" office:value-type="float" office:value="15" calcext:value-type="float">
            <text:p>15</text:p>
          </table:table-cell>
          <table:table-cell table:style-name="ce7" table:formula="of:=DEC2BIN([.B22];8)" office:value-type="string" office:string-value="00001111" calcext:value-type="string">
            <text:p>00001111</text:p>
          </table:table-cell>
          <table:table-cell table:style-name="ce7" table:formula="of:=DEC2HEX([.B22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0F" calcext:value-type="string">
            <text:p>0F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mnemonic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15" calcext:value-type="float">
            <text:p>15</text:p>
          </table:table-cell>
          <table:table-cell table:style-name="ce7" table:formula="of:=DEC2BIN([.B23];8)" office:value-type="string" office:string-value="00001111" calcext:value-type="string">
            <text:p>00001111</text:p>
          </table:table-cell>
          <table:table-cell table:style-name="ce7" table:formula="of:=DEC2HEX([.B23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0F" calcext:value-type="string">
            <text:p>0F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15" calcext:value-type="float">
            <text:p>15</text:p>
          </table:table-cell>
          <table:table-cell table:style-name="ce7" table:formula="of:=DEC2BIN([.B24];8)" office:value-type="string" office:string-value="00001111" calcext:value-type="string">
            <text:p>00001111</text:p>
          </table:table-cell>
          <table:table-cell table:style-name="ce7" table:formula="of:=DEC2HEX([.B24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0F" calcext:value-type="string">
            <text:p>0F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15" calcext:value-type="float">
            <text:p>15</text:p>
          </table:table-cell>
          <table:table-cell table:style-name="ce7" table:formula="of:=DEC2BIN([.B25];8)" office:value-type="string" office:string-value="00001111" calcext:value-type="string">
            <text:p>00001111</text:p>
          </table:table-cell>
          <table:table-cell table:style-name="ce7" table:formula="of:=DEC2HEX([.B2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0F" calcext:value-type="string">
            <text:p>0F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15" calcext:value-type="float">
            <text:p>15</text:p>
          </table:table-cell>
          <table:table-cell table:style-name="ce7" table:formula="of:=DEC2BIN([.B26];8)" office:value-type="string" office:string-value="00001111" calcext:value-type="string">
            <text:p>00001111</text:p>
          </table:table-cell>
          <table:table-cell table:style-name="ce7" table:formula="of:=DEC2HEX([.B26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0F" calcext:value-type="string">
            <text:p>0F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15" calcext:value-type="float">
            <text:p>15</text:p>
          </table:table-cell>
          <table:table-cell table:style-name="ce7" table:formula="of:=DEC2BIN([.B27];8)" office:value-type="string" office:string-value="00001111" calcext:value-type="string">
            <text:p>00001111</text:p>
          </table:table-cell>
          <table:table-cell table:style-name="ce7" table:formula="of:=DEC2HEX([.B27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0F" calcext:value-type="string">
            <text:p>0F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15" calcext:value-type="float">
            <text:p>15</text:p>
          </table:table-cell>
          <table:table-cell table:style-name="ce7" table:formula="of:=DEC2BIN([.B28];8)" office:value-type="string" office:string-value="00001111" calcext:value-type="string">
            <text:p>00001111</text:p>
          </table:table-cell>
          <table:table-cell table:style-name="ce7" table:formula="of:=DEC2HEX([.B2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0F" calcext:value-type="string">
            <text:p>0F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15" calcext:value-type="float">
            <text:p>15</text:p>
          </table:table-cell>
          <table:table-cell table:style-name="ce7" table:formula="of:=DEC2BIN([.B29];8)" office:value-type="string" office:string-value="00001111" calcext:value-type="string">
            <text:p>00001111</text:p>
          </table:table-cell>
          <table:table-cell table:style-name="ce7" table:formula="of:=DEC2HEX([.B2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0F" calcext:value-type="string">
            <text:p>0F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15" calcext:value-type="float">
            <text:p>15</text:p>
          </table:table-cell>
          <table:table-cell table:style-name="ce7" table:formula="of:=DEC2BIN([.B30];8)" office:value-type="string" office:string-value="00001111" calcext:value-type="string">
            <text:p>00001111</text:p>
          </table:table-cell>
          <table:table-cell table:style-name="ce7" table:formula="of:=DEC2HEX([.B3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0F" calcext:value-type="string">
            <text:p>0F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15" calcext:value-type="float">
            <text:p>15</text:p>
          </table:table-cell>
          <table:table-cell table:style-name="ce7" table:formula="of:=DEC2BIN([.B31];8)" office:value-type="string" office:string-value="00001111" calcext:value-type="string">
            <text:p>00001111</text:p>
          </table:table-cell>
          <table:table-cell table:style-name="ce7" table:formula="of:=DEC2HEX([.B3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0F" calcext:value-type="string">
            <text:p>0F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15" calcext:value-type="float">
            <text:p>15</text:p>
          </table:table-cell>
          <table:table-cell table:style-name="ce7" table:formula="of:=DEC2BIN([.B32];8)" office:value-type="string" office:string-value="00001111" calcext:value-type="string">
            <text:p>00001111</text:p>
          </table:table-cell>
          <table:table-cell table:style-name="ce7" table:formula="of:=DEC2HEX([.B32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0F" calcext:value-type="string">
            <text:p>0F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15" calcext:value-type="float">
            <text:p>15</text:p>
          </table:table-cell>
          <table:table-cell table:style-name="ce7" table:formula="of:=DEC2BIN([.B33];8)" office:value-type="string" office:string-value="00001111" calcext:value-type="string">
            <text:p>00001111</text:p>
          </table:table-cell>
          <table:table-cell table:style-name="ce7" table:formula="of:=DEC2HEX([.B33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0F" calcext:value-type="string">
            <text:p>0F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15" calcext:value-type="float">
            <text:p>15</text:p>
          </table:table-cell>
          <table:table-cell table:style-name="ce7" table:formula="of:=DEC2BIN([.B34];8)" office:value-type="string" office:string-value="00001111" calcext:value-type="string">
            <text:p>00001111</text:p>
          </table:table-cell>
          <table:table-cell table:style-name="ce7" table:formula="of:=DEC2HEX([.B34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0F" calcext:value-type="string">
            <text:p>0F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15" calcext:value-type="float">
            <text:p>15</text:p>
          </table:table-cell>
          <table:table-cell table:style-name="ce7" table:formula="of:=DEC2BIN([.B35];8)" office:value-type="string" office:string-value="00001111" calcext:value-type="string">
            <text:p>00001111</text:p>
          </table:table-cell>
          <table:table-cell table:style-name="ce7" table:formula="of:=DEC2HEX([.B3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0F" calcext:value-type="string">
            <text:p>0F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15" calcext:value-type="float">
            <text:p>15</text:p>
          </table:table-cell>
          <table:table-cell table:style-name="ce7" table:formula="of:=DEC2BIN([.B36];8)" office:value-type="string" office:string-value="00001111" calcext:value-type="string">
            <text:p>00001111</text:p>
          </table:table-cell>
          <table:table-cell table:style-name="ce7" table:formula="of:=DEC2HEX([.B36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0F" calcext:value-type="string">
            <text:p>0F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15" calcext:value-type="float">
            <text:p>15</text:p>
          </table:table-cell>
          <table:table-cell table:style-name="ce7" table:formula="of:=DEC2BIN([.B37];8)" office:value-type="string" office:string-value="00001111" calcext:value-type="string">
            <text:p>00001111</text:p>
          </table:table-cell>
          <table:table-cell table:style-name="ce7" table:formula="of:=DEC2HEX([.B37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0F" calcext:value-type="string">
            <text:p>0F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15" calcext:value-type="float">
            <text:p>15</text:p>
          </table:table-cell>
          <table:table-cell table:style-name="ce7" table:formula="of:=DEC2BIN([.B38];8)" office:value-type="string" office:string-value="00001111" calcext:value-type="string">
            <text:p>00001111</text:p>
          </table:table-cell>
          <table:table-cell table:style-name="ce7" table:formula="of:=DEC2HEX([.B38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0F" calcext:value-type="string">
            <text:p>0F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15" calcext:value-type="float">
            <text:p>15</text:p>
          </table:table-cell>
          <table:table-cell table:style-name="ce7" table:formula="of:=DEC2BIN([.B39];8)" office:value-type="string" office:string-value="00001111" calcext:value-type="string">
            <text:p>00001111</text:p>
          </table:table-cell>
          <table:table-cell table:style-name="ce7" table:formula="of:=DEC2HEX([.B3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0F" calcext:value-type="string">
            <text:p>0F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15" calcext:value-type="float">
            <text:p>15</text:p>
          </table:table-cell>
          <table:table-cell table:style-name="ce7" table:formula="of:=DEC2BIN([.B40];8)" office:value-type="string" office:string-value="00001111" calcext:value-type="string">
            <text:p>00001111</text:p>
          </table:table-cell>
          <table:table-cell table:style-name="ce7" table:formula="of:=DEC2HEX([.B4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0F" calcext:value-type="string">
            <text:p>0F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15" calcext:value-type="float">
            <text:p>15</text:p>
          </table:table-cell>
          <table:table-cell table:style-name="ce7" table:formula="of:=DEC2BIN([.B41];8)" office:value-type="string" office:string-value="00001111" calcext:value-type="string">
            <text:p>00001111</text:p>
          </table:table-cell>
          <table:table-cell table:style-name="ce7" table:formula="of:=DEC2HEX([.B4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0F" calcext:value-type="string">
            <text:p>0F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15" calcext:value-type="float">
            <text:p>15</text:p>
          </table:table-cell>
          <table:table-cell table:style-name="ce7" table:formula="of:=DEC2BIN([.B42];8)" office:value-type="string" office:string-value="00001111" calcext:value-type="string">
            <text:p>00001111</text:p>
          </table:table-cell>
          <table:table-cell table:style-name="ce7" table:formula="of:=DEC2HEX([.B42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0F" calcext:value-type="string">
            <text:p>0F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15" calcext:value-type="float">
            <text:p>15</text:p>
          </table:table-cell>
          <table:table-cell table:style-name="ce7" table:formula="of:=DEC2BIN([.B43];8)" office:value-type="string" office:string-value="00001111" calcext:value-type="string">
            <text:p>00001111</text:p>
          </table:table-cell>
          <table:table-cell table:style-name="ce7" table:formula="of:=DEC2HEX([.B43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0F" calcext:value-type="string">
            <text:p>0F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15" calcext:value-type="float">
            <text:p>15</text:p>
          </table:table-cell>
          <table:table-cell table:style-name="ce7" table:formula="of:=DEC2BIN([.B44];8)" office:value-type="string" office:string-value="00001111" calcext:value-type="string">
            <text:p>00001111</text:p>
          </table:table-cell>
          <table:table-cell table:style-name="ce7" table:formula="of:=DEC2HEX([.B44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0F" calcext:value-type="string">
            <text:p>0F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15" calcext:value-type="float">
            <text:p>15</text:p>
          </table:table-cell>
          <table:table-cell table:style-name="ce7" table:formula="of:=DEC2BIN([.B45];8)" office:value-type="string" office:string-value="00001111" calcext:value-type="string">
            <text:p>00001111</text:p>
          </table:table-cell>
          <table:table-cell table:style-name="ce7" table:formula="of:=DEC2HEX([.B4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0F" calcext:value-type="string">
            <text:p>0F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15" calcext:value-type="float">
            <text:p>15</text:p>
          </table:table-cell>
          <table:table-cell table:style-name="ce7" table:formula="of:=DEC2BIN([.B46];8)" office:value-type="string" office:string-value="00001111" calcext:value-type="string">
            <text:p>00001111</text:p>
          </table:table-cell>
          <table:table-cell table:style-name="ce7" table:formula="of:=DEC2HEX([.B46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0F" calcext:value-type="string">
            <text:p>0F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15" calcext:value-type="float">
            <text:p>15</text:p>
          </table:table-cell>
          <table:table-cell table:style-name="ce7" table:formula="of:=DEC2BIN([.B47];8)" office:value-type="string" office:string-value="00001111" calcext:value-type="string">
            <text:p>00001111</text:p>
          </table:table-cell>
          <table:table-cell table:style-name="ce7" table:formula="of:=DEC2HEX([.B47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0F" calcext:value-type="string">
            <text:p>0F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15" calcext:value-type="float">
            <text:p>15</text:p>
          </table:table-cell>
          <table:table-cell table:style-name="ce7" table:formula="of:=DEC2BIN([.B48];8)" office:value-type="string" office:string-value="00001111" calcext:value-type="string">
            <text:p>00001111</text:p>
          </table:table-cell>
          <table:table-cell table:style-name="ce7" table:formula="of:=DEC2HEX([.B4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0F" calcext:value-type="string">
            <text:p>0F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15" calcext:value-type="float">
            <text:p>15</text:p>
          </table:table-cell>
          <table:table-cell table:style-name="ce7" table:formula="of:=DEC2BIN([.B49];8)" office:value-type="string" office:string-value="00001111" calcext:value-type="string">
            <text:p>00001111</text:p>
          </table:table-cell>
          <table:table-cell table:style-name="ce7" table:formula="of:=DEC2HEX([.B4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0F" calcext:value-type="string">
            <text:p>0F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15" calcext:value-type="float">
            <text:p>15</text:p>
          </table:table-cell>
          <table:table-cell table:style-name="ce7" table:formula="of:=DEC2BIN([.B50];8)" office:value-type="string" office:string-value="00001111" calcext:value-type="string">
            <text:p>00001111</text:p>
          </table:table-cell>
          <table:table-cell table:style-name="ce7" table:formula="of:=DEC2HEX([.B5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0F" calcext:value-type="string">
            <text:p>0F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15" calcext:value-type="float">
            <text:p>15</text:p>
          </table:table-cell>
          <table:table-cell table:style-name="ce7" table:formula="of:=DEC2BIN([.B51];8)" office:value-type="string" office:string-value="00001111" calcext:value-type="string">
            <text:p>00001111</text:p>
          </table:table-cell>
          <table:table-cell table:style-name="ce7" table:formula="of:=DEC2HEX([.B5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0F" calcext:value-type="string">
            <text:p>0F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10秒タイマー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8a1389Ec39f1E9C0F03E7F15" calcext:value-type="string">
            <text:p>E00:8a1389Ec39f1E9C0F03E7F15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string" calcext:value-type="string">
            <text:p>a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8" calcext:value-type="string">
            <text:p>8</text:p>
          </table:table-cell>
          <table:table-cell table:style-name="ce20" table:formula="of:=IF(OR([.F7]=&quot;jmpf&quot;;[.F7]=&quot;call&quot;);VLOOKUP([.G7];[.$E$7:.$I$96];5;0);IF([.G7]=&quot;&quot;;&quot;&quot;;[.G7]))" office:value-type="string" office:string-value="a" calcext:value-type="string">
            <text:p>a</text:p>
          </table:table-cell>
          <table:table-cell table:style-name="ce21" table:formula="of:=IFNA(COM.MICROSOFT.CONCAT([.L7];[.M7]);&quot;&quot;)" office:value-type="string" office:string-value="8a" calcext:value-type="string">
            <text:p>8a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1" calcext:value-type="string">
            <text:p>1</text:p>
          </table:table-cell>
          <table:table-cell table:style-name="ce20" table:formula="of:=IF(OR([.F8]=&quot;jmpf&quot;;[.F8]=&quot;call&quot;);VLOOKUP([.G8];[.$E$7:.$I$96];5;0);IF([.G8]=&quot;&quot;;&quot;&quot;;[.G8]))">
            <text:p/>
          </table:table-cell>
          <table:table-cell table:style-name="ce21" table:formula="of:=IFNA(COM.MICROSOFT.CONCAT([.L8];[.M8]);&quot;&quot;)" office:value-type="string" office:string-value="1" calcext:value-type="string">
            <text:p>1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Aレジスタ値を数値LEDに表示" calcext:value-type="string">
            <text:p>Aレジスタ値を数値LEDに表示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mnemonic'.$C$3:.$I$31];7;0);0); HEX2DEC([.A9]))" office:value-type="float" office:value="3" calcext:value-type="float">
            <text:p>3</text:p>
          </table:table-cell>
          <table:table-cell table:style-name="ce7" table:formula="of:=DEC2BIN([.B9];8)" office:value-type="string" office:string-value="00000011" calcext:value-type="string">
            <text:p>00000011</text:p>
          </table:table-cell>
          <table:table-cell table:style-name="ce7" table:formula="of:=DEC2HEX([.B9];2)" office:value-type="string" office:string-value="03" calcext:value-type="string">
            <text:p>03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3" calcext:value-type="string">
            <text:p>03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3" calcext:value-type="string">
            <text:p>3</text:p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 office:value-type="string" office:string-value="3" calcext:value-type="string">
            <text:p>3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A⇔Y " calcext:value-type="string">
            <text:p>A⇔Y 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mnemonic'.$C$3:.$I$31];7;0);0); HEX2DEC([.A10]))" office:value-type="float" office:value="4" calcext:value-type="float">
            <text:p>4</text:p>
          </table:table-cell>
          <table:table-cell table:style-name="ce7" table:formula="of:=DEC2BIN([.B10];8)" office:value-type="string" office:string-value="00000100" calcext:value-type="string">
            <text:p>00000100</text:p>
          </table:table-cell>
          <table:table-cell table:style-name="ce7" table:formula="of:=DEC2HEX([.B10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4" calcext:value-type="string">
            <text:p>04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8" calcext:value-type="string">
            <text:p>8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9" calcext:value-type="float">
            <text:p>9</text:p>
          </table:table-cell>
          <table:table-cell table:style-name="ce21" table:formula="of:=IFNA(COM.MICROSOFT.CONCAT([.L10];[.M10]);&quot;&quot;)" office:value-type="string" office:string-value="89" calcext:value-type="string">
            <text:p>89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mnemonic'.$C$3:.$I$31];7;0);0); HEX2DEC([.A11]))" office:value-type="float" office:value="6" calcext:value-type="float">
            <text:p>6</text:p>
          </table:table-cell>
          <table:table-cell table:style-name="ce7" table:formula="of:=DEC2BIN([.B11];8)" office:value-type="string" office:string-value="00000110" calcext:value-type="string">
            <text:p>00000110</text:p>
          </table:table-cell>
          <table:table-cell table:style-name="ce7" table:formula="of:=DEC2HEX([.B11];2)" office:value-type="string" office:string-value="06" calcext:value-type="string">
            <text:p>0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6" calcext:value-type="string">
            <text:p>06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c" calcext:value-type="string">
            <text:p>c</text:p>
          </table:table-cell>
          <table:table-cell table:style-name="ce21" table:formula="of:=IFNA(COM.MICROSOFT.CONCAT([.L11];[.M11]);&quot;&quot;)" office:value-type="string" office:string-value="Ec" calcext:value-type="string">
            <text:p>Ec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mnemonic'.$C$3:.$I$31];7;0);0); HEX2DEC([.A12]))" office:value-type="float" office:value="8" calcext:value-type="float">
            <text:p>8</text:p>
          </table:table-cell>
          <table:table-cell table:style-name="ce7" table:formula="of:=DEC2BIN([.B12];8)" office:value-type="string" office:string-value="00001000" calcext:value-type="string">
            <text:p>00001000</text:p>
          </table:table-cell>
          <table:table-cell table:style-name="ce7" table:formula="of:=DEC2HEX([.B12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8" calcext:value-type="string">
            <text:p>08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3" calcext:value-type="string">
            <text:p>3</text:p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 office:value-type="string" office:string-value="3" calcext:value-type="string">
            <text:p>3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A⇔Y " calcext:value-type="string">
            <text:p>A⇔Y 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mnemonic'.$C$3:.$I$31];7;0);0); HEX2DEC([.A13]))" office:value-type="float" office:value="9" calcext:value-type="float">
            <text:p>9</text:p>
          </table:table-cell>
          <table:table-cell table:style-name="ce7" table:formula="of:=DEC2BIN([.B13];8)" office:value-type="string" office:string-value="00001001" calcext:value-type="string">
            <text:p>00001001</text:p>
          </table:table-cell>
          <table:table-cell table:style-name="ce7" table:formula="of:=DEC2HEX([.B13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9" calcext:value-type="string">
            <text:p>09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9" calcext:value-type="string">
            <text:p>9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f" calcext:value-type="string">
            <text:p>f</text:p>
          </table:table-cell>
          <table:table-cell table:style-name="ce21" table:formula="of:=IFNA(COM.MICROSOFT.CONCAT([.L13];[.M13]);&quot;&quot;)" office:value-type="string" office:string-value="9f" calcext:value-type="string">
            <text:p>9f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mnemonic'.$C$3:.$I$31];7;0);0); HEX2DEC([.A14]))" office:value-type="float" office:value="11" calcext:value-type="float">
            <text:p>11</text:p>
          </table:table-cell>
          <table:table-cell table:style-name="ce7" table:formula="of:=DEC2BIN([.B14];8)" office:value-type="string" office:string-value="00001011" calcext:value-type="string">
            <text:p>00001011</text:p>
          </table:table-cell>
          <table:table-cell table:style-name="ce7" table:formula="of:=DEC2HEX([.B14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0B" calcext:value-type="string">
            <text:p>0B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 office:value-type="string" office:string-value="1" calcext:value-type="string">
            <text:p>1</text:p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 office:value-type="string" office:string-value="1" calcext:value-type="string">
            <text:p>1</text:p>
          </table:table-cell>
          <table:table-cell table:style-name="ce22" table:formula="of:=IFNA(IF([.F14]=&quot;scall&quot;;VLOOKUP([.G14];[$'(DATA)scall'.$B$3:.$D$18];3;0);VLOOKUP([.F14];[$'(DATA)mnemonic'.$C$3:.$J$31];8;0));&quot;&quot;)" office:value-type="string" office:string-value="Aレジスタ値を数値LEDに表示" calcext:value-type="string">
            <text:p>Aレジスタ値を数値LEDに表示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mnemonic'.$C$3:.$I$31];7;0);0); HEX2DEC([.A15]))" office:value-type="float" office:value="12" calcext:value-type="float">
            <text:p>12</text:p>
          </table:table-cell>
          <table:table-cell table:style-name="ce7" table:formula="of:=DEC2BIN([.B15];8)" office:value-type="string" office:string-value="00001100" calcext:value-type="string">
            <text:p>00001100</text:p>
          </table:table-cell>
          <table:table-cell table:style-name="ce7" table:formula="of:=DEC2HEX([.B15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0C" calcext:value-type="string">
            <text:p>0C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 office:value-type="string" office:string-value="E" calcext:value-type="string">
            <text:p>E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9" calcext:value-type="float">
            <text:p>9</text:p>
          </table:table-cell>
          <table:table-cell table:style-name="ce21" table:formula="of:=IFNA(COM.MICROSOFT.CONCAT([.L15];[.M15]);&quot;&quot;)" office:value-type="string" office:string-value="E9" calcext:value-type="string">
            <text:p>E9</text:p>
          </table:table-cell>
          <table:table-cell table:style-name="ce22" table:formula="of:=IFNA(IF([.F15]=&quot;scall&quot;;VLOOKUP([.G15];[$'(DATA)scall'.$B$3:.$D$18];3;0);VLOOKUP([.F15];[$'(DATA)mnemonic'.$C$3:.$J$31];8;0));&quot;&quot;)" office:value-type="string" office:string-value="短い音を鳴らす" calcext:value-type="string">
            <text:p>短い音を鳴らす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mnemonic'.$C$3:.$I$31];7;0);0); HEX2DEC([.A16]))" office:value-type="float" office:value="14" calcext:value-type="float">
            <text:p>14</text:p>
          </table:table-cell>
          <table:table-cell table:style-name="ce7" table:formula="of:=DEC2BIN([.B16];8)" office:value-type="string" office:string-value="00001110" calcext:value-type="string">
            <text:p>00001110</text:p>
          </table:table-cell>
          <table:table-cell table:style-name="ce7" table:formula="of:=DEC2HEX([.B16];2)" office:value-type="string" office:string-value="0E" calcext:value-type="string">
            <text:p>0E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0E" calcext:value-type="string">
            <text:p>0E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 office:value-type="string" office:string-value="C" calcext:value-type="string">
            <text:p>C</text:p>
          </table:table-cell>
          <table:table-cell table:style-name="ce20" table:formula="of:=IF(OR([.F16]=&quot;jmpf&quot;;[.F16]=&quot;call&quot;);VLOOKUP([.G16];[.$E$7:.$I$96];5;0);IF([.G16]=&quot;&quot;;&quot;&quot;;[.G16]))" office:value-type="float" office:value="0" calcext:value-type="float">
            <text:p>0</text:p>
          </table:table-cell>
          <table:table-cell table:style-name="ce21" table:formula="of:=IFNA(COM.MICROSOFT.CONCAT([.L16];[.M16]);&quot;&quot;)" office:value-type="string" office:string-value="C0" calcext:value-type="string">
            <text:p>C0</text:p>
          </table:table-cell>
          <table:table-cell table:style-name="ce22" table:formula="of:=IFNA(IF([.F16]=&quot;scall&quot;;VLOOKUP([.G16];[$'(DATA)scall'.$B$3:.$D$18];3;0);VLOOKUP([.F16];[$'(DATA)mnemonic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mnemonic'.$C$3:.$I$31];7;0);0); HEX2DEC([.A17]))" office:value-type="float" office:value="16" calcext:value-type="float">
            <text:p>16</text:p>
          </table:table-cell>
          <table:table-cell table:style-name="ce7" table:formula="of:=DEC2BIN([.B17];8)" office:value-type="string" office:string-value="00010000" calcext:value-type="string">
            <text:p>00010000</text:p>
          </table:table-cell>
          <table:table-cell table:style-name="ce7" table:formula="of:=DEC2HEX([.B17];2)" office:value-type="string" office:string-value="10" calcext:value-type="string">
            <text:p>10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10" calcext:value-type="string">
            <text:p>10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03" calcext:value-type="string">
            <text:p>03</text:p>
          </table:table-cell>
          <table:table-cell table:style-name="ce21" table:formula="of:=IFNA(COM.MICROSOFT.CONCAT([.L17];[.M17]);&quot;&quot;)" office:value-type="string" office:string-value="F03" calcext:value-type="string">
            <text:p>F03</text:p>
          </table:table-cell>
          <table:table-cell table:style-name="ce22" table:formula="of:=IFNA(IF([.F17]=&quot;scall&quot;;VLOOKUP([.G17];[$'(DATA)scall'.$B$3:.$D$18];3;0);VLOOKUP([.F17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mnemonic'.$C$3:.$I$31];7;0);0); HEX2DEC([.A18]))" office:value-type="float" office:value="19" calcext:value-type="float">
            <text:p>19</text:p>
          </table:table-cell>
          <table:table-cell table:style-name="ce7" table:formula="of:=DEC2BIN([.B18];8)" office:value-type="string" office:string-value="00010011" calcext:value-type="string">
            <text:p>00010011</text:p>
          </table:table-cell>
          <table:table-cell table:style-name="ce7" table:formula="of:=DEC2HEX([.B18];2)" office:value-type="string" office:string-value="13" calcext:value-type="string">
            <text:p>13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13" calcext:value-type="string">
            <text:p>13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 office:value-type="string" office:string-value="E" calcext:value-type="string">
            <text:p>E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7" calcext:value-type="float">
            <text:p>7</text:p>
          </table:table-cell>
          <table:table-cell table:style-name="ce21" table:formula="of:=IFNA(COM.MICROSOFT.CONCAT([.L18];[.M18]);&quot;&quot;)" office:value-type="string" office:string-value="E7" calcext:value-type="string">
            <text:p>E7</text:p>
          </table:table-cell>
          <table:table-cell table:style-name="ce22" table:formula="of:=IFNA(IF([.F18]=&quot;scall&quot;;VLOOKUP([.G18];[$'(DATA)scall'.$B$3:.$D$18];3;0);VLOOKUP([.F18];[$'(DATA)mnemonic'.$C$3:.$J$31];8;0));&quot;&quot;)" office:value-type="string" office:string-value="エンド音を鳴らす" calcext:value-type="string">
            <text:p>エンド音を鳴らす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mnemonic'.$C$3:.$I$31];7;0);0); HEX2DEC([.A19]))" office:value-type="float" office:value="21" calcext:value-type="float">
            <text:p>21</text:p>
          </table:table-cell>
          <table:table-cell table:style-name="ce7" table:formula="of:=DEC2BIN([.B19];8)" office:value-type="string" office:string-value="00010101" calcext:value-type="string">
            <text:p>00010101</text:p>
          </table:table-cell>
          <table:table-cell table:style-name="ce7" table:formula="of:=DEC2HEX([.B19];2)" office:value-type="string" office:string-value="15" calcext:value-type="string">
            <text:p>15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end</text:p>
          </table:table-cell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15" calcext:value-type="string">
            <text:p>15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 office:value-type="string" office:string-value="F" calcext:value-type="string">
            <text:p>F</text:p>
          </table:table-cell>
          <table:table-cell table:style-name="ce20" table:formula="of:=IF(OR([.F19]=&quot;jmpf&quot;;[.F19]=&quot;call&quot;);VLOOKUP([.G19];[.$E$7:.$I$96];5;0);IF([.G19]=&quot;&quot;;&quot;&quot;;[.G19]))" office:value-type="string" office:string-value="15" calcext:value-type="string">
            <text:p>15</text:p>
          </table:table-cell>
          <table:table-cell table:style-name="ce21" table:formula="of:=IFNA(COM.MICROSOFT.CONCAT([.L19];[.M19]);&quot;&quot;)" office:value-type="string" office:string-value="F15" calcext:value-type="string">
            <text:p>F15</text:p>
          </table:table-cell>
          <table:table-cell table:style-name="ce22" table:formula="of:=IFNA(IF([.F19]=&quot;scall&quot;;VLOOKUP([.G19];[$'(DATA)scall'.$B$3:.$D$18];3;0);VLOOKUP([.F19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mnemonic'.$C$3:.$I$31];7;0);0); HEX2DEC([.A20]))" office:value-type="float" office:value="24" calcext:value-type="float">
            <text:p>24</text:p>
          </table:table-cell>
          <table:table-cell table:style-name="ce7" table:formula="of:=DEC2BIN([.B20];8)" office:value-type="string" office:string-value="00011000" calcext:value-type="string">
            <text:p>00011000</text:p>
          </table:table-cell>
          <table:table-cell table:style-name="ce7" table:formula="of:=DEC2HEX([.B20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18" calcext:value-type="string">
            <text:p>18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mnemonic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mnemonic'.$C$3:.$I$31];7;0);0); HEX2DEC([.A21]))" office:value-type="float" office:value="24" calcext:value-type="float">
            <text:p>24</text:p>
          </table:table-cell>
          <table:table-cell table:style-name="ce7" table:formula="of:=DEC2BIN([.B21];8)" office:value-type="string" office:string-value="00011000" calcext:value-type="string">
            <text:p>00011000</text:p>
          </table:table-cell>
          <table:table-cell table:style-name="ce7" table:formula="of:=DEC2HEX([.B2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18" calcext:value-type="string">
            <text:p>18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mnemonic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mnemonic'.$C$3:.$I$31];7;0);0); HEX2DEC([.A22]))" office:value-type="float" office:value="24" calcext:value-type="float">
            <text:p>24</text:p>
          </table:table-cell>
          <table:table-cell table:style-name="ce7" table:formula="of:=DEC2BIN([.B22];8)" office:value-type="string" office:string-value="00011000" calcext:value-type="string">
            <text:p>00011000</text:p>
          </table:table-cell>
          <table:table-cell table:style-name="ce7" table:formula="of:=DEC2HEX([.B22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18" calcext:value-type="string">
            <text:p>18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mnemonic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24" calcext:value-type="float">
            <text:p>24</text:p>
          </table:table-cell>
          <table:table-cell table:style-name="ce7" table:formula="of:=DEC2BIN([.B23];8)" office:value-type="string" office:string-value="00011000" calcext:value-type="string">
            <text:p>00011000</text:p>
          </table:table-cell>
          <table:table-cell table:style-name="ce7" table:formula="of:=DEC2HEX([.B23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18" calcext:value-type="string">
            <text:p>18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24" calcext:value-type="float">
            <text:p>24</text:p>
          </table:table-cell>
          <table:table-cell table:style-name="ce7" table:formula="of:=DEC2BIN([.B24];8)" office:value-type="string" office:string-value="00011000" calcext:value-type="string">
            <text:p>00011000</text:p>
          </table:table-cell>
          <table:table-cell table:style-name="ce7" table:formula="of:=DEC2HEX([.B24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18" calcext:value-type="string">
            <text:p>18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24" calcext:value-type="float">
            <text:p>24</text:p>
          </table:table-cell>
          <table:table-cell table:style-name="ce7" table:formula="of:=DEC2BIN([.B25];8)" office:value-type="string" office:string-value="00011000" calcext:value-type="string">
            <text:p>00011000</text:p>
          </table:table-cell>
          <table:table-cell table:style-name="ce7" table:formula="of:=DEC2HEX([.B2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18" calcext:value-type="string">
            <text:p>18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24" calcext:value-type="float">
            <text:p>24</text:p>
          </table:table-cell>
          <table:table-cell table:style-name="ce7" table:formula="of:=DEC2BIN([.B26];8)" office:value-type="string" office:string-value="00011000" calcext:value-type="string">
            <text:p>00011000</text:p>
          </table:table-cell>
          <table:table-cell table:style-name="ce7" table:formula="of:=DEC2HEX([.B26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18" calcext:value-type="string">
            <text:p>18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24" calcext:value-type="float">
            <text:p>24</text:p>
          </table:table-cell>
          <table:table-cell table:style-name="ce7" table:formula="of:=DEC2BIN([.B27];8)" office:value-type="string" office:string-value="00011000" calcext:value-type="string">
            <text:p>00011000</text:p>
          </table:table-cell>
          <table:table-cell table:style-name="ce7" table:formula="of:=DEC2HEX([.B27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18" calcext:value-type="string">
            <text:p>18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24" calcext:value-type="float">
            <text:p>24</text:p>
          </table:table-cell>
          <table:table-cell table:style-name="ce7" table:formula="of:=DEC2BIN([.B28];8)" office:value-type="string" office:string-value="00011000" calcext:value-type="string">
            <text:p>00011000</text:p>
          </table:table-cell>
          <table:table-cell table:style-name="ce7" table:formula="of:=DEC2HEX([.B28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18" calcext:value-type="string">
            <text:p>18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24" calcext:value-type="float">
            <text:p>24</text:p>
          </table:table-cell>
          <table:table-cell table:style-name="ce7" table:formula="of:=DEC2BIN([.B29];8)" office:value-type="string" office:string-value="00011000" calcext:value-type="string">
            <text:p>00011000</text:p>
          </table:table-cell>
          <table:table-cell table:style-name="ce7" table:formula="of:=DEC2HEX([.B2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18" calcext:value-type="string">
            <text:p>18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24" calcext:value-type="float">
            <text:p>24</text:p>
          </table:table-cell>
          <table:table-cell table:style-name="ce7" table:formula="of:=DEC2BIN([.B30];8)" office:value-type="string" office:string-value="00011000" calcext:value-type="string">
            <text:p>00011000</text:p>
          </table:table-cell>
          <table:table-cell table:style-name="ce7" table:formula="of:=DEC2HEX([.B3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18" calcext:value-type="string">
            <text:p>18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24" calcext:value-type="float">
            <text:p>24</text:p>
          </table:table-cell>
          <table:table-cell table:style-name="ce7" table:formula="of:=DEC2BIN([.B31];8)" office:value-type="string" office:string-value="00011000" calcext:value-type="string">
            <text:p>00011000</text:p>
          </table:table-cell>
          <table:table-cell table:style-name="ce7" table:formula="of:=DEC2HEX([.B3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18" calcext:value-type="string">
            <text:p>18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24" calcext:value-type="float">
            <text:p>24</text:p>
          </table:table-cell>
          <table:table-cell table:style-name="ce7" table:formula="of:=DEC2BIN([.B32];8)" office:value-type="string" office:string-value="00011000" calcext:value-type="string">
            <text:p>00011000</text:p>
          </table:table-cell>
          <table:table-cell table:style-name="ce7" table:formula="of:=DEC2HEX([.B32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18" calcext:value-type="string">
            <text:p>18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24" calcext:value-type="float">
            <text:p>24</text:p>
          </table:table-cell>
          <table:table-cell table:style-name="ce7" table:formula="of:=DEC2BIN([.B33];8)" office:value-type="string" office:string-value="00011000" calcext:value-type="string">
            <text:p>00011000</text:p>
          </table:table-cell>
          <table:table-cell table:style-name="ce7" table:formula="of:=DEC2HEX([.B33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18" calcext:value-type="string">
            <text:p>18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24" calcext:value-type="float">
            <text:p>24</text:p>
          </table:table-cell>
          <table:table-cell table:style-name="ce7" table:formula="of:=DEC2BIN([.B34];8)" office:value-type="string" office:string-value="00011000" calcext:value-type="string">
            <text:p>00011000</text:p>
          </table:table-cell>
          <table:table-cell table:style-name="ce7" table:formula="of:=DEC2HEX([.B34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18" calcext:value-type="string">
            <text:p>18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24" calcext:value-type="float">
            <text:p>24</text:p>
          </table:table-cell>
          <table:table-cell table:style-name="ce7" table:formula="of:=DEC2BIN([.B35];8)" office:value-type="string" office:string-value="00011000" calcext:value-type="string">
            <text:p>00011000</text:p>
          </table:table-cell>
          <table:table-cell table:style-name="ce7" table:formula="of:=DEC2HEX([.B3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18" calcext:value-type="string">
            <text:p>18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24" calcext:value-type="float">
            <text:p>24</text:p>
          </table:table-cell>
          <table:table-cell table:style-name="ce7" table:formula="of:=DEC2BIN([.B36];8)" office:value-type="string" office:string-value="00011000" calcext:value-type="string">
            <text:p>00011000</text:p>
          </table:table-cell>
          <table:table-cell table:style-name="ce7" table:formula="of:=DEC2HEX([.B36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18" calcext:value-type="string">
            <text:p>18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24" calcext:value-type="float">
            <text:p>24</text:p>
          </table:table-cell>
          <table:table-cell table:style-name="ce7" table:formula="of:=DEC2BIN([.B37];8)" office:value-type="string" office:string-value="00011000" calcext:value-type="string">
            <text:p>00011000</text:p>
          </table:table-cell>
          <table:table-cell table:style-name="ce7" table:formula="of:=DEC2HEX([.B37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18" calcext:value-type="string">
            <text:p>18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24" calcext:value-type="float">
            <text:p>24</text:p>
          </table:table-cell>
          <table:table-cell table:style-name="ce7" table:formula="of:=DEC2BIN([.B38];8)" office:value-type="string" office:string-value="00011000" calcext:value-type="string">
            <text:p>00011000</text:p>
          </table:table-cell>
          <table:table-cell table:style-name="ce7" table:formula="of:=DEC2HEX([.B38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18" calcext:value-type="string">
            <text:p>18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24" calcext:value-type="float">
            <text:p>24</text:p>
          </table:table-cell>
          <table:table-cell table:style-name="ce7" table:formula="of:=DEC2BIN([.B39];8)" office:value-type="string" office:string-value="00011000" calcext:value-type="string">
            <text:p>00011000</text:p>
          </table:table-cell>
          <table:table-cell table:style-name="ce7" table:formula="of:=DEC2HEX([.B3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18" calcext:value-type="string">
            <text:p>18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24" calcext:value-type="float">
            <text:p>24</text:p>
          </table:table-cell>
          <table:table-cell table:style-name="ce7" table:formula="of:=DEC2BIN([.B40];8)" office:value-type="string" office:string-value="00011000" calcext:value-type="string">
            <text:p>00011000</text:p>
          </table:table-cell>
          <table:table-cell table:style-name="ce7" table:formula="of:=DEC2HEX([.B4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18" calcext:value-type="string">
            <text:p>18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24" calcext:value-type="float">
            <text:p>24</text:p>
          </table:table-cell>
          <table:table-cell table:style-name="ce7" table:formula="of:=DEC2BIN([.B41];8)" office:value-type="string" office:string-value="00011000" calcext:value-type="string">
            <text:p>00011000</text:p>
          </table:table-cell>
          <table:table-cell table:style-name="ce7" table:formula="of:=DEC2HEX([.B4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18" calcext:value-type="string">
            <text:p>18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24" calcext:value-type="float">
            <text:p>24</text:p>
          </table:table-cell>
          <table:table-cell table:style-name="ce7" table:formula="of:=DEC2BIN([.B42];8)" office:value-type="string" office:string-value="00011000" calcext:value-type="string">
            <text:p>00011000</text:p>
          </table:table-cell>
          <table:table-cell table:style-name="ce7" table:formula="of:=DEC2HEX([.B42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18" calcext:value-type="string">
            <text:p>18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24" calcext:value-type="float">
            <text:p>24</text:p>
          </table:table-cell>
          <table:table-cell table:style-name="ce7" table:formula="of:=DEC2BIN([.B43];8)" office:value-type="string" office:string-value="00011000" calcext:value-type="string">
            <text:p>00011000</text:p>
          </table:table-cell>
          <table:table-cell table:style-name="ce7" table:formula="of:=DEC2HEX([.B43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18" calcext:value-type="string">
            <text:p>18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24" calcext:value-type="float">
            <text:p>24</text:p>
          </table:table-cell>
          <table:table-cell table:style-name="ce7" table:formula="of:=DEC2BIN([.B44];8)" office:value-type="string" office:string-value="00011000" calcext:value-type="string">
            <text:p>00011000</text:p>
          </table:table-cell>
          <table:table-cell table:style-name="ce7" table:formula="of:=DEC2HEX([.B44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18" calcext:value-type="string">
            <text:p>18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24" calcext:value-type="float">
            <text:p>24</text:p>
          </table:table-cell>
          <table:table-cell table:style-name="ce7" table:formula="of:=DEC2BIN([.B45];8)" office:value-type="string" office:string-value="00011000" calcext:value-type="string">
            <text:p>00011000</text:p>
          </table:table-cell>
          <table:table-cell table:style-name="ce7" table:formula="of:=DEC2HEX([.B4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18" calcext:value-type="string">
            <text:p>18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24" calcext:value-type="float">
            <text:p>24</text:p>
          </table:table-cell>
          <table:table-cell table:style-name="ce7" table:formula="of:=DEC2BIN([.B46];8)" office:value-type="string" office:string-value="00011000" calcext:value-type="string">
            <text:p>00011000</text:p>
          </table:table-cell>
          <table:table-cell table:style-name="ce7" table:formula="of:=DEC2HEX([.B46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18" calcext:value-type="string">
            <text:p>18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24" calcext:value-type="float">
            <text:p>24</text:p>
          </table:table-cell>
          <table:table-cell table:style-name="ce7" table:formula="of:=DEC2BIN([.B47];8)" office:value-type="string" office:string-value="00011000" calcext:value-type="string">
            <text:p>00011000</text:p>
          </table:table-cell>
          <table:table-cell table:style-name="ce7" table:formula="of:=DEC2HEX([.B47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18" calcext:value-type="string">
            <text:p>18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24" calcext:value-type="float">
            <text:p>24</text:p>
          </table:table-cell>
          <table:table-cell table:style-name="ce7" table:formula="of:=DEC2BIN([.B48];8)" office:value-type="string" office:string-value="00011000" calcext:value-type="string">
            <text:p>00011000</text:p>
          </table:table-cell>
          <table:table-cell table:style-name="ce7" table:formula="of:=DEC2HEX([.B48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18" calcext:value-type="string">
            <text:p>18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24" calcext:value-type="float">
            <text:p>24</text:p>
          </table:table-cell>
          <table:table-cell table:style-name="ce7" table:formula="of:=DEC2BIN([.B49];8)" office:value-type="string" office:string-value="00011000" calcext:value-type="string">
            <text:p>00011000</text:p>
          </table:table-cell>
          <table:table-cell table:style-name="ce7" table:formula="of:=DEC2HEX([.B4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18" calcext:value-type="string">
            <text:p>18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24" calcext:value-type="float">
            <text:p>24</text:p>
          </table:table-cell>
          <table:table-cell table:style-name="ce7" table:formula="of:=DEC2BIN([.B50];8)" office:value-type="string" office:string-value="00011000" calcext:value-type="string">
            <text:p>00011000</text:p>
          </table:table-cell>
          <table:table-cell table:style-name="ce7" table:formula="of:=DEC2HEX([.B5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18" calcext:value-type="string">
            <text:p>18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24" calcext:value-type="float">
            <text:p>24</text:p>
          </table:table-cell>
          <table:table-cell table:style-name="ce7" table:formula="of:=DEC2BIN([.B51];8)" office:value-type="string" office:string-value="00011000" calcext:value-type="string">
            <text:p>00011000</text:p>
          </table:table-cell>
          <table:table-cell table:style-name="ce7" table:formula="of:=DEC2HEX([.B5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18" calcext:value-type="string">
            <text:p>18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ナイトライダー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0F601FB1D7F02A6BfF601FD1F10F00E180EcE2F61" calcext:value-type="string">
            <text:p>E00:A0F601FB1D7F02A6BfF601FD1F10F00E180EcE2F61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A0" calcext:value-type="string">
            <text:p>A0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 office:value-type="string" calcext:value-type="string">
            <text:p>incLoop</text:p>
          </table:table-cell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ledOnOff</text:p>
          </table:table-cell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F60" calcext:value-type="string">
            <text:p>F60</text:p>
          </table:table-cell>
          <table:table-cell table:style-name="ce20" table:formula="of:=IF(OR([.F8]=&quot;jmpf&quot;;[.F8]=&quot;call&quot;);VLOOKUP([.G8];[.$E$7:.$I$96];5;0);IF([.G8]=&quot;&quot;;&quot;&quot;;[.G8]))" office:value-type="string" office:string-value="1F" calcext:value-type="string">
            <text:p>1F</text:p>
          </table:table-cell>
          <table:table-cell table:style-name="ce21" table:formula="of:=IFNA(COM.MICROSOFT.CONCAT([.L8];[.M8]);&quot;&quot;)" office:value-type="string" office:string-value="F601F" calcext:value-type="string">
            <text:p>F601F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mnemonic'.$C$3:.$I$31];7;0);0); HEX2DEC([.A9]))" office:value-type="float" office:value="7" calcext:value-type="float">
            <text:p>7</text:p>
          </table:table-cell>
          <table:table-cell table:style-name="ce7" table:formula="of:=DEC2BIN([.B9];8)" office:value-type="string" office:string-value="00000111" calcext:value-type="string">
            <text:p>00000111</text:p>
          </table:table-cell>
          <table:table-cell table:style-name="ce7" table:formula="of:=DEC2HEX([.B9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ad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7" calcext:value-type="string">
            <text:p>07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B" calcext:value-type="string">
            <text:p>B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1" calcext:value-type="float">
            <text:p>1</text:p>
          </table:table-cell>
          <table:table-cell table:style-name="ce21" table:formula="of:=IFNA(COM.MICROSOFT.CONCAT([.L9];[.M9]);&quot;&quot;)" office:value-type="string" office:string-value="B1" calcext:value-type="string">
            <text:p>B1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Yレジスタにオペランド値を足す(桁上がり時、実行FLG=1)" calcext:value-type="string">
            <text:p>Yレジスタにオペランド値を足す(桁上がり時、実行FLG=1)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mnemonic'.$C$3:.$I$31];7;0);0); HEX2DEC([.A10]))" office:value-type="float" office:value="9" calcext:value-type="float">
            <text:p>9</text:p>
          </table:table-cell>
          <table:table-cell table:style-name="ce7" table:formula="of:=DEC2BIN([.B10];8)" office:value-type="string" office:string-value="00001001" calcext:value-type="string">
            <text:p>00001001</text:p>
          </table:table-cell>
          <table:table-cell table:style-name="ce7" table:formula="of:=DEC2HEX([.B10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cpyi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9" calcext:value-type="string">
            <text:p>09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D" calcext:value-type="string">
            <text:p>D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7" calcext:value-type="float">
            <text:p>7</text:p>
          </table:table-cell>
          <table:table-cell table:style-name="ce21" table:formula="of:=IFNA(COM.MICROSOFT.CONCAT([.L10];[.M10]);&quot;&quot;)" office:value-type="string" office:string-value="D7" calcext:value-type="string">
            <text:p>D7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Yレジスタ値 ＝ オペランド値の場合、実行FLG=0" calcext:value-type="string">
            <text:p>Yレジスタ値 ＝ オペランド値の場合、実行FLG=0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mnemonic'.$C$3:.$I$31];7;0);0); HEX2DEC([.A11]))" office:value-type="float" office:value="11" calcext:value-type="float">
            <text:p>11</text:p>
          </table:table-cell>
          <table:table-cell table:style-name="ce7" table:formula="of:=DEC2BIN([.B11];8)" office:value-type="string" office:string-value="00001011" calcext:value-type="string">
            <text:p>00001011</text:p>
          </table:table-cell>
          <table:table-cell table:style-name="ce7" table:formula="of:=DEC2HEX([.B11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incLoop</text:p>
          </table:table-cell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B" calcext:value-type="string">
            <text:p>0B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F" calcext:value-type="string">
            <text:p>F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02" calcext:value-type="string">
            <text:p>02</text:p>
          </table:table-cell>
          <table:table-cell table:style-name="ce21" table:formula="of:=IFNA(COM.MICROSOFT.CONCAT([.L11];[.M11]);&quot;&quot;)" office:value-type="string" office:string-value="F02" calcext:value-type="string">
            <text:p>F02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mnemonic'.$C$3:.$I$31];7;0);0); HEX2DEC([.A12]))" office:value-type="float" office:value="14" calcext:value-type="float">
            <text:p>14</text:p>
          </table:table-cell>
          <table:table-cell table:style-name="ce7" table:formula="of:=DEC2BIN([.B12];8)" office:value-type="string" office:string-value="00001110" calcext:value-type="string">
            <text:p>00001110</text:p>
          </table:table-cell>
          <table:table-cell table:style-name="ce7" table:formula="of:=DEC2HEX([.B12];2)" office:value-type="string" office:string-value="0E" calcext:value-type="string">
            <text:p>0E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6" calcext:value-type="float">
            <text:p>6</text:p>
          </table:table-cell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E" calcext:value-type="string">
            <text:p>0E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A" calcext:value-type="string">
            <text:p>A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6" calcext:value-type="float">
            <text:p>6</text:p>
          </table:table-cell>
          <table:table-cell table:style-name="ce21" table:formula="of:=IFNA(COM.MICROSOFT.CONCAT([.L12];[.M12]);&quot;&quot;)" office:value-type="string" office:string-value="A6" calcext:value-type="string">
            <text:p>A6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mnemonic'.$C$3:.$I$31];7;0);0); HEX2DEC([.A13]))" office:value-type="float" office:value="16" calcext:value-type="float">
            <text:p>16</text:p>
          </table:table-cell>
          <table:table-cell table:style-name="ce7" table:formula="of:=DEC2BIN([.B13];8)" office:value-type="string" office:string-value="00010000" calcext:value-type="string">
            <text:p>00010000</text:p>
          </table:table-cell>
          <table:table-cell table:style-name="ce7" table:formula="of:=DEC2HEX([.B13];2)" office:value-type="string" office:string-value="10" calcext:value-type="string">
            <text:p>10</text:p>
          </table:table-cell>
          <table:table-cell table:style-name="ce10" office:value-type="string" calcext:value-type="string">
            <text:p>decLoop</text:p>
          </table:table-cell>
          <table:table-cell table:style-name="ce10" office:value-type="string" calcext:value-type="string">
            <text:p>ad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10" calcext:value-type="string">
            <text:p>10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B" calcext:value-type="string">
            <text:p>B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f" calcext:value-type="string">
            <text:p>f</text:p>
          </table:table-cell>
          <table:table-cell table:style-name="ce21" table:formula="of:=IFNA(COM.MICROSOFT.CONCAT([.L13];[.M13]);&quot;&quot;)" office:value-type="string" office:string-value="Bf" calcext:value-type="string">
            <text:p>Bf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Yレジスタにオペランド値を足す(桁上がり時、実行FLG=1)" calcext:value-type="string">
            <text:p>Yレジスタにオペランド値を足す(桁上がり時、実行FLG=1)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mnemonic'.$C$3:.$I$31];7;0);0); HEX2DEC([.A14]))" office:value-type="float" office:value="18" calcext:value-type="float">
            <text:p>18</text:p>
          </table:table-cell>
          <table:table-cell table:style-name="ce7" table:formula="of:=DEC2BIN([.B14];8)" office:value-type="string" office:string-value="00010010" calcext:value-type="string">
            <text:p>00010010</text:p>
          </table:table-cell>
          <table:table-cell table:style-name="ce7" table:formula="of:=DEC2HEX([.B14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ledOnOff</text:p>
          </table:table-cell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12" calcext:value-type="string">
            <text:p>12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 office:value-type="string" office:string-value="F60" calcext:value-type="string">
            <text:p>F60</text:p>
          </table:table-cell>
          <table:table-cell table:style-name="ce20" table:formula="of:=IF(OR([.F14]=&quot;jmpf&quot;;[.F14]=&quot;call&quot;);VLOOKUP([.G14];[.$E$7:.$I$96];5;0);IF([.G14]=&quot;&quot;;&quot;&quot;;[.G14]))" office:value-type="string" office:string-value="1F" calcext:value-type="string">
            <text:p>1F</text:p>
          </table:table-cell>
          <table:table-cell table:style-name="ce21" table:formula="of:=IFNA(COM.MICROSOFT.CONCAT([.L14];[.M14]);&quot;&quot;)" office:value-type="string" office:string-value="F601F" calcext:value-type="string">
            <text:p>F601F</text:p>
          </table:table-cell>
          <table:table-cell table:style-name="ce22" table:formula="of:=IFNA(IF([.F14]=&quot;scall&quot;;VLOOKUP([.G14];[$'(DATA)scall'.$B$3:.$D$18];3;0);VLOOKUP([.F14];[$'(DATA)mnemonic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mnemonic'.$C$3:.$I$31];7;0);0); HEX2DEC([.A15]))" office:value-type="float" office:value="23" calcext:value-type="float">
            <text:p>23</text:p>
          </table:table-cell>
          <table:table-cell table:style-name="ce7" table:formula="of:=DEC2BIN([.B15];8)" office:value-type="string" office:string-value="00010111" calcext:value-type="string">
            <text:p>00010111</text:p>
          </table:table-cell>
          <table:table-cell table:style-name="ce7" table:formula="of:=DEC2HEX([.B15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cp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17" calcext:value-type="string">
            <text:p>17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 office:value-type="string" office:string-value="D" calcext:value-type="string">
            <text:p>D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1" calcext:value-type="float">
            <text:p>1</text:p>
          </table:table-cell>
          <table:table-cell table:style-name="ce21" table:formula="of:=IFNA(COM.MICROSOFT.CONCAT([.L15];[.M15]);&quot;&quot;)" office:value-type="string" office:string-value="D1" calcext:value-type="string">
            <text:p>D1</text:p>
          </table:table-cell>
          <table:table-cell table:style-name="ce22" table:formula="of:=IFNA(IF([.F15]=&quot;scall&quot;;VLOOKUP([.G15];[$'(DATA)scall'.$B$3:.$D$18];3;0);VLOOKUP([.F15];[$'(DATA)mnemonic'.$C$3:.$J$31];8;0));&quot;&quot;)" office:value-type="string" office:string-value="Yレジスタ値 ＝ オペランド値の場合、実行FLG=0" calcext:value-type="string">
            <text:p>Yレジスタ値 ＝ オペランド値の場合、実行FLG=0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mnemonic'.$C$3:.$I$31];7;0);0); HEX2DEC([.A16]))" office:value-type="float" office:value="25" calcext:value-type="float">
            <text:p>25</text:p>
          </table:table-cell>
          <table:table-cell table:style-name="ce7" table:formula="of:=DEC2BIN([.B16];8)" office:value-type="string" office:string-value="00011001" calcext:value-type="string">
            <text:p>00011001</text:p>
          </table:table-cell>
          <table:table-cell table:style-name="ce7" table:formula="of:=DEC2HEX([.B16];2)" office:value-type="string" office:string-value="19" calcext:value-type="string">
            <text:p>19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decLoop</text:p>
          </table:table-cell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19" calcext:value-type="string">
            <text:p>19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10" calcext:value-type="string">
            <text:p>10</text:p>
          </table:table-cell>
          <table:table-cell table:style-name="ce21" table:formula="of:=IFNA(COM.MICROSOFT.CONCAT([.L16];[.M16]);&quot;&quot;)" office:value-type="string" office:string-value="F10" calcext:value-type="string">
            <text:p>F10</text:p>
          </table:table-cell>
          <table:table-cell table:style-name="ce22" table:formula="of:=IFNA(IF([.F16]=&quot;scall&quot;;VLOOKUP([.G16];[$'(DATA)scall'.$B$3:.$D$18];3;0);VLOOKUP([.F16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mnemonic'.$C$3:.$I$31];7;0);0); HEX2DEC([.A17]))" office:value-type="float" office:value="28" calcext:value-type="float">
            <text:p>28</text:p>
          </table:table-cell>
          <table:table-cell table:style-name="ce7" table:formula="of:=DEC2BIN([.B17];8)" office:value-type="string" office:string-value="00011100" calcext:value-type="string">
            <text:p>00011100</text:p>
          </table:table-cell>
          <table:table-cell table:style-name="ce7" table:formula="of:=DEC2HEX([.B17];2)" office:value-type="string" office:string-value="1C" calcext:value-type="string">
            <text:p>1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start</text:p>
          </table:table-cell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1C" calcext:value-type="string">
            <text:p>1C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00" calcext:value-type="string">
            <text:p>00</text:p>
          </table:table-cell>
          <table:table-cell table:style-name="ce21" table:formula="of:=IFNA(COM.MICROSOFT.CONCAT([.L17];[.M17]);&quot;&quot;)" office:value-type="string" office:string-value="F00" calcext:value-type="string">
            <text:p>F00</text:p>
          </table:table-cell>
          <table:table-cell table:style-name="ce22" table:formula="of:=IFNA(IF([.F17]=&quot;scall&quot;;VLOOKUP([.G17];[$'(DATA)scall'.$B$3:.$D$18];3;0);VLOOKUP([.F17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8]=&quot;&quot;; [.B17]+IFNA(VLOOKUP([.F17];[$'(DATA)mnemonic'.$C$3:.$I$31];7;0);0); HEX2DEC([.A18]))" office:value-type="float" office:value="31" calcext:value-type="float">
            <text:p>31</text:p>
          </table:table-cell>
          <table:table-cell table:style-name="ce7" table:formula="of:=DEC2BIN([.B18];8)" office:value-type="string" office:string-value="00011111" calcext:value-type="string">
            <text:p>00011111</text:p>
          </table:table-cell>
          <table:table-cell table:style-name="ce7" table:formula="of:=DEC2HEX([.B18];2)" office:value-type="string" office:string-value="1F" calcext:value-type="string">
            <text:p>1F</text:p>
          </table:table-cell>
          <table:table-cell table:style-name="ce14" office:value-type="string" calcext:value-type="string">
            <text:p>ledOnOff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1F" calcext:value-type="string">
            <text:p>1F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 office:value-type="string" office:string-value="E" calcext:value-type="string">
            <text:p>E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1" calcext:value-type="float">
            <text:p>1</text:p>
          </table:table-cell>
          <table:table-cell table:style-name="ce21" table:formula="of:=IFNA(COM.MICROSOFT.CONCAT([.L18];[.M18]);&quot;&quot;)" office:value-type="string" office:string-value="E1" calcext:value-type="string">
            <text:p>E1</text:p>
          </table:table-cell>
          <table:table-cell table:style-name="ce22" table:formula="of:=IFNA(IF([.F18]=&quot;scall&quot;;VLOOKUP([.G18];[$'(DATA)scall'.$B$3:.$D$18];3;0);VLOOKUP([.F18];[$'(DATA)mnemonic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mnemonic'.$C$3:.$I$31];7;0);0); HEX2DEC([.A19]))" office:value-type="float" office:value="33" calcext:value-type="float">
            <text:p>33</text:p>
          </table:table-cell>
          <table:table-cell table:style-name="ce7" table:formula="of:=DEC2BIN([.B19];8)" office:value-type="string" office:string-value="00100001" calcext:value-type="string">
            <text:p>00100001</text:p>
          </table:table-cell>
          <table:table-cell table:style-name="ce7" table:formula="of:=DEC2HEX([.B19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21" calcext:value-type="string">
            <text:p>21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 office:value-type="string" office:string-value="8" calcext:value-type="string">
            <text:p>8</text:p>
          </table:table-cell>
          <table:table-cell table:style-name="ce20" table:formula="of:=IF(OR([.F19]=&quot;jmpf&quot;;[.F19]=&quot;call&quot;);VLOOKUP([.G19];[.$E$7:.$I$96];5;0);IF([.G19]=&quot;&quot;;&quot;&quot;;[.G19]))" office:value-type="float" office:value="0" calcext:value-type="float">
            <text:p>0</text:p>
          </table:table-cell>
          <table:table-cell table:style-name="ce21" table:formula="of:=IFNA(COM.MICROSOFT.CONCAT([.L19];[.M19]);&quot;&quot;)" office:value-type="string" office:string-value="80" calcext:value-type="string">
            <text:p>80</text:p>
          </table:table-cell>
          <table:table-cell table:style-name="ce22" table:formula="of:=IFNA(IF([.F19]=&quot;scall&quot;;VLOOKUP([.G19];[$'(DATA)scall'.$B$3:.$D$18];3;0);VLOOKUP([.F19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0]=&quot;&quot;; [.B19]+IFNA(VLOOKUP([.F19];[$'(DATA)mnemonic'.$C$3:.$I$31];7;0);0); HEX2DEC([.A20]))" office:value-type="float" office:value="35" calcext:value-type="float">
            <text:p>35</text:p>
          </table:table-cell>
          <table:table-cell table:style-name="ce7" table:formula="of:=DEC2BIN([.B20];8)" office:value-type="string" office:string-value="00100011" calcext:value-type="string">
            <text:p>00100011</text:p>
          </table:table-cell>
          <table:table-cell table:style-name="ce7" table:formula="of:=DEC2HEX([.B20];2)" office:value-type="string" office:string-value="23" calcext:value-type="string">
            <text:p>23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23" calcext:value-type="string">
            <text:p>23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 office:value-type="string" office:string-value="E" calcext:value-type="string">
            <text:p>E</text:p>
          </table:table-cell>
          <table:table-cell table:style-name="ce20" table:formula="of:=IF(OR([.F20]=&quot;jmpf&quot;;[.F20]=&quot;call&quot;);VLOOKUP([.G20];[.$E$7:.$I$96];5;0);IF([.G20]=&quot;&quot;;&quot;&quot;;[.G20]))" office:value-type="string" office:string-value="c" calcext:value-type="string">
            <text:p>c</text:p>
          </table:table-cell>
          <table:table-cell table:style-name="ce21" table:formula="of:=IFNA(COM.MICROSOFT.CONCAT([.L20];[.M20]);&quot;&quot;)" office:value-type="string" office:string-value="Ec" calcext:value-type="string">
            <text:p>Ec</text:p>
          </table:table-cell>
          <table:table-cell table:style-name="ce22" table:formula="of:=IFNA(IF([.F20]=&quot;scall&quot;;VLOOKUP([.G20];[$'(DATA)scall'.$B$3:.$D$18];3;0);VLOOKUP([.F20];[$'(DATA)mnemonic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1]=&quot;&quot;; [.B20]+IFNA(VLOOKUP([.F20];[$'(DATA)mnemonic'.$C$3:.$I$31];7;0);0); HEX2DEC([.A21]))" office:value-type="float" office:value="37" calcext:value-type="float">
            <text:p>37</text:p>
          </table:table-cell>
          <table:table-cell table:style-name="ce7" table:formula="of:=DEC2BIN([.B21];8)" office:value-type="string" office:string-value="00100101" calcext:value-type="string">
            <text:p>00100101</text:p>
          </table:table-cell>
          <table:table-cell table:style-name="ce7" table:formula="of:=DEC2HEX([.B21];2)" office:value-type="string" office:string-value="25" calcext:value-type="string">
            <text:p>25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25" calcext:value-type="string">
            <text:p>25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 office:value-type="string" office:string-value="E" calcext:value-type="string">
            <text:p>E</text:p>
          </table:table-cell>
          <table:table-cell table:style-name="ce20" table:formula="of:=IF(OR([.F21]=&quot;jmpf&quot;;[.F21]=&quot;call&quot;);VLOOKUP([.G21];[.$E$7:.$I$96];5;0);IF([.G21]=&quot;&quot;;&quot;&quot;;[.G21]))" office:value-type="float" office:value="2" calcext:value-type="float">
            <text:p>2</text:p>
          </table:table-cell>
          <table:table-cell table:style-name="ce21" table:formula="of:=IFNA(COM.MICROSOFT.CONCAT([.L21];[.M21]);&quot;&quot;)" office:value-type="string" office:string-value="E2" calcext:value-type="string">
            <text:p>E2</text:p>
          </table:table-cell>
          <table:table-cell table:style-name="ce22" table:formula="of:=IFNA(IF([.F21]=&quot;scall&quot;;VLOOKUP([.G21];[$'(DATA)scall'.$B$3:.$D$18];3;0);VLOOKUP([.F21];[$'(DATA)mnemonic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2]=&quot;&quot;; [.B21]+IFNA(VLOOKUP([.F21];[$'(DATA)mnemonic'.$C$3:.$I$31];7;0);0); HEX2DEC([.A22]))" office:value-type="float" office:value="39" calcext:value-type="float">
            <text:p>39</text:p>
          </table:table-cell>
          <table:table-cell table:style-name="ce7" table:formula="of:=DEC2BIN([.B22];8)" office:value-type="string" office:string-value="00100111" calcext:value-type="string">
            <text:p>00100111</text:p>
          </table:table-cell>
          <table:table-cell table:style-name="ce7" table:formula="of:=DEC2HEX([.B22];2)" office:value-type="string" office:string-value="27" calcext:value-type="string">
            <text:p>27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27" calcext:value-type="string">
            <text:p>27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 office:value-type="string" office:string-value="F61" calcext:value-type="string">
            <text:p>F61</text:p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 office:value-type="string" office:string-value="F61" calcext:value-type="string">
            <text:p>F61</text:p>
          </table:table-cell>
          <table:table-cell table:style-name="ce22" table:formula="of:=IFNA(IF([.F22]=&quot;scall&quot;;VLOOKUP([.G22];[$'(DATA)scall'.$B$3:.$D$18];3;0);VLOOKUP([.F22];[$'(DATA)mnemonic'.$C$3:.$J$31];8;0));&quot;&quot;)" office:value-type="string" office:string-value="call元番地に戻る" calcext:value-type="string">
            <text:p>call元番地に戻る</text:p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42" calcext:value-type="float">
            <text:p>42</text:p>
          </table:table-cell>
          <table:table-cell table:style-name="ce7" table:formula="of:=DEC2BIN([.B23];8)" office:value-type="string" office:string-value="00101010" calcext:value-type="string">
            <text:p>00101010</text:p>
          </table:table-cell>
          <table:table-cell table:style-name="ce7" table:formula="of:=DEC2HEX([.B23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2A" calcext:value-type="string">
            <text:p>2A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42" calcext:value-type="float">
            <text:p>42</text:p>
          </table:table-cell>
          <table:table-cell table:style-name="ce7" table:formula="of:=DEC2BIN([.B24];8)" office:value-type="string" office:string-value="00101010" calcext:value-type="string">
            <text:p>00101010</text:p>
          </table:table-cell>
          <table:table-cell table:style-name="ce7" table:formula="of:=DEC2HEX([.B24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2A" calcext:value-type="string">
            <text:p>2A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42" calcext:value-type="float">
            <text:p>42</text:p>
          </table:table-cell>
          <table:table-cell table:style-name="ce7" table:formula="of:=DEC2BIN([.B25];8)" office:value-type="string" office:string-value="00101010" calcext:value-type="string">
            <text:p>00101010</text:p>
          </table:table-cell>
          <table:table-cell table:style-name="ce7" table:formula="of:=DEC2HEX([.B2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2A" calcext:value-type="string">
            <text:p>2A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42" calcext:value-type="float">
            <text:p>42</text:p>
          </table:table-cell>
          <table:table-cell table:style-name="ce7" table:formula="of:=DEC2BIN([.B26];8)" office:value-type="string" office:string-value="00101010" calcext:value-type="string">
            <text:p>00101010</text:p>
          </table:table-cell>
          <table:table-cell table:style-name="ce7" table:formula="of:=DEC2HEX([.B26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2A" calcext:value-type="string">
            <text:p>2A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42" calcext:value-type="float">
            <text:p>42</text:p>
          </table:table-cell>
          <table:table-cell table:style-name="ce7" table:formula="of:=DEC2BIN([.B27];8)" office:value-type="string" office:string-value="00101010" calcext:value-type="string">
            <text:p>00101010</text:p>
          </table:table-cell>
          <table:table-cell table:style-name="ce7" table:formula="of:=DEC2HEX([.B27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2A" calcext:value-type="string">
            <text:p>2A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42" calcext:value-type="float">
            <text:p>42</text:p>
          </table:table-cell>
          <table:table-cell table:style-name="ce7" table:formula="of:=DEC2BIN([.B28];8)" office:value-type="string" office:string-value="00101010" calcext:value-type="string">
            <text:p>00101010</text:p>
          </table:table-cell>
          <table:table-cell table:style-name="ce7" table:formula="of:=DEC2HEX([.B28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2A" calcext:value-type="string">
            <text:p>2A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42" calcext:value-type="float">
            <text:p>42</text:p>
          </table:table-cell>
          <table:table-cell table:style-name="ce7" table:formula="of:=DEC2BIN([.B29];8)" office:value-type="string" office:string-value="00101010" calcext:value-type="string">
            <text:p>00101010</text:p>
          </table:table-cell>
          <table:table-cell table:style-name="ce7" table:formula="of:=DEC2HEX([.B2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2A" calcext:value-type="string">
            <text:p>2A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42" calcext:value-type="float">
            <text:p>42</text:p>
          </table:table-cell>
          <table:table-cell table:style-name="ce7" table:formula="of:=DEC2BIN([.B30];8)" office:value-type="string" office:string-value="00101010" calcext:value-type="string">
            <text:p>00101010</text:p>
          </table:table-cell>
          <table:table-cell table:style-name="ce7" table:formula="of:=DEC2HEX([.B3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2A" calcext:value-type="string">
            <text:p>2A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42" calcext:value-type="float">
            <text:p>42</text:p>
          </table:table-cell>
          <table:table-cell table:style-name="ce7" table:formula="of:=DEC2BIN([.B31];8)" office:value-type="string" office:string-value="00101010" calcext:value-type="string">
            <text:p>00101010</text:p>
          </table:table-cell>
          <table:table-cell table:style-name="ce7" table:formula="of:=DEC2HEX([.B3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2A" calcext:value-type="string">
            <text:p>2A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42" calcext:value-type="float">
            <text:p>42</text:p>
          </table:table-cell>
          <table:table-cell table:style-name="ce7" table:formula="of:=DEC2BIN([.B32];8)" office:value-type="string" office:string-value="00101010" calcext:value-type="string">
            <text:p>00101010</text:p>
          </table:table-cell>
          <table:table-cell table:style-name="ce7" table:formula="of:=DEC2HEX([.B32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2A" calcext:value-type="string">
            <text:p>2A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42" calcext:value-type="float">
            <text:p>42</text:p>
          </table:table-cell>
          <table:table-cell table:style-name="ce7" table:formula="of:=DEC2BIN([.B33];8)" office:value-type="string" office:string-value="00101010" calcext:value-type="string">
            <text:p>00101010</text:p>
          </table:table-cell>
          <table:table-cell table:style-name="ce7" table:formula="of:=DEC2HEX([.B33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2A" calcext:value-type="string">
            <text:p>2A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42" calcext:value-type="float">
            <text:p>42</text:p>
          </table:table-cell>
          <table:table-cell table:style-name="ce7" table:formula="of:=DEC2BIN([.B34];8)" office:value-type="string" office:string-value="00101010" calcext:value-type="string">
            <text:p>00101010</text:p>
          </table:table-cell>
          <table:table-cell table:style-name="ce7" table:formula="of:=DEC2HEX([.B34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2A" calcext:value-type="string">
            <text:p>2A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42" calcext:value-type="float">
            <text:p>42</text:p>
          </table:table-cell>
          <table:table-cell table:style-name="ce7" table:formula="of:=DEC2BIN([.B35];8)" office:value-type="string" office:string-value="00101010" calcext:value-type="string">
            <text:p>00101010</text:p>
          </table:table-cell>
          <table:table-cell table:style-name="ce7" table:formula="of:=DEC2HEX([.B3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2A" calcext:value-type="string">
            <text:p>2A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42" calcext:value-type="float">
            <text:p>42</text:p>
          </table:table-cell>
          <table:table-cell table:style-name="ce7" table:formula="of:=DEC2BIN([.B36];8)" office:value-type="string" office:string-value="00101010" calcext:value-type="string">
            <text:p>00101010</text:p>
          </table:table-cell>
          <table:table-cell table:style-name="ce7" table:formula="of:=DEC2HEX([.B36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2A" calcext:value-type="string">
            <text:p>2A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42" calcext:value-type="float">
            <text:p>42</text:p>
          </table:table-cell>
          <table:table-cell table:style-name="ce7" table:formula="of:=DEC2BIN([.B37];8)" office:value-type="string" office:string-value="00101010" calcext:value-type="string">
            <text:p>00101010</text:p>
          </table:table-cell>
          <table:table-cell table:style-name="ce7" table:formula="of:=DEC2HEX([.B37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2A" calcext:value-type="string">
            <text:p>2A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42" calcext:value-type="float">
            <text:p>42</text:p>
          </table:table-cell>
          <table:table-cell table:style-name="ce7" table:formula="of:=DEC2BIN([.B38];8)" office:value-type="string" office:string-value="00101010" calcext:value-type="string">
            <text:p>00101010</text:p>
          </table:table-cell>
          <table:table-cell table:style-name="ce7" table:formula="of:=DEC2HEX([.B38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2A" calcext:value-type="string">
            <text:p>2A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42" calcext:value-type="float">
            <text:p>42</text:p>
          </table:table-cell>
          <table:table-cell table:style-name="ce7" table:formula="of:=DEC2BIN([.B39];8)" office:value-type="string" office:string-value="00101010" calcext:value-type="string">
            <text:p>00101010</text:p>
          </table:table-cell>
          <table:table-cell table:style-name="ce7" table:formula="of:=DEC2HEX([.B3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2A" calcext:value-type="string">
            <text:p>2A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42" calcext:value-type="float">
            <text:p>42</text:p>
          </table:table-cell>
          <table:table-cell table:style-name="ce7" table:formula="of:=DEC2BIN([.B40];8)" office:value-type="string" office:string-value="00101010" calcext:value-type="string">
            <text:p>00101010</text:p>
          </table:table-cell>
          <table:table-cell table:style-name="ce7" table:formula="of:=DEC2HEX([.B4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2A" calcext:value-type="string">
            <text:p>2A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42" calcext:value-type="float">
            <text:p>42</text:p>
          </table:table-cell>
          <table:table-cell table:style-name="ce7" table:formula="of:=DEC2BIN([.B41];8)" office:value-type="string" office:string-value="00101010" calcext:value-type="string">
            <text:p>00101010</text:p>
          </table:table-cell>
          <table:table-cell table:style-name="ce7" table:formula="of:=DEC2HEX([.B4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2A" calcext:value-type="string">
            <text:p>2A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42" calcext:value-type="float">
            <text:p>42</text:p>
          </table:table-cell>
          <table:table-cell table:style-name="ce7" table:formula="of:=DEC2BIN([.B42];8)" office:value-type="string" office:string-value="00101010" calcext:value-type="string">
            <text:p>00101010</text:p>
          </table:table-cell>
          <table:table-cell table:style-name="ce7" table:formula="of:=DEC2HEX([.B42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2A" calcext:value-type="string">
            <text:p>2A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42" calcext:value-type="float">
            <text:p>42</text:p>
          </table:table-cell>
          <table:table-cell table:style-name="ce7" table:formula="of:=DEC2BIN([.B43];8)" office:value-type="string" office:string-value="00101010" calcext:value-type="string">
            <text:p>00101010</text:p>
          </table:table-cell>
          <table:table-cell table:style-name="ce7" table:formula="of:=DEC2HEX([.B43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2A" calcext:value-type="string">
            <text:p>2A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42" calcext:value-type="float">
            <text:p>42</text:p>
          </table:table-cell>
          <table:table-cell table:style-name="ce7" table:formula="of:=DEC2BIN([.B44];8)" office:value-type="string" office:string-value="00101010" calcext:value-type="string">
            <text:p>00101010</text:p>
          </table:table-cell>
          <table:table-cell table:style-name="ce7" table:formula="of:=DEC2HEX([.B44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2A" calcext:value-type="string">
            <text:p>2A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42" calcext:value-type="float">
            <text:p>42</text:p>
          </table:table-cell>
          <table:table-cell table:style-name="ce7" table:formula="of:=DEC2BIN([.B45];8)" office:value-type="string" office:string-value="00101010" calcext:value-type="string">
            <text:p>00101010</text:p>
          </table:table-cell>
          <table:table-cell table:style-name="ce7" table:formula="of:=DEC2HEX([.B4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2A" calcext:value-type="string">
            <text:p>2A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42" calcext:value-type="float">
            <text:p>42</text:p>
          </table:table-cell>
          <table:table-cell table:style-name="ce7" table:formula="of:=DEC2BIN([.B46];8)" office:value-type="string" office:string-value="00101010" calcext:value-type="string">
            <text:p>00101010</text:p>
          </table:table-cell>
          <table:table-cell table:style-name="ce7" table:formula="of:=DEC2HEX([.B46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2A" calcext:value-type="string">
            <text:p>2A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42" calcext:value-type="float">
            <text:p>42</text:p>
          </table:table-cell>
          <table:table-cell table:style-name="ce7" table:formula="of:=DEC2BIN([.B47];8)" office:value-type="string" office:string-value="00101010" calcext:value-type="string">
            <text:p>00101010</text:p>
          </table:table-cell>
          <table:table-cell table:style-name="ce7" table:formula="of:=DEC2HEX([.B47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2A" calcext:value-type="string">
            <text:p>2A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42" calcext:value-type="float">
            <text:p>42</text:p>
          </table:table-cell>
          <table:table-cell table:style-name="ce7" table:formula="of:=DEC2BIN([.B48];8)" office:value-type="string" office:string-value="00101010" calcext:value-type="string">
            <text:p>00101010</text:p>
          </table:table-cell>
          <table:table-cell table:style-name="ce7" table:formula="of:=DEC2HEX([.B48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2A" calcext:value-type="string">
            <text:p>2A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42" calcext:value-type="float">
            <text:p>42</text:p>
          </table:table-cell>
          <table:table-cell table:style-name="ce7" table:formula="of:=DEC2BIN([.B49];8)" office:value-type="string" office:string-value="00101010" calcext:value-type="string">
            <text:p>00101010</text:p>
          </table:table-cell>
          <table:table-cell table:style-name="ce7" table:formula="of:=DEC2HEX([.B4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2A" calcext:value-type="string">
            <text:p>2A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42" calcext:value-type="float">
            <text:p>42</text:p>
          </table:table-cell>
          <table:table-cell table:style-name="ce7" table:formula="of:=DEC2BIN([.B50];8)" office:value-type="string" office:string-value="00101010" calcext:value-type="string">
            <text:p>00101010</text:p>
          </table:table-cell>
          <table:table-cell table:style-name="ce7" table:formula="of:=DEC2HEX([.B5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2A" calcext:value-type="string">
            <text:p>2A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42" calcext:value-type="float">
            <text:p>42</text:p>
          </table:table-cell>
          <table:table-cell table:style-name="ce7" table:formula="of:=DEC2BIN([.B51];8)" office:value-type="string" office:string-value="00101010" calcext:value-type="string">
            <text:p>00101010</text:p>
          </table:table-cell>
          <table:table-cell table:style-name="ce7" table:formula="of:=DEC2HEX([.B5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2A" calcext:value-type="string">
            <text:p>2A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IOコントロール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181F7185Ec80F7185EcF00" calcext:value-type="string">
            <text:p>E00:A181F7185Ec80F7185EcF00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1" calcext:value-type="float">
            <text:p>1</text:p>
          </table:table-cell>
          <table:table-cell table:style-name="ce21" table:formula="of:=IFNA(COM.MICROSOFT.CONCAT([.L7];[.M7]);&quot;&quot;)" office:value-type="string" office:string-value="A1" calcext:value-type="string">
            <text:p>A1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8" calcext:value-type="string">
            <text:p>8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1" calcext:value-type="float">
            <text:p>1</text:p>
          </table:table-cell>
          <table:table-cell table:style-name="ce21" table:formula="of:=IFNA(COM.MICROSOFT.CONCAT([.L8];[.M8]);&quot;&quot;)" office:value-type="string" office:string-value="81" calcext:value-type="string">
            <text:p>81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mnemonic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out</text:p>
          </table:table-cell>
          <table:table-cell table:style-name="ce14"/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F71" calcext:value-type="string">
            <text:p>F71</text:p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 office:value-type="string" office:string-value="F71" calcext:value-type="string">
            <text:p>F71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Yレジスタで指定したポートにAレジスタ値(0or1)を出力" calcext:value-type="string">
            <text:p>Yレジスタで指定したポートにAレジスタ値(0or1)を出力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mnemonic'.$C$3:.$I$31];7;0);0); HEX2DEC([.A10]))" office:value-type="float" office:value="7" calcext:value-type="float">
            <text:p>7</text:p>
          </table:table-cell>
          <table:table-cell table:style-name="ce7" table:formula="of:=DEC2BIN([.B10];8)" office:value-type="string" office:string-value="00000111" calcext:value-type="string">
            <text:p>00000111</text:p>
          </table:table-cell>
          <table:table-cell table:style-name="ce7" table:formula="of:=DEC2HEX([.B10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7" calcext:value-type="string">
            <text:p>07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8" calcext:value-type="string">
            <text:p>8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5" calcext:value-type="float">
            <text:p>5</text:p>
          </table:table-cell>
          <table:table-cell table:style-name="ce21" table:formula="of:=IFNA(COM.MICROSOFT.CONCAT([.L10];[.M10]);&quot;&quot;)" office:value-type="string" office:string-value="85" calcext:value-type="string">
            <text:p>85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mnemonic'.$C$3:.$I$31];7;0);0); HEX2DEC([.A11]))" office:value-type="float" office:value="9" calcext:value-type="float">
            <text:p>9</text:p>
          </table:table-cell>
          <table:table-cell table:style-name="ce7" table:formula="of:=DEC2BIN([.B11];8)" office:value-type="string" office:string-value="00001001" calcext:value-type="string">
            <text:p>00001001</text:p>
          </table:table-cell>
          <table:table-cell table:style-name="ce7" table:formula="of:=DEC2HEX([.B11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9" calcext:value-type="string">
            <text:p>09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c" calcext:value-type="string">
            <text:p>c</text:p>
          </table:table-cell>
          <table:table-cell table:style-name="ce21" table:formula="of:=IFNA(COM.MICROSOFT.CONCAT([.L11];[.M11]);&quot;&quot;)" office:value-type="string" office:string-value="Ec" calcext:value-type="string">
            <text:p>Ec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mnemonic'.$C$3:.$I$31];7;0);0); HEX2DEC([.A12]))" office:value-type="float" office:value="11" calcext:value-type="float">
            <text:p>11</text:p>
          </table:table-cell>
          <table:table-cell table:style-name="ce7" table:formula="of:=DEC2BIN([.B12];8)" office:value-type="string" office:string-value="00001011" calcext:value-type="string">
            <text:p>00001011</text:p>
          </table:table-cell>
          <table:table-cell table:style-name="ce7" table:formula="of:=DEC2HEX([.B12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B" calcext:value-type="string">
            <text:p>0B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8" calcext:value-type="string">
            <text:p>8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0" calcext:value-type="float">
            <text:p>0</text:p>
          </table:table-cell>
          <table:table-cell table:style-name="ce21" table:formula="of:=IFNA(COM.MICROSOFT.CONCAT([.L12];[.M12]);&quot;&quot;)" office:value-type="string" office:string-value="80" calcext:value-type="string">
            <text:p>80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mnemonic'.$C$3:.$I$31];7;0);0); HEX2DEC([.A13]))" office:value-type="float" office:value="13" calcext:value-type="float">
            <text:p>13</text:p>
          </table:table-cell>
          <table:table-cell table:style-name="ce7" table:formula="of:=DEC2BIN([.B13];8)" office:value-type="string" office:string-value="00001101" calcext:value-type="string">
            <text:p>00001101</text:p>
          </table:table-cell>
          <table:table-cell table:style-name="ce7" table:formula="of:=DEC2HEX([.B13];2)" office:value-type="string" office:string-value="0D" calcext:value-type="string">
            <text:p>0D</text:p>
          </table:table-cell>
          <table:table-cell table:style-name="ce10"/>
          <table:table-cell table:style-name="ce10" office:value-type="string" calcext:value-type="string">
            <text:p>out</text:p>
          </table:table-cell>
          <table:table-cell table:style-name="ce14"/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D" calcext:value-type="string">
            <text:p>0D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F71" calcext:value-type="string">
            <text:p>F71</text:p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 office:value-type="string" office:string-value="F71" calcext:value-type="string">
            <text:p>F71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Yレジスタで指定したポートにAレジスタ値(0or1)を出力" calcext:value-type="string">
            <text:p>Yレジスタで指定したポートにAレジスタ値(0or1)を出力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mnemonic'.$C$3:.$I$31];7;0);0); HEX2DEC([.A14]))" office:value-type="float" office:value="16" calcext:value-type="float">
            <text:p>16</text:p>
          </table:table-cell>
          <table:table-cell table:style-name="ce7" table:formula="of:=DEC2BIN([.B14];8)" office:value-type="string" office:string-value="00010000" calcext:value-type="string">
            <text:p>00010000</text:p>
          </table:table-cell>
          <table:table-cell table:style-name="ce7" table:formula="of:=DEC2HEX([.B14];2)" office:value-type="string" office:string-value="10" calcext:value-type="string">
            <text:p>10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10" calcext:value-type="string">
            <text:p>10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 office:value-type="string" office:string-value="8" calcext:value-type="string">
            <text:p>8</text:p>
          </table:table-cell>
          <table:table-cell table:style-name="ce20" table:formula="of:=IF(OR([.F14]=&quot;jmpf&quot;;[.F14]=&quot;call&quot;);VLOOKUP([.G14];[.$E$7:.$I$96];5;0);IF([.G14]=&quot;&quot;;&quot;&quot;;[.G14]))" office:value-type="float" office:value="5" calcext:value-type="float">
            <text:p>5</text:p>
          </table:table-cell>
          <table:table-cell table:style-name="ce21" table:formula="of:=IFNA(COM.MICROSOFT.CONCAT([.L14];[.M14]);&quot;&quot;)" office:value-type="string" office:string-value="85" calcext:value-type="string">
            <text:p>85</text:p>
          </table:table-cell>
          <table:table-cell table:style-name="ce22" table:formula="of:=IFNA(IF([.F14]=&quot;scall&quot;;VLOOKUP([.G14];[$'(DATA)scall'.$B$3:.$D$18];3;0);VLOOKUP([.F14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mnemonic'.$C$3:.$I$31];7;0);0); HEX2DEC([.A15]))" office:value-type="float" office:value="18" calcext:value-type="float">
            <text:p>18</text:p>
          </table:table-cell>
          <table:table-cell table:style-name="ce7" table:formula="of:=DEC2BIN([.B15];8)" office:value-type="string" office:string-value="00010010" calcext:value-type="string">
            <text:p>00010010</text:p>
          </table:table-cell>
          <table:table-cell table:style-name="ce7" table:formula="of:=DEC2HEX([.B15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12" calcext:value-type="string">
            <text:p>12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 office:value-type="string" office:string-value="E" calcext:value-type="string">
            <text:p>E</text:p>
          </table:table-cell>
          <table:table-cell table:style-name="ce20" table:formula="of:=IF(OR([.F15]=&quot;jmpf&quot;;[.F15]=&quot;call&quot;);VLOOKUP([.G15];[.$E$7:.$I$96];5;0);IF([.G15]=&quot;&quot;;&quot;&quot;;[.G15]))" office:value-type="string" office:string-value="c" calcext:value-type="string">
            <text:p>c</text:p>
          </table:table-cell>
          <table:table-cell table:style-name="ce21" table:formula="of:=IFNA(COM.MICROSOFT.CONCAT([.L15];[.M15]);&quot;&quot;)" office:value-type="string" office:string-value="Ec" calcext:value-type="string">
            <text:p>Ec</text:p>
          </table:table-cell>
          <table:table-cell table:style-name="ce22" table:formula="of:=IFNA(IF([.F15]=&quot;scall&quot;;VLOOKUP([.G15];[$'(DATA)scall'.$B$3:.$D$18];3;0);VLOOKUP([.F15];[$'(DATA)mnemonic'.$C$3:.$J$31];8;0));&quot;&quot;)" office:value-type="string" office:string-value="(Aレジスタ値+1)×0.1秒WAITする" calcext:value-type="string">
            <text:p>(Aレジスタ値+1)×0.1秒WAITする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mnemonic'.$C$3:.$I$31];7;0);0); HEX2DEC([.A16]))" office:value-type="float" office:value="20" calcext:value-type="float">
            <text:p>20</text:p>
          </table:table-cell>
          <table:table-cell table:style-name="ce7" table:formula="of:=DEC2BIN([.B16];8)" office:value-type="string" office:string-value="00010100" calcext:value-type="string">
            <text:p>00010100</text:p>
          </table:table-cell>
          <table:table-cell table:style-name="ce7" table:formula="of:=DEC2HEX([.B16];2)" office:value-type="string" office:string-value="14" calcext:value-type="string">
            <text:p>1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start</text:p>
          </table:table-cell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14" calcext:value-type="string">
            <text:p>14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00" calcext:value-type="string">
            <text:p>00</text:p>
          </table:table-cell>
          <table:table-cell table:style-name="ce21" table:formula="of:=IFNA(COM.MICROSOFT.CONCAT([.L16];[.M16]);&quot;&quot;)" office:value-type="string" office:string-value="F00" calcext:value-type="string">
            <text:p>F00</text:p>
          </table:table-cell>
          <table:table-cell table:style-name="ce22" table:formula="of:=IFNA(IF([.F16]=&quot;scall&quot;;VLOOKUP([.G16];[$'(DATA)scall'.$B$3:.$D$18];3;0);VLOOKUP([.F16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mnemonic'.$C$3:.$I$31];7;0);0); HEX2DEC([.A17]))" office:value-type="float" office:value="23" calcext:value-type="float">
            <text:p>23</text:p>
          </table:table-cell>
          <table:table-cell table:style-name="ce7" table:formula="of:=DEC2BIN([.B17];8)" office:value-type="string" office:string-value="00010111" calcext:value-type="string">
            <text:p>00010111</text:p>
          </table:table-cell>
          <table:table-cell table:style-name="ce7" table:formula="of:=DEC2HEX([.B17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17" calcext:value-type="string">
            <text:p>17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mnemonic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mnemonic'.$C$3:.$I$31];7;0);0); HEX2DEC([.A18]))" office:value-type="float" office:value="23" calcext:value-type="float">
            <text:p>23</text:p>
          </table:table-cell>
          <table:table-cell table:style-name="ce7" table:formula="of:=DEC2BIN([.B18];8)" office:value-type="string" office:string-value="00010111" calcext:value-type="string">
            <text:p>00010111</text:p>
          </table:table-cell>
          <table:table-cell table:style-name="ce7" table:formula="of:=DEC2HEX([.B18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17" calcext:value-type="string">
            <text:p>17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mnemonic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mnemonic'.$C$3:.$I$31];7;0);0); HEX2DEC([.A19]))" office:value-type="float" office:value="23" calcext:value-type="float">
            <text:p>23</text:p>
          </table:table-cell>
          <table:table-cell table:style-name="ce7" table:formula="of:=DEC2BIN([.B19];8)" office:value-type="string" office:string-value="00010111" calcext:value-type="string">
            <text:p>00010111</text:p>
          </table:table-cell>
          <table:table-cell table:style-name="ce7" table:formula="of:=DEC2HEX([.B19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17" calcext:value-type="string">
            <text:p>17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mnemonic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mnemonic'.$C$3:.$I$31];7;0);0); HEX2DEC([.A20]))" office:value-type="float" office:value="23" calcext:value-type="float">
            <text:p>23</text:p>
          </table:table-cell>
          <table:table-cell table:style-name="ce7" table:formula="of:=DEC2BIN([.B20];8)" office:value-type="string" office:string-value="00010111" calcext:value-type="string">
            <text:p>00010111</text:p>
          </table:table-cell>
          <table:table-cell table:style-name="ce7" table:formula="of:=DEC2HEX([.B20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17" calcext:value-type="string">
            <text:p>17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mnemonic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mnemonic'.$C$3:.$I$31];7;0);0); HEX2DEC([.A21]))" office:value-type="float" office:value="23" calcext:value-type="float">
            <text:p>23</text:p>
          </table:table-cell>
          <table:table-cell table:style-name="ce7" table:formula="of:=DEC2BIN([.B21];8)" office:value-type="string" office:string-value="00010111" calcext:value-type="string">
            <text:p>00010111</text:p>
          </table:table-cell>
          <table:table-cell table:style-name="ce7" table:formula="of:=DEC2HEX([.B21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17" calcext:value-type="string">
            <text:p>17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mnemonic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mnemonic'.$C$3:.$I$31];7;0);0); HEX2DEC([.A22]))" office:value-type="float" office:value="23" calcext:value-type="float">
            <text:p>23</text:p>
          </table:table-cell>
          <table:table-cell table:style-name="ce7" table:formula="of:=DEC2BIN([.B22];8)" office:value-type="string" office:string-value="00010111" calcext:value-type="string">
            <text:p>00010111</text:p>
          </table:table-cell>
          <table:table-cell table:style-name="ce7" table:formula="of:=DEC2HEX([.B22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17" calcext:value-type="string">
            <text:p>17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mnemonic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23" calcext:value-type="float">
            <text:p>23</text:p>
          </table:table-cell>
          <table:table-cell table:style-name="ce7" table:formula="of:=DEC2BIN([.B23];8)" office:value-type="string" office:string-value="00010111" calcext:value-type="string">
            <text:p>00010111</text:p>
          </table:table-cell>
          <table:table-cell table:style-name="ce7" table:formula="of:=DEC2HEX([.B23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17" calcext:value-type="string">
            <text:p>17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23" calcext:value-type="float">
            <text:p>23</text:p>
          </table:table-cell>
          <table:table-cell table:style-name="ce7" table:formula="of:=DEC2BIN([.B24];8)" office:value-type="string" office:string-value="00010111" calcext:value-type="string">
            <text:p>00010111</text:p>
          </table:table-cell>
          <table:table-cell table:style-name="ce7" table:formula="of:=DEC2HEX([.B24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17" calcext:value-type="string">
            <text:p>17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23" calcext:value-type="float">
            <text:p>23</text:p>
          </table:table-cell>
          <table:table-cell table:style-name="ce7" table:formula="of:=DEC2BIN([.B25];8)" office:value-type="string" office:string-value="00010111" calcext:value-type="string">
            <text:p>00010111</text:p>
          </table:table-cell>
          <table:table-cell table:style-name="ce7" table:formula="of:=DEC2HEX([.B25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17" calcext:value-type="string">
            <text:p>17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23" calcext:value-type="float">
            <text:p>23</text:p>
          </table:table-cell>
          <table:table-cell table:style-name="ce7" table:formula="of:=DEC2BIN([.B26];8)" office:value-type="string" office:string-value="00010111" calcext:value-type="string">
            <text:p>00010111</text:p>
          </table:table-cell>
          <table:table-cell table:style-name="ce7" table:formula="of:=DEC2HEX([.B26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17" calcext:value-type="string">
            <text:p>17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23" calcext:value-type="float">
            <text:p>23</text:p>
          </table:table-cell>
          <table:table-cell table:style-name="ce7" table:formula="of:=DEC2BIN([.B27];8)" office:value-type="string" office:string-value="00010111" calcext:value-type="string">
            <text:p>00010111</text:p>
          </table:table-cell>
          <table:table-cell table:style-name="ce7" table:formula="of:=DEC2HEX([.B27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17" calcext:value-type="string">
            <text:p>17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23" calcext:value-type="float">
            <text:p>23</text:p>
          </table:table-cell>
          <table:table-cell table:style-name="ce7" table:formula="of:=DEC2BIN([.B28];8)" office:value-type="string" office:string-value="00010111" calcext:value-type="string">
            <text:p>00010111</text:p>
          </table:table-cell>
          <table:table-cell table:style-name="ce7" table:formula="of:=DEC2HEX([.B28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17" calcext:value-type="string">
            <text:p>17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23" calcext:value-type="float">
            <text:p>23</text:p>
          </table:table-cell>
          <table:table-cell table:style-name="ce7" table:formula="of:=DEC2BIN([.B29];8)" office:value-type="string" office:string-value="00010111" calcext:value-type="string">
            <text:p>00010111</text:p>
          </table:table-cell>
          <table:table-cell table:style-name="ce7" table:formula="of:=DEC2HEX([.B29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17" calcext:value-type="string">
            <text:p>17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23" calcext:value-type="float">
            <text:p>23</text:p>
          </table:table-cell>
          <table:table-cell table:style-name="ce7" table:formula="of:=DEC2BIN([.B30];8)" office:value-type="string" office:string-value="00010111" calcext:value-type="string">
            <text:p>00010111</text:p>
          </table:table-cell>
          <table:table-cell table:style-name="ce7" table:formula="of:=DEC2HEX([.B30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17" calcext:value-type="string">
            <text:p>17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23" calcext:value-type="float">
            <text:p>23</text:p>
          </table:table-cell>
          <table:table-cell table:style-name="ce7" table:formula="of:=DEC2BIN([.B31];8)" office:value-type="string" office:string-value="00010111" calcext:value-type="string">
            <text:p>00010111</text:p>
          </table:table-cell>
          <table:table-cell table:style-name="ce7" table:formula="of:=DEC2HEX([.B31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17" calcext:value-type="string">
            <text:p>17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23" calcext:value-type="float">
            <text:p>23</text:p>
          </table:table-cell>
          <table:table-cell table:style-name="ce7" table:formula="of:=DEC2BIN([.B32];8)" office:value-type="string" office:string-value="00010111" calcext:value-type="string">
            <text:p>00010111</text:p>
          </table:table-cell>
          <table:table-cell table:style-name="ce7" table:formula="of:=DEC2HEX([.B32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17" calcext:value-type="string">
            <text:p>17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23" calcext:value-type="float">
            <text:p>23</text:p>
          </table:table-cell>
          <table:table-cell table:style-name="ce7" table:formula="of:=DEC2BIN([.B33];8)" office:value-type="string" office:string-value="00010111" calcext:value-type="string">
            <text:p>00010111</text:p>
          </table:table-cell>
          <table:table-cell table:style-name="ce7" table:formula="of:=DEC2HEX([.B33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17" calcext:value-type="string">
            <text:p>17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23" calcext:value-type="float">
            <text:p>23</text:p>
          </table:table-cell>
          <table:table-cell table:style-name="ce7" table:formula="of:=DEC2BIN([.B34];8)" office:value-type="string" office:string-value="00010111" calcext:value-type="string">
            <text:p>00010111</text:p>
          </table:table-cell>
          <table:table-cell table:style-name="ce7" table:formula="of:=DEC2HEX([.B34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17" calcext:value-type="string">
            <text:p>17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23" calcext:value-type="float">
            <text:p>23</text:p>
          </table:table-cell>
          <table:table-cell table:style-name="ce7" table:formula="of:=DEC2BIN([.B35];8)" office:value-type="string" office:string-value="00010111" calcext:value-type="string">
            <text:p>00010111</text:p>
          </table:table-cell>
          <table:table-cell table:style-name="ce7" table:formula="of:=DEC2HEX([.B35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17" calcext:value-type="string">
            <text:p>17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23" calcext:value-type="float">
            <text:p>23</text:p>
          </table:table-cell>
          <table:table-cell table:style-name="ce7" table:formula="of:=DEC2BIN([.B36];8)" office:value-type="string" office:string-value="00010111" calcext:value-type="string">
            <text:p>00010111</text:p>
          </table:table-cell>
          <table:table-cell table:style-name="ce7" table:formula="of:=DEC2HEX([.B36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17" calcext:value-type="string">
            <text:p>17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23" calcext:value-type="float">
            <text:p>23</text:p>
          </table:table-cell>
          <table:table-cell table:style-name="ce7" table:formula="of:=DEC2BIN([.B37];8)" office:value-type="string" office:string-value="00010111" calcext:value-type="string">
            <text:p>00010111</text:p>
          </table:table-cell>
          <table:table-cell table:style-name="ce7" table:formula="of:=DEC2HEX([.B37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17" calcext:value-type="string">
            <text:p>17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23" calcext:value-type="float">
            <text:p>23</text:p>
          </table:table-cell>
          <table:table-cell table:style-name="ce7" table:formula="of:=DEC2BIN([.B38];8)" office:value-type="string" office:string-value="00010111" calcext:value-type="string">
            <text:p>00010111</text:p>
          </table:table-cell>
          <table:table-cell table:style-name="ce7" table:formula="of:=DEC2HEX([.B38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17" calcext:value-type="string">
            <text:p>17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23" calcext:value-type="float">
            <text:p>23</text:p>
          </table:table-cell>
          <table:table-cell table:style-name="ce7" table:formula="of:=DEC2BIN([.B39];8)" office:value-type="string" office:string-value="00010111" calcext:value-type="string">
            <text:p>00010111</text:p>
          </table:table-cell>
          <table:table-cell table:style-name="ce7" table:formula="of:=DEC2HEX([.B39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17" calcext:value-type="string">
            <text:p>17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23" calcext:value-type="float">
            <text:p>23</text:p>
          </table:table-cell>
          <table:table-cell table:style-name="ce7" table:formula="of:=DEC2BIN([.B40];8)" office:value-type="string" office:string-value="00010111" calcext:value-type="string">
            <text:p>00010111</text:p>
          </table:table-cell>
          <table:table-cell table:style-name="ce7" table:formula="of:=DEC2HEX([.B40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17" calcext:value-type="string">
            <text:p>17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23" calcext:value-type="float">
            <text:p>23</text:p>
          </table:table-cell>
          <table:table-cell table:style-name="ce7" table:formula="of:=DEC2BIN([.B41];8)" office:value-type="string" office:string-value="00010111" calcext:value-type="string">
            <text:p>00010111</text:p>
          </table:table-cell>
          <table:table-cell table:style-name="ce7" table:formula="of:=DEC2HEX([.B41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17" calcext:value-type="string">
            <text:p>17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23" calcext:value-type="float">
            <text:p>23</text:p>
          </table:table-cell>
          <table:table-cell table:style-name="ce7" table:formula="of:=DEC2BIN([.B42];8)" office:value-type="string" office:string-value="00010111" calcext:value-type="string">
            <text:p>00010111</text:p>
          </table:table-cell>
          <table:table-cell table:style-name="ce7" table:formula="of:=DEC2HEX([.B42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17" calcext:value-type="string">
            <text:p>17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23" calcext:value-type="float">
            <text:p>23</text:p>
          </table:table-cell>
          <table:table-cell table:style-name="ce7" table:formula="of:=DEC2BIN([.B43];8)" office:value-type="string" office:string-value="00010111" calcext:value-type="string">
            <text:p>00010111</text:p>
          </table:table-cell>
          <table:table-cell table:style-name="ce7" table:formula="of:=DEC2HEX([.B43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17" calcext:value-type="string">
            <text:p>17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23" calcext:value-type="float">
            <text:p>23</text:p>
          </table:table-cell>
          <table:table-cell table:style-name="ce7" table:formula="of:=DEC2BIN([.B44];8)" office:value-type="string" office:string-value="00010111" calcext:value-type="string">
            <text:p>00010111</text:p>
          </table:table-cell>
          <table:table-cell table:style-name="ce7" table:formula="of:=DEC2HEX([.B44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17" calcext:value-type="string">
            <text:p>17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23" calcext:value-type="float">
            <text:p>23</text:p>
          </table:table-cell>
          <table:table-cell table:style-name="ce7" table:formula="of:=DEC2BIN([.B45];8)" office:value-type="string" office:string-value="00010111" calcext:value-type="string">
            <text:p>00010111</text:p>
          </table:table-cell>
          <table:table-cell table:style-name="ce7" table:formula="of:=DEC2HEX([.B45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17" calcext:value-type="string">
            <text:p>17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23" calcext:value-type="float">
            <text:p>23</text:p>
          </table:table-cell>
          <table:table-cell table:style-name="ce7" table:formula="of:=DEC2BIN([.B46];8)" office:value-type="string" office:string-value="00010111" calcext:value-type="string">
            <text:p>00010111</text:p>
          </table:table-cell>
          <table:table-cell table:style-name="ce7" table:formula="of:=DEC2HEX([.B46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17" calcext:value-type="string">
            <text:p>17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23" calcext:value-type="float">
            <text:p>23</text:p>
          </table:table-cell>
          <table:table-cell table:style-name="ce7" table:formula="of:=DEC2BIN([.B47];8)" office:value-type="string" office:string-value="00010111" calcext:value-type="string">
            <text:p>00010111</text:p>
          </table:table-cell>
          <table:table-cell table:style-name="ce7" table:formula="of:=DEC2HEX([.B47];2)" office:value-type="string" office:string-value="17" calcext:value-type="string">
            <text:p>17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17" calcext:value-type="string">
            <text:p>17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23" calcext:value-type="float">
            <text:p>23</text:p>
          </table:table-cell>
          <table:table-cell table:style-name="ce7" table:formula="of:=DEC2BIN([.B48];8)" office:value-type="string" office:string-value="00010111" calcext:value-type="string">
            <text:p>00010111</text:p>
          </table:table-cell>
          <table:table-cell table:style-name="ce7" table:formula="of:=DEC2HEX([.B48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17" calcext:value-type="string">
            <text:p>17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23" calcext:value-type="float">
            <text:p>23</text:p>
          </table:table-cell>
          <table:table-cell table:style-name="ce7" table:formula="of:=DEC2BIN([.B49];8)" office:value-type="string" office:string-value="00010111" calcext:value-type="string">
            <text:p>00010111</text:p>
          </table:table-cell>
          <table:table-cell table:style-name="ce7" table:formula="of:=DEC2HEX([.B49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17" calcext:value-type="string">
            <text:p>17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23" calcext:value-type="float">
            <text:p>23</text:p>
          </table:table-cell>
          <table:table-cell table:style-name="ce7" table:formula="of:=DEC2BIN([.B50];8)" office:value-type="string" office:string-value="00010111" calcext:value-type="string">
            <text:p>00010111</text:p>
          </table:table-cell>
          <table:table-cell table:style-name="ce7" table:formula="of:=DEC2HEX([.B50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17" calcext:value-type="string">
            <text:p>17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23" calcext:value-type="float">
            <text:p>23</text:p>
          </table:table-cell>
          <table:table-cell table:style-name="ce7" table:formula="of:=DEC2BIN([.B51];8)" office:value-type="string" office:string-value="00010111" calcext:value-type="string">
            <text:p>00010111</text:p>
          </table:table-cell>
          <table:table-cell table:style-name="ce7" table:formula="of:=DEC2HEX([.B51];2)" office:value-type="string" office:string-value="17" calcext:value-type="string">
            <text:p>17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17" calcext:value-type="string">
            <text:p>17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デジタル入出力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180F70A282F70F721C0F362A3E220F332A181F7189Ec80F712F0E2A3E12F0E" calcext:value-type="string">
            <text:p>E00:A180F70A282F70F721C0F362A3E220F332A181F7189Ec80F712F0E2A3E12F0E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1" calcext:value-type="float">
            <text:p>1</text:p>
          </table:table-cell>
          <table:table-cell table:style-name="ce21" table:formula="of:=IFNA(COM.MICROSOFT.CONCAT([.L7];[.M7]);&quot;&quot;)" office:value-type="string" office:string-value="A1" calcext:value-type="string">
            <text:p>A1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8" calcext:value-type="string">
            <text:p>8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0" calcext:value-type="float">
            <text:p>0</text:p>
          </table:table-cell>
          <table:table-cell table:style-name="ce21" table:formula="of:=IFNA(COM.MICROSOFT.CONCAT([.L8];[.M8]);&quot;&quot;)" office:value-type="string" office:string-value="80" calcext:value-type="string">
            <text:p>80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mnemonic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ioctrl</text:p>
          </table:table-cell>
          <table:table-cell table:style-name="ce14"/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F70" calcext:value-type="string">
            <text:p>F70</text:p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 office:value-type="string" office:string-value="F70" calcext:value-type="string">
            <text:p>F70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Yレジスタで指定したポートにAレジスタ値で設定(0:D出力、2:D入力)" calcext:value-type="string">
            <text:p>Yレジスタで指定したポートにAレジスタ値で設定(0:D出力、2:D入力)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mnemonic'.$C$3:.$I$31];7;0);0); HEX2DEC([.A10]))" office:value-type="float" office:value="7" calcext:value-type="float">
            <text:p>7</text:p>
          </table:table-cell>
          <table:table-cell table:style-name="ce7" table:formula="of:=DEC2BIN([.B10];8)" office:value-type="string" office:string-value="00000111" calcext:value-type="string">
            <text:p>00000111</text:p>
          </table:table-cell>
          <table:table-cell table:style-name="ce7" table:formula="of:=DEC2HEX([.B10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7" calcext:value-type="string">
            <text:p>07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A" calcext:value-type="string">
            <text:p>A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2" calcext:value-type="float">
            <text:p>2</text:p>
          </table:table-cell>
          <table:table-cell table:style-name="ce21" table:formula="of:=IFNA(COM.MICROSOFT.CONCAT([.L10];[.M10]);&quot;&quot;)" office:value-type="string" office:string-value="A2" calcext:value-type="string">
            <text:p>A2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1]=&quot;&quot;; [.B10]+IFNA(VLOOKUP([.F10];[$'(DATA)mnemonic'.$C$3:.$I$31];7;0);0); HEX2DEC([.A11]))" office:value-type="float" office:value="9" calcext:value-type="float">
            <text:p>9</text:p>
          </table:table-cell>
          <table:table-cell table:style-name="ce7" table:formula="of:=DEC2BIN([.B11];8)" office:value-type="string" office:string-value="00001001" calcext:value-type="string">
            <text:p>00001001</text:p>
          </table:table-cell>
          <table:table-cell table:style-name="ce7" table:formula="of:=DEC2HEX([.B11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9" calcext:value-type="string">
            <text:p>09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8" calcext:value-type="string">
            <text:p>8</text:p>
          </table:table-cell>
          <table:table-cell table:style-name="ce20" table:formula="of:=IF(OR([.F11]=&quot;jmpf&quot;;[.F11]=&quot;call&quot;);VLOOKUP([.G11];[.$E$7:.$I$96];5;0);IF([.G11]=&quot;&quot;;&quot;&quot;;[.G11]))" office:value-type="float" office:value="2" calcext:value-type="float">
            <text:p>2</text:p>
          </table:table-cell>
          <table:table-cell table:style-name="ce21" table:formula="of:=IFNA(COM.MICROSOFT.CONCAT([.L11];[.M11]);&quot;&quot;)" office:value-type="string" office:string-value="82" calcext:value-type="string">
            <text:p>82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mnemonic'.$C$3:.$I$31];7;0);0); HEX2DEC([.A12]))" office:value-type="float" office:value="11" calcext:value-type="float">
            <text:p>11</text:p>
          </table:table-cell>
          <table:table-cell table:style-name="ce7" table:formula="of:=DEC2BIN([.B12];8)" office:value-type="string" office:string-value="00001011" calcext:value-type="string">
            <text:p>00001011</text:p>
          </table:table-cell>
          <table:table-cell table:style-name="ce7" table:formula="of:=DEC2HEX([.B12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ioctrl</text:p>
          </table:table-cell>
          <table:table-cell table:style-name="ce14"/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B" calcext:value-type="string">
            <text:p>0B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F70" calcext:value-type="string">
            <text:p>F70</text:p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 office:value-type="string" office:string-value="F70" calcext:value-type="string">
            <text:p>F70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Yレジスタで指定したポートにAレジスタ値で設定(0:D出力、2:D入力)" calcext:value-type="string">
            <text:p>Yレジスタで指定したポートにAレジスタ値で設定(0:D出力、2:D入力)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mnemonic'.$C$3:.$I$31];7;0);0); HEX2DEC([.A13]))" office:value-type="float" office:value="14" calcext:value-type="float">
            <text:p>14</text:p>
          </table:table-cell>
          <table:table-cell table:style-name="ce7" table:formula="of:=DEC2BIN([.B13];8)" office:value-type="string" office:string-value="00001110" calcext:value-type="string">
            <text:p>00001110</text:p>
          </table:table-cell>
          <table:table-cell table:style-name="ce7" table:formula="of:=DEC2HEX([.B13];2)" office:value-type="string" office:string-value="0E" calcext:value-type="string">
            <text:p>0E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in</text:p>
          </table:table-cell>
          <table:table-cell table:style-name="ce14"/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E" calcext:value-type="string">
            <text:p>0E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F72" calcext:value-type="string">
            <text:p>F72</text:p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 office:value-type="string" office:string-value="F72" calcext:value-type="string">
            <text:p>F72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Yレジスタで指定したポートの状態をAレジスタに読み込む" calcext:value-type="string">
            <text:p>Yレジスタで指定したポートの状態をAレジスタに読み込む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mnemonic'.$C$3:.$I$31];7;0);0); HEX2DEC([.A14]))" office:value-type="float" office:value="17" calcext:value-type="float">
            <text:p>17</text:p>
          </table:table-cell>
          <table:table-cell table:style-name="ce7" table:formula="of:=DEC2BIN([.B14];8)" office:value-type="string" office:string-value="00010001" calcext:value-type="string">
            <text:p>00010001</text:p>
          </table:table-cell>
          <table:table-cell table:style-name="ce7" table:formula="of:=DEC2HEX([.B14];2)" office:value-type="string" office:string-value="11" calcext:value-type="string">
            <text:p>11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11" calcext:value-type="string">
            <text:p>11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 office:value-type="string" office:string-value="1" calcext:value-type="string">
            <text:p>1</text:p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 office:value-type="string" office:string-value="1" calcext:value-type="string">
            <text:p>1</text:p>
          </table:table-cell>
          <table:table-cell table:style-name="ce22" table:formula="of:=IFNA(IF([.F14]=&quot;scall&quot;;VLOOKUP([.G14];[$'(DATA)scall'.$B$3:.$D$18];3;0);VLOOKUP([.F14];[$'(DATA)mnemonic'.$C$3:.$J$31];8;0));&quot;&quot;)" office:value-type="string" office:string-value="Aレジスタ値を数値LEDに表示" calcext:value-type="string">
            <text:p>Aレジスタ値を数値LEDに表示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mnemonic'.$C$3:.$I$31];7;0);0); HEX2DEC([.A15]))" office:value-type="float" office:value="18" calcext:value-type="float">
            <text:p>18</text:p>
          </table:table-cell>
          <table:table-cell table:style-name="ce7" table:formula="of:=DEC2BIN([.B15];8)" office:value-type="string" office:string-value="00010010" calcext:value-type="string">
            <text:p>00010010</text:p>
          </table:table-cell>
          <table:table-cell table:style-name="ce7" table:formula="of:=DEC2HEX([.B15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12" calcext:value-type="string">
            <text:p>12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 office:value-type="string" office:string-value="C" calcext:value-type="string">
            <text:p>C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0" calcext:value-type="float">
            <text:p>0</text:p>
          </table:table-cell>
          <table:table-cell table:style-name="ce21" table:formula="of:=IFNA(COM.MICROSOFT.CONCAT([.L15];[.M15]);&quot;&quot;)" office:value-type="string" office:string-value="C0" calcext:value-type="string">
            <text:p>C0</text:p>
          </table:table-cell>
          <table:table-cell table:style-name="ce22" table:formula="of:=IFNA(IF([.F15]=&quot;scall&quot;;VLOOKUP([.G15];[$'(DATA)scall'.$B$3:.$D$18];3;0);VLOOKUP([.F15];[$'(DATA)mnemonic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mnemonic'.$C$3:.$I$31];7;0);0); HEX2DEC([.A16]))" office:value-type="float" office:value="20" calcext:value-type="float">
            <text:p>20</text:p>
          </table:table-cell>
          <table:table-cell table:style-name="ce7" table:formula="of:=DEC2BIN([.B16];8)" office:value-type="string" office:string-value="00010100" calcext:value-type="string">
            <text:p>00010100</text:p>
          </table:table-cell>
          <table:table-cell table:style-name="ce7" table:formula="of:=DEC2HEX([.B16];2)" office:value-type="string" office:string-value="14" calcext:value-type="string">
            <text:p>1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edOn</text:p>
          </table:table-cell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14" calcext:value-type="string">
            <text:p>14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36" calcext:value-type="string">
            <text:p>36</text:p>
          </table:table-cell>
          <table:table-cell table:style-name="ce21" table:formula="of:=IFNA(COM.MICROSOFT.CONCAT([.L16];[.M16]);&quot;&quot;)" office:value-type="string" office:string-value="F36" calcext:value-type="string">
            <text:p>F36</text:p>
          </table:table-cell>
          <table:table-cell table:style-name="ce22" table:formula="of:=IFNA(IF([.F16]=&quot;scall&quot;;VLOOKUP([.G16];[$'(DATA)scall'.$B$3:.$D$18];3;0);VLOOKUP([.F16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mnemonic'.$C$3:.$I$31];7;0);0); HEX2DEC([.A17]))" office:value-type="float" office:value="23" calcext:value-type="float">
            <text:p>23</text:p>
          </table:table-cell>
          <table:table-cell table:style-name="ce7" table:formula="of:=DEC2BIN([.B17];8)" office:value-type="string" office:string-value="00010111" calcext:value-type="string">
            <text:p>00010111</text:p>
          </table:table-cell>
          <table:table-cell table:style-name="ce7" table:formula="of:=DEC2HEX([.B17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17" calcext:value-type="string">
            <text:p>17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 office:value-type="string" office:string-value="2" calcext:value-type="string">
            <text:p>2</text:p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 office:value-type="string" office:string-value="2" calcext:value-type="string">
            <text:p>2</text:p>
          </table:table-cell>
          <table:table-cell table:style-name="ce22" table:formula="of:=IFNA(IF([.F17]=&quot;scall&quot;;VLOOKUP([.G17];[$'(DATA)scall'.$B$3:.$D$18];3;0);VLOOKUP([.F17];[$'(DATA)mnemonic'.$C$3:.$J$31];8;0));&quot;&quot;)" office:value-type="string" office:string-value="A⇔B、Y⇔Z" calcext:value-type="string">
            <text:p>A⇔B、Y⇔Z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8]=&quot;&quot;; [.B17]+IFNA(VLOOKUP([.F17];[$'(DATA)mnemonic'.$C$3:.$I$31];7;0);0); HEX2DEC([.A18]))" office:value-type="float" office:value="24" calcext:value-type="float">
            <text:p>24</text:p>
          </table:table-cell>
          <table:table-cell table:style-name="ce7" table:formula="of:=DEC2BIN([.B18];8)" office:value-type="string" office:string-value="00011000" calcext:value-type="string">
            <text:p>00011000</text:p>
          </table:table-cell>
          <table:table-cell table:style-name="ce7" table:formula="of:=DEC2HEX([.B18];2)" office:value-type="string" office:string-value="18" calcext:value-type="string">
            <text:p>18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18" calcext:value-type="string">
            <text:p>18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 office:value-type="string" office:string-value="A" calcext:value-type="string">
            <text:p>A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3" calcext:value-type="float">
            <text:p>3</text:p>
          </table:table-cell>
          <table:table-cell table:style-name="ce21" table:formula="of:=IFNA(COM.MICROSOFT.CONCAT([.L18];[.M18]);&quot;&quot;)" office:value-type="string" office:string-value="A3" calcext:value-type="string">
            <text:p>A3</text:p>
          </table:table-cell>
          <table:table-cell table:style-name="ce22" table:formula="of:=IFNA(IF([.F18]=&quot;scall&quot;;VLOOKUP([.G18];[$'(DATA)scall'.$B$3:.$D$18];3;0);VLOOKUP([.F18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mnemonic'.$C$3:.$I$31];7;0);0); HEX2DEC([.A19]))" office:value-type="float" office:value="26" calcext:value-type="float">
            <text:p>26</text:p>
          </table:table-cell>
          <table:table-cell table:style-name="ce7" table:formula="of:=DEC2BIN([.B19];8)" office:value-type="string" office:string-value="00011010" calcext:value-type="string">
            <text:p>00011010</text:p>
          </table:table-cell>
          <table:table-cell table:style-name="ce7" table:formula="of:=DEC2HEX([.B19];2)" office:value-type="string" office:string-value="1A" calcext:value-type="string">
            <text:p>1A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1A" calcext:value-type="string">
            <text:p>1A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 office:value-type="string" office:string-value="E" calcext:value-type="string">
            <text:p>E</text:p>
          </table:table-cell>
          <table:table-cell table:style-name="ce20" table:formula="of:=IF(OR([.F19]=&quot;jmpf&quot;;[.F19]=&quot;call&quot;);VLOOKUP([.G19];[.$E$7:.$I$96];5;0);IF([.G19]=&quot;&quot;;&quot;&quot;;[.G19]))" office:value-type="float" office:value="2" calcext:value-type="float">
            <text:p>2</text:p>
          </table:table-cell>
          <table:table-cell table:style-name="ce21" table:formula="of:=IFNA(COM.MICROSOFT.CONCAT([.L19];[.M19]);&quot;&quot;)" office:value-type="string" office:string-value="E2" calcext:value-type="string">
            <text:p>E2</text:p>
          </table:table-cell>
          <table:table-cell table:style-name="ce22" table:formula="of:=IFNA(IF([.F19]=&quot;scall&quot;;VLOOKUP([.G19];[$'(DATA)scall'.$B$3:.$D$18];3;0);VLOOKUP([.F19];[$'(DATA)mnemonic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0]=&quot;&quot;; [.B19]+IFNA(VLOOKUP([.F19];[$'(DATA)mnemonic'.$C$3:.$I$31];7;0);0); HEX2DEC([.A20]))" office:value-type="float" office:value="28" calcext:value-type="float">
            <text:p>28</text:p>
          </table:table-cell>
          <table:table-cell table:style-name="ce7" table:formula="of:=DEC2BIN([.B20];8)" office:value-type="string" office:string-value="00011100" calcext:value-type="string">
            <text:p>00011100</text:p>
          </table:table-cell>
          <table:table-cell table:style-name="ce7" table:formula="of:=DEC2HEX([.B20];2)" office:value-type="string" office:string-value="1C" calcext:value-type="string">
            <text:p>1C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1C" calcext:value-type="string">
            <text:p>1C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 office:value-type="string" office:string-value="2" calcext:value-type="string">
            <text:p>2</text:p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 office:value-type="string" office:string-value="2" calcext:value-type="string">
            <text:p>2</text:p>
          </table:table-cell>
          <table:table-cell table:style-name="ce22" table:formula="of:=IFNA(IF([.F20]=&quot;scall&quot;;VLOOKUP([.G20];[$'(DATA)scall'.$B$3:.$D$18];3;0);VLOOKUP([.F20];[$'(DATA)mnemonic'.$C$3:.$J$31];8;0));&quot;&quot;)" office:value-type="string" office:string-value="A⇔B、Y⇔Z" calcext:value-type="string">
            <text:p>A⇔B、Y⇔Z</text:p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1]=&quot;&quot;; [.B20]+IFNA(VLOOKUP([.F20];[$'(DATA)mnemonic'.$C$3:.$I$31];7;0);0); HEX2DEC([.A21]))" office:value-type="float" office:value="29" calcext:value-type="float">
            <text:p>29</text:p>
          </table:table-cell>
          <table:table-cell table:style-name="ce7" table:formula="of:=DEC2BIN([.B21];8)" office:value-type="string" office:string-value="00011101" calcext:value-type="string">
            <text:p>00011101</text:p>
          </table:table-cell>
          <table:table-cell table:style-name="ce7" table:formula="of:=DEC2HEX([.B21];2)" office:value-type="string" office:string-value="1D" calcext:value-type="string">
            <text:p>1D</text:p>
          </table:table-cell>
          <table:table-cell table:style-name="ce10"/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1D" calcext:value-type="string">
            <text:p>1D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 office:value-type="string" office:string-value="0" calcext:value-type="string">
            <text:p>0</text:p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 office:value-type="string" office:string-value="0" calcext:value-type="string">
            <text:p>0</text:p>
          </table:table-cell>
          <table:table-cell table:style-name="ce22" table:formula="of:=IFNA(IF([.F21]=&quot;scall&quot;;VLOOKUP([.G21];[$'(DATA)scall'.$B$3:.$D$18];3;0);VLOOKUP([.F21];[$'(DATA)mnemonic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2]=&quot;&quot;; [.B21]+IFNA(VLOOKUP([.F21];[$'(DATA)mnemonic'.$C$3:.$I$31];7;0);0); HEX2DEC([.A22]))" office:value-type="float" office:value="30" calcext:value-type="float">
            <text:p>30</text:p>
          </table:table-cell>
          <table:table-cell table:style-name="ce7" table:formula="of:=DEC2BIN([.B22];8)" office:value-type="string" office:string-value="00011110" calcext:value-type="string">
            <text:p>00011110</text:p>
          </table:table-cell>
          <table:table-cell table:style-name="ce7" table:formula="of:=DEC2HEX([.B22];2)" office:value-type="string" office:string-value="1E" calcext:value-type="string">
            <text:p>1E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skip</text:p>
          </table:table-cell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1E" calcext:value-type="string">
            <text:p>1E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 office:value-type="string" office:string-value="F" calcext:value-type="string">
            <text:p>F</text:p>
          </table:table-cell>
          <table:table-cell table:style-name="ce20" table:formula="of:=IF(OR([.F22]=&quot;jmpf&quot;;[.F22]=&quot;call&quot;);VLOOKUP([.G22];[.$E$7:.$I$96];5;0);IF([.G22]=&quot;&quot;;&quot;&quot;;[.G22]))" office:value-type="string" office:string-value="33" calcext:value-type="string">
            <text:p>33</text:p>
          </table:table-cell>
          <table:table-cell table:style-name="ce21" table:formula="of:=IFNA(COM.MICROSOFT.CONCAT([.L22];[.M22]);&quot;&quot;)" office:value-type="string" office:string-value="F33" calcext:value-type="string">
            <text:p>F33</text:p>
          </table:table-cell>
          <table:table-cell table:style-name="ce22" table:formula="of:=IFNA(IF([.F22]=&quot;scall&quot;;VLOOKUP([.G22];[$'(DATA)scall'.$B$3:.$D$18];3;0);VLOOKUP([.F22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3]=&quot;&quot;; [.B22]+IFNA(VLOOKUP([.F22];[$'(DATA)mnemonic'.$C$3:.$I$31];7;0);0); HEX2DEC([.A23]))" office:value-type="float" office:value="33" calcext:value-type="float">
            <text:p>33</text:p>
          </table:table-cell>
          <table:table-cell table:style-name="ce7" table:formula="of:=DEC2BIN([.B23];8)" office:value-type="string" office:string-value="00100001" calcext:value-type="string">
            <text:p>00100001</text:p>
          </table:table-cell>
          <table:table-cell table:style-name="ce7" table:formula="of:=DEC2HEX([.B23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21" calcext:value-type="string">
            <text:p>21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 office:value-type="string" office:string-value="2" calcext:value-type="string">
            <text:p>2</text:p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 office:value-type="string" office:string-value="2" calcext:value-type="string">
            <text:p>2</text:p>
          </table:table-cell>
          <table:table-cell table:style-name="ce22" table:formula="of:=IFNA(IF([.F23]=&quot;scall&quot;;VLOOKUP([.G23];[$'(DATA)scall'.$B$3:.$D$18];3;0);VLOOKUP([.F23];[$'(DATA)mnemonic'.$C$3:.$J$31];8;0));&quot;&quot;)" office:value-type="string" office:string-value="A⇔B、Y⇔Z" calcext:value-type="string">
            <text:p>A⇔B、Y⇔Z</text:p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3">
          <table:table-cell table:style-name="ce2"/>
          <table:table-cell table:style-name="ce6" table:formula="of:=IF([.A24]=&quot;&quot;; [.B23]+IFNA(VLOOKUP([.F23];[$'(DATA)mnemonic'.$C$3:.$I$31];7;0);0); HEX2DEC([.A24]))" office:value-type="float" office:value="34" calcext:value-type="float">
            <text:p>34</text:p>
          </table:table-cell>
          <table:table-cell table:style-name="ce7" table:formula="of:=DEC2BIN([.B24];8)" office:value-type="string" office:string-value="00100010" calcext:value-type="string">
            <text:p>00100010</text:p>
          </table:table-cell>
          <table:table-cell table:style-name="ce7" table:formula="of:=DEC2HEX([.B24];2)" office:value-type="string" office:string-value="22" calcext:value-type="string">
            <text:p>22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22" calcext:value-type="string">
            <text:p>22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 office:value-type="string" office:string-value="A" calcext:value-type="string">
            <text:p>A</text:p>
          </table:table-cell>
          <table:table-cell table:style-name="ce20" table:formula="of:=IF(OR([.F24]=&quot;jmpf&quot;;[.F24]=&quot;call&quot;);VLOOKUP([.G24];[.$E$7:.$I$96];5;0);IF([.G24]=&quot;&quot;;&quot;&quot;;[.G24]))" office:value-type="float" office:value="1" calcext:value-type="float">
            <text:p>1</text:p>
          </table:table-cell>
          <table:table-cell table:style-name="ce21" table:formula="of:=IFNA(COM.MICROSOFT.CONCAT([.L24];[.M24]);&quot;&quot;)" office:value-type="string" office:string-value="A1" calcext:value-type="string">
            <text:p>A1</text:p>
          </table:table-cell>
          <table:table-cell table:style-name="ce22" table:formula="of:=IFNA(IF([.F24]=&quot;scall&quot;;VLOOKUP([.G24];[$'(DATA)scall'.$B$3:.$D$18];3;0);VLOOKUP([.F24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5]=&quot;&quot;; [.B24]+IFNA(VLOOKUP([.F24];[$'(DATA)mnemonic'.$C$3:.$I$31];7;0);0); HEX2DEC([.A25]))" office:value-type="float" office:value="36" calcext:value-type="float">
            <text:p>36</text:p>
          </table:table-cell>
          <table:table-cell table:style-name="ce7" table:formula="of:=DEC2BIN([.B25];8)" office:value-type="string" office:string-value="00100100" calcext:value-type="string">
            <text:p>00100100</text:p>
          </table:table-cell>
          <table:table-cell table:style-name="ce7" table:formula="of:=DEC2HEX([.B25];2)" office:value-type="string" office:string-value="24" calcext:value-type="string">
            <text:p>24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24" calcext:value-type="string">
            <text:p>24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 office:value-type="string" office:string-value="8" calcext:value-type="string">
            <text:p>8</text:p>
          </table:table-cell>
          <table:table-cell table:style-name="ce20" table:formula="of:=IF(OR([.F25]=&quot;jmpf&quot;;[.F25]=&quot;call&quot;);VLOOKUP([.G25];[.$E$7:.$I$96];5;0);IF([.G25]=&quot;&quot;;&quot;&quot;;[.G25]))" office:value-type="float" office:value="1" calcext:value-type="float">
            <text:p>1</text:p>
          </table:table-cell>
          <table:table-cell table:style-name="ce21" table:formula="of:=IFNA(COM.MICROSOFT.CONCAT([.L25];[.M25]);&quot;&quot;)" office:value-type="string" office:string-value="81" calcext:value-type="string">
            <text:p>81</text:p>
          </table:table-cell>
          <table:table-cell table:style-name="ce22" table:formula="of:=IFNA(IF([.F25]=&quot;scall&quot;;VLOOKUP([.G25];[$'(DATA)scall'.$B$3:.$D$18];3;0);VLOOKUP([.F25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6]=&quot;&quot;; [.B25]+IFNA(VLOOKUP([.F25];[$'(DATA)mnemonic'.$C$3:.$I$31];7;0);0); HEX2DEC([.A26]))" office:value-type="float" office:value="38" calcext:value-type="float">
            <text:p>38</text:p>
          </table:table-cell>
          <table:table-cell table:style-name="ce7" table:formula="of:=DEC2BIN([.B26];8)" office:value-type="string" office:string-value="00100110" calcext:value-type="string">
            <text:p>00100110</text:p>
          </table:table-cell>
          <table:table-cell table:style-name="ce7" table:formula="of:=DEC2HEX([.B26];2)" office:value-type="string" office:string-value="26" calcext:value-type="string">
            <text:p>26</text:p>
          </table:table-cell>
          <table:table-cell table:style-name="ce10"/>
          <table:table-cell table:style-name="ce10" office:value-type="string" calcext:value-type="string">
            <text:p>out</text:p>
          </table:table-cell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26" calcext:value-type="string">
            <text:p>26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 office:value-type="string" office:string-value="F71" calcext:value-type="string">
            <text:p>F71</text:p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 office:value-type="string" office:string-value="F71" calcext:value-type="string">
            <text:p>F71</text:p>
          </table:table-cell>
          <table:table-cell table:style-name="ce22" table:formula="of:=IFNA(IF([.F26]=&quot;scall&quot;;VLOOKUP([.G26];[$'(DATA)scall'.$B$3:.$D$18];3;0);VLOOKUP([.F26];[$'(DATA)mnemonic'.$C$3:.$J$31];8;0));&quot;&quot;)" office:value-type="string" office:string-value="Yレジスタで指定したポートにAレジスタ値(0or1)を出力" calcext:value-type="string">
            <text:p>Yレジスタで指定したポートにAレジスタ値(0or1)を出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7]=&quot;&quot;; [.B26]+IFNA(VLOOKUP([.F26];[$'(DATA)mnemonic'.$C$3:.$I$31];7;0);0); HEX2DEC([.A27]))" office:value-type="float" office:value="41" calcext:value-type="float">
            <text:p>41</text:p>
          </table:table-cell>
          <table:table-cell table:style-name="ce7" table:formula="of:=DEC2BIN([.B27];8)" office:value-type="string" office:string-value="00101001" calcext:value-type="string">
            <text:p>00101001</text:p>
          </table:table-cell>
          <table:table-cell table:style-name="ce7" table:formula="of:=DEC2HEX([.B27];2)" office:value-type="string" office:string-value="29" calcext:value-type="string">
            <text:p>29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29" calcext:value-type="string">
            <text:p>29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 office:value-type="string" office:string-value="8" calcext:value-type="string">
            <text:p>8</text:p>
          </table:table-cell>
          <table:table-cell table:style-name="ce20" table:formula="of:=IF(OR([.F27]=&quot;jmpf&quot;;[.F27]=&quot;call&quot;);VLOOKUP([.G27];[.$E$7:.$I$96];5;0);IF([.G27]=&quot;&quot;;&quot;&quot;;[.G27]))" office:value-type="float" office:value="9" calcext:value-type="float">
            <text:p>9</text:p>
          </table:table-cell>
          <table:table-cell table:style-name="ce21" table:formula="of:=IFNA(COM.MICROSOFT.CONCAT([.L27];[.M27]);&quot;&quot;)" office:value-type="string" office:string-value="89" calcext:value-type="string">
            <text:p>89</text:p>
          </table:table-cell>
          <table:table-cell table:style-name="ce22" table:formula="of:=IFNA(IF([.F27]=&quot;scall&quot;;VLOOKUP([.G27];[$'(DATA)scall'.$B$3:.$D$18];3;0);VLOOKUP([.F27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8]=&quot;&quot;; [.B27]+IFNA(VLOOKUP([.F27];[$'(DATA)mnemonic'.$C$3:.$I$31];7;0);0); HEX2DEC([.A28]))" office:value-type="float" office:value="43" calcext:value-type="float">
            <text:p>43</text:p>
          </table:table-cell>
          <table:table-cell table:style-name="ce7" table:formula="of:=DEC2BIN([.B28];8)" office:value-type="string" office:string-value="00101011" calcext:value-type="string">
            <text:p>00101011</text:p>
          </table:table-cell>
          <table:table-cell table:style-name="ce7" table:formula="of:=DEC2HEX([.B28];2)" office:value-type="string" office:string-value="2B" calcext:value-type="string">
            <text:p>2B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2B" calcext:value-type="string">
            <text:p>2B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 office:value-type="string" office:string-value="E" calcext:value-type="string">
            <text:p>E</text:p>
          </table:table-cell>
          <table:table-cell table:style-name="ce20" table:formula="of:=IF(OR([.F28]=&quot;jmpf&quot;;[.F28]=&quot;call&quot;);VLOOKUP([.G28];[.$E$7:.$I$96];5;0);IF([.G28]=&quot;&quot;;&quot;&quot;;[.G28]))" office:value-type="string" office:string-value="c" calcext:value-type="string">
            <text:p>c</text:p>
          </table:table-cell>
          <table:table-cell table:style-name="ce21" table:formula="of:=IFNA(COM.MICROSOFT.CONCAT([.L28];[.M28]);&quot;&quot;)" office:value-type="string" office:string-value="Ec" calcext:value-type="string">
            <text:p>Ec</text:p>
          </table:table-cell>
          <table:table-cell table:style-name="ce22" table:formula="of:=IFNA(IF([.F28]=&quot;scall&quot;;VLOOKUP([.G28];[$'(DATA)scall'.$B$3:.$D$18];3;0);VLOOKUP([.F28];[$'(DATA)mnemonic'.$C$3:.$J$31];8;0));&quot;&quot;)" office:value-type="string" office:string-value="(Aレジスタ値+1)×0.1秒WAITする" calcext:value-type="string">
            <text:p>(Aレジスタ値+1)×0.1秒WAITす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9]=&quot;&quot;; [.B28]+IFNA(VLOOKUP([.F28];[$'(DATA)mnemonic'.$C$3:.$I$31];7;0);0); HEX2DEC([.A29]))" office:value-type="float" office:value="45" calcext:value-type="float">
            <text:p>45</text:p>
          </table:table-cell>
          <table:table-cell table:style-name="ce7" table:formula="of:=DEC2BIN([.B29];8)" office:value-type="string" office:string-value="00101101" calcext:value-type="string">
            <text:p>00101101</text:p>
          </table:table-cell>
          <table:table-cell table:style-name="ce7" table:formula="of:=DEC2HEX([.B29];2)" office:value-type="string" office:string-value="2D" calcext:value-type="string">
            <text:p>2D</text:p>
          </table:table-cell>
          <table:table-cell table:style-name="ce14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2D" calcext:value-type="string">
            <text:p>2D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 office:value-type="string" office:string-value="8" calcext:value-type="string">
            <text:p>8</text:p>
          </table:table-cell>
          <table:table-cell table:style-name="ce20" table:formula="of:=IF(OR([.F29]=&quot;jmpf&quot;;[.F29]=&quot;call&quot;);VLOOKUP([.G29];[.$E$7:.$I$96];5;0);IF([.G29]=&quot;&quot;;&quot;&quot;;[.G29]))" office:value-type="float" office:value="0" calcext:value-type="float">
            <text:p>0</text:p>
          </table:table-cell>
          <table:table-cell table:style-name="ce21" table:formula="of:=IFNA(COM.MICROSOFT.CONCAT([.L29];[.M29]);&quot;&quot;)" office:value-type="string" office:string-value="80" calcext:value-type="string">
            <text:p>80</text:p>
          </table:table-cell>
          <table:table-cell table:style-name="ce22" table:formula="of:=IFNA(IF([.F29]=&quot;scall&quot;;VLOOKUP([.G29];[$'(DATA)scall'.$B$3:.$D$18];3;0);VLOOKUP([.F29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0]=&quot;&quot;; [.B29]+IFNA(VLOOKUP([.F29];[$'(DATA)mnemonic'.$C$3:.$I$31];7;0);0); HEX2DEC([.A30]))" office:value-type="float" office:value="47" calcext:value-type="float">
            <text:p>47</text:p>
          </table:table-cell>
          <table:table-cell table:style-name="ce7" table:formula="of:=DEC2BIN([.B30];8)" office:value-type="string" office:string-value="00101111" calcext:value-type="string">
            <text:p>00101111</text:p>
          </table:table-cell>
          <table:table-cell table:style-name="ce7" table:formula="of:=DEC2HEX([.B30];2)" office:value-type="string" office:string-value="2F" calcext:value-type="string">
            <text:p>2F</text:p>
          </table:table-cell>
          <table:table-cell table:style-name="ce10"/>
          <table:table-cell table:style-name="ce10" office:value-type="string" calcext:value-type="string">
            <text:p>out</text:p>
          </table:table-cell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2F" calcext:value-type="string">
            <text:p>2F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 office:value-type="string" office:string-value="F71" calcext:value-type="string">
            <text:p>F71</text:p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 office:value-type="string" office:string-value="F71" calcext:value-type="string">
            <text:p>F71</text:p>
          </table:table-cell>
          <table:table-cell table:style-name="ce22" table:formula="of:=IFNA(IF([.F30]=&quot;scall&quot;;VLOOKUP([.G30];[$'(DATA)scall'.$B$3:.$D$18];3;0);VLOOKUP([.F30];[$'(DATA)mnemonic'.$C$3:.$J$31];8;0));&quot;&quot;)" office:value-type="string" office:string-value="Yレジスタで指定したポートにAレジスタ値(0or1)を出力" calcext:value-type="string">
            <text:p>Yレジスタで指定したポートにAレジスタ値(0or1)を出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1]=&quot;&quot;; [.B30]+IFNA(VLOOKUP([.F30];[$'(DATA)mnemonic'.$C$3:.$I$31];7;0);0); HEX2DEC([.A31]))" office:value-type="float" office:value="50" calcext:value-type="float">
            <text:p>50</text:p>
          </table:table-cell>
          <table:table-cell table:style-name="ce7" table:formula="of:=DEC2BIN([.B31];8)" office:value-type="string" office:string-value="00110010" calcext:value-type="string">
            <text:p>00110010</text:p>
          </table:table-cell>
          <table:table-cell table:style-name="ce7" table:formula="of:=DEC2HEX([.B31];2)" office:value-type="string" office:string-value="32" calcext:value-type="string">
            <text:p>32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32" calcext:value-type="string">
            <text:p>32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 office:value-type="string" office:string-value="2" calcext:value-type="string">
            <text:p>2</text:p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 office:value-type="string" office:string-value="2" calcext:value-type="string">
            <text:p>2</text:p>
          </table:table-cell>
          <table:table-cell table:style-name="ce22" table:formula="of:=IFNA(IF([.F31]=&quot;scall&quot;;VLOOKUP([.G31];[$'(DATA)scall'.$B$3:.$D$18];3;0);VLOOKUP([.F31];[$'(DATA)mnemonic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2]=&quot;&quot;; [.B31]+IFNA(VLOOKUP([.F31];[$'(DATA)mnemonic'.$C$3:.$I$31];7;0);0); HEX2DEC([.A32]))" office:value-type="float" office:value="51" calcext:value-type="float">
            <text:p>51</text:p>
          </table:table-cell>
          <table:table-cell table:style-name="ce7" table:formula="of:=DEC2BIN([.B32];8)" office:value-type="string" office:string-value="00110011" calcext:value-type="string">
            <text:p>00110011</text:p>
          </table:table-cell>
          <table:table-cell table:style-name="ce7" table:formula="of:=DEC2HEX([.B32];2)" office:value-type="string" office:string-value="33" calcext:value-type="string">
            <text:p>33</text:p>
          </table:table-cell>
          <table:table-cell table:style-name="ce10" office:value-type="string" calcext:value-type="string">
            <text:p>skip</text:p>
          </table:table-cell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33" calcext:value-type="string">
            <text:p>33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 office:value-type="string" office:string-value="F" calcext:value-type="string">
            <text:p>F</text:p>
          </table:table-cell>
          <table:table-cell table:style-name="ce20" table:formula="of:=IF(OR([.F32]=&quot;jmpf&quot;;[.F32]=&quot;call&quot;);VLOOKUP([.G32];[.$E$7:.$I$96];5;0);IF([.G32]=&quot;&quot;;&quot;&quot;;[.G32]))" office:value-type="string" office:string-value="0E" calcext:value-type="string">
            <text:p>0E</text:p>
          </table:table-cell>
          <table:table-cell table:style-name="ce21" table:formula="of:=IFNA(COM.MICROSOFT.CONCAT([.L32];[.M32]);&quot;&quot;)" office:value-type="string" office:string-value="F0E" calcext:value-type="string">
            <text:p>F0E</text:p>
          </table:table-cell>
          <table:table-cell table:style-name="ce22" table:formula="of:=IFNA(IF([.F32]=&quot;scall&quot;;VLOOKUP([.G32];[$'(DATA)scall'.$B$3:.$D$18];3;0);VLOOKUP([.F32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3]=&quot;&quot;; [.B32]+IFNA(VLOOKUP([.F32];[$'(DATA)mnemonic'.$C$3:.$I$31];7;0);0); HEX2DEC([.A33]))" office:value-type="float" office:value="54" calcext:value-type="float">
            <text:p>54</text:p>
          </table:table-cell>
          <table:table-cell table:style-name="ce7" table:formula="of:=DEC2BIN([.B33];8)" office:value-type="string" office:string-value="00110110" calcext:value-type="string">
            <text:p>00110110</text:p>
          </table:table-cell>
          <table:table-cell table:style-name="ce7" table:formula="of:=DEC2HEX([.B33];2)" office:value-type="string" office:string-value="36" calcext:value-type="string">
            <text:p>36</text:p>
          </table:table-cell>
          <table:table-cell table:style-name="ce14" office:value-type="string" calcext:value-type="string">
            <text:p>ledOn</text:p>
          </table:table-cell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36" calcext:value-type="string">
            <text:p>36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 office:value-type="string" office:string-value="2" calcext:value-type="string">
            <text:p>2</text:p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 office:value-type="string" office:string-value="2" calcext:value-type="string">
            <text:p>2</text:p>
          </table:table-cell>
          <table:table-cell table:style-name="ce22" table:formula="of:=IFNA(IF([.F33]=&quot;scall&quot;;VLOOKUP([.G33];[$'(DATA)scall'.$B$3:.$D$18];3;0);VLOOKUP([.F33];[$'(DATA)mnemonic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4]=&quot;&quot;; [.B33]+IFNA(VLOOKUP([.F33];[$'(DATA)mnemonic'.$C$3:.$I$31];7;0);0); HEX2DEC([.A34]))" office:value-type="float" office:value="55" calcext:value-type="float">
            <text:p>55</text:p>
          </table:table-cell>
          <table:table-cell table:style-name="ce7" table:formula="of:=DEC2BIN([.B34];8)" office:value-type="string" office:string-value="00110111" calcext:value-type="string">
            <text:p>00110111</text:p>
          </table:table-cell>
          <table:table-cell table:style-name="ce7" table:formula="of:=DEC2HEX([.B34];2)" office:value-type="string" office:string-value="37" calcext:value-type="string">
            <text:p>37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37" calcext:value-type="string">
            <text:p>37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 office:value-type="string" office:string-value="A" calcext:value-type="string">
            <text:p>A</text:p>
          </table:table-cell>
          <table:table-cell table:style-name="ce20" table:formula="of:=IF(OR([.F34]=&quot;jmpf&quot;;[.F34]=&quot;call&quot;);VLOOKUP([.G34];[.$E$7:.$I$96];5;0);IF([.G34]=&quot;&quot;;&quot;&quot;;[.G34]))" office:value-type="float" office:value="3" calcext:value-type="float">
            <text:p>3</text:p>
          </table:table-cell>
          <table:table-cell table:style-name="ce21" table:formula="of:=IFNA(COM.MICROSOFT.CONCAT([.L34];[.M34]);&quot;&quot;)" office:value-type="string" office:string-value="A3" calcext:value-type="string">
            <text:p>A3</text:p>
          </table:table-cell>
          <table:table-cell table:style-name="ce22" table:formula="of:=IFNA(IF([.F34]=&quot;scall&quot;;VLOOKUP([.G34];[$'(DATA)scall'.$B$3:.$D$18];3;0);VLOOKUP([.F34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5]=&quot;&quot;; [.B34]+IFNA(VLOOKUP([.F34];[$'(DATA)mnemonic'.$C$3:.$I$31];7;0);0); HEX2DEC([.A35]))" office:value-type="float" office:value="57" calcext:value-type="float">
            <text:p>57</text:p>
          </table:table-cell>
          <table:table-cell table:style-name="ce7" table:formula="of:=DEC2BIN([.B35];8)" office:value-type="string" office:string-value="00111001" calcext:value-type="string">
            <text:p>00111001</text:p>
          </table:table-cell>
          <table:table-cell table:style-name="ce7" table:formula="of:=DEC2HEX([.B35];2)" office:value-type="string" office:string-value="39" calcext:value-type="string">
            <text:p>39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39" calcext:value-type="string">
            <text:p>39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 office:value-type="string" office:string-value="E" calcext:value-type="string">
            <text:p>E</text:p>
          </table:table-cell>
          <table:table-cell table:style-name="ce20" table:formula="of:=IF(OR([.F35]=&quot;jmpf&quot;;[.F35]=&quot;call&quot;);VLOOKUP([.G35];[.$E$7:.$I$96];5;0);IF([.G35]=&quot;&quot;;&quot;&quot;;[.G35]))" office:value-type="float" office:value="1" calcext:value-type="float">
            <text:p>1</text:p>
          </table:table-cell>
          <table:table-cell table:style-name="ce21" table:formula="of:=IFNA(COM.MICROSOFT.CONCAT([.L35];[.M35]);&quot;&quot;)" office:value-type="string" office:string-value="E1" calcext:value-type="string">
            <text:p>E1</text:p>
          </table:table-cell>
          <table:table-cell table:style-name="ce22" table:formula="of:=IFNA(IF([.F35]=&quot;scall&quot;;VLOOKUP([.G35];[$'(DATA)scall'.$B$3:.$D$18];3;0);VLOOKUP([.F35];[$'(DATA)mnemonic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6]=&quot;&quot;; [.B35]+IFNA(VLOOKUP([.F35];[$'(DATA)mnemonic'.$C$3:.$I$31];7;0);0); HEX2DEC([.A36]))" office:value-type="float" office:value="59" calcext:value-type="float">
            <text:p>59</text:p>
          </table:table-cell>
          <table:table-cell table:style-name="ce7" table:formula="of:=DEC2BIN([.B36];8)" office:value-type="string" office:string-value="00111011" calcext:value-type="string">
            <text:p>00111011</text:p>
          </table:table-cell>
          <table:table-cell table:style-name="ce7" table:formula="of:=DEC2HEX([.B36];2)" office:value-type="string" office:string-value="3B" calcext:value-type="string">
            <text:p>3B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3B" calcext:value-type="string">
            <text:p>3B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 office:value-type="string" office:string-value="2" calcext:value-type="string">
            <text:p>2</text:p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 office:value-type="string" office:string-value="2" calcext:value-type="string">
            <text:p>2</text:p>
          </table:table-cell>
          <table:table-cell table:style-name="ce22" table:formula="of:=IFNA(IF([.F36]=&quot;scall&quot;;VLOOKUP([.G36];[$'(DATA)scall'.$B$3:.$D$18];3;0);VLOOKUP([.F36];[$'(DATA)mnemonic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7]=&quot;&quot;; [.B36]+IFNA(VLOOKUP([.F36];[$'(DATA)mnemonic'.$C$3:.$I$31];7;0);0); HEX2DEC([.A37]))" office:value-type="float" office:value="60" calcext:value-type="float">
            <text:p>60</text:p>
          </table:table-cell>
          <table:table-cell table:style-name="ce7" table:formula="of:=DEC2BIN([.B37];8)" office:value-type="string" office:string-value="00111100" calcext:value-type="string">
            <text:p>00111100</text:p>
          </table:table-cell>
          <table:table-cell table:style-name="ce7" table:formula="of:=DEC2HEX([.B37];2)" office:value-type="string" office:string-value="3C" calcext:value-type="string">
            <text:p>3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3C" calcext:value-type="string">
            <text:p>3C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 office:value-type="string" office:string-value="F" calcext:value-type="string">
            <text:p>F</text:p>
          </table:table-cell>
          <table:table-cell table:style-name="ce20" table:formula="of:=IF(OR([.F37]=&quot;jmpf&quot;;[.F37]=&quot;call&quot;);VLOOKUP([.G37];[.$E$7:.$I$96];5;0);IF([.G37]=&quot;&quot;;&quot;&quot;;[.G37]))" office:value-type="string" office:string-value="0E" calcext:value-type="string">
            <text:p>0E</text:p>
          </table:table-cell>
          <table:table-cell table:style-name="ce21" table:formula="of:=IFNA(COM.MICROSOFT.CONCAT([.L37];[.M37]);&quot;&quot;)" office:value-type="string" office:string-value="F0E" calcext:value-type="string">
            <text:p>F0E</text:p>
          </table:table-cell>
          <table:table-cell table:style-name="ce22" table:formula="of:=IFNA(IF([.F37]=&quot;scall&quot;;VLOOKUP([.G37];[$'(DATA)scall'.$B$3:.$D$18];3;0);VLOOKUP([.F37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63" calcext:value-type="float">
            <text:p>63</text:p>
          </table:table-cell>
          <table:table-cell table:style-name="ce7" table:formula="of:=DEC2BIN([.B38];8)" office:value-type="string" office:string-value="00111111" calcext:value-type="string">
            <text:p>00111111</text:p>
          </table:table-cell>
          <table:table-cell table:style-name="ce7" table:formula="of:=DEC2HEX([.B38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3F" calcext:value-type="string">
            <text:p>3F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63" calcext:value-type="float">
            <text:p>63</text:p>
          </table:table-cell>
          <table:table-cell table:style-name="ce7" table:formula="of:=DEC2BIN([.B39];8)" office:value-type="string" office:string-value="00111111" calcext:value-type="string">
            <text:p>00111111</text:p>
          </table:table-cell>
          <table:table-cell table:style-name="ce7" table:formula="of:=DEC2HEX([.B39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3F" calcext:value-type="string">
            <text:p>3F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63" calcext:value-type="float">
            <text:p>63</text:p>
          </table:table-cell>
          <table:table-cell table:style-name="ce7" table:formula="of:=DEC2BIN([.B40];8)" office:value-type="string" office:string-value="00111111" calcext:value-type="string">
            <text:p>00111111</text:p>
          </table:table-cell>
          <table:table-cell table:style-name="ce7" table:formula="of:=DEC2HEX([.B40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3F" calcext:value-type="string">
            <text:p>3F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63" calcext:value-type="float">
            <text:p>63</text:p>
          </table:table-cell>
          <table:table-cell table:style-name="ce7" table:formula="of:=DEC2BIN([.B41];8)" office:value-type="string" office:string-value="00111111" calcext:value-type="string">
            <text:p>00111111</text:p>
          </table:table-cell>
          <table:table-cell table:style-name="ce7" table:formula="of:=DEC2HEX([.B41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3F" calcext:value-type="string">
            <text:p>3F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63" calcext:value-type="float">
            <text:p>63</text:p>
          </table:table-cell>
          <table:table-cell table:style-name="ce7" table:formula="of:=DEC2BIN([.B42];8)" office:value-type="string" office:string-value="00111111" calcext:value-type="string">
            <text:p>00111111</text:p>
          </table:table-cell>
          <table:table-cell table:style-name="ce7" table:formula="of:=DEC2HEX([.B42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3F" calcext:value-type="string">
            <text:p>3F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63" calcext:value-type="float">
            <text:p>63</text:p>
          </table:table-cell>
          <table:table-cell table:style-name="ce7" table:formula="of:=DEC2BIN([.B43];8)" office:value-type="string" office:string-value="00111111" calcext:value-type="string">
            <text:p>00111111</text:p>
          </table:table-cell>
          <table:table-cell table:style-name="ce7" table:formula="of:=DEC2HEX([.B43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3F" calcext:value-type="string">
            <text:p>3F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63" calcext:value-type="float">
            <text:p>63</text:p>
          </table:table-cell>
          <table:table-cell table:style-name="ce7" table:formula="of:=DEC2BIN([.B44];8)" office:value-type="string" office:string-value="00111111" calcext:value-type="string">
            <text:p>00111111</text:p>
          </table:table-cell>
          <table:table-cell table:style-name="ce7" table:formula="of:=DEC2HEX([.B44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3F" calcext:value-type="string">
            <text:p>3F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63" calcext:value-type="float">
            <text:p>63</text:p>
          </table:table-cell>
          <table:table-cell table:style-name="ce7" table:formula="of:=DEC2BIN([.B45];8)" office:value-type="string" office:string-value="00111111" calcext:value-type="string">
            <text:p>00111111</text:p>
          </table:table-cell>
          <table:table-cell table:style-name="ce7" table:formula="of:=DEC2HEX([.B45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3F" calcext:value-type="string">
            <text:p>3F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63" calcext:value-type="float">
            <text:p>63</text:p>
          </table:table-cell>
          <table:table-cell table:style-name="ce7" table:formula="of:=DEC2BIN([.B46];8)" office:value-type="string" office:string-value="00111111" calcext:value-type="string">
            <text:p>00111111</text:p>
          </table:table-cell>
          <table:table-cell table:style-name="ce7" table:formula="of:=DEC2HEX([.B46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3F" calcext:value-type="string">
            <text:p>3F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63" calcext:value-type="float">
            <text:p>63</text:p>
          </table:table-cell>
          <table:table-cell table:style-name="ce7" table:formula="of:=DEC2BIN([.B47];8)" office:value-type="string" office:string-value="00111111" calcext:value-type="string">
            <text:p>00111111</text:p>
          </table:table-cell>
          <table:table-cell table:style-name="ce7" table:formula="of:=DEC2HEX([.B47];2)" office:value-type="string" office:string-value="3F" calcext:value-type="string">
            <text:p>3F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3F" calcext:value-type="string">
            <text:p>3F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63" calcext:value-type="float">
            <text:p>63</text:p>
          </table:table-cell>
          <table:table-cell table:style-name="ce7" table:formula="of:=DEC2BIN([.B48];8)" office:value-type="string" office:string-value="00111111" calcext:value-type="string">
            <text:p>00111111</text:p>
          </table:table-cell>
          <table:table-cell table:style-name="ce7" table:formula="of:=DEC2HEX([.B48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3F" calcext:value-type="string">
            <text:p>3F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63" calcext:value-type="float">
            <text:p>63</text:p>
          </table:table-cell>
          <table:table-cell table:style-name="ce7" table:formula="of:=DEC2BIN([.B49];8)" office:value-type="string" office:string-value="00111111" calcext:value-type="string">
            <text:p>00111111</text:p>
          </table:table-cell>
          <table:table-cell table:style-name="ce7" table:formula="of:=DEC2HEX([.B49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3F" calcext:value-type="string">
            <text:p>3F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63" calcext:value-type="float">
            <text:p>63</text:p>
          </table:table-cell>
          <table:table-cell table:style-name="ce7" table:formula="of:=DEC2BIN([.B50];8)" office:value-type="string" office:string-value="00111111" calcext:value-type="string">
            <text:p>00111111</text:p>
          </table:table-cell>
          <table:table-cell table:style-name="ce7" table:formula="of:=DEC2HEX([.B50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3F" calcext:value-type="string">
            <text:p>3F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63" calcext:value-type="float">
            <text:p>63</text:p>
          </table:table-cell>
          <table:table-cell table:style-name="ce7" table:formula="of:=DEC2BIN([.B51];8)" office:value-type="string" office:string-value="00111111" calcext:value-type="string">
            <text:p>00111111</text:p>
          </table:table-cell>
          <table:table-cell table:style-name="ce7" table:formula="of:=DEC2HEX([.B51];2)" office:value-type="string" office:string-value="3F" calcext:value-type="string">
            <text:p>3F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3F" calcext:value-type="string">
            <text:p>3F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もぐらたたき(FX-165 No.100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5162504" calcext:value-type="string">
            <text:p>E50:5162504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80E5Ae53E132Af0F3920F357C0F26E9E5911E553E23BfF46E7F322F0E80EcBfF0E2F260F06F46" calcext:value-type="string">
            <text:p>E00:80E5Ae53E132Af0F3920F357C0F26E9E5911E553E23BfF46E7F322F0E80EcBfF0E2F260F06F46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3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8" calcext:value-type="string">
            <text:p>8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80" calcext:value-type="string">
            <text:p>80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 office:value-type="string" calcext:value-type="string">
            <text:p>5</text:p>
          </table:table-cell>
        </table:table-row>
        <table:table-row table:style-name="ro3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E" calcext:value-type="string">
            <text:p>E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5" calcext:value-type="float">
            <text:p>5</text:p>
          </table:table-cell>
          <table:table-cell table:style-name="ce21" table:formula="of:=IFNA(COM.MICROSOFT.CONCAT([.L8];[.M8]);&quot;&quot;)" office:value-type="string" office:string-value="E5" calcext:value-type="string">
            <text:p>E5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 office:value-type="string" calcext:value-type="string">
            <text:p>1</text:p>
          </table:table-cell>
        </table:table-row>
        <table:table-row table:style-name="ro3">
          <table:table-cell table:style-name="ce2"/>
          <table:table-cell table:style-name="ce6" table:formula="of:=IF([.A9]=&quot;&quot;; [.B8]+IFNA(VLOOKUP([.F8];[$'(DATA)mnemonic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string" calcext:value-type="string">
            <text:p>e</text:p>
          </table:table-cell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A" calcext:value-type="string">
            <text:p>A</text:p>
          </table:table-cell>
          <table:table-cell table:style-name="ce20" table:formula="of:=IF(OR([.F9]=&quot;jmpf&quot;;[.F9]=&quot;call&quot;);VLOOKUP([.G9];[.$E$7:.$I$96];5;0);IF([.G9]=&quot;&quot;;&quot;&quot;;[.G9]))" office:value-type="string" office:string-value="e" calcext:value-type="string">
            <text:p>e</text:p>
          </table:table-cell>
          <table:table-cell table:style-name="ce21" table:formula="of:=IFNA(COM.MICROSOFT.CONCAT([.L9];[.M9]);&quot;&quot;)" office:value-type="string" office:string-value="Ae" calcext:value-type="string">
            <text:p>Ae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 office:value-type="string" calcext:value-type="string">
            <text:p>6</text:p>
          </table:table-cell>
        </table:table-row>
        <table:table-row table:style-name="ro3">
          <table:table-cell table:style-name="ce2"/>
          <table:table-cell table:style-name="ce6" table:formula="of:=IF([.A10]=&quot;&quot;; [.B9]+IFNA(VLOOKUP([.F9];[$'(DATA)mnemonic'.$C$3:.$I$31];7;0);0); HEX2DEC([.A10]))" office:value-type="float" office:value="6" calcext:value-type="float">
            <text:p>6</text:p>
          </table:table-cell>
          <table:table-cell table:style-name="ce7" table:formula="of:=DEC2BIN([.B10];8)" office:value-type="string" office:string-value="00000110" calcext:value-type="string">
            <text:p>00000110</text:p>
          </table:table-cell>
          <table:table-cell table:style-name="ce7" table:formula="of:=DEC2HEX([.B10];2)" office:value-type="string" office:string-value="06" calcext:value-type="string">
            <text:p>06</text:p>
          </table:table-cell>
          <table:table-cell table:style-name="ce10" office:value-type="string" calcext:value-type="string">
            <text:p>label1</text:p>
          </table:table-cell>
          <table:table-cell table:style-name="ce10" office:value-type="string" calcext:value-type="string">
            <text:p>ld</text:p>
          </table:table-cell>
          <table:table-cell table:style-name="ce14"/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6" calcext:value-type="string">
            <text:p>06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5" calcext:value-type="string">
            <text:p>5</text:p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 office:value-type="string" office:string-value="5" calcext:value-type="string">
            <text:p>5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 office:value-type="string" calcext:value-type="string">
            <text:p>2</text:p>
          </table:table-cell>
        </table:table-row>
        <table:table-row table:style-name="ro2">
          <table:table-cell table:style-name="ce2"/>
          <table:table-cell table:style-name="ce6" table:formula="of:=IF([.A11]=&quot;&quot;; [.B10]+IFNA(VLOOKUP([.F10];[$'(DATA)mnemonic'.$C$3:.$I$31];7;0);0); HEX2DEC([.A11]))" office:value-type="float" office:value="7" calcext:value-type="float">
            <text:p>7</text:p>
          </table:table-cell>
          <table:table-cell table:style-name="ce7" table:formula="of:=DEC2BIN([.B11];8)" office:value-type="string" office:string-value="00000111" calcext:value-type="string">
            <text:p>00000111</text:p>
          </table:table-cell>
          <table:table-cell table:style-name="ce7" table:formula="of:=DEC2HEX([.B11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7" calcext:value-type="string">
            <text:p>07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3" calcext:value-type="string">
            <text:p>3</text:p>
          </table:table-cell>
          <table:table-cell table:style-name="ce20" table:formula="of:=IF(OR([.F11]=&quot;jmpf&quot;;[.F11]=&quot;call&quot;);VLOOKUP([.G11];[.$E$7:.$I$96];5;0);IF([.G11]=&quot;&quot;;&quot;&quot;;[.G11]))">
            <text:p/>
          </table:table-cell>
          <table:table-cell table:style-name="ce21" table:formula="of:=IFNA(COM.MICROSOFT.CONCAT([.L11];[.M11]);&quot;&quot;)" office:value-type="string" office:string-value="3" calcext:value-type="string">
            <text:p>3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A⇔Y " calcext:value-type="string">
            <text:p>A⇔Y 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 office:value-type="string" calcext:value-type="string">
            <text:p>5</text:p>
          </table:table-cell>
        </table:table-row>
        <table:table-row table:style-name="ro3">
          <table:table-cell table:style-name="ce2"/>
          <table:table-cell table:style-name="ce6" table:formula="of:=IF([.A12]=&quot;&quot;; [.B11]+IFNA(VLOOKUP([.F11];[$'(DATA)mnemonic'.$C$3:.$I$31];7;0);0); HEX2DEC([.A12]))" office:value-type="float" office:value="8" calcext:value-type="float">
            <text:p>8</text:p>
          </table:table-cell>
          <table:table-cell table:style-name="ce7" table:formula="of:=DEC2BIN([.B12];8)" office:value-type="string" office:string-value="00001000" calcext:value-type="string">
            <text:p>00001000</text:p>
          </table:table-cell>
          <table:table-cell table:style-name="ce7" table:formula="of:=DEC2HEX([.B12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8" calcext:value-type="string">
            <text:p>08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E" calcext:value-type="string">
            <text:p>E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1" calcext:value-type="float">
            <text:p>1</text:p>
          </table:table-cell>
          <table:table-cell table:style-name="ce21" table:formula="of:=IFNA(COM.MICROSOFT.CONCAT([.L12];[.M12]);&quot;&quot;)" office:value-type="string" office:string-value="E1" calcext:value-type="string">
            <text:p>E1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 office:value-type="string" calcext:value-type="string">
            <text:p>0</text:p>
          </table:table-cell>
        </table:table-row>
        <table:table-row table:style-name="ro2">
          <table:table-cell table:style-name="ce2"/>
          <table:table-cell table:style-name="ce6" table:formula="of:=IF([.A13]=&quot;&quot;; [.B12]+IFNA(VLOOKUP([.F12];[$'(DATA)mnemonic'.$C$3:.$I$31];7;0);0); HEX2DEC([.A13]))" office:value-type="float" office:value="10" calcext:value-type="float">
            <text:p>10</text:p>
          </table:table-cell>
          <table:table-cell table:style-name="ce7" table:formula="of:=DEC2BIN([.B13];8)" office:value-type="string" office:string-value="00001010" calcext:value-type="string">
            <text:p>00001010</text:p>
          </table:table-cell>
          <table:table-cell table:style-name="ce7" table:formula="of:=DEC2HEX([.B13];2)" office:value-type="string" office:string-value="0A" calcext:value-type="string">
            <text:p>0A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A" calcext:value-type="string">
            <text:p>0A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3" calcext:value-type="string">
            <text:p>3</text:p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 office:value-type="string" office:string-value="3" calcext:value-type="string">
            <text:p>3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A⇔Y " calcext:value-type="string">
            <text:p>A⇔Y 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 office:value-type="string" calcext:value-type="string">
            <text:p>4</text:p>
          </table:table-cell>
        </table:table-row>
        <table:table-row table:style-name="ro3">
          <table:table-cell table:style-name="ce2"/>
          <table:table-cell table:style-name="ce6" table:formula="of:=IF([.A14]=&quot;&quot;; [.B13]+IFNA(VLOOKUP([.F13];[$'(DATA)mnemonic'.$C$3:.$I$31];7;0);0); HEX2DEC([.A14]))" office:value-type="float" office:value="11" calcext:value-type="float">
            <text:p>11</text:p>
          </table:table-cell>
          <table:table-cell table:style-name="ce7" table:formula="of:=DEC2BIN([.B14];8)" office:value-type="string" office:string-value="00001011" calcext:value-type="string">
            <text:p>00001011</text:p>
          </table:table-cell>
          <table:table-cell table:style-name="ce7" table:formula="of:=DEC2HEX([.B14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0B" calcext:value-type="string">
            <text:p>0B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 office:value-type="string" office:string-value="2" calcext:value-type="string">
            <text:p>2</text:p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 office:value-type="string" office:string-value="2" calcext:value-type="string">
            <text:p>2</text:p>
          </table:table-cell>
          <table:table-cell table:style-name="ce22" table:formula="of:=IFNA(IF([.F14]=&quot;scall&quot;;VLOOKUP([.G14];[$'(DATA)scall'.$B$3:.$D$18];3;0);VLOOKUP([.F14];[$'(DATA)mnemonic'.$C$3:.$J$31];8;0));&quot;&quot;)" office:value-type="string" office:string-value="A⇔B、Y⇔Z" calcext:value-type="string">
            <text:p>A⇔B、Y⇔Z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mnemonic'.$C$3:.$I$31];7;0);0); HEX2DEC([.A15]))" office:value-type="float" office:value="12" calcext:value-type="float">
            <text:p>12</text:p>
          </table:table-cell>
          <table:table-cell table:style-name="ce7" table:formula="of:=DEC2BIN([.B15];8)" office:value-type="string" office:string-value="00001100" calcext:value-type="string">
            <text:p>00001100</text:p>
          </table:table-cell>
          <table:table-cell table:style-name="ce7" table:formula="of:=DEC2HEX([.B15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0C" calcext:value-type="string">
            <text:p>0C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 office:value-type="string" office:string-value="A" calcext:value-type="string">
            <text:p>A</text:p>
          </table:table-cell>
          <table:table-cell table:style-name="ce20" table:formula="of:=IF(OR([.F15]=&quot;jmpf&quot;;[.F15]=&quot;call&quot;);VLOOKUP([.G15];[.$E$7:.$I$96];5;0);IF([.G15]=&quot;&quot;;&quot;&quot;;[.G15]))" office:value-type="string" office:string-value="f" calcext:value-type="string">
            <text:p>f</text:p>
          </table:table-cell>
          <table:table-cell table:style-name="ce21" table:formula="of:=IFNA(COM.MICROSOFT.CONCAT([.L15];[.M15]);&quot;&quot;)" office:value-type="string" office:string-value="Af" calcext:value-type="string">
            <text:p>Af</text:p>
          </table:table-cell>
          <table:table-cell table:style-name="ce22" table:formula="of:=IFNA(IF([.F15]=&quot;scall&quot;;VLOOKUP([.G15];[$'(DATA)scall'.$B$3:.$D$18];3;0);VLOOKUP([.F15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mnemonic'.$C$3:.$I$31];7;0);0); HEX2DEC([.A16]))" office:value-type="float" office:value="14" calcext:value-type="float">
            <text:p>14</text:p>
          </table:table-cell>
          <table:table-cell table:style-name="ce7" table:formula="of:=DEC2BIN([.B16];8)" office:value-type="string" office:string-value="00001110" calcext:value-type="string">
            <text:p>00001110</text:p>
          </table:table-cell>
          <table:table-cell table:style-name="ce7" table:formula="of:=DEC2HEX([.B16];2)" office:value-type="string" office:string-value="0E" calcext:value-type="string">
            <text:p>0E</text:p>
          </table:table-cell>
          <table:table-cell table:style-name="ce10" office:value-type="string" calcext:value-type="string">
            <text:p>label2</text:p>
          </table:table-cell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0E" calcext:value-type="string">
            <text:p>0E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 office:value-type="string" office:string-value="0" calcext:value-type="string">
            <text:p>0</text:p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 office:value-type="string" office:string-value="0" calcext:value-type="string">
            <text:p>0</text:p>
          </table:table-cell>
          <table:table-cell table:style-name="ce22" table:formula="of:=IFNA(IF([.F16]=&quot;scall&quot;;VLOOKUP([.G16];[$'(DATA)scall'.$B$3:.$D$18];3;0);VLOOKUP([.F16];[$'(DATA)mnemonic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mnemonic'.$C$3:.$I$31];7;0);0); HEX2DEC([.A17]))" office:value-type="float" office:value="15" calcext:value-type="float">
            <text:p>15</text:p>
          </table:table-cell>
          <table:table-cell table:style-name="ce7" table:formula="of:=DEC2BIN([.B17];8)" office:value-type="string" office:string-value="00001111" calcext:value-type="string">
            <text:p>00001111</text:p>
          </table:table-cell>
          <table:table-cell table:style-name="ce7" table:formula="of:=DEC2HEX([.B17];2)" office:value-type="string" office:string-value="0F" calcext:value-type="string">
            <text:p>0F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6</text:p>
          </table:table-cell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0F" calcext:value-type="string">
            <text:p>0F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39" calcext:value-type="string">
            <text:p>39</text:p>
          </table:table-cell>
          <table:table-cell table:style-name="ce21" table:formula="of:=IFNA(COM.MICROSOFT.CONCAT([.L17];[.M17]);&quot;&quot;)" office:value-type="string" office:string-value="F39" calcext:value-type="string">
            <text:p>F39</text:p>
          </table:table-cell>
          <table:table-cell table:style-name="ce22" table:formula="of:=IFNA(IF([.F17]=&quot;scall&quot;;VLOOKUP([.G17];[$'(DATA)scall'.$B$3:.$D$18];3;0);VLOOKUP([.F17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8]=&quot;&quot;; [.B17]+IFNA(VLOOKUP([.F17];[$'(DATA)mnemonic'.$C$3:.$I$31];7;0);0); HEX2DEC([.A18]))" office:value-type="float" office:value="18" calcext:value-type="float">
            <text:p>18</text:p>
          </table:table-cell>
          <table:table-cell table:style-name="ce7" table:formula="of:=DEC2BIN([.B18];8)" office:value-type="string" office:string-value="00010010" calcext:value-type="string">
            <text:p>00010010</text:p>
          </table:table-cell>
          <table:table-cell table:style-name="ce7" table:formula="of:=DEC2HEX([.B18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12" calcext:value-type="string">
            <text:p>12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 office:value-type="string" office:string-value="2" calcext:value-type="string">
            <text:p>2</text:p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 office:value-type="string" office:string-value="2" calcext:value-type="string">
            <text:p>2</text:p>
          </table:table-cell>
          <table:table-cell table:style-name="ce22" table:formula="of:=IFNA(IF([.F18]=&quot;scall&quot;;VLOOKUP([.G18];[$'(DATA)scall'.$B$3:.$D$18];3;0);VLOOKUP([.F18];[$'(DATA)mnemonic'.$C$3:.$J$31];8;0));&quot;&quot;)" office:value-type="string" office:string-value="A⇔B、Y⇔Z" calcext:value-type="string">
            <text:p>A⇔B、Y⇔Z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mnemonic'.$C$3:.$I$31];7;0);0); HEX2DEC([.A19]))" office:value-type="float" office:value="19" calcext:value-type="float">
            <text:p>19</text:p>
          </table:table-cell>
          <table:table-cell table:style-name="ce7" table:formula="of:=DEC2BIN([.B19];8)" office:value-type="string" office:string-value="00010011" calcext:value-type="string">
            <text:p>00010011</text:p>
          </table:table-cell>
          <table:table-cell table:style-name="ce7" table:formula="of:=DEC2HEX([.B19];2)" office:value-type="string" office:string-value="13" calcext:value-type="string">
            <text:p>13</text:p>
          </table:table-cell>
          <table:table-cell table:style-name="ce10"/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13" calcext:value-type="string">
            <text:p>13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 office:value-type="string" office:string-value="0" calcext:value-type="string">
            <text:p>0</text:p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 office:value-type="string" office:string-value="0" calcext:value-type="string">
            <text:p>0</text:p>
          </table:table-cell>
          <table:table-cell table:style-name="ce22" table:formula="of:=IFNA(IF([.F19]=&quot;scall&quot;;VLOOKUP([.G19];[$'(DATA)scall'.$B$3:.$D$18];3;0);VLOOKUP([.F19];[$'(DATA)mnemonic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0]=&quot;&quot;; [.B19]+IFNA(VLOOKUP([.F19];[$'(DATA)mnemonic'.$C$3:.$I$31];7;0);0); HEX2DEC([.A20]))" office:value-type="float" office:value="20" calcext:value-type="float">
            <text:p>20</text:p>
          </table:table-cell>
          <table:table-cell table:style-name="ce7" table:formula="of:=DEC2BIN([.B20];8)" office:value-type="string" office:string-value="00010100" calcext:value-type="string">
            <text:p>00010100</text:p>
          </table:table-cell>
          <table:table-cell table:style-name="ce7" table:formula="of:=DEC2HEX([.B20];2)" office:value-type="string" office:string-value="14" calcext:value-type="string">
            <text:p>1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5</text:p>
          </table:table-cell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14" calcext:value-type="string">
            <text:p>14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 office:value-type="string" office:string-value="F" calcext:value-type="string">
            <text:p>F</text:p>
          </table:table-cell>
          <table:table-cell table:style-name="ce20" table:formula="of:=IF(OR([.F20]=&quot;jmpf&quot;;[.F20]=&quot;call&quot;);VLOOKUP([.G20];[.$E$7:.$I$96];5;0);IF([.G20]=&quot;&quot;;&quot;&quot;;[.G20]))" office:value-type="string" office:string-value="35" calcext:value-type="string">
            <text:p>35</text:p>
          </table:table-cell>
          <table:table-cell table:style-name="ce21" table:formula="of:=IFNA(COM.MICROSOFT.CONCAT([.L20];[.M20]);&quot;&quot;)" office:value-type="string" office:string-value="F35" calcext:value-type="string">
            <text:p>F35</text:p>
          </table:table-cell>
          <table:table-cell table:style-name="ce22" table:formula="of:=IFNA(IF([.F20]=&quot;scall&quot;;VLOOKUP([.G20];[$'(DATA)scall'.$B$3:.$D$18];3;0);VLOOKUP([.F20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1]=&quot;&quot;; [.B20]+IFNA(VLOOKUP([.F20];[$'(DATA)mnemonic'.$C$3:.$I$31];7;0);0); HEX2DEC([.A21]))" office:value-type="float" office:value="23" calcext:value-type="float">
            <text:p>23</text:p>
          </table:table-cell>
          <table:table-cell table:style-name="ce7" table:formula="of:=DEC2BIN([.B21];8)" office:value-type="string" office:string-value="00010111" calcext:value-type="string">
            <text:p>00010111</text:p>
          </table:table-cell>
          <table:table-cell table:style-name="ce7" table:formula="of:=DEC2HEX([.B21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sub</text:p>
          </table:table-cell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17" calcext:value-type="string">
            <text:p>17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 office:value-type="string" office:string-value="7" calcext:value-type="string">
            <text:p>7</text:p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 office:value-type="string" office:string-value="7" calcext:value-type="string">
            <text:p>7</text:p>
          </table:table-cell>
          <table:table-cell table:style-name="ce22" table:formula="of:=IFNA(IF([.F21]=&quot;scall&quot;;VLOOKUP([.G21];[$'(DATA)scall'.$B$3:.$D$18];3;0);VLOOKUP([.F21];[$'(DATA)mnemonic'.$C$3:.$J$31];8;0));&quot;&quot;)" office:value-type="string" office:string-value="(50+Y)番地の値からAレジスタ値を引いた結果をAレジスタに格納(結果が負の場合、実行FLG=1)" calcext:value-type="string">
            <text:p>(50+Y)番地の値からAレジスタ値を引いた結果をAレジスタに格納(結果が負の場合、実行FLG=1)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2]=&quot;&quot;; [.B21]+IFNA(VLOOKUP([.F21];[$'(DATA)mnemonic'.$C$3:.$I$31];7;0);0); HEX2DEC([.A22]))" office:value-type="float" office:value="24" calcext:value-type="float">
            <text:p>24</text:p>
          </table:table-cell>
          <table:table-cell table:style-name="ce7" table:formula="of:=DEC2BIN([.B22];8)" office:value-type="string" office:string-value="00011000" calcext:value-type="string">
            <text:p>00011000</text:p>
          </table:table-cell>
          <table:table-cell table:style-name="ce7" table:formula="of:=DEC2HEX([.B22];2)" office:value-type="string" office:string-value="18" calcext:value-type="string">
            <text:p>18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18" calcext:value-type="string">
            <text:p>18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 office:value-type="string" office:string-value="C" calcext:value-type="string">
            <text:p>C</text:p>
          </table:table-cell>
          <table:table-cell table:style-name="ce20" table:formula="of:=IF(OR([.F22]=&quot;jmpf&quot;;[.F22]=&quot;call&quot;);VLOOKUP([.G22];[.$E$7:.$I$96];5;0);IF([.G22]=&quot;&quot;;&quot;&quot;;[.G22]))" office:value-type="float" office:value="0" calcext:value-type="float">
            <text:p>0</text:p>
          </table:table-cell>
          <table:table-cell table:style-name="ce21" table:formula="of:=IFNA(COM.MICROSOFT.CONCAT([.L22];[.M22]);&quot;&quot;)" office:value-type="string" office:string-value="C0" calcext:value-type="string">
            <text:p>C0</text:p>
          </table:table-cell>
          <table:table-cell table:style-name="ce22" table:formula="of:=IFNA(IF([.F22]=&quot;scall&quot;;VLOOKUP([.G22];[$'(DATA)scall'.$B$3:.$D$18];3;0);VLOOKUP([.F22];[$'(DATA)mnemonic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3]=&quot;&quot;; [.B22]+IFNA(VLOOKUP([.F22];[$'(DATA)mnemonic'.$C$3:.$I$31];7;0);0); HEX2DEC([.A23]))" office:value-type="float" office:value="26" calcext:value-type="float">
            <text:p>26</text:p>
          </table:table-cell>
          <table:table-cell table:style-name="ce7" table:formula="of:=DEC2BIN([.B23];8)" office:value-type="string" office:string-value="00011010" calcext:value-type="string">
            <text:p>00011010</text:p>
          </table:table-cell>
          <table:table-cell table:style-name="ce7" table:formula="of:=DEC2HEX([.B23];2)" office:value-type="string" office:string-value="1A" calcext:value-type="string">
            <text:p>1A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3</text:p>
          </table:table-cell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1A" calcext:value-type="string">
            <text:p>1A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 office:value-type="string" office:string-value="F" calcext:value-type="string">
            <text:p>F</text:p>
          </table:table-cell>
          <table:table-cell table:style-name="ce20" table:formula="of:=IF(OR([.F23]=&quot;jmpf&quot;;[.F23]=&quot;call&quot;);VLOOKUP([.G23];[.$E$7:.$I$96];5;0);IF([.G23]=&quot;&quot;;&quot;&quot;;[.G23]))" office:value-type="string" office:string-value="26" calcext:value-type="string">
            <text:p>26</text:p>
          </table:table-cell>
          <table:table-cell table:style-name="ce21" table:formula="of:=IFNA(COM.MICROSOFT.CONCAT([.L23];[.M23]);&quot;&quot;)" office:value-type="string" office:string-value="F26" calcext:value-type="string">
            <text:p>F26</text:p>
          </table:table-cell>
          <table:table-cell table:style-name="ce22" table:formula="of:=IFNA(IF([.F23]=&quot;scall&quot;;VLOOKUP([.G23];[$'(DATA)scall'.$B$3:.$D$18];3;0);VLOOKUP([.F23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29" calcext:value-type="float">
            <text:p>29</text:p>
          </table:table-cell>
          <table:table-cell table:style-name="ce7" table:formula="of:=DEC2BIN([.B24];8)" office:value-type="string" office:string-value="00011101" calcext:value-type="string">
            <text:p>00011101</text:p>
          </table:table-cell>
          <table:table-cell table:style-name="ce7" table:formula="of:=DEC2HEX([.B24];2)" office:value-type="string" office:string-value="1D" calcext:value-type="string">
            <text:p>1D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1D" calcext:value-type="string">
            <text:p>1D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 office:value-type="string" office:string-value="E" calcext:value-type="string">
            <text:p>E</text:p>
          </table:table-cell>
          <table:table-cell table:style-name="ce20" table:formula="of:=IF(OR([.F24]=&quot;jmpf&quot;;[.F24]=&quot;call&quot;);VLOOKUP([.G24];[.$E$7:.$I$96];5;0);IF([.G24]=&quot;&quot;;&quot;&quot;;[.G24]))" office:value-type="float" office:value="9" calcext:value-type="float">
            <text:p>9</text:p>
          </table:table-cell>
          <table:table-cell table:style-name="ce21" table:formula="of:=IFNA(COM.MICROSOFT.CONCAT([.L24];[.M24]);&quot;&quot;)" office:value-type="string" office:string-value="E9" calcext:value-type="string">
            <text:p>E9</text:p>
          </table:table-cell>
          <table:table-cell table:style-name="ce22" table:formula="of:=IFNA(IF([.F24]=&quot;scall&quot;;VLOOKUP([.G24];[$'(DATA)scall'.$B$3:.$D$18];3;0);VLOOKUP([.F24];[$'(DATA)mnemonic'.$C$3:.$J$31];8;0));&quot;&quot;)" office:value-type="string" office:string-value="短い音を鳴らす" calcext:value-type="string">
            <text:p>短い音を鳴らす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5]=&quot;&quot;; [.B24]+IFNA(VLOOKUP([.F24];[$'(DATA)mnemonic'.$C$3:.$I$31];7;0);0); HEX2DEC([.A25]))" office:value-type="float" office:value="31" calcext:value-type="float">
            <text:p>31</text:p>
          </table:table-cell>
          <table:table-cell table:style-name="ce7" table:formula="of:=DEC2BIN([.B25];8)" office:value-type="string" office:string-value="00011111" calcext:value-type="string">
            <text:p>00011111</text:p>
          </table:table-cell>
          <table:table-cell table:style-name="ce7" table:formula="of:=DEC2HEX([.B25];2)" office:value-type="string" office:string-value="1F" calcext:value-type="string">
            <text:p>1F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1F" calcext:value-type="string">
            <text:p>1F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 office:value-type="string" office:string-value="E" calcext:value-type="string">
            <text:p>E</text:p>
          </table:table-cell>
          <table:table-cell table:style-name="ce20" table:formula="of:=IF(OR([.F25]=&quot;jmpf&quot;;[.F25]=&quot;call&quot;);VLOOKUP([.G25];[.$E$7:.$I$96];5;0);IF([.G25]=&quot;&quot;;&quot;&quot;;[.G25]))" office:value-type="float" office:value="5" calcext:value-type="float">
            <text:p>5</text:p>
          </table:table-cell>
          <table:table-cell table:style-name="ce21" table:formula="of:=IFNA(COM.MICROSOFT.CONCAT([.L25];[.M25]);&quot;&quot;)" office:value-type="string" office:string-value="E5" calcext:value-type="string">
            <text:p>E5</text:p>
          </table:table-cell>
          <table:table-cell table:style-name="ce22" table:formula="of:=IFNA(IF([.F25]=&quot;scall&quot;;VLOOKUP([.G25];[$'(DATA)scall'.$B$3:.$D$18];3;0);VLOOKUP([.F25];[$'(DATA)mnemonic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6]=&quot;&quot;; [.B25]+IFNA(VLOOKUP([.F25];[$'(DATA)mnemonic'.$C$3:.$I$31];7;0);0); HEX2DEC([.A26]))" office:value-type="float" office:value="33" calcext:value-type="float">
            <text:p>33</text:p>
          </table:table-cell>
          <table:table-cell table:style-name="ce7" table:formula="of:=DEC2BIN([.B26];8)" office:value-type="string" office:string-value="00100001" calcext:value-type="string">
            <text:p>00100001</text:p>
          </table:table-cell>
          <table:table-cell table:style-name="ce7" table:formula="of:=DEC2HEX([.B26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21" calcext:value-type="string">
            <text:p>21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 office:value-type="string" office:string-value="9" calcext:value-type="string">
            <text:p>9</text:p>
          </table:table-cell>
          <table:table-cell table:style-name="ce20" table:formula="of:=IF(OR([.F26]=&quot;jmpf&quot;;[.F26]=&quot;call&quot;);VLOOKUP([.G26];[.$E$7:.$I$96];5;0);IF([.G26]=&quot;&quot;;&quot;&quot;;[.G26]))" office:value-type="float" office:value="1" calcext:value-type="float">
            <text:p>1</text:p>
          </table:table-cell>
          <table:table-cell table:style-name="ce21" table:formula="of:=IFNA(COM.MICROSOFT.CONCAT([.L26];[.M26]);&quot;&quot;)" office:value-type="string" office:string-value="91" calcext:value-type="string">
            <text:p>91</text:p>
          </table:table-cell>
          <table:table-cell table:style-name="ce22" table:formula="of:=IFNA(IF([.F26]=&quot;scall&quot;;VLOOKUP([.G26];[$'(DATA)scall'.$B$3:.$D$18];3;0);VLOOKUP([.F26];[$'(DATA)mnemonic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7]=&quot;&quot;; [.B26]+IFNA(VLOOKUP([.F26];[$'(DATA)mnemonic'.$C$3:.$I$31];7;0);0); HEX2DEC([.A27]))" office:value-type="float" office:value="35" calcext:value-type="float">
            <text:p>35</text:p>
          </table:table-cell>
          <table:table-cell table:style-name="ce7" table:formula="of:=DEC2BIN([.B27];8)" office:value-type="string" office:string-value="00100011" calcext:value-type="string">
            <text:p>00100011</text:p>
          </table:table-cell>
          <table:table-cell table:style-name="ce7" table:formula="of:=DEC2HEX([.B27];2)" office:value-type="string" office:string-value="23" calcext:value-type="string">
            <text:p>23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23" calcext:value-type="string">
            <text:p>23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 office:value-type="string" office:string-value="1" calcext:value-type="string">
            <text:p>1</text:p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 office:value-type="string" office:string-value="1" calcext:value-type="string">
            <text:p>1</text:p>
          </table:table-cell>
          <table:table-cell table:style-name="ce22" table:formula="of:=IFNA(IF([.F27]=&quot;scall&quot;;VLOOKUP([.G27];[$'(DATA)scall'.$B$3:.$D$18];3;0);VLOOKUP([.F27];[$'(DATA)mnemonic'.$C$3:.$J$31];8;0));&quot;&quot;)" office:value-type="string" office:string-value="Aレジスタ値を数値LEDに表示" calcext:value-type="string">
            <text:p>Aレジスタ値を数値LEDに表示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8]=&quot;&quot;; [.B27]+IFNA(VLOOKUP([.F27];[$'(DATA)mnemonic'.$C$3:.$I$31];7;0);0); HEX2DEC([.A28]))" office:value-type="float" office:value="36" calcext:value-type="float">
            <text:p>36</text:p>
          </table:table-cell>
          <table:table-cell table:style-name="ce7" table:formula="of:=DEC2BIN([.B28];8)" office:value-type="string" office:string-value="00100100" calcext:value-type="string">
            <text:p>00100100</text:p>
          </table:table-cell>
          <table:table-cell table:style-name="ce7" table:formula="of:=DEC2HEX([.B28];2)" office:value-type="string" office:string-value="24" calcext:value-type="string">
            <text:p>24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24" calcext:value-type="string">
            <text:p>24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 office:value-type="string" office:string-value="E" calcext:value-type="string">
            <text:p>E</text:p>
          </table:table-cell>
          <table:table-cell table:style-name="ce20" table:formula="of:=IF(OR([.F28]=&quot;jmpf&quot;;[.F28]=&quot;call&quot;);VLOOKUP([.G28];[.$E$7:.$I$96];5;0);IF([.G28]=&quot;&quot;;&quot;&quot;;[.G28]))" office:value-type="float" office:value="5" calcext:value-type="float">
            <text:p>5</text:p>
          </table:table-cell>
          <table:table-cell table:style-name="ce21" table:formula="of:=IFNA(COM.MICROSOFT.CONCAT([.L28];[.M28]);&quot;&quot;)" office:value-type="string" office:string-value="E5" calcext:value-type="string">
            <text:p>E5</text:p>
          </table:table-cell>
          <table:table-cell table:style-name="ce22" table:formula="of:=IFNA(IF([.F28]=&quot;scall&quot;;VLOOKUP([.G28];[$'(DATA)scall'.$B$3:.$D$18];3;0);VLOOKUP([.F28];[$'(DATA)mnemonic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9]=&quot;&quot;; [.B28]+IFNA(VLOOKUP([.F28];[$'(DATA)mnemonic'.$C$3:.$I$31];7;0);0); HEX2DEC([.A29]))" office:value-type="float" office:value="38" calcext:value-type="float">
            <text:p>38</text:p>
          </table:table-cell>
          <table:table-cell table:style-name="ce7" table:formula="of:=DEC2BIN([.B29];8)" office:value-type="string" office:string-value="00100110" calcext:value-type="string">
            <text:p>00100110</text:p>
          </table:table-cell>
          <table:table-cell table:style-name="ce7" table:formula="of:=DEC2HEX([.B29];2)" office:value-type="string" office:string-value="26" calcext:value-type="string">
            <text:p>26</text:p>
          </table:table-cell>
          <table:table-cell table:style-name="ce10" office:value-type="string" calcext:value-type="string">
            <text:p>label3</text:p>
          </table:table-cell>
          <table:table-cell table:style-name="ce10" office:value-type="string" calcext:value-type="string">
            <text:p>ld</text:p>
          </table:table-cell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26" calcext:value-type="string">
            <text:p>26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 office:value-type="string" office:string-value="5" calcext:value-type="string">
            <text:p>5</text:p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 office:value-type="string" office:string-value="5" calcext:value-type="string">
            <text:p>5</text:p>
          </table:table-cell>
          <table:table-cell table:style-name="ce22" table:formula="of:=IFNA(IF([.F29]=&quot;scall&quot;;VLOOKUP([.G29];[$'(DATA)scall'.$B$3:.$D$18];3;0);VLOOKUP([.F29];[$'(DATA)mnemonic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39" calcext:value-type="float">
            <text:p>39</text:p>
          </table:table-cell>
          <table:table-cell table:style-name="ce7" table:formula="of:=DEC2BIN([.B30];8)" office:value-type="string" office:string-value="00100111" calcext:value-type="string">
            <text:p>00100111</text:p>
          </table:table-cell>
          <table:table-cell table:style-name="ce7" table:formula="of:=DEC2HEX([.B30];2)" office:value-type="string" office:string-value="27" calcext:value-type="string">
            <text:p>27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27" calcext:value-type="string">
            <text:p>27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 office:value-type="string" office:string-value="3" calcext:value-type="string">
            <text:p>3</text:p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 office:value-type="string" office:string-value="3" calcext:value-type="string">
            <text:p>3</text:p>
          </table:table-cell>
          <table:table-cell table:style-name="ce22" table:formula="of:=IFNA(IF([.F30]=&quot;scall&quot;;VLOOKUP([.G30];[$'(DATA)scall'.$B$3:.$D$18];3;0);VLOOKUP([.F30];[$'(DATA)mnemonic'.$C$3:.$J$31];8;0));&quot;&quot;)" office:value-type="string" office:string-value="A⇔Y " calcext:value-type="string">
            <text:p>A⇔Y 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1]=&quot;&quot;; [.B30]+IFNA(VLOOKUP([.F30];[$'(DATA)mnemonic'.$C$3:.$I$31];7;0);0); HEX2DEC([.A31]))" office:value-type="float" office:value="40" calcext:value-type="float">
            <text:p>40</text:p>
          </table:table-cell>
          <table:table-cell table:style-name="ce7" table:formula="of:=DEC2BIN([.B31];8)" office:value-type="string" office:string-value="00101000" calcext:value-type="string">
            <text:p>00101000</text:p>
          </table:table-cell>
          <table:table-cell table:style-name="ce7" table:formula="of:=DEC2HEX([.B31];2)" office:value-type="string" office:string-value="28" calcext:value-type="string">
            <text:p>28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28" calcext:value-type="string">
            <text:p>28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 office:value-type="string" office:string-value="E" calcext:value-type="string">
            <text:p>E</text:p>
          </table:table-cell>
          <table:table-cell table:style-name="ce20" table:formula="of:=IF(OR([.F31]=&quot;jmpf&quot;;[.F31]=&quot;call&quot;);VLOOKUP([.G31];[.$E$7:.$I$96];5;0);IF([.G31]=&quot;&quot;;&quot;&quot;;[.G31]))" office:value-type="float" office:value="2" calcext:value-type="float">
            <text:p>2</text:p>
          </table:table-cell>
          <table:table-cell table:style-name="ce21" table:formula="of:=IFNA(COM.MICROSOFT.CONCAT([.L31];[.M31]);&quot;&quot;)" office:value-type="string" office:string-value="E2" calcext:value-type="string">
            <text:p>E2</text:p>
          </table:table-cell>
          <table:table-cell table:style-name="ce22" table:formula="of:=IFNA(IF([.F31]=&quot;scall&quot;;VLOOKUP([.G31];[$'(DATA)scall'.$B$3:.$D$18];3;0);VLOOKUP([.F31];[$'(DATA)mnemonic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42" calcext:value-type="float">
            <text:p>42</text:p>
          </table:table-cell>
          <table:table-cell table:style-name="ce7" table:formula="of:=DEC2BIN([.B32];8)" office:value-type="string" office:string-value="00101010" calcext:value-type="string">
            <text:p>00101010</text:p>
          </table:table-cell>
          <table:table-cell table:style-name="ce7" table:formula="of:=DEC2HEX([.B32];2)" office:value-type="string" office:string-value="2A" calcext:value-type="string">
            <text:p>2A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2A" calcext:value-type="string">
            <text:p>2A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 office:value-type="string" office:string-value="3" calcext:value-type="string">
            <text:p>3</text:p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 office:value-type="string" office:string-value="3" calcext:value-type="string">
            <text:p>3</text:p>
          </table:table-cell>
          <table:table-cell table:style-name="ce22" table:formula="of:=IFNA(IF([.F32]=&quot;scall&quot;;VLOOKUP([.G32];[$'(DATA)scall'.$B$3:.$D$18];3;0);VLOOKUP([.F32];[$'(DATA)mnemonic'.$C$3:.$J$31];8;0));&quot;&quot;)" office:value-type="string" office:string-value="A⇔Y " calcext:value-type="string">
            <text:p>A⇔Y 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3]=&quot;&quot;; [.B32]+IFNA(VLOOKUP([.F32];[$'(DATA)mnemonic'.$C$3:.$I$31];7;0);0); HEX2DEC([.A33]))" office:value-type="float" office:value="43" calcext:value-type="float">
            <text:p>43</text:p>
          </table:table-cell>
          <table:table-cell table:style-name="ce7" table:formula="of:=DEC2BIN([.B33];8)" office:value-type="string" office:string-value="00101011" calcext:value-type="string">
            <text:p>00101011</text:p>
          </table:table-cell>
          <table:table-cell table:style-name="ce7" table:formula="of:=DEC2HEX([.B33];2)" office:value-type="string" office:string-value="2B" calcext:value-type="string">
            <text:p>2B</text:p>
          </table:table-cell>
          <table:table-cell table:style-name="ce10"/>
          <table:table-cell table:style-name="ce10" office:value-type="string" calcext:value-type="string">
            <text:p>ad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2B" calcext:value-type="string">
            <text:p>2B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 office:value-type="string" office:string-value="B" calcext:value-type="string">
            <text:p>B</text:p>
          </table:table-cell>
          <table:table-cell table:style-name="ce20" table:formula="of:=IF(OR([.F33]=&quot;jmpf&quot;;[.F33]=&quot;call&quot;);VLOOKUP([.G33];[.$E$7:.$I$96];5;0);IF([.G33]=&quot;&quot;;&quot;&quot;;[.G33]))" office:value-type="string" office:string-value="f" calcext:value-type="string">
            <text:p>f</text:p>
          </table:table-cell>
          <table:table-cell table:style-name="ce21" table:formula="of:=IFNA(COM.MICROSOFT.CONCAT([.L33];[.M33]);&quot;&quot;)" office:value-type="string" office:string-value="Bf" calcext:value-type="string">
            <text:p>Bf</text:p>
          </table:table-cell>
          <table:table-cell table:style-name="ce22" table:formula="of:=IFNA(IF([.F33]=&quot;scall&quot;;VLOOKUP([.G33];[$'(DATA)scall'.$B$3:.$D$18];3;0);VLOOKUP([.F33];[$'(DATA)mnemonic'.$C$3:.$J$31];8;0));&quot;&quot;)" office:value-type="string" office:string-value="Yレジスタにオペランド値を足す(桁上がり時、実行FLG=1)" calcext:value-type="string">
            <text:p>Yレジスタにオペランド値を足す(桁上がり時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4]=&quot;&quot;; [.B33]+IFNA(VLOOKUP([.F33];[$'(DATA)mnemonic'.$C$3:.$I$31];7;0);0); HEX2DEC([.A34]))" office:value-type="float" office:value="45" calcext:value-type="float">
            <text:p>45</text:p>
          </table:table-cell>
          <table:table-cell table:style-name="ce7" table:formula="of:=DEC2BIN([.B34];8)" office:value-type="string" office:string-value="00101101" calcext:value-type="string">
            <text:p>00101101</text:p>
          </table:table-cell>
          <table:table-cell table:style-name="ce7" table:formula="of:=DEC2HEX([.B34];2)" office:value-type="string" office:string-value="2D" calcext:value-type="string">
            <text:p>2D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7</text:p>
          </table:table-cell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2D" calcext:value-type="string">
            <text:p>2D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 office:value-type="string" office:string-value="F" calcext:value-type="string">
            <text:p>F</text:p>
          </table:table-cell>
          <table:table-cell table:style-name="ce20" table:formula="of:=IF(OR([.F34]=&quot;jmpf&quot;;[.F34]=&quot;call&quot;);VLOOKUP([.G34];[.$E$7:.$I$96];5;0);IF([.G34]=&quot;&quot;;&quot;&quot;;[.G34]))" office:value-type="string" office:string-value="46" calcext:value-type="string">
            <text:p>46</text:p>
          </table:table-cell>
          <table:table-cell table:style-name="ce21" table:formula="of:=IFNA(COM.MICROSOFT.CONCAT([.L34];[.M34]);&quot;&quot;)" office:value-type="string" office:string-value="F46" calcext:value-type="string">
            <text:p>F46</text:p>
          </table:table-cell>
          <table:table-cell table:style-name="ce22" table:formula="of:=IFNA(IF([.F34]=&quot;scall&quot;;VLOOKUP([.G34];[$'(DATA)scall'.$B$3:.$D$18];3;0);VLOOKUP([.F34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48" calcext:value-type="float">
            <text:p>48</text:p>
          </table:table-cell>
          <table:table-cell table:style-name="ce7" table:formula="of:=DEC2BIN([.B35];8)" office:value-type="string" office:string-value="00110000" calcext:value-type="string">
            <text:p>00110000</text:p>
          </table:table-cell>
          <table:table-cell table:style-name="ce7" table:formula="of:=DEC2HEX([.B35];2)" office:value-type="string" office:string-value="30" calcext:value-type="string">
            <text:p>30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30" calcext:value-type="string">
            <text:p>30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 office:value-type="string" office:string-value="E" calcext:value-type="string">
            <text:p>E</text:p>
          </table:table-cell>
          <table:table-cell table:style-name="ce20" table:formula="of:=IF(OR([.F35]=&quot;jmpf&quot;;[.F35]=&quot;call&quot;);VLOOKUP([.G35];[.$E$7:.$I$96];5;0);IF([.G35]=&quot;&quot;;&quot;&quot;;[.G35]))" office:value-type="float" office:value="7" calcext:value-type="float">
            <text:p>7</text:p>
          </table:table-cell>
          <table:table-cell table:style-name="ce21" table:formula="of:=IFNA(COM.MICROSOFT.CONCAT([.L35];[.M35]);&quot;&quot;)" office:value-type="string" office:string-value="E7" calcext:value-type="string">
            <text:p>E7</text:p>
          </table:table-cell>
          <table:table-cell table:style-name="ce22" table:formula="of:=IFNA(IF([.F35]=&quot;scall&quot;;VLOOKUP([.G35];[$'(DATA)scall'.$B$3:.$D$18];3;0);VLOOKUP([.F35];[$'(DATA)mnemonic'.$C$3:.$J$31];8;0));&quot;&quot;)" office:value-type="string" office:string-value="エンド音を鳴らす" calcext:value-type="string">
            <text:p>エンド音を鳴らす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6]=&quot;&quot;; [.B35]+IFNA(VLOOKUP([.F35];[$'(DATA)mnemonic'.$C$3:.$I$31];7;0);0); HEX2DEC([.A36]))" office:value-type="float" office:value="50" calcext:value-type="float">
            <text:p>50</text:p>
          </table:table-cell>
          <table:table-cell table:style-name="ce7" table:formula="of:=DEC2BIN([.B36];8)" office:value-type="string" office:string-value="00110010" calcext:value-type="string">
            <text:p>00110010</text:p>
          </table:table-cell>
          <table:table-cell table:style-name="ce7" table:formula="of:=DEC2HEX([.B36];2)" office:value-type="string" office:string-value="32" calcext:value-type="string">
            <text:p>32</text:p>
          </table:table-cell>
          <table:table-cell table:style-name="ce10" office:value-type="string" calcext:value-type="string">
            <text:p>label4</text:p>
          </table:table-cell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4</text:p>
          </table:table-cell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32" calcext:value-type="string">
            <text:p>32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 office:value-type="string" office:string-value="F" calcext:value-type="string">
            <text:p>F</text:p>
          </table:table-cell>
          <table:table-cell table:style-name="ce20" table:formula="of:=IF(OR([.F36]=&quot;jmpf&quot;;[.F36]=&quot;call&quot;);VLOOKUP([.G36];[.$E$7:.$I$96];5;0);IF([.G36]=&quot;&quot;;&quot;&quot;;[.G36]))" office:value-type="string" office:string-value="32" calcext:value-type="string">
            <text:p>32</text:p>
          </table:table-cell>
          <table:table-cell table:style-name="ce21" table:formula="of:=IFNA(COM.MICROSOFT.CONCAT([.L36];[.M36]);&quot;&quot;)" office:value-type="string" office:string-value="F32" calcext:value-type="string">
            <text:p>F32</text:p>
          </table:table-cell>
          <table:table-cell table:style-name="ce22" table:formula="of:=IFNA(IF([.F36]=&quot;scall&quot;;VLOOKUP([.G36];[$'(DATA)scall'.$B$3:.$D$18];3;0);VLOOKUP([.F36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7]=&quot;&quot;; [.B36]+IFNA(VLOOKUP([.F36];[$'(DATA)mnemonic'.$C$3:.$I$31];7;0);0); HEX2DEC([.A37]))" office:value-type="float" office:value="53" calcext:value-type="float">
            <text:p>53</text:p>
          </table:table-cell>
          <table:table-cell table:style-name="ce7" table:formula="of:=DEC2BIN([.B37];8)" office:value-type="string" office:string-value="00110101" calcext:value-type="string">
            <text:p>00110101</text:p>
          </table:table-cell>
          <table:table-cell table:style-name="ce7" table:formula="of:=DEC2HEX([.B37];2)" office:value-type="string" office:string-value="35" calcext:value-type="string">
            <text:p>35</text:p>
          </table:table-cell>
          <table:table-cell table:style-name="ce10" office:value-type="string" calcext:value-type="string">
            <text:p>label5</text:p>
          </table:table-cell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35" calcext:value-type="string">
            <text:p>35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 office:value-type="string" office:string-value="2" calcext:value-type="string">
            <text:p>2</text:p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 office:value-type="string" office:string-value="2" calcext:value-type="string">
            <text:p>2</text:p>
          </table:table-cell>
          <table:table-cell table:style-name="ce22" table:formula="of:=IFNA(IF([.F37]=&quot;scall&quot;;VLOOKUP([.G37];[$'(DATA)scall'.$B$3:.$D$18];3;0);VLOOKUP([.F37];[$'(DATA)mnemonic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8]=&quot;&quot;; [.B37]+IFNA(VLOOKUP([.F37];[$'(DATA)mnemonic'.$C$3:.$I$31];7;0);0); HEX2DEC([.A38]))" office:value-type="float" office:value="54" calcext:value-type="float">
            <text:p>54</text:p>
          </table:table-cell>
          <table:table-cell table:style-name="ce7" table:formula="of:=DEC2BIN([.B38];8)" office:value-type="string" office:string-value="00110110" calcext:value-type="string">
            <text:p>00110110</text:p>
          </table:table-cell>
          <table:table-cell table:style-name="ce7" table:formula="of:=DEC2HEX([.B38];2)" office:value-type="string" office:string-value="36" calcext:value-type="string">
            <text:p>36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2</text:p>
          </table:table-cell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36" calcext:value-type="string">
            <text:p>36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 office:value-type="string" office:string-value="F" calcext:value-type="string">
            <text:p>F</text:p>
          </table:table-cell>
          <table:table-cell table:style-name="ce20" table:formula="of:=IF(OR([.F38]=&quot;jmpf&quot;;[.F38]=&quot;call&quot;);VLOOKUP([.G38];[.$E$7:.$I$96];5;0);IF([.G38]=&quot;&quot;;&quot;&quot;;[.G38]))" office:value-type="string" office:string-value="0E" calcext:value-type="string">
            <text:p>0E</text:p>
          </table:table-cell>
          <table:table-cell table:style-name="ce21" table:formula="of:=IFNA(COM.MICROSOFT.CONCAT([.L38];[.M38]);&quot;&quot;)" office:value-type="string" office:string-value="F0E" calcext:value-type="string">
            <text:p>F0E</text:p>
          </table:table-cell>
          <table:table-cell table:style-name="ce22" table:formula="of:=IFNA(IF([.F38]=&quot;scall&quot;;VLOOKUP([.G38];[$'(DATA)scall'.$B$3:.$D$18];3;0);VLOOKUP([.F38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9]=&quot;&quot;; [.B38]+IFNA(VLOOKUP([.F38];[$'(DATA)mnemonic'.$C$3:.$I$31];7;0);0); HEX2DEC([.A39]))" office:value-type="float" office:value="57" calcext:value-type="float">
            <text:p>57</text:p>
          </table:table-cell>
          <table:table-cell table:style-name="ce7" table:formula="of:=DEC2BIN([.B39];8)" office:value-type="string" office:string-value="00111001" calcext:value-type="string">
            <text:p>00111001</text:p>
          </table:table-cell>
          <table:table-cell table:style-name="ce7" table:formula="of:=DEC2HEX([.B39];2)" office:value-type="string" office:string-value="39" calcext:value-type="string">
            <text:p>39</text:p>
          </table:table-cell>
          <table:table-cell table:style-name="ce10" office:value-type="string" calcext:value-type="string">
            <text:p>label6</text:p>
          </table:table-cell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39" calcext:value-type="string">
            <text:p>39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 office:value-type="string" office:string-value="8" calcext:value-type="string">
            <text:p>8</text:p>
          </table:table-cell>
          <table:table-cell table:style-name="ce20" table:formula="of:=IF(OR([.F39]=&quot;jmpf&quot;;[.F39]=&quot;call&quot;);VLOOKUP([.G39];[.$E$7:.$I$96];5;0);IF([.G39]=&quot;&quot;;&quot;&quot;;[.G39]))" office:value-type="float" office:value="0" calcext:value-type="float">
            <text:p>0</text:p>
          </table:table-cell>
          <table:table-cell table:style-name="ce21" table:formula="of:=IFNA(COM.MICROSOFT.CONCAT([.L39];[.M39]);&quot;&quot;)" office:value-type="string" office:string-value="80" calcext:value-type="string">
            <text:p>80</text:p>
          </table:table-cell>
          <table:table-cell table:style-name="ce22" table:formula="of:=IFNA(IF([.F39]=&quot;scall&quot;;VLOOKUP([.G39];[$'(DATA)scall'.$B$3:.$D$18];3;0);VLOOKUP([.F39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0]=&quot;&quot;; [.B39]+IFNA(VLOOKUP([.F39];[$'(DATA)mnemonic'.$C$3:.$I$31];7;0);0); HEX2DEC([.A40]))" office:value-type="float" office:value="59" calcext:value-type="float">
            <text:p>59</text:p>
          </table:table-cell>
          <table:table-cell table:style-name="ce7" table:formula="of:=DEC2BIN([.B40];8)" office:value-type="string" office:string-value="00111011" calcext:value-type="string">
            <text:p>00111011</text:p>
          </table:table-cell>
          <table:table-cell table:style-name="ce7" table:formula="of:=DEC2HEX([.B40];2)" office:value-type="string" office:string-value="3B" calcext:value-type="string">
            <text:p>3B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3B" calcext:value-type="string">
            <text:p>3B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 office:value-type="string" office:string-value="E" calcext:value-type="string">
            <text:p>E</text:p>
          </table:table-cell>
          <table:table-cell table:style-name="ce20" table:formula="of:=IF(OR([.F40]=&quot;jmpf&quot;;[.F40]=&quot;call&quot;);VLOOKUP([.G40];[.$E$7:.$I$96];5;0);IF([.G40]=&quot;&quot;;&quot;&quot;;[.G40]))" office:value-type="string" office:string-value="c" calcext:value-type="string">
            <text:p>c</text:p>
          </table:table-cell>
          <table:table-cell table:style-name="ce21" table:formula="of:=IFNA(COM.MICROSOFT.CONCAT([.L40];[.M40]);&quot;&quot;)" office:value-type="string" office:string-value="Ec" calcext:value-type="string">
            <text:p>Ec</text:p>
          </table:table-cell>
          <table:table-cell table:style-name="ce22" table:formula="of:=IFNA(IF([.F40]=&quot;scall&quot;;VLOOKUP([.G40];[$'(DATA)scall'.$B$3:.$D$18];3;0);VLOOKUP([.F40];[$'(DATA)mnemonic'.$C$3:.$J$31];8;0));&quot;&quot;)" office:value-type="string" office:string-value="(Aレジスタ値+1)×0.1秒WAITする" calcext:value-type="string">
            <text:p>(Aレジスタ値+1)×0.1秒WAITす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1]=&quot;&quot;; [.B40]+IFNA(VLOOKUP([.F40];[$'(DATA)mnemonic'.$C$3:.$I$31];7;0);0); HEX2DEC([.A41]))" office:value-type="float" office:value="61" calcext:value-type="float">
            <text:p>61</text:p>
          </table:table-cell>
          <table:table-cell table:style-name="ce7" table:formula="of:=DEC2BIN([.B41];8)" office:value-type="string" office:string-value="00111101" calcext:value-type="string">
            <text:p>00111101</text:p>
          </table:table-cell>
          <table:table-cell table:style-name="ce7" table:formula="of:=DEC2HEX([.B41];2)" office:value-type="string" office:string-value="3D" calcext:value-type="string">
            <text:p>3D</text:p>
          </table:table-cell>
          <table:table-cell table:style-name="ce10"/>
          <table:table-cell table:style-name="ce10" office:value-type="string" calcext:value-type="string">
            <text:p>ad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3D" calcext:value-type="string">
            <text:p>3D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 office:value-type="string" office:string-value="B" calcext:value-type="string">
            <text:p>B</text:p>
          </table:table-cell>
          <table:table-cell table:style-name="ce20" table:formula="of:=IF(OR([.F41]=&quot;jmpf&quot;;[.F41]=&quot;call&quot;);VLOOKUP([.G41];[.$E$7:.$I$96];5;0);IF([.G41]=&quot;&quot;;&quot;&quot;;[.G41]))" office:value-type="string" office:string-value="f" calcext:value-type="string">
            <text:p>f</text:p>
          </table:table-cell>
          <table:table-cell table:style-name="ce21" table:formula="of:=IFNA(COM.MICROSOFT.CONCAT([.L41];[.M41]);&quot;&quot;)" office:value-type="string" office:string-value="Bf" calcext:value-type="string">
            <text:p>Bf</text:p>
          </table:table-cell>
          <table:table-cell table:style-name="ce22" table:formula="of:=IFNA(IF([.F41]=&quot;scall&quot;;VLOOKUP([.G41];[$'(DATA)scall'.$B$3:.$D$18];3;0);VLOOKUP([.F41];[$'(DATA)mnemonic'.$C$3:.$J$31];8;0));&quot;&quot;)" office:value-type="string" office:string-value="Yレジスタにオペランド値を足す(桁上がり時、実行FLG=1)" calcext:value-type="string">
            <text:p>Yレジスタにオペランド値を足す(桁上がり時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2]=&quot;&quot;; [.B41]+IFNA(VLOOKUP([.F41];[$'(DATA)mnemonic'.$C$3:.$I$31];7;0);0); HEX2DEC([.A42]))" office:value-type="float" office:value="63" calcext:value-type="float">
            <text:p>63</text:p>
          </table:table-cell>
          <table:table-cell table:style-name="ce7" table:formula="of:=DEC2BIN([.B42];8)" office:value-type="string" office:string-value="00111111" calcext:value-type="string">
            <text:p>00111111</text:p>
          </table:table-cell>
          <table:table-cell table:style-name="ce7" table:formula="of:=DEC2HEX([.B42];2)" office:value-type="string" office:string-value="3F" calcext:value-type="string">
            <text:p>3F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2</text:p>
          </table:table-cell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3F" calcext:value-type="string">
            <text:p>3F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 office:value-type="string" office:string-value="F" calcext:value-type="string">
            <text:p>F</text:p>
          </table:table-cell>
          <table:table-cell table:style-name="ce20" table:formula="of:=IF(OR([.F42]=&quot;jmpf&quot;;[.F42]=&quot;call&quot;);VLOOKUP([.G42];[.$E$7:.$I$96];5;0);IF([.G42]=&quot;&quot;;&quot;&quot;;[.G42]))" office:value-type="string" office:string-value="0E" calcext:value-type="string">
            <text:p>0E</text:p>
          </table:table-cell>
          <table:table-cell table:style-name="ce21" table:formula="of:=IFNA(COM.MICROSOFT.CONCAT([.L42];[.M42]);&quot;&quot;)" office:value-type="string" office:string-value="F0E" calcext:value-type="string">
            <text:p>F0E</text:p>
          </table:table-cell>
          <table:table-cell table:style-name="ce22" table:formula="of:=IFNA(IF([.F42]=&quot;scall&quot;;VLOOKUP([.G42];[$'(DATA)scall'.$B$3:.$D$18];3;0);VLOOKUP([.F42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3]=&quot;&quot;; [.B42]+IFNA(VLOOKUP([.F42];[$'(DATA)mnemonic'.$C$3:.$I$31];7;0);0); HEX2DEC([.A43]))" office:value-type="float" office:value="66" calcext:value-type="float">
            <text:p>66</text:p>
          </table:table-cell>
          <table:table-cell table:style-name="ce7" table:formula="of:=DEC2BIN([.B43];8)" office:value-type="string" office:string-value="01000010" calcext:value-type="string">
            <text:p>01000010</text:p>
          </table:table-cell>
          <table:table-cell table:style-name="ce7" table:formula="of:=DEC2HEX([.B43];2)" office:value-type="string" office:string-value="42" calcext:value-type="string">
            <text:p>42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42" calcext:value-type="string">
            <text:p>42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 office:value-type="string" office:string-value="2" calcext:value-type="string">
            <text:p>2</text:p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 office:value-type="string" office:string-value="2" calcext:value-type="string">
            <text:p>2</text:p>
          </table:table-cell>
          <table:table-cell table:style-name="ce22" table:formula="of:=IFNA(IF([.F43]=&quot;scall&quot;;VLOOKUP([.G43];[$'(DATA)scall'.$B$3:.$D$18];3;0);VLOOKUP([.F43];[$'(DATA)mnemonic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4]=&quot;&quot;; [.B43]+IFNA(VLOOKUP([.F43];[$'(DATA)mnemonic'.$C$3:.$I$31];7;0);0); HEX2DEC([.A44]))" office:value-type="float" office:value="67" calcext:value-type="float">
            <text:p>67</text:p>
          </table:table-cell>
          <table:table-cell table:style-name="ce7" table:formula="of:=DEC2BIN([.B44];8)" office:value-type="string" office:string-value="01000011" calcext:value-type="string">
            <text:p>01000011</text:p>
          </table:table-cell>
          <table:table-cell table:style-name="ce7" table:formula="of:=DEC2HEX([.B44];2)" office:value-type="string" office:string-value="43" calcext:value-type="string">
            <text:p>43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3</text:p>
          </table:table-cell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43" calcext:value-type="string">
            <text:p>43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 office:value-type="string" office:string-value="F" calcext:value-type="string">
            <text:p>F</text:p>
          </table:table-cell>
          <table:table-cell table:style-name="ce20" table:formula="of:=IF(OR([.F44]=&quot;jmpf&quot;;[.F44]=&quot;call&quot;);VLOOKUP([.G44];[.$E$7:.$I$96];5;0);IF([.G44]=&quot;&quot;;&quot;&quot;;[.G44]))" office:value-type="string" office:string-value="26" calcext:value-type="string">
            <text:p>26</text:p>
          </table:table-cell>
          <table:table-cell table:style-name="ce21" table:formula="of:=IFNA(COM.MICROSOFT.CONCAT([.L44];[.M44]);&quot;&quot;)" office:value-type="string" office:string-value="F26" calcext:value-type="string">
            <text:p>F26</text:p>
          </table:table-cell>
          <table:table-cell table:style-name="ce22" table:formula="of:=IFNA(IF([.F44]=&quot;scall&quot;;VLOOKUP([.G44];[$'(DATA)scall'.$B$3:.$D$18];3;0);VLOOKUP([.F44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5]=&quot;&quot;; [.B44]+IFNA(VLOOKUP([.F44];[$'(DATA)mnemonic'.$C$3:.$I$31];7;0);0); HEX2DEC([.A45]))" office:value-type="float" office:value="70" calcext:value-type="float">
            <text:p>70</text:p>
          </table:table-cell>
          <table:table-cell table:style-name="ce7" table:formula="of:=DEC2BIN([.B45];8)" office:value-type="string" office:string-value="01000110" calcext:value-type="string">
            <text:p>01000110</text:p>
          </table:table-cell>
          <table:table-cell table:style-name="ce7" table:formula="of:=DEC2HEX([.B45];2)" office:value-type="string" office:string-value="46" calcext:value-type="string">
            <text:p>46</text:p>
          </table:table-cell>
          <table:table-cell table:style-name="ce10" office:value-type="string" calcext:value-type="string">
            <text:p>label7</text:p>
          </table:table-cell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46" calcext:value-type="string">
            <text:p>46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 office:value-type="string" office:string-value="0" calcext:value-type="string">
            <text:p>0</text:p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 office:value-type="string" office:string-value="0" calcext:value-type="string">
            <text:p>0</text:p>
          </table:table-cell>
          <table:table-cell table:style-name="ce22" table:formula="of:=IFNA(IF([.F45]=&quot;scall&quot;;VLOOKUP([.G45];[$'(DATA)scall'.$B$3:.$D$18];3;0);VLOOKUP([.F45];[$'(DATA)mnemonic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6]=&quot;&quot;; [.B45]+IFNA(VLOOKUP([.F45];[$'(DATA)mnemonic'.$C$3:.$I$31];7;0);0); HEX2DEC([.A46]))" office:value-type="float" office:value="71" calcext:value-type="float">
            <text:p>71</text:p>
          </table:table-cell>
          <table:table-cell table:style-name="ce7" table:formula="of:=DEC2BIN([.B46];8)" office:value-type="string" office:string-value="01000111" calcext:value-type="string">
            <text:p>01000111</text:p>
          </table:table-cell>
          <table:table-cell table:style-name="ce7" table:formula="of:=DEC2HEX([.B46];2)" office:value-type="string" office:string-value="47" calcext:value-type="string">
            <text:p>47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1</text:p>
          </table:table-cell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47" calcext:value-type="string">
            <text:p>47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 office:value-type="string" office:string-value="F" calcext:value-type="string">
            <text:p>F</text:p>
          </table:table-cell>
          <table:table-cell table:style-name="ce20" table:formula="of:=IF(OR([.F46]=&quot;jmpf&quot;;[.F46]=&quot;call&quot;);VLOOKUP([.G46];[.$E$7:.$I$96];5;0);IF([.G46]=&quot;&quot;;&quot;&quot;;[.G46]))" office:value-type="string" office:string-value="06" calcext:value-type="string">
            <text:p>06</text:p>
          </table:table-cell>
          <table:table-cell table:style-name="ce21" table:formula="of:=IFNA(COM.MICROSOFT.CONCAT([.L46];[.M46]);&quot;&quot;)" office:value-type="string" office:string-value="F06" calcext:value-type="string">
            <text:p>F06</text:p>
          </table:table-cell>
          <table:table-cell table:style-name="ce22" table:formula="of:=IFNA(IF([.F46]=&quot;scall&quot;;VLOOKUP([.G46];[$'(DATA)scall'.$B$3:.$D$18];3;0);VLOOKUP([.F46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7]=&quot;&quot;; [.B46]+IFNA(VLOOKUP([.F46];[$'(DATA)mnemonic'.$C$3:.$I$31];7;0);0); HEX2DEC([.A47]))" office:value-type="float" office:value="74" calcext:value-type="float">
            <text:p>74</text:p>
          </table:table-cell>
          <table:table-cell table:style-name="ce7" table:formula="of:=DEC2BIN([.B47];8)" office:value-type="string" office:string-value="01001010" calcext:value-type="string">
            <text:p>01001010</text:p>
          </table:table-cell>
          <table:table-cell table:style-name="ce7" table:formula="of:=DEC2HEX([.B47];2)" office:value-type="string" office:string-value="4A" calcext:value-type="string">
            <text:p>4A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label7</text:p>
          </table:table-cell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4A" calcext:value-type="string">
            <text:p>4A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 office:value-type="string" office:string-value="F" calcext:value-type="string">
            <text:p>F</text:p>
          </table:table-cell>
          <table:table-cell table:style-name="ce20" table:formula="of:=IF(OR([.F47]=&quot;jmpf&quot;;[.F47]=&quot;call&quot;);VLOOKUP([.G47];[.$E$7:.$I$96];5;0);IF([.G47]=&quot;&quot;;&quot;&quot;;[.G47]))" office:value-type="string" office:string-value="46" calcext:value-type="string">
            <text:p>46</text:p>
          </table:table-cell>
          <table:table-cell table:style-name="ce21" table:formula="of:=IFNA(COM.MICROSOFT.CONCAT([.L47];[.M47]);&quot;&quot;)" office:value-type="string" office:string-value="F46" calcext:value-type="string">
            <text:p>F46</text:p>
          </table:table-cell>
          <table:table-cell table:style-name="ce22" table:formula="of:=IFNA(IF([.F47]=&quot;scall&quot;;VLOOKUP([.G47];[$'(DATA)scall'.$B$3:.$D$18];3;0);VLOOKUP([.F47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77" calcext:value-type="float">
            <text:p>77</text:p>
          </table:table-cell>
          <table:table-cell table:style-name="ce7" table:formula="of:=DEC2BIN([.B48];8)" office:value-type="string" office:string-value="01001101" calcext:value-type="string">
            <text:p>01001101</text:p>
          </table:table-cell>
          <table:table-cell table:style-name="ce7" table:formula="of:=DEC2HEX([.B48];2)" office:value-type="string" office:string-value="4D" calcext:value-type="string">
            <text:p>4D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4D" calcext:value-type="string">
            <text:p>4D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77" calcext:value-type="float">
            <text:p>77</text:p>
          </table:table-cell>
          <table:table-cell table:style-name="ce7" table:formula="of:=DEC2BIN([.B49];8)" office:value-type="string" office:string-value="01001101" calcext:value-type="string">
            <text:p>01001101</text:p>
          </table:table-cell>
          <table:table-cell table:style-name="ce7" table:formula="of:=DEC2HEX([.B49];2)" office:value-type="string" office:string-value="4D" calcext:value-type="string">
            <text:p>4D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4D" calcext:value-type="string">
            <text:p>4D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77" calcext:value-type="float">
            <text:p>77</text:p>
          </table:table-cell>
          <table:table-cell table:style-name="ce7" table:formula="of:=DEC2BIN([.B50];8)" office:value-type="string" office:string-value="01001101" calcext:value-type="string">
            <text:p>01001101</text:p>
          </table:table-cell>
          <table:table-cell table:style-name="ce7" table:formula="of:=DEC2HEX([.B50];2)" office:value-type="string" office:string-value="4D" calcext:value-type="string">
            <text:p>4D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4D" calcext:value-type="string">
            <text:p>4D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77" calcext:value-type="float">
            <text:p>77</text:p>
          </table:table-cell>
          <table:table-cell table:style-name="ce7" table:formula="of:=DEC2BIN([.B51];8)" office:value-type="string" office:string-value="01001101" calcext:value-type="string">
            <text:p>01001101</text:p>
          </table:table-cell>
          <table:table-cell table:style-name="ce7" table:formula="of:=DEC2HEX([.B51];2)" office:value-type="string" office:string-value="4D" calcext:value-type="string">
            <text:p>4D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4D" calcext:value-type="string">
            <text:p>4D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じゃんけん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E9F6091A04E9A10F0E9dF0E934F6080A1593A24A05A27C3F37EaFB0C2F41E7FB0C5F4BE7FB0E8FB0" calcext:value-type="string">
            <text:p>E00:E9F6091A04E9A10F0E9dF0E934F6080A1593A24A05A27C3F37EaFB0C2F41E7FB0C5F4BE7FB0E8FB0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E9F60A7E1E1E51F618f9120F9E2F612C2F93F91E5A053F61E589EcF60A7E2E0E5F00" calcext:value-type="string">
            <text:p>E80:E9F60A7E1E1E51F618f9120F9E2F612C2F93F91E5A053F61E589EcF60A7E2E0E5F00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3">
          <table:table-cell table:number-columns-repeated="15"/>
          <table:table-cell office:value-type="string" calcext:value-type="string">
            <text:p>(0:グー 1:チョキ 2:パー)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comTurn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E" calcext:value-type="string">
            <text:p>E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9" calcext:value-type="float">
            <text:p>9</text:p>
          </table:table-cell>
          <table:table-cell table:style-name="ce21" table:formula="of:=IFNA(COM.MICROSOFT.CONCAT([.L7];[.M7]);&quot;&quot;)" office:value-type="string" office:string-value="E9" calcext:value-type="string">
            <text:p>E9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短い音を鳴らす" calcext:value-type="string">
            <text:p>短い音を鳴らす</text:p>
          </table:table-cell>
          <table:table-cell office:value-type="string" calcext:value-type="string">
            <text:p>じゃん（ピ）</text:p>
          </table:table-cell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random</text:p>
          </table:table-cell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F60" calcext:value-type="string">
            <text:p>F60</text:p>
          </table:table-cell>
          <table:table-cell table:style-name="ce20" table:formula="of:=IF(OR([.F8]=&quot;jmpf&quot;;[.F8]=&quot;call&quot;);VLOOKUP([.G8];[.$E$7:.$I$96];5;0);IF([.G8]=&quot;&quot;;&quot;&quot;;[.G8]))" office:value-type="string" office:string-value="91" calcext:value-type="string">
            <text:p>91</text:p>
          </table:table-cell>
          <table:table-cell table:style-name="ce21" table:formula="of:=IFNA(COM.MICROSOFT.CONCAT([.L8];[.M8]);&quot;&quot;)" office:value-type="string" office:string-value="F6091" calcext:value-type="string">
            <text:p>F6091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 office:value-type="string" calcext:value-type="string">
            <text:p>この間にCOMのランダム手(0~2)をメモリ50に格納</text:p>
          </table:table-cell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9]=&quot;&quot;; [.B8]+IFNA(VLOOKUP([.F8];[$'(DATA)mnemonic'.$C$3:.$I$31];7;0);0); HEX2DEC([.A9]))" office:value-type="float" office:value="7" calcext:value-type="float">
            <text:p>7</text:p>
          </table:table-cell>
          <table:table-cell table:style-name="ce7" table:formula="of:=DEC2BIN([.B9];8)" office:value-type="string" office:string-value="00000111" calcext:value-type="string">
            <text:p>00000111</text:p>
          </table:table-cell>
          <table:table-cell table:style-name="ce7" table:formula="of:=DEC2HEX([.B9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7" calcext:value-type="string">
            <text:p>07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A" calcext:value-type="string">
            <text:p>A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0" calcext:value-type="float">
            <text:p>0</text:p>
          </table:table-cell>
          <table:table-cell table:style-name="ce21" table:formula="of:=IFNA(COM.MICROSOFT.CONCAT([.L9];[.M9]);&quot;&quot;)" office:value-type="string" office:string-value="A0" calcext:value-type="string">
            <text:p>A0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0]=&quot;&quot;; [.B9]+IFNA(VLOOKUP([.F9];[$'(DATA)mnemonic'.$C$3:.$I$31];7;0);0); HEX2DEC([.A10]))" office:value-type="float" office:value="9" calcext:value-type="float">
            <text:p>9</text:p>
          </table:table-cell>
          <table:table-cell table:style-name="ce7" table:formula="of:=DEC2BIN([.B10];8)" office:value-type="string" office:string-value="00001001" calcext:value-type="string">
            <text:p>00001001</text:p>
          </table:table-cell>
          <table:table-cell table:style-name="ce7" table:formula="of:=DEC2HEX([.B10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st</text:p>
          </table:table-cell>
          <table:table-cell table:style-name="ce14"/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9" calcext:value-type="string">
            <text:p>09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4" calcext:value-type="string">
            <text:p>4</text:p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 office:value-type="string" office:string-value="4" calcext:value-type="string">
            <text:p>4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Aレジスタ値を(50+Y)番地に格納" calcext:value-type="string">
            <text:p>Aレジスタ値を(50+Y)番地に格納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mnemonic'.$C$3:.$I$31];7;0);0); HEX2DEC([.A11]))" office:value-type="float" office:value="10" calcext:value-type="float">
            <text:p>10</text:p>
          </table:table-cell>
          <table:table-cell table:style-name="ce7" table:formula="of:=DEC2BIN([.B11];8)" office:value-type="string" office:string-value="00001010" calcext:value-type="string">
            <text:p>00001010</text:p>
          </table:table-cell>
          <table:table-cell table:style-name="ce7" table:formula="of:=DEC2HEX([.B11];2)" office:value-type="string" office:string-value="0A" calcext:value-type="string">
            <text:p>0A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A" calcext:value-type="string">
            <text:p>0A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float" office:value="9" calcext:value-type="float">
            <text:p>9</text:p>
          </table:table-cell>
          <table:table-cell table:style-name="ce21" table:formula="of:=IFNA(COM.MICROSOFT.CONCAT([.L11];[.M11]);&quot;&quot;)" office:value-type="string" office:string-value="E9" calcext:value-type="string">
            <text:p>E9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短い音を鳴らす" calcext:value-type="string">
            <text:p>短い音を鳴らす</text:p>
          </table:table-cell>
          <table:table-cell office:value-type="string" calcext:value-type="string">
            <text:p>けん（ピ）</text:p>
          </table:table-cell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2]=&quot;&quot;; [.B11]+IFNA(VLOOKUP([.F11];[$'(DATA)mnemonic'.$C$3:.$I$31];7;0);0); HEX2DEC([.A12]))" office:value-type="float" office:value="12" calcext:value-type="float">
            <text:p>12</text:p>
          </table:table-cell>
          <table:table-cell table:style-name="ce7" table:formula="of:=DEC2BIN([.B12];8)" office:value-type="string" office:string-value="00001100" calcext:value-type="string">
            <text:p>00001100</text:p>
          </table:table-cell>
          <table:table-cell table:style-name="ce7" table:formula="of:=DEC2HEX([.B12];2)" office:value-type="string" office:string-value="0C" calcext:value-type="string">
            <text:p>0C</text:p>
          </table:table-cell>
          <table:table-cell table:style-name="ce14" office:value-type="string" calcext:value-type="string">
            <text:p>playerTurn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C" calcext:value-type="string">
            <text:p>0C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A" calcext:value-type="string">
            <text:p>A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1" calcext:value-type="float">
            <text:p>1</text:p>
          </table:table-cell>
          <table:table-cell table:style-name="ce21" table:formula="of:=IFNA(COM.MICROSOFT.CONCAT([.L12];[.M12]);&quot;&quot;)" office:value-type="string" office:string-value="A1" calcext:value-type="string">
            <text:p>A1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3]=&quot;&quot;; [.B12]+IFNA(VLOOKUP([.F12];[$'(DATA)mnemonic'.$C$3:.$I$31];7;0);0); HEX2DEC([.A13]))" office:value-type="float" office:value="14" calcext:value-type="float">
            <text:p>14</text:p>
          </table:table-cell>
          <table:table-cell table:style-name="ce7" table:formula="of:=DEC2BIN([.B13];8)" office:value-type="string" office:string-value="00001110" calcext:value-type="string">
            <text:p>00001110</text:p>
          </table:table-cell>
          <table:table-cell table:style-name="ce7" table:formula="of:=DEC2HEX([.B13];2)" office:value-type="string" office:string-value="0E" calcext:value-type="string">
            <text:p>0E</text:p>
          </table:table-cell>
          <table:table-cell table:style-name="ce10" office:value-type="string" calcext:value-type="string">
            <text:p>keyWait</text:p>
          </table:table-cell>
          <table:table-cell table:style-name="ce10" office:value-type="string" calcext:value-type="string">
            <text:p>ink</text:p>
          </table:table-cell>
          <table:table-cell table:style-name="ce14"/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E" calcext:value-type="string">
            <text:p>0E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0" calcext:value-type="string">
            <text:p>0</text:p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 office:value-type="string" office:string-value="0" calcext:value-type="string">
            <text:p>0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 office:value-type="string" calcext:value-type="string">
            <text:p>ユーザー手入力(0~2)</text:p>
          </table:table-cell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4]=&quot;&quot;; [.B13]+IFNA(VLOOKUP([.F13];[$'(DATA)mnemonic'.$C$3:.$I$31];7;0);0); HEX2DEC([.A14]))" office:value-type="float" office:value="15" calcext:value-type="float">
            <text:p>15</text:p>
          </table:table-cell>
          <table:table-cell table:style-name="ce7" table:formula="of:=DEC2BIN([.B14];8)" office:value-type="string" office:string-value="00001111" calcext:value-type="string">
            <text:p>00001111</text:p>
          </table:table-cell>
          <table:table-cell table:style-name="ce7" table:formula="of:=DEC2HEX([.B14];2)" office:value-type="string" office:string-value="0F" calcext:value-type="string">
            <text:p>0F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keyWait</text:p>
          </table:table-cell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0F" calcext:value-type="string">
            <text:p>0F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 office:value-type="string" office:string-value="F" calcext:value-type="string">
            <text:p>F</text:p>
          </table:table-cell>
          <table:table-cell table:style-name="ce20" table:formula="of:=IF(OR([.F14]=&quot;jmpf&quot;;[.F14]=&quot;call&quot;);VLOOKUP([.G14];[.$E$7:.$I$96];5;0);IF([.G14]=&quot;&quot;;&quot;&quot;;[.G14]))" office:value-type="string" office:string-value="0E" calcext:value-type="string">
            <text:p>0E</text:p>
          </table:table-cell>
          <table:table-cell table:style-name="ce21" table:formula="of:=IFNA(COM.MICROSOFT.CONCAT([.L14];[.M14]);&quot;&quot;)" office:value-type="string" office:string-value="F0E" calcext:value-type="string">
            <text:p>F0E</text:p>
          </table:table-cell>
          <table:table-cell table:style-name="ce22" table:formula="of:=IFNA(IF([.F14]=&quot;scall&quot;;VLOOKUP([.G14];[$'(DATA)scall'.$B$3:.$D$18];3;0);VLOOKUP([.F14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5]=&quot;&quot;; [.B14]+IFNA(VLOOKUP([.F14];[$'(DATA)mnemonic'.$C$3:.$I$31];7;0);0); HEX2DEC([.A15]))" office:value-type="float" office:value="18" calcext:value-type="float">
            <text:p>18</text:p>
          </table:table-cell>
          <table:table-cell table:style-name="ce7" table:formula="of:=DEC2BIN([.B15];8)" office:value-type="string" office:string-value="00010010" calcext:value-type="string">
            <text:p>00010010</text:p>
          </table:table-cell>
          <table:table-cell table:style-name="ce7" table:formula="of:=DEC2HEX([.B15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string" calcext:value-type="string">
            <text:p>d</text:p>
          </table:table-cell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12" calcext:value-type="string">
            <text:p>12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 office:value-type="string" office:string-value="9" calcext:value-type="string">
            <text:p>9</text:p>
          </table:table-cell>
          <table:table-cell table:style-name="ce20" table:formula="of:=IF(OR([.F15]=&quot;jmpf&quot;;[.F15]=&quot;call&quot;);VLOOKUP([.G15];[.$E$7:.$I$96];5;0);IF([.G15]=&quot;&quot;;&quot;&quot;;[.G15]))" office:value-type="string" office:string-value="d" calcext:value-type="string">
            <text:p>d</text:p>
          </table:table-cell>
          <table:table-cell table:style-name="ce21" table:formula="of:=IFNA(COM.MICROSOFT.CONCAT([.L15];[.M15]);&quot;&quot;)" office:value-type="string" office:string-value="9d" calcext:value-type="string">
            <text:p>9d</text:p>
          </table:table-cell>
          <table:table-cell table:style-name="ce22" table:formula="of:=IFNA(IF([.F15]=&quot;scall&quot;;VLOOKUP([.G15];[$'(DATA)scall'.$B$3:.$D$18];3;0);VLOOKUP([.F15];[$'(DATA)mnemonic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office:value-type="string" calcext:value-type="string">
            <text:p>入力値にDを足してキャリーが出たら再入力</text:p>
          </table:table-cell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6]=&quot;&quot;; [.B15]+IFNA(VLOOKUP([.F15];[$'(DATA)mnemonic'.$C$3:.$I$31];7;0);0); HEX2DEC([.A16]))" office:value-type="float" office:value="20" calcext:value-type="float">
            <text:p>20</text:p>
          </table:table-cell>
          <table:table-cell table:style-name="ce7" table:formula="of:=DEC2BIN([.B16];8)" office:value-type="string" office:string-value="00010100" calcext:value-type="string">
            <text:p>00010100</text:p>
          </table:table-cell>
          <table:table-cell table:style-name="ce7" table:formula="of:=DEC2HEX([.B16];2)" office:value-type="string" office:string-value="14" calcext:value-type="string">
            <text:p>14</text:p>
          </table:table-cell>
          <table:table-cell table:style-name="ce14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keyWait</text:p>
          </table:table-cell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14" calcext:value-type="string">
            <text:p>14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0E" calcext:value-type="string">
            <text:p>0E</text:p>
          </table:table-cell>
          <table:table-cell table:style-name="ce21" table:formula="of:=IFNA(COM.MICROSOFT.CONCAT([.L16];[.M16]);&quot;&quot;)" office:value-type="string" office:string-value="F0E" calcext:value-type="string">
            <text:p>F0E</text:p>
          </table:table-cell>
          <table:table-cell table:style-name="ce22" table:formula="of:=IFNA(IF([.F16]=&quot;scall&quot;;VLOOKUP([.G16];[$'(DATA)scall'.$B$3:.$D$18];3;0);VLOOKUP([.F16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7]=&quot;&quot;; [.B16]+IFNA(VLOOKUP([.F16];[$'(DATA)mnemonic'.$C$3:.$I$31];7;0);0); HEX2DEC([.A17]))" office:value-type="float" office:value="23" calcext:value-type="float">
            <text:p>23</text:p>
          </table:table-cell>
          <table:table-cell table:style-name="ce7" table:formula="of:=DEC2BIN([.B17];8)" office:value-type="string" office:string-value="00010111" calcext:value-type="string">
            <text:p>00010111</text:p>
          </table:table-cell>
          <table:table-cell table:style-name="ce7" table:formula="of:=DEC2HEX([.B17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17" calcext:value-type="string">
            <text:p>17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 office:value-type="string" office:string-value="9" calcext:value-type="string">
            <text:p>9</text:p>
          </table:table-cell>
          <table:table-cell table:style-name="ce20" table:formula="of:=IF(OR([.F17]=&quot;jmpf&quot;;[.F17]=&quot;call&quot;);VLOOKUP([.G17];[.$E$7:.$I$96];5;0);IF([.G17]=&quot;&quot;;&quot;&quot;;[.G17]))" office:value-type="float" office:value="3" calcext:value-type="float">
            <text:p>3</text:p>
          </table:table-cell>
          <table:table-cell table:style-name="ce21" table:formula="of:=IFNA(COM.MICROSOFT.CONCAT([.L17];[.M17]);&quot;&quot;)" office:value-type="string" office:string-value="93" calcext:value-type="string">
            <text:p>93</text:p>
          </table:table-cell>
          <table:table-cell table:style-name="ce22" table:formula="of:=IFNA(IF([.F17]=&quot;scall&quot;;VLOOKUP([.G17];[$'(DATA)scall'.$B$3:.$D$18];3;0);VLOOKUP([.F17];[$'(DATA)mnemonic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office:value-type="string" calcext:value-type="string">
            <text:p>入力値にDが足されているので3足して値を戻す</text:p>
          </table:table-cell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8]=&quot;&quot;; [.B17]+IFNA(VLOOKUP([.F17];[$'(DATA)mnemonic'.$C$3:.$I$31];7;0);0); HEX2DEC([.A18]))" office:value-type="float" office:value="25" calcext:value-type="float">
            <text:p>25</text:p>
          </table:table-cell>
          <table:table-cell table:style-name="ce7" table:formula="of:=DEC2BIN([.B18];8)" office:value-type="string" office:string-value="00011001" calcext:value-type="string">
            <text:p>00011001</text:p>
          </table:table-cell>
          <table:table-cell table:style-name="ce7" table:formula="of:=DEC2HEX([.B18];2)" office:value-type="string" office:string-value="19" calcext:value-type="string">
            <text:p>19</text:p>
          </table:table-cell>
          <table:table-cell table:style-name="ce14"/>
          <table:table-cell table:style-name="ce10" office:value-type="string" calcext:value-type="string">
            <text:p>st</text:p>
          </table:table-cell>
          <table:table-cell table:style-name="ce10"/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19" calcext:value-type="string">
            <text:p>19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 office:value-type="string" office:string-value="4" calcext:value-type="string">
            <text:p>4</text:p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 office:value-type="string" office:string-value="4" calcext:value-type="string">
            <text:p>4</text:p>
          </table:table-cell>
          <table:table-cell table:style-name="ce22" table:formula="of:=IFNA(IF([.F18]=&quot;scall&quot;;VLOOKUP([.G18];[$'(DATA)scall'.$B$3:.$D$18];3;0);VLOOKUP([.F18];[$'(DATA)mnemonic'.$C$3:.$J$31];8;0));&quot;&quot;)" office:value-type="string" office:string-value="Aレジスタ値を(50+Y)番地に格納" calcext:value-type="string">
            <text:p>Aレジスタ値を(50+Y)番地に格納</text:p>
          </table:table-cell>
          <table:table-cell office:value-type="string" calcext:value-type="string">
            <text:p>51番地にユーザー手を格納</text:p>
          </table:table-cell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19]=&quot;&quot;; [.B18]+IFNA(VLOOKUP([.F18];[$'(DATA)mnemonic'.$C$3:.$I$31];7;0);0); HEX2DEC([.A19]))" office:value-type="float" office:value="26" calcext:value-type="float">
            <text:p>26</text:p>
          </table:table-cell>
          <table:table-cell table:style-name="ce7" table:formula="of:=DEC2BIN([.B19];8)" office:value-type="string" office:string-value="00011010" calcext:value-type="string">
            <text:p>00011010</text:p>
          </table:table-cell>
          <table:table-cell table:style-name="ce7" table:formula="of:=DEC2HEX([.B19];2)" office:value-type="string" office:string-value="1A" calcext:value-type="string">
            <text:p>1A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0" office:value-type="string" calcext:value-type="string">
            <text:p>dispResult</text:p>
          </table:table-cell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1A" calcext:value-type="string">
            <text:p>1A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 office:value-type="string" office:string-value="F60" calcext:value-type="string">
            <text:p>F60</text:p>
          </table:table-cell>
          <table:table-cell table:style-name="ce20" table:formula="of:=IF(OR([.F19]=&quot;jmpf&quot;;[.F19]=&quot;call&quot;);VLOOKUP([.G19];[.$E$7:.$I$96];5;0);IF([.G19]=&quot;&quot;;&quot;&quot;;[.G19]))" office:value-type="string" office:string-value="80" calcext:value-type="string">
            <text:p>80</text:p>
          </table:table-cell>
          <table:table-cell table:style-name="ce21" table:formula="of:=IFNA(COM.MICROSOFT.CONCAT([.L19];[.M19]);&quot;&quot;)" office:value-type="string" office:string-value="F6080" calcext:value-type="string">
            <text:p>F6080</text:p>
          </table:table-cell>
          <table:table-cell table:style-name="ce22" table:formula="of:=IFNA(IF([.F19]=&quot;scall&quot;;VLOOKUP([.G19];[$'(DATA)scall'.$B$3:.$D$18];3;0);VLOOKUP([.F19];[$'(DATA)mnemonic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0]=&quot;&quot;; [.B19]+IFNA(VLOOKUP([.F19];[$'(DATA)mnemonic'.$C$3:.$I$31];7;0);0); HEX2DEC([.A20]))" office:value-type="float" office:value="31" calcext:value-type="float">
            <text:p>31</text:p>
          </table:table-cell>
          <table:table-cell table:style-name="ce7" table:formula="of:=DEC2BIN([.B20];8)" office:value-type="string" office:string-value="00011111" calcext:value-type="string">
            <text:p>00011111</text:p>
          </table:table-cell>
          <table:table-cell table:style-name="ce7" table:formula="of:=DEC2HEX([.B20];2)" office:value-type="string" office:string-value="1F" calcext:value-type="string">
            <text:p>1F</text:p>
          </table:table-cell>
          <table:table-cell table:style-name="ce10" office:value-type="string" calcext:value-type="string">
            <text:p>judge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1F" calcext:value-type="string">
            <text:p>1F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 office:value-type="string" office:string-value="A" calcext:value-type="string">
            <text:p>A</text:p>
          </table:table-cell>
          <table:table-cell table:style-name="ce20" table:formula="of:=IF(OR([.F20]=&quot;jmpf&quot;;[.F20]=&quot;call&quot;);VLOOKUP([.G20];[.$E$7:.$I$96];5;0);IF([.G20]=&quot;&quot;;&quot;&quot;;[.G20]))" office:value-type="float" office:value="1" calcext:value-type="float">
            <text:p>1</text:p>
          </table:table-cell>
          <table:table-cell table:style-name="ce21" table:formula="of:=IFNA(COM.MICROSOFT.CONCAT([.L20];[.M20]);&quot;&quot;)" office:value-type="string" office:string-value="A1" calcext:value-type="string">
            <text:p>A1</text:p>
          </table:table-cell>
          <table:table-cell table:style-name="ce22" table:formula="of:=IFNA(IF([.F20]=&quot;scall&quot;;VLOOKUP([.G20];[$'(DATA)scall'.$B$3:.$D$18];3;0);VLOOKUP([.F20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office:value-type="string" calcext:value-type="string">
            <text:p>判定開始</text:p>
          </table:table-cell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1]=&quot;&quot;; [.B20]+IFNA(VLOOKUP([.F20];[$'(DATA)mnemonic'.$C$3:.$I$31];7;0);0); HEX2DEC([.A21]))" office:value-type="float" office:value="33" calcext:value-type="float">
            <text:p>33</text:p>
          </table:table-cell>
          <table:table-cell table:style-name="ce7" table:formula="of:=DEC2BIN([.B21];8)" office:value-type="string" office:string-value="00100001" calcext:value-type="string">
            <text:p>00100001</text:p>
          </table:table-cell>
          <table:table-cell table:style-name="ce7" table:formula="of:=DEC2HEX([.B21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ld</text:p>
          </table:table-cell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21" calcext:value-type="string">
            <text:p>21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 office:value-type="string" office:string-value="5" calcext:value-type="string">
            <text:p>5</text:p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 office:value-type="string" office:string-value="5" calcext:value-type="string">
            <text:p>5</text:p>
          </table:table-cell>
          <table:table-cell table:style-name="ce22" table:formula="of:=IFNA(IF([.F21]=&quot;scall&quot;;VLOOKUP([.G21];[$'(DATA)scall'.$B$3:.$D$18];3;0);VLOOKUP([.F21];[$'(DATA)mnemonic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2]=&quot;&quot;; [.B21]+IFNA(VLOOKUP([.F21];[$'(DATA)mnemonic'.$C$3:.$I$31];7;0);0); HEX2DEC([.A22]))" office:value-type="float" office:value="34" calcext:value-type="float">
            <text:p>34</text:p>
          </table:table-cell>
          <table:table-cell table:style-name="ce7" table:formula="of:=DEC2BIN([.B22];8)" office:value-type="string" office:string-value="00100010" calcext:value-type="string">
            <text:p>00100010</text:p>
          </table:table-cell>
          <table:table-cell table:style-name="ce7" table:formula="of:=DEC2HEX([.B22];2)" office:value-type="string" office:string-value="22" calcext:value-type="string">
            <text:p>22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22" calcext:value-type="string">
            <text:p>22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 office:value-type="string" office:string-value="9" calcext:value-type="string">
            <text:p>9</text:p>
          </table:table-cell>
          <table:table-cell table:style-name="ce20" table:formula="of:=IF(OR([.F22]=&quot;jmpf&quot;;[.F22]=&quot;call&quot;);VLOOKUP([.G22];[.$E$7:.$I$96];5;0);IF([.G22]=&quot;&quot;;&quot;&quot;;[.G22]))" office:value-type="float" office:value="3" calcext:value-type="float">
            <text:p>3</text:p>
          </table:table-cell>
          <table:table-cell table:style-name="ce21" table:formula="of:=IFNA(COM.MICROSOFT.CONCAT([.L22];[.M22]);&quot;&quot;)" office:value-type="string" office:string-value="93" calcext:value-type="string">
            <text:p>93</text:p>
          </table:table-cell>
          <table:table-cell table:style-name="ce22" table:formula="of:=IFNA(IF([.F22]=&quot;scall&quot;;VLOOKUP([.G22];[$'(DATA)scall'.$B$3:.$D$18];3;0);VLOOKUP([.F22];[$'(DATA)mnemonic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office:value-type="string" calcext:value-type="string">
            <text:p>結果値=自分の手+3-相手の手</text:p>
          </table:table-cell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3">
          <table:table-cell table:style-name="ce2"/>
          <table:table-cell table:style-name="ce6" table:formula="of:=IF([.A23]=&quot;&quot;; [.B22]+IFNA(VLOOKUP([.F22];[$'(DATA)mnemonic'.$C$3:.$I$31];7;0);0); HEX2DEC([.A23]))" office:value-type="float" office:value="36" calcext:value-type="float">
            <text:p>36</text:p>
          </table:table-cell>
          <table:table-cell table:style-name="ce7" table:formula="of:=DEC2BIN([.B23];8)" office:value-type="string" office:string-value="00100100" calcext:value-type="string">
            <text:p>00100100</text:p>
          </table:table-cell>
          <table:table-cell table:style-name="ce7" table:formula="of:=DEC2HEX([.B23];2)" office:value-type="string" office:string-value="24" calcext:value-type="string">
            <text:p>24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24" calcext:value-type="string">
            <text:p>24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 office:value-type="string" office:string-value="A" calcext:value-type="string">
            <text:p>A</text:p>
          </table:table-cell>
          <table:table-cell table:style-name="ce20" table:formula="of:=IF(OR([.F23]=&quot;jmpf&quot;;[.F23]=&quot;call&quot;);VLOOKUP([.G23];[.$E$7:.$I$96];5;0);IF([.G23]=&quot;&quot;;&quot;&quot;;[.G23]))" office:value-type="float" office:value="2" calcext:value-type="float">
            <text:p>2</text:p>
          </table:table-cell>
          <table:table-cell table:style-name="ce21" table:formula="of:=IFNA(COM.MICROSOFT.CONCAT([.L23];[.M23]);&quot;&quot;)" office:value-type="string" office:string-value="A2" calcext:value-type="string">
            <text:p>A2</text:p>
          </table:table-cell>
          <table:table-cell table:style-name="ce22" table:formula="of:=IFNA(IF([.F23]=&quot;scall&quot;;VLOOKUP([.G23];[$'(DATA)scall'.$B$3:.$D$18];3;0);VLOOKUP([.F23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3">
          <table:table-cell table:style-name="ce2"/>
          <table:table-cell table:style-name="ce6" table:formula="of:=IF([.A24]=&quot;&quot;; [.B23]+IFNA(VLOOKUP([.F23];[$'(DATA)mnemonic'.$C$3:.$I$31];7;0);0); HEX2DEC([.A24]))" office:value-type="float" office:value="38" calcext:value-type="float">
            <text:p>38</text:p>
          </table:table-cell>
          <table:table-cell table:style-name="ce7" table:formula="of:=DEC2BIN([.B24];8)" office:value-type="string" office:string-value="00100110" calcext:value-type="string">
            <text:p>00100110</text:p>
          </table:table-cell>
          <table:table-cell table:style-name="ce7" table:formula="of:=DEC2HEX([.B24];2)" office:value-type="string" office:string-value="26" calcext:value-type="string">
            <text:p>26</text:p>
          </table:table-cell>
          <table:table-cell table:style-name="ce10"/>
          <table:table-cell table:style-name="ce10" office:value-type="string" calcext:value-type="string">
            <text:p>st</text:p>
          </table:table-cell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26" calcext:value-type="string">
            <text:p>26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 office:value-type="string" office:string-value="4" calcext:value-type="string">
            <text:p>4</text:p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 office:value-type="string" office:string-value="4" calcext:value-type="string">
            <text:p>4</text:p>
          </table:table-cell>
          <table:table-cell table:style-name="ce22" table:formula="of:=IFNA(IF([.F24]=&quot;scall&quot;;VLOOKUP([.G24];[$'(DATA)scall'.$B$3:.$D$18];3;0);VLOOKUP([.F24];[$'(DATA)mnemonic'.$C$3:.$J$31];8;0));&quot;&quot;)" office:value-type="string" office:string-value="Aレジスタ値を(50+Y)番地に格納" calcext:value-type="string">
            <text:p>Aレジスタ値を(50+Y)番地に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5]=&quot;&quot;; [.B24]+IFNA(VLOOKUP([.F24];[$'(DATA)mnemonic'.$C$3:.$I$31];7;0);0); HEX2DEC([.A25]))" office:value-type="float" office:value="39" calcext:value-type="float">
            <text:p>39</text:p>
          </table:table-cell>
          <table:table-cell table:style-name="ce7" table:formula="of:=DEC2BIN([.B25];8)" office:value-type="string" office:string-value="00100111" calcext:value-type="string">
            <text:p>00100111</text:p>
          </table:table-cell>
          <table:table-cell table:style-name="ce7" table:formula="of:=DEC2HEX([.B25];2)" office:value-type="string" office:string-value="27" calcext:value-type="string">
            <text:p>27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27" calcext:value-type="string">
            <text:p>27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 office:value-type="string" office:string-value="A" calcext:value-type="string">
            <text:p>A</text:p>
          </table:table-cell>
          <table:table-cell table:style-name="ce20" table:formula="of:=IF(OR([.F25]=&quot;jmpf&quot;;[.F25]=&quot;call&quot;);VLOOKUP([.G25];[.$E$7:.$I$96];5;0);IF([.G25]=&quot;&quot;;&quot;&quot;;[.G25]))" office:value-type="float" office:value="0" calcext:value-type="float">
            <text:p>0</text:p>
          </table:table-cell>
          <table:table-cell table:style-name="ce21" table:formula="of:=IFNA(COM.MICROSOFT.CONCAT([.L25];[.M25]);&quot;&quot;)" office:value-type="string" office:string-value="A0" calcext:value-type="string">
            <text:p>A0</text:p>
          </table:table-cell>
          <table:table-cell table:style-name="ce22" table:formula="of:=IFNA(IF([.F25]=&quot;scall&quot;;VLOOKUP([.G25];[$'(DATA)scall'.$B$3:.$D$18];3;0);VLOOKUP([.F25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6]=&quot;&quot;; [.B25]+IFNA(VLOOKUP([.F25];[$'(DATA)mnemonic'.$C$3:.$I$31];7;0);0); HEX2DEC([.A26]))" office:value-type="float" office:value="41" calcext:value-type="float">
            <text:p>41</text:p>
          </table:table-cell>
          <table:table-cell table:style-name="ce7" table:formula="of:=DEC2BIN([.B26];8)" office:value-type="string" office:string-value="00101001" calcext:value-type="string">
            <text:p>00101001</text:p>
          </table:table-cell>
          <table:table-cell table:style-name="ce7" table:formula="of:=DEC2HEX([.B26];2)" office:value-type="string" office:string-value="29" calcext:value-type="string">
            <text:p>29</text:p>
          </table:table-cell>
          <table:table-cell table:style-name="ce10"/>
          <table:table-cell table:style-name="ce10" office:value-type="string" calcext:value-type="string">
            <text:p>ld</text:p>
          </table:table-cell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29" calcext:value-type="string">
            <text:p>29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 office:value-type="string" office:string-value="5" calcext:value-type="string">
            <text:p>5</text:p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 office:value-type="string" office:string-value="5" calcext:value-type="string">
            <text:p>5</text:p>
          </table:table-cell>
          <table:table-cell table:style-name="ce22" table:formula="of:=IFNA(IF([.F26]=&quot;scall&quot;;VLOOKUP([.G26];[$'(DATA)scall'.$B$3:.$D$18];3;0);VLOOKUP([.F26];[$'(DATA)mnemonic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7]=&quot;&quot;; [.B26]+IFNA(VLOOKUP([.F26];[$'(DATA)mnemonic'.$C$3:.$I$31];7;0);0); HEX2DEC([.A27]))" office:value-type="float" office:value="42" calcext:value-type="float">
            <text:p>42</text:p>
          </table:table-cell>
          <table:table-cell table:style-name="ce7" table:formula="of:=DEC2BIN([.B27];8)" office:value-type="string" office:string-value="00101010" calcext:value-type="string">
            <text:p>00101010</text:p>
          </table:table-cell>
          <table:table-cell table:style-name="ce7" table:formula="of:=DEC2HEX([.B27];2)" office:value-type="string" office:string-value="2A" calcext:value-type="string">
            <text:p>2A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2A" calcext:value-type="string">
            <text:p>2A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 office:value-type="string" office:string-value="A" calcext:value-type="string">
            <text:p>A</text:p>
          </table:table-cell>
          <table:table-cell table:style-name="ce20" table:formula="of:=IF(OR([.F27]=&quot;jmpf&quot;;[.F27]=&quot;call&quot;);VLOOKUP([.G27];[.$E$7:.$I$96];5;0);IF([.G27]=&quot;&quot;;&quot;&quot;;[.G27]))" office:value-type="float" office:value="2" calcext:value-type="float">
            <text:p>2</text:p>
          </table:table-cell>
          <table:table-cell table:style-name="ce21" table:formula="of:=IFNA(COM.MICROSOFT.CONCAT([.L27];[.M27]);&quot;&quot;)" office:value-type="string" office:string-value="A2" calcext:value-type="string">
            <text:p>A2</text:p>
          </table:table-cell>
          <table:table-cell table:style-name="ce22" table:formula="of:=IFNA(IF([.F27]=&quot;scall&quot;;VLOOKUP([.G27];[$'(DATA)scall'.$B$3:.$D$18];3;0);VLOOKUP([.F27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8]=&quot;&quot;; [.B27]+IFNA(VLOOKUP([.F27];[$'(DATA)mnemonic'.$C$3:.$I$31];7;0);0); HEX2DEC([.A28]))" office:value-type="float" office:value="44" calcext:value-type="float">
            <text:p>44</text:p>
          </table:table-cell>
          <table:table-cell table:style-name="ce7" table:formula="of:=DEC2BIN([.B28];8)" office:value-type="string" office:string-value="00101100" calcext:value-type="string">
            <text:p>00101100</text:p>
          </table:table-cell>
          <table:table-cell table:style-name="ce7" table:formula="of:=DEC2HEX([.B28];2)" office:value-type="string" office:string-value="2C" calcext:value-type="string">
            <text:p>2C</text:p>
          </table:table-cell>
          <table:table-cell table:style-name="ce10"/>
          <table:table-cell table:style-name="ce10" office:value-type="string" calcext:value-type="string">
            <text:p>sub</text:p>
          </table:table-cell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2C" calcext:value-type="string">
            <text:p>2C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 office:value-type="string" office:string-value="7" calcext:value-type="string">
            <text:p>7</text:p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 office:value-type="string" office:string-value="7" calcext:value-type="string">
            <text:p>7</text:p>
          </table:table-cell>
          <table:table-cell table:style-name="ce22" table:formula="of:=IFNA(IF([.F28]=&quot;scall&quot;;VLOOKUP([.G28];[$'(DATA)scall'.$B$3:.$D$18];3;0);VLOOKUP([.F28];[$'(DATA)mnemonic'.$C$3:.$J$31];8;0));&quot;&quot;)" office:value-type="string" office:string-value="(50+Y)番地の値からAレジスタ値を引いた結果をAレジスタに格納(結果が負の場合、実行FLG=1)" calcext:value-type="string">
            <text:p>(50+Y)番地の値からAレジスタ値を引いた結果をAレジスタに格納(結果が負の場合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29]=&quot;&quot;; [.B28]+IFNA(VLOOKUP([.F28];[$'(DATA)mnemonic'.$C$3:.$I$31];7;0);0); HEX2DEC([.A29]))" office:value-type="float" office:value="45" calcext:value-type="float">
            <text:p>45</text:p>
          </table:table-cell>
          <table:table-cell table:style-name="ce7" table:formula="of:=DEC2BIN([.B29];8)" office:value-type="string" office:string-value="00101101" calcext:value-type="string">
            <text:p>00101101</text:p>
          </table:table-cell>
          <table:table-cell table:style-name="ce7" table:formula="of:=DEC2HEX([.B29];2)" office:value-type="string" office:string-value="2D" calcext:value-type="string">
            <text:p>2D</text:p>
          </table:table-cell>
          <table:table-cell table:style-name="ce10" office:value-type="string" calcext:value-type="string">
            <text:p>aiko</text:p>
          </table:table-cell>
          <table:table-cell table:style-name="ce10" office:value-type="string" calcext:value-type="string">
            <text:p>cpi</text:p>
          </table:table-cell>
          <table:table-cell table:style-name="ce14" office:value-type="float" office:value="3" calcext:value-type="float">
            <text:p>3</text:p>
          </table:table-cell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2D" calcext:value-type="string">
            <text:p>2D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 office:value-type="string" office:string-value="C" calcext:value-type="string">
            <text:p>C</text:p>
          </table:table-cell>
          <table:table-cell table:style-name="ce20" table:formula="of:=IF(OR([.F29]=&quot;jmpf&quot;;[.F29]=&quot;call&quot;);VLOOKUP([.G29];[.$E$7:.$I$96];5;0);IF([.G29]=&quot;&quot;;&quot;&quot;;[.G29]))" office:value-type="float" office:value="3" calcext:value-type="float">
            <text:p>3</text:p>
          </table:table-cell>
          <table:table-cell table:style-name="ce21" table:formula="of:=IFNA(COM.MICROSOFT.CONCAT([.L29];[.M29]);&quot;&quot;)" office:value-type="string" office:string-value="C3" calcext:value-type="string">
            <text:p>C3</text:p>
          </table:table-cell>
          <table:table-cell table:style-name="ce22" table:formula="of:=IFNA(IF([.F29]=&quot;scall&quot;;VLOOKUP([.G29];[$'(DATA)scall'.$B$3:.$D$18];3;0);VLOOKUP([.F29];[$'(DATA)mnemonic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 office:value-type="string" calcext:value-type="string">
            <text:p>結果値=3だったらあいこ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0]=&quot;&quot;; [.B29]+IFNA(VLOOKUP([.F29];[$'(DATA)mnemonic'.$C$3:.$I$31];7;0);0); HEX2DEC([.A30]))" office:value-type="float" office:value="47" calcext:value-type="float">
            <text:p>47</text:p>
          </table:table-cell>
          <table:table-cell table:style-name="ce7" table:formula="of:=DEC2BIN([.B30];8)" office:value-type="string" office:string-value="00101111" calcext:value-type="string">
            <text:p>00101111</text:p>
          </table:table-cell>
          <table:table-cell table:style-name="ce7" table:formula="of:=DEC2HEX([.B30];2)" office:value-type="string" office:string-value="2F" calcext:value-type="string">
            <text:p>2F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win</text:p>
          </table:table-cell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2F" calcext:value-type="string">
            <text:p>2F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 office:value-type="string" office:string-value="F" calcext:value-type="string">
            <text:p>F</text:p>
          </table:table-cell>
          <table:table-cell table:style-name="ce20" table:formula="of:=IF(OR([.F30]=&quot;jmpf&quot;;[.F30]=&quot;call&quot;);VLOOKUP([.G30];[.$E$7:.$I$96];5;0);IF([.G30]=&quot;&quot;;&quot;&quot;;[.G30]))" office:value-type="string" office:string-value="37" calcext:value-type="string">
            <text:p>37</text:p>
          </table:table-cell>
          <table:table-cell table:style-name="ce21" table:formula="of:=IFNA(COM.MICROSOFT.CONCAT([.L30];[.M30]);&quot;&quot;)" office:value-type="string" office:string-value="F37" calcext:value-type="string">
            <text:p>F37</text:p>
          </table:table-cell>
          <table:table-cell table:style-name="ce22" table:formula="of:=IFNA(IF([.F30]=&quot;scall&quot;;VLOOKUP([.G30];[$'(DATA)scall'.$B$3:.$D$18];3;0);VLOOKUP([.F30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1]=&quot;&quot;; [.B30]+IFNA(VLOOKUP([.F30];[$'(DATA)mnemonic'.$C$3:.$I$31];7;0);0); HEX2DEC([.A31]))" office:value-type="float" office:value="50" calcext:value-type="float">
            <text:p>50</text:p>
          </table:table-cell>
          <table:table-cell table:style-name="ce7" table:formula="of:=DEC2BIN([.B31];8)" office:value-type="string" office:string-value="00110010" calcext:value-type="string">
            <text:p>00110010</text:p>
          </table:table-cell>
          <table:table-cell table:style-name="ce7" table:formula="of:=DEC2HEX([.B31];2)" office:value-type="string" office:string-value="32" calcext:value-type="string">
            <text:p>32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a</text:p>
          </table:table-cell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32" calcext:value-type="string">
            <text:p>32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 office:value-type="string" office:string-value="E" calcext:value-type="string">
            <text:p>E</text:p>
          </table:table-cell>
          <table:table-cell table:style-name="ce20" table:formula="of:=IF(OR([.F31]=&quot;jmpf&quot;;[.F31]=&quot;call&quot;);VLOOKUP([.G31];[.$E$7:.$I$96];5;0);IF([.G31]=&quot;&quot;;&quot;&quot;;[.G31]))" office:value-type="string" office:string-value="a" calcext:value-type="string">
            <text:p>a</text:p>
          </table:table-cell>
          <table:table-cell table:style-name="ce21" table:formula="of:=IFNA(COM.MICROSOFT.CONCAT([.L31];[.M31]);&quot;&quot;)" office:value-type="string" office:string-value="Ea" calcext:value-type="string">
            <text:p>Ea</text:p>
          </table:table-cell>
          <table:table-cell table:style-name="ce22" table:formula="of:=IFNA(IF([.F31]=&quot;scall&quot;;VLOOKUP([.G31];[$'(DATA)scall'.$B$3:.$D$18];3;0);VLOOKUP([.F31];[$'(DATA)mnemonic'.$C$3:.$J$31];8;0));&quot;&quot;)" office:value-type="string" office:string-value="長い音を鳴らす" calcext:value-type="string">
            <text:p>長い音を鳴らす</text:p>
          </table:table-cell>
          <table:table-cell office:value-type="string" calcext:value-type="string">
            <text:p>あいこ音(3)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2]=&quot;&quot;; [.B31]+IFNA(VLOOKUP([.F31];[$'(DATA)mnemonic'.$C$3:.$I$31];7;0);0); HEX2DEC([.A32]))" office:value-type="float" office:value="52" calcext:value-type="float">
            <text:p>52</text:p>
          </table:table-cell>
          <table:table-cell table:style-name="ce7" table:formula="of:=DEC2BIN([.B32];8)" office:value-type="string" office:string-value="00110100" calcext:value-type="string">
            <text:p>00110100</text:p>
          </table:table-cell>
          <table:table-cell table:style-name="ce7" table:formula="of:=DEC2HEX([.B32];2)" office:value-type="string" office:string-value="34" calcext:value-type="string">
            <text:p>3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postProc</text:p>
          </table:table-cell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34" calcext:value-type="string">
            <text:p>34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 office:value-type="string" office:string-value="F" calcext:value-type="string">
            <text:p>F</text:p>
          </table:table-cell>
          <table:table-cell table:style-name="ce20" table:formula="of:=IF(OR([.F32]=&quot;jmpf&quot;;[.F32]=&quot;call&quot;);VLOOKUP([.G32];[.$E$7:.$I$96];5;0);IF([.G32]=&quot;&quot;;&quot;&quot;;[.G32]))" office:value-type="string" office:string-value="B0" calcext:value-type="string">
            <text:p>B0</text:p>
          </table:table-cell>
          <table:table-cell table:style-name="ce21" table:formula="of:=IFNA(COM.MICROSOFT.CONCAT([.L32];[.M32]);&quot;&quot;)" office:value-type="string" office:string-value="FB0" calcext:value-type="string">
            <text:p>FB0</text:p>
          </table:table-cell>
          <table:table-cell table:style-name="ce22" table:formula="of:=IFNA(IF([.F32]=&quot;scall&quot;;VLOOKUP([.G32];[$'(DATA)scall'.$B$3:.$D$18];3;0);VLOOKUP([.F32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3]=&quot;&quot;; [.B32]+IFNA(VLOOKUP([.F32];[$'(DATA)mnemonic'.$C$3:.$I$31];7;0);0); HEX2DEC([.A33]))" office:value-type="float" office:value="55" calcext:value-type="float">
            <text:p>55</text:p>
          </table:table-cell>
          <table:table-cell table:style-name="ce7" table:formula="of:=DEC2BIN([.B33];8)" office:value-type="string" office:string-value="00110111" calcext:value-type="string">
            <text:p>00110111</text:p>
          </table:table-cell>
          <table:table-cell table:style-name="ce7" table:formula="of:=DEC2HEX([.B33];2)" office:value-type="string" office:string-value="37" calcext:value-type="string">
            <text:p>37</text:p>
          </table:table-cell>
          <table:table-cell table:style-name="ce14" office:value-type="string" calcext:value-type="string">
            <text:p>win</text:p>
          </table:table-cell>
          <table:table-cell table:style-name="ce10" office:value-type="string" calcext:value-type="string">
            <text:p>cpi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37" calcext:value-type="string">
            <text:p>37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 office:value-type="string" office:string-value="C" calcext:value-type="string">
            <text:p>C</text:p>
          </table:table-cell>
          <table:table-cell table:style-name="ce20" table:formula="of:=IF(OR([.F33]=&quot;jmpf&quot;;[.F33]=&quot;call&quot;);VLOOKUP([.G33];[.$E$7:.$I$96];5;0);IF([.G33]=&quot;&quot;;&quot;&quot;;[.G33]))" office:value-type="float" office:value="2" calcext:value-type="float">
            <text:p>2</text:p>
          </table:table-cell>
          <table:table-cell table:style-name="ce21" table:formula="of:=IFNA(COM.MICROSOFT.CONCAT([.L33];[.M33]);&quot;&quot;)" office:value-type="string" office:string-value="C2" calcext:value-type="string">
            <text:p>C2</text:p>
          </table:table-cell>
          <table:table-cell table:style-name="ce22" table:formula="of:=IFNA(IF([.F33]=&quot;scall&quot;;VLOOKUP([.G33];[$'(DATA)scall'.$B$3:.$D$18];3;0);VLOOKUP([.F33];[$'(DATA)mnemonic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 office:value-type="string" calcext:value-type="string">
            <text:p>結果値=2or5だったら勝ち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4]=&quot;&quot;; [.B33]+IFNA(VLOOKUP([.F33];[$'(DATA)mnemonic'.$C$3:.$I$31];7;0);0); HEX2DEC([.A34]))" office:value-type="float" office:value="57" calcext:value-type="float">
            <text:p>57</text:p>
          </table:table-cell>
          <table:table-cell table:style-name="ce7" table:formula="of:=DEC2BIN([.B34];8)" office:value-type="string" office:string-value="00111001" calcext:value-type="string">
            <text:p>00111001</text:p>
          </table:table-cell>
          <table:table-cell table:style-name="ce7" table:formula="of:=DEC2HEX([.B34];2)" office:value-type="string" office:string-value="39" calcext:value-type="string">
            <text:p>39</text:p>
          </table:table-cell>
          <table:table-cell table:style-name="ce14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win2</text:p>
          </table:table-cell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39" calcext:value-type="string">
            <text:p>39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 office:value-type="string" office:string-value="F" calcext:value-type="string">
            <text:p>F</text:p>
          </table:table-cell>
          <table:table-cell table:style-name="ce20" table:formula="of:=IF(OR([.F34]=&quot;jmpf&quot;;[.F34]=&quot;call&quot;);VLOOKUP([.G34];[.$E$7:.$I$96];5;0);IF([.G34]=&quot;&quot;;&quot;&quot;;[.G34]))" office:value-type="string" office:string-value="41" calcext:value-type="string">
            <text:p>41</text:p>
          </table:table-cell>
          <table:table-cell table:style-name="ce21" table:formula="of:=IFNA(COM.MICROSOFT.CONCAT([.L34];[.M34]);&quot;&quot;)" office:value-type="string" office:string-value="F41" calcext:value-type="string">
            <text:p>F41</text:p>
          </table:table-cell>
          <table:table-cell table:style-name="ce22" table:formula="of:=IFNA(IF([.F34]=&quot;scall&quot;;VLOOKUP([.G34];[$'(DATA)scall'.$B$3:.$D$18];3;0);VLOOKUP([.F34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5]=&quot;&quot;; [.B34]+IFNA(VLOOKUP([.F34];[$'(DATA)mnemonic'.$C$3:.$I$31];7;0);0); HEX2DEC([.A35]))" office:value-type="float" office:value="60" calcext:value-type="float">
            <text:p>60</text:p>
          </table:table-cell>
          <table:table-cell table:style-name="ce7" table:formula="of:=DEC2BIN([.B35];8)" office:value-type="string" office:string-value="00111100" calcext:value-type="string">
            <text:p>00111100</text:p>
          </table:table-cell>
          <table:table-cell table:style-name="ce7" table:formula="of:=DEC2HEX([.B35];2)" office:value-type="string" office:string-value="3C" calcext:value-type="string">
            <text:p>3C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3C" calcext:value-type="string">
            <text:p>3C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 office:value-type="string" office:string-value="E" calcext:value-type="string">
            <text:p>E</text:p>
          </table:table-cell>
          <table:table-cell table:style-name="ce20" table:formula="of:=IF(OR([.F35]=&quot;jmpf&quot;;[.F35]=&quot;call&quot;);VLOOKUP([.G35];[.$E$7:.$I$96];5;0);IF([.G35]=&quot;&quot;;&quot;&quot;;[.G35]))" office:value-type="float" office:value="7" calcext:value-type="float">
            <text:p>7</text:p>
          </table:table-cell>
          <table:table-cell table:style-name="ce21" table:formula="of:=IFNA(COM.MICROSOFT.CONCAT([.L35];[.M35]);&quot;&quot;)" office:value-type="string" office:string-value="E7" calcext:value-type="string">
            <text:p>E7</text:p>
          </table:table-cell>
          <table:table-cell table:style-name="ce22" table:formula="of:=IFNA(IF([.F35]=&quot;scall&quot;;VLOOKUP([.G35];[$'(DATA)scall'.$B$3:.$D$18];3;0);VLOOKUP([.F35];[$'(DATA)mnemonic'.$C$3:.$J$31];8;0));&quot;&quot;)" office:value-type="string" office:string-value="エンド音を鳴らす" calcext:value-type="string">
            <text:p>エンド音を鳴らす</text:p>
          </table:table-cell>
          <table:table-cell office:value-type="string" calcext:value-type="string">
            <text:p>勝ち音(2)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6]=&quot;&quot;; [.B35]+IFNA(VLOOKUP([.F35];[$'(DATA)mnemonic'.$C$3:.$I$31];7;0);0); HEX2DEC([.A36]))" office:value-type="float" office:value="62" calcext:value-type="float">
            <text:p>62</text:p>
          </table:table-cell>
          <table:table-cell table:style-name="ce7" table:formula="of:=DEC2BIN([.B36];8)" office:value-type="string" office:string-value="00111110" calcext:value-type="string">
            <text:p>00111110</text:p>
          </table:table-cell>
          <table:table-cell table:style-name="ce7" table:formula="of:=DEC2HEX([.B36];2)" office:value-type="string" office:string-value="3E" calcext:value-type="string">
            <text:p>3E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postProc</text:p>
          </table:table-cell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3E" calcext:value-type="string">
            <text:p>3E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 office:value-type="string" office:string-value="F" calcext:value-type="string">
            <text:p>F</text:p>
          </table:table-cell>
          <table:table-cell table:style-name="ce20" table:formula="of:=IF(OR([.F36]=&quot;jmpf&quot;;[.F36]=&quot;call&quot;);VLOOKUP([.G36];[.$E$7:.$I$96];5;0);IF([.G36]=&quot;&quot;;&quot;&quot;;[.G36]))" office:value-type="string" office:string-value="B0" calcext:value-type="string">
            <text:p>B0</text:p>
          </table:table-cell>
          <table:table-cell table:style-name="ce21" table:formula="of:=IFNA(COM.MICROSOFT.CONCAT([.L36];[.M36]);&quot;&quot;)" office:value-type="string" office:string-value="FB0" calcext:value-type="string">
            <text:p>FB0</text:p>
          </table:table-cell>
          <table:table-cell table:style-name="ce22" table:formula="of:=IFNA(IF([.F36]=&quot;scall&quot;;VLOOKUP([.G36];[$'(DATA)scall'.$B$3:.$D$18];3;0);VLOOKUP([.F36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7]=&quot;&quot;; [.B36]+IFNA(VLOOKUP([.F36];[$'(DATA)mnemonic'.$C$3:.$I$31];7;0);0); HEX2DEC([.A37]))" office:value-type="float" office:value="65" calcext:value-type="float">
            <text:p>65</text:p>
          </table:table-cell>
          <table:table-cell table:style-name="ce7" table:formula="of:=DEC2BIN([.B37];8)" office:value-type="string" office:string-value="01000001" calcext:value-type="string">
            <text:p>01000001</text:p>
          </table:table-cell>
          <table:table-cell table:style-name="ce7" table:formula="of:=DEC2HEX([.B37];2)" office:value-type="string" office:string-value="41" calcext:value-type="string">
            <text:p>41</text:p>
          </table:table-cell>
          <table:table-cell table:style-name="ce10" office:value-type="string" calcext:value-type="string">
            <text:p>win2</text:p>
          </table:table-cell>
          <table:table-cell table:style-name="ce10" office:value-type="string" calcext:value-type="string">
            <text:p>cpi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41" calcext:value-type="string">
            <text:p>41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 office:value-type="string" office:string-value="C" calcext:value-type="string">
            <text:p>C</text:p>
          </table:table-cell>
          <table:table-cell table:style-name="ce20" table:formula="of:=IF(OR([.F37]=&quot;jmpf&quot;;[.F37]=&quot;call&quot;);VLOOKUP([.G37];[.$E$7:.$I$96];5;0);IF([.G37]=&quot;&quot;;&quot;&quot;;[.G37]))" office:value-type="float" office:value="5" calcext:value-type="float">
            <text:p>5</text:p>
          </table:table-cell>
          <table:table-cell table:style-name="ce21" table:formula="of:=IFNA(COM.MICROSOFT.CONCAT([.L37];[.M37]);&quot;&quot;)" office:value-type="string" office:string-value="C5" calcext:value-type="string">
            <text:p>C5</text:p>
          </table:table-cell>
          <table:table-cell table:style-name="ce22" table:formula="of:=IFNA(IF([.F37]=&quot;scall&quot;;VLOOKUP([.G37];[$'(DATA)scall'.$B$3:.$D$18];3;0);VLOOKUP([.F37];[$'(DATA)mnemonic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38]=&quot;&quot;; [.B37]+IFNA(VLOOKUP([.F37];[$'(DATA)mnemonic'.$C$3:.$I$31];7;0);0); HEX2DEC([.A38]))" office:value-type="float" office:value="67" calcext:value-type="float">
            <text:p>67</text:p>
          </table:table-cell>
          <table:table-cell table:style-name="ce7" table:formula="of:=DEC2BIN([.B38];8)" office:value-type="string" office:string-value="01000011" calcext:value-type="string">
            <text:p>01000011</text:p>
          </table:table-cell>
          <table:table-cell table:style-name="ce7" table:formula="of:=DEC2HEX([.B38];2)" office:value-type="string" office:string-value="43" calcext:value-type="string">
            <text:p>43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se</text:p>
          </table:table-cell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43" calcext:value-type="string">
            <text:p>43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 office:value-type="string" office:string-value="F" calcext:value-type="string">
            <text:p>F</text:p>
          </table:table-cell>
          <table:table-cell table:style-name="ce20" table:formula="of:=IF(OR([.F38]=&quot;jmpf&quot;;[.F38]=&quot;call&quot;);VLOOKUP([.G38];[.$E$7:.$I$96];5;0);IF([.G38]=&quot;&quot;;&quot;&quot;;[.G38]))" office:value-type="string" office:string-value="4B" calcext:value-type="string">
            <text:p>4B</text:p>
          </table:table-cell>
          <table:table-cell table:style-name="ce21" table:formula="of:=IFNA(COM.MICROSOFT.CONCAT([.L38];[.M38]);&quot;&quot;)" office:value-type="string" office:string-value="F4B" calcext:value-type="string">
            <text:p>F4B</text:p>
          </table:table-cell>
          <table:table-cell table:style-name="ce22" table:formula="of:=IFNA(IF([.F38]=&quot;scall&quot;;VLOOKUP([.G38];[$'(DATA)scall'.$B$3:.$D$18];3;0);VLOOKUP([.F38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office:value-type="string" calcext:value-type="string">
            <text:p>それ以外は負け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39]=&quot;&quot;; [.B38]+IFNA(VLOOKUP([.F38];[$'(DATA)mnemonic'.$C$3:.$I$31];7;0);0); HEX2DEC([.A39]))" office:value-type="float" office:value="70" calcext:value-type="float">
            <text:p>70</text:p>
          </table:table-cell>
          <table:table-cell table:style-name="ce7" table:formula="of:=DEC2BIN([.B39];8)" office:value-type="string" office:string-value="01000110" calcext:value-type="string">
            <text:p>01000110</text:p>
          </table:table-cell>
          <table:table-cell table:style-name="ce7" table:formula="of:=DEC2HEX([.B39];2)" office:value-type="string" office:string-value="46" calcext:value-type="string">
            <text:p>4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46" calcext:value-type="string">
            <text:p>46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 office:value-type="string" office:string-value="E" calcext:value-type="string">
            <text:p>E</text:p>
          </table:table-cell>
          <table:table-cell table:style-name="ce20" table:formula="of:=IF(OR([.F39]=&quot;jmpf&quot;;[.F39]=&quot;call&quot;);VLOOKUP([.G39];[.$E$7:.$I$96];5;0);IF([.G39]=&quot;&quot;;&quot;&quot;;[.G39]))" office:value-type="float" office:value="7" calcext:value-type="float">
            <text:p>7</text:p>
          </table:table-cell>
          <table:table-cell table:style-name="ce21" table:formula="of:=IFNA(COM.MICROSOFT.CONCAT([.L39];[.M39]);&quot;&quot;)" office:value-type="string" office:string-value="E7" calcext:value-type="string">
            <text:p>E7</text:p>
          </table:table-cell>
          <table:table-cell table:style-name="ce22" table:formula="of:=IFNA(IF([.F39]=&quot;scall&quot;;VLOOKUP([.G39];[$'(DATA)scall'.$B$3:.$D$18];3;0);VLOOKUP([.F39];[$'(DATA)mnemonic'.$C$3:.$J$31];8;0));&quot;&quot;)" office:value-type="string" office:string-value="エンド音を鳴らす" calcext:value-type="string">
            <text:p>エンド音を鳴らす</text:p>
          </table:table-cell>
          <table:table-cell office:value-type="string" calcext:value-type="string">
            <text:p>勝ち音(5)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40]=&quot;&quot;; [.B39]+IFNA(VLOOKUP([.F39];[$'(DATA)mnemonic'.$C$3:.$I$31];7;0);0); HEX2DEC([.A40]))" office:value-type="float" office:value="72" calcext:value-type="float">
            <text:p>72</text:p>
          </table:table-cell>
          <table:table-cell table:style-name="ce7" table:formula="of:=DEC2BIN([.B40];8)" office:value-type="string" office:string-value="01001000" calcext:value-type="string">
            <text:p>01001000</text:p>
          </table:table-cell>
          <table:table-cell table:style-name="ce7" table:formula="of:=DEC2HEX([.B40];2)" office:value-type="string" office:string-value="48" calcext:value-type="string">
            <text:p>48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postProc</text:p>
          </table:table-cell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48" calcext:value-type="string">
            <text:p>48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 office:value-type="string" office:string-value="F" calcext:value-type="string">
            <text:p>F</text:p>
          </table:table-cell>
          <table:table-cell table:style-name="ce20" table:formula="of:=IF(OR([.F40]=&quot;jmpf&quot;;[.F40]=&quot;call&quot;);VLOOKUP([.G40];[.$E$7:.$I$96];5;0);IF([.G40]=&quot;&quot;;&quot;&quot;;[.G40]))" office:value-type="string" office:string-value="B0" calcext:value-type="string">
            <text:p>B0</text:p>
          </table:table-cell>
          <table:table-cell table:style-name="ce21" table:formula="of:=IFNA(COM.MICROSOFT.CONCAT([.L40];[.M40]);&quot;&quot;)" office:value-type="string" office:string-value="FB0" calcext:value-type="string">
            <text:p>FB0</text:p>
          </table:table-cell>
          <table:table-cell table:style-name="ce22" table:formula="of:=IFNA(IF([.F40]=&quot;scall&quot;;VLOOKUP([.G40];[$'(DATA)scall'.$B$3:.$D$18];3;0);VLOOKUP([.F40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office:value-type="string" calcext:value-type="string">
            <text:p>負け音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75" calcext:value-type="float">
            <text:p>75</text:p>
          </table:table-cell>
          <table:table-cell table:style-name="ce7" table:formula="of:=DEC2BIN([.B41];8)" office:value-type="string" office:string-value="01001011" calcext:value-type="string">
            <text:p>01001011</text:p>
          </table:table-cell>
          <table:table-cell table:style-name="ce7" table:formula="of:=DEC2HEX([.B41];2)" office:value-type="string" office:string-value="4B" calcext:value-type="string">
            <text:p>4B</text:p>
          </table:table-cell>
          <table:table-cell table:style-name="ce10" office:value-type="string" calcext:value-type="string">
            <text:p>lose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8" calcext:value-type="float">
            <text:p>8</text:p>
          </table:table-cell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4B" calcext:value-type="string">
            <text:p>4B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 office:value-type="string" office:string-value="E" calcext:value-type="string">
            <text:p>E</text:p>
          </table:table-cell>
          <table:table-cell table:style-name="ce20" table:formula="of:=IF(OR([.F41]=&quot;jmpf&quot;;[.F41]=&quot;call&quot;);VLOOKUP([.G41];[.$E$7:.$I$96];5;0);IF([.G41]=&quot;&quot;;&quot;&quot;;[.G41]))" office:value-type="float" office:value="8" calcext:value-type="float">
            <text:p>8</text:p>
          </table:table-cell>
          <table:table-cell table:style-name="ce21" table:formula="of:=IFNA(COM.MICROSOFT.CONCAT([.L41];[.M41]);&quot;&quot;)" office:value-type="string" office:string-value="E8" calcext:value-type="string">
            <text:p>E8</text:p>
          </table:table-cell>
          <table:table-cell table:style-name="ce22" table:formula="of:=IFNA(IF([.F41]=&quot;scall&quot;;VLOOKUP([.G41];[$'(DATA)scall'.$B$3:.$D$18];3;0);VLOOKUP([.F41];[$'(DATA)mnemonic'.$C$3:.$J$31];8;0));&quot;&quot;)" office:value-type="string" office:string-value="エラー音を鳴らす" calcext:value-type="string">
            <text:p>エラー音を鳴らす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42]=&quot;&quot;; [.B41]+IFNA(VLOOKUP([.F41];[$'(DATA)mnemonic'.$C$3:.$I$31];7;0);0); HEX2DEC([.A42]))" office:value-type="float" office:value="77" calcext:value-type="float">
            <text:p>77</text:p>
          </table:table-cell>
          <table:table-cell table:style-name="ce7" table:formula="of:=DEC2BIN([.B42];8)" office:value-type="string" office:string-value="01001101" calcext:value-type="string">
            <text:p>01001101</text:p>
          </table:table-cell>
          <table:table-cell table:style-name="ce7" table:formula="of:=DEC2HEX([.B42];2)" office:value-type="string" office:string-value="4D" calcext:value-type="string">
            <text:p>4D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postProc</text:p>
          </table:table-cell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4D" calcext:value-type="string">
            <text:p>4D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 office:value-type="string" office:string-value="F" calcext:value-type="string">
            <text:p>F</text:p>
          </table:table-cell>
          <table:table-cell table:style-name="ce20" table:formula="of:=IF(OR([.F42]=&quot;jmpf&quot;;[.F42]=&quot;call&quot;);VLOOKUP([.G42];[.$E$7:.$I$96];5;0);IF([.G42]=&quot;&quot;;&quot;&quot;;[.G42]))" office:value-type="string" office:string-value="B0" calcext:value-type="string">
            <text:p>B0</text:p>
          </table:table-cell>
          <table:table-cell table:style-name="ce21" table:formula="of:=IFNA(COM.MICROSOFT.CONCAT([.L42];[.M42]);&quot;&quot;)" office:value-type="string" office:string-value="FB0" calcext:value-type="string">
            <text:p>FB0</text:p>
          </table:table-cell>
          <table:table-cell table:style-name="ce22" table:formula="of:=IFNA(IF([.F42]=&quot;scall&quot;;VLOOKUP([.G42];[$'(DATA)scall'.$B$3:.$D$18];3;0);VLOOKUP([.F42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80" calcext:value-type="float">
            <text:p>80</text:p>
          </table:table-cell>
          <table:table-cell table:style-name="ce7" table:formula="of:=DEC2BIN([.B43];8)" office:value-type="string" office:string-value="01010000" calcext:value-type="string">
            <text:p>01010000</text:p>
          </table:table-cell>
          <table:table-cell table:style-name="ce7" table:formula="of:=DEC2HEX([.B43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50" calcext:value-type="string">
            <text:p>50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80" calcext:value-type="float">
            <text:p>80</text:p>
          </table:table-cell>
          <table:table-cell table:style-name="ce7" table:formula="of:=DEC2BIN([.B44];8)" office:value-type="string" office:string-value="01010000" calcext:value-type="string">
            <text:p>01010000</text:p>
          </table:table-cell>
          <table:table-cell table:style-name="ce7" table:formula="of:=DEC2HEX([.B44];2)" office:value-type="string" office:string-value="50" calcext:value-type="string">
            <text:p>50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50" calcext:value-type="string">
            <text:p>50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80" calcext:value-type="float">
            <text:p>80</text:p>
          </table:table-cell>
          <table:table-cell table:style-name="ce7" table:formula="of:=DEC2BIN([.B45];8)" office:value-type="string" office:string-value="01010000" calcext:value-type="string">
            <text:p>01010000</text:p>
          </table:table-cell>
          <table:table-cell table:style-name="ce7" table:formula="of:=DEC2HEX([.B45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50" calcext:value-type="string">
            <text:p>50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80" calcext:value-type="float">
            <text:p>80</text:p>
          </table:table-cell>
          <table:table-cell table:style-name="ce7" table:formula="of:=DEC2BIN([.B46];8)" office:value-type="string" office:string-value="01010000" calcext:value-type="string">
            <text:p>01010000</text:p>
          </table:table-cell>
          <table:table-cell table:style-name="ce7" table:formula="of:=DEC2HEX([.B46];2)" office:value-type="string" office:string-value="50" calcext:value-type="string">
            <text:p>50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50" calcext:value-type="string">
            <text:p>50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80" calcext:value-type="float">
            <text:p>80</text:p>
          </table:table-cell>
          <table:table-cell table:style-name="ce7" table:formula="of:=DEC2BIN([.B47];8)" office:value-type="string" office:string-value="01010000" calcext:value-type="string">
            <text:p>01010000</text:p>
          </table:table-cell>
          <table:table-cell table:style-name="ce7" table:formula="of:=DEC2HEX([.B47];2)" office:value-type="string" office:string-value="50" calcext:value-type="string">
            <text:p>50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50" calcext:value-type="string">
            <text:p>50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80" calcext:value-type="float">
            <text:p>80</text:p>
          </table:table-cell>
          <table:table-cell table:style-name="ce7" table:formula="of:=DEC2BIN([.B48];8)" office:value-type="string" office:string-value="01010000" calcext:value-type="string">
            <text:p>01010000</text:p>
          </table:table-cell>
          <table:table-cell table:style-name="ce7" table:formula="of:=DEC2HEX([.B48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50" calcext:value-type="string">
            <text:p>50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80" calcext:value-type="float">
            <text:p>80</text:p>
          </table:table-cell>
          <table:table-cell table:style-name="ce7" table:formula="of:=DEC2BIN([.B49];8)" office:value-type="string" office:string-value="01010000" calcext:value-type="string">
            <text:p>01010000</text:p>
          </table:table-cell>
          <table:table-cell table:style-name="ce7" table:formula="of:=DEC2HEX([.B49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50" calcext:value-type="string">
            <text:p>50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80" calcext:value-type="float">
            <text:p>80</text:p>
          </table:table-cell>
          <table:table-cell table:style-name="ce7" table:formula="of:=DEC2BIN([.B50];8)" office:value-type="string" office:string-value="01010000" calcext:value-type="string">
            <text:p>01010000</text:p>
          </table:table-cell>
          <table:table-cell table:style-name="ce7" table:formula="of:=DEC2HEX([.B50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50" calcext:value-type="string">
            <text:p>50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80" calcext:value-type="float">
            <text:p>80</text:p>
          </table:table-cell>
          <table:table-cell table:style-name="ce7" table:formula="of:=DEC2BIN([.B51];8)" office:value-type="string" office:string-value="01010000" calcext:value-type="string">
            <text:p>01010000</text:p>
          </table:table-cell>
          <table:table-cell table:style-name="ce7" table:formula="of:=DEC2HEX([.B51];2)" office:value-type="string" office:string-value="50" calcext:value-type="string">
            <text:p>50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50" calcext:value-type="string">
            <text:p>50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office:value-type="string" calcext:value-type="string">
            <text:p>dispResult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 office:value-type="string" office:string-value="E" calcext:value-type="string">
            <text:p>E</text:p>
          </table:table-cell>
          <table:table-cell table:style-name="ce20" table:formula="of:=IF(OR([.F52]=&quot;jmpf&quot;;[.F52]=&quot;call&quot;);VLOOKUP([.G52];[.$E$7:.$I$96];5;0);IF([.G52]=&quot;&quot;;&quot;&quot;;[.G52]))" office:value-type="float" office:value="9" calcext:value-type="float">
            <text:p>9</text:p>
          </table:table-cell>
          <table:table-cell table:style-name="ce21" table:formula="of:=IFNA(COM.MICROSOFT.CONCAT([.L52];[.M52]);&quot;&quot;)" office:value-type="string" office:string-value="E9" calcext:value-type="string">
            <text:p>E9</text:p>
          </table:table-cell>
          <table:table-cell table:style-name="ce22" table:formula="of:=IFNA(IF([.F52]=&quot;scall&quot;;VLOOKUP([.G52];[$'(DATA)scall'.$B$3:.$D$18];3;0);VLOOKUP([.F52];[$'(DATA)mnemonic'.$C$3:.$J$31];8;0));&quot;&quot;)" office:value-type="string" office:string-value="短い音を鳴らす" calcext:value-type="string">
            <text:p>短い音を鳴らす</text:p>
          </table:table-cell>
          <table:table-cell office:value-type="string" calcext:value-type="string">
            <text:p>メモリ値表示サブルーチン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53]=&quot;&quot;; [.B52]+IFNA(VLOOKUP([.F52];[$'(DATA)mnemonic'.$C$3:.$I$31];7;0);0); HEX2DEC([.A53]))" office:value-type="float" office:value="130" calcext:value-type="float">
            <text:p>130</text:p>
          </table:table-cell>
          <table:table-cell table:style-name="ce7" table:formula="of:=DEC2BIN([.B53];8)" office:value-type="string" office:string-value="10000010" calcext:value-type="string">
            <text:p>10000010</text:p>
          </table:table-cell>
          <table:table-cell table:style-name="ce7" table:formula="of:=DEC2HEX([.B53];2)" office:value-type="string" office:string-value="82" calcext:value-type="string">
            <text:p>82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selectLed</text:p>
          </table:table-cell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2" calcext:value-type="string">
            <text:p>82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 office:value-type="string" office:string-value="F60" calcext:value-type="string">
            <text:p>F60</text:p>
          </table:table-cell>
          <table:table-cell table:style-name="ce20" table:formula="of:=IF(OR([.F53]=&quot;jmpf&quot;;[.F53]=&quot;call&quot;);VLOOKUP([.G53];[.$E$7:.$I$96];5;0);IF([.G53]=&quot;&quot;;&quot;&quot;;[.G53]))" office:value-type="string" office:string-value="A7" calcext:value-type="string">
            <text:p>A7</text:p>
          </table:table-cell>
          <table:table-cell table:style-name="ce21" table:formula="of:=IFNA(COM.MICROSOFT.CONCAT([.L53];[.M53]);&quot;&quot;)" office:value-type="string" office:string-value="F60A7" calcext:value-type="string">
            <text:p>F60A7</text:p>
          </table:table-cell>
          <table:table-cell table:style-name="ce22" table:formula="of:=IFNA(IF([.F53]=&quot;scall&quot;;VLOOKUP([.G53];[$'(DATA)scall'.$B$3:.$D$18];3;0);VLOOKUP([.F53];[$'(DATA)mnemonic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4]=&quot;&quot;; [.B53]+IFNA(VLOOKUP([.F53];[$'(DATA)mnemonic'.$C$3:.$I$31];7;0);0); HEX2DEC([.A54]))" office:value-type="float" office:value="135" calcext:value-type="float">
            <text:p>135</text:p>
          </table:table-cell>
          <table:table-cell table:style-name="ce7" table:formula="of:=DEC2BIN([.B54];8)" office:value-type="string" office:string-value="10000111" calcext:value-type="string">
            <text:p>10000111</text:p>
          </table:table-cell>
          <table:table-cell table:style-name="ce7" table:formula="of:=DEC2HEX([.B54];2)" office:value-type="string" office:string-value="87" calcext:value-type="string">
            <text:p>87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7" calcext:value-type="string">
            <text:p>87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 office:value-type="string" office:string-value="E" calcext:value-type="string">
            <text:p>E</text:p>
          </table:table-cell>
          <table:table-cell table:style-name="ce20" table:formula="of:=IF(OR([.F54]=&quot;jmpf&quot;;[.F54]=&quot;call&quot;);VLOOKUP([.G54];[.$E$7:.$I$96];5;0);IF([.G54]=&quot;&quot;;&quot;&quot;;[.G54]))" office:value-type="float" office:value="1" calcext:value-type="float">
            <text:p>1</text:p>
          </table:table-cell>
          <table:table-cell table:style-name="ce21" table:formula="of:=IFNA(COM.MICROSOFT.CONCAT([.L54];[.M54]);&quot;&quot;)" office:value-type="string" office:string-value="E1" calcext:value-type="string">
            <text:p>E1</text:p>
          </table:table-cell>
          <table:table-cell table:style-name="ce22" table:formula="of:=IFNA(IF([.F54]=&quot;scall&quot;;VLOOKUP([.G54];[$'(DATA)scall'.$B$3:.$D$18];3;0);VLOOKUP([.F54];[$'(DATA)mnemonic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5]=&quot;&quot;; [.B54]+IFNA(VLOOKUP([.F54];[$'(DATA)mnemonic'.$C$3:.$I$31];7;0);0); HEX2DEC([.A55]))" office:value-type="float" office:value="137" calcext:value-type="float">
            <text:p>137</text:p>
          </table:table-cell>
          <table:table-cell table:style-name="ce7" table:formula="of:=DEC2BIN([.B55];8)" office:value-type="string" office:string-value="10001001" calcext:value-type="string">
            <text:p>10001001</text:p>
          </table:table-cell>
          <table:table-cell table:style-name="ce7" table:formula="of:=DEC2HEX([.B55];2)" office:value-type="string" office:string-value="89" calcext:value-type="string">
            <text:p>89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9" calcext:value-type="string">
            <text:p>89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 office:value-type="string" office:string-value="E" calcext:value-type="string">
            <text:p>E</text:p>
          </table:table-cell>
          <table:table-cell table:style-name="ce20" table:formula="of:=IF(OR([.F55]=&quot;jmpf&quot;;[.F55]=&quot;call&quot;);VLOOKUP([.G55];[.$E$7:.$I$96];5;0);IF([.G55]=&quot;&quot;;&quot;&quot;;[.G55]))" office:value-type="float" office:value="1" calcext:value-type="float">
            <text:p>1</text:p>
          </table:table-cell>
          <table:table-cell table:style-name="ce21" table:formula="of:=IFNA(COM.MICROSOFT.CONCAT([.L55];[.M55]);&quot;&quot;)" office:value-type="string" office:string-value="E1" calcext:value-type="string">
            <text:p>E1</text:p>
          </table:table-cell>
          <table:table-cell table:style-name="ce22" table:formula="of:=IFNA(IF([.F55]=&quot;scall&quot;;VLOOKUP([.G55];[$'(DATA)scall'.$B$3:.$D$18];3;0);VLOOKUP([.F55];[$'(DATA)mnemonic'.$C$3:.$J$31];8;0));&quot;&quot;)" office:value-type="string" office:string-value="Yレジスタ値に対応するLEDを点灯" calcext:value-type="string">
            <text:p>Yレジスタ値に対応するLEDを点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6]=&quot;&quot;; [.B55]+IFNA(VLOOKUP([.F55];[$'(DATA)mnemonic'.$C$3:.$I$31];7;0);0); HEX2DEC([.A56]))" office:value-type="float" office:value="139" calcext:value-type="float">
            <text:p>139</text:p>
          </table:table-cell>
          <table:table-cell table:style-name="ce7" table:formula="of:=DEC2BIN([.B56];8)" office:value-type="string" office:string-value="10001011" calcext:value-type="string">
            <text:p>10001011</text:p>
          </table:table-cell>
          <table:table-cell table:style-name="ce7" table:formula="of:=DEC2HEX([.B56];2)" office:value-type="string" office:string-value="8B" calcext:value-type="string">
            <text:p>8B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B" calcext:value-type="string">
            <text:p>8B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 office:value-type="string" office:string-value="E" calcext:value-type="string">
            <text:p>E</text:p>
          </table:table-cell>
          <table:table-cell table:style-name="ce20" table:formula="of:=IF(OR([.F56]=&quot;jmpf&quot;;[.F56]=&quot;call&quot;);VLOOKUP([.G56];[.$E$7:.$I$96];5;0);IF([.G56]=&quot;&quot;;&quot;&quot;;[.G56]))" office:value-type="float" office:value="5" calcext:value-type="float">
            <text:p>5</text:p>
          </table:table-cell>
          <table:table-cell table:style-name="ce21" table:formula="of:=IFNA(COM.MICROSOFT.CONCAT([.L56];[.M56]);&quot;&quot;)" office:value-type="string" office:string-value="E5" calcext:value-type="string">
            <text:p>E5</text:p>
          </table:table-cell>
          <table:table-cell table:style-name="ce22" table:formula="of:=IFNA(IF([.F56]=&quot;scall&quot;;VLOOKUP([.G56];[$'(DATA)scall'.$B$3:.$D$18];3;0);VLOOKUP([.F56];[$'(DATA)mnemonic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7]=&quot;&quot;; [.B56]+IFNA(VLOOKUP([.F56];[$'(DATA)mnemonic'.$C$3:.$I$31];7;0);0); HEX2DEC([.A57]))" office:value-type="float" office:value="141" calcext:value-type="float">
            <text:p>141</text:p>
          </table:table-cell>
          <table:table-cell table:style-name="ce7" table:formula="of:=DEC2BIN([.B57];8)" office:value-type="string" office:string-value="10001101" calcext:value-type="string">
            <text:p>10001101</text:p>
          </table:table-cell>
          <table:table-cell table:style-name="ce7" table:formula="of:=DEC2HEX([.B57];2)" office:value-type="string" office:string-value="8D" calcext:value-type="string">
            <text:p>8D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D" calcext:value-type="string">
            <text:p>8D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 office:value-type="string" office:string-value="1" calcext:value-type="string">
            <text:p>1</text:p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 office:value-type="string" office:string-value="1" calcext:value-type="string">
            <text:p>1</text:p>
          </table:table-cell>
          <table:table-cell table:style-name="ce22" table:formula="of:=IFNA(IF([.F57]=&quot;scall&quot;;VLOOKUP([.G57];[$'(DATA)scall'.$B$3:.$D$18];3;0);VLOOKUP([.F57];[$'(DATA)mnemonic'.$C$3:.$J$31];8;0));&quot;&quot;)" office:value-type="string" office:string-value="Aレジスタ値を数値LEDに表示" calcext:value-type="string">
            <text:p>Aレジスタ値を数値LEDに表示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8]=&quot;&quot;; [.B57]+IFNA(VLOOKUP([.F57];[$'(DATA)mnemonic'.$C$3:.$I$31];7;0);0); HEX2DEC([.A58]))" office:value-type="float" office:value="142" calcext:value-type="float">
            <text:p>142</text:p>
          </table:table-cell>
          <table:table-cell table:style-name="ce7" table:formula="of:=DEC2BIN([.B58];8)" office:value-type="string" office:string-value="10001110" calcext:value-type="string">
            <text:p>10001110</text:p>
          </table:table-cell>
          <table:table-cell table:style-name="ce7" table:formula="of:=DEC2HEX([.B58];2)" office:value-type="string" office:string-value="8E" calcext:value-type="string">
            <text:p>8E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E" calcext:value-type="string">
            <text:p>8E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 office:value-type="string" office:string-value="F61" calcext:value-type="string">
            <text:p>F61</text:p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 office:value-type="string" office:string-value="F61" calcext:value-type="string">
            <text:p>F61</text:p>
          </table:table-cell>
          <table:table-cell table:style-name="ce22" table:formula="of:=IFNA(IF([.F58]=&quot;scall&quot;;VLOOKUP([.G58];[$'(DATA)scall'.$B$3:.$D$18];3;0);VLOOKUP([.F58];[$'(DATA)mnemonic'.$C$3:.$J$31];8;0));&quot;&quot;)" office:value-type="string" office:string-value="call元番地に戻る" calcext:value-type="string">
            <text:p>call元番地に戻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59]=&quot;&quot;; [.B58]+IFNA(VLOOKUP([.F58];[$'(DATA)mnemonic'.$C$3:.$I$31];7;0);0); HEX2DEC([.A59]))" office:value-type="float" office:value="145" calcext:value-type="float">
            <text:p>145</text:p>
          </table:table-cell>
          <table:table-cell table:style-name="ce7" table:formula="of:=DEC2BIN([.B59];8)" office:value-type="string" office:string-value="10010001" calcext:value-type="string">
            <text:p>10010001</text:p>
          </table:table-cell>
          <table:table-cell table:style-name="ce7" table:formula="of:=DEC2HEX([.B59];2)" office:value-type="string" office:string-value="91" calcext:value-type="string">
            <text:p>91</text:p>
          </table:table-cell>
          <table:table-cell table:style-name="ce10" office:value-type="string" calcext:value-type="string">
            <text:p>random</text:p>
          </table:table-cell>
          <table:table-cell table:style-name="ce10" office:value-type="string" calcext:value-type="string">
            <text:p>ldi</text:p>
          </table:table-cell>
          <table:table-cell table:style-name="ce14" office:value-type="string" calcext:value-type="string">
            <text:p>f</text:p>
          </table:table-cell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91" calcext:value-type="string">
            <text:p>91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 office:value-type="string" office:string-value="8" calcext:value-type="string">
            <text:p>8</text:p>
          </table:table-cell>
          <table:table-cell table:style-name="ce20" table:formula="of:=IF(OR([.F59]=&quot;jmpf&quot;;[.F59]=&quot;call&quot;);VLOOKUP([.G59];[.$E$7:.$I$96];5;0);IF([.G59]=&quot;&quot;;&quot;&quot;;[.G59]))" office:value-type="string" office:string-value="f" calcext:value-type="string">
            <text:p>f</text:p>
          </table:table-cell>
          <table:table-cell table:style-name="ce21" table:formula="of:=IFNA(COM.MICROSOFT.CONCAT([.L59];[.M59]);&quot;&quot;)" office:value-type="string" office:string-value="8f" calcext:value-type="string">
            <text:p>8f</text:p>
          </table:table-cell>
          <table:table-cell table:style-name="ce22" table:formula="of:=IFNA(IF([.F59]=&quot;scall&quot;;VLOOKUP([.G59];[$'(DATA)scall'.$B$3:.$D$18];3;0);VLOOKUP([.F59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office:value-type="string" calcext:value-type="string">
            <text:p>ランダム手取得サブルーチン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60]=&quot;&quot;; [.B59]+IFNA(VLOOKUP([.F59];[$'(DATA)mnemonic'.$C$3:.$I$31];7;0);0); HEX2DEC([.A60]))" office:value-type="float" office:value="147" calcext:value-type="float">
            <text:p>147</text:p>
          </table:table-cell>
          <table:table-cell table:style-name="ce7" table:formula="of:=DEC2BIN([.B60];8)" office:value-type="string" office:string-value="10010011" calcext:value-type="string">
            <text:p>10010011</text:p>
          </table:table-cell>
          <table:table-cell table:style-name="ce7" table:formula="of:=DEC2HEX([.B60];2)" office:value-type="string" office:string-value="93" calcext:value-type="string">
            <text:p>93</text:p>
          </table:table-cell>
          <table:table-cell table:style-name="ce10" office:value-type="string" calcext:value-type="string">
            <text:p>addNo</text:p>
          </table:table-cell>
          <table:table-cell table:style-name="ce10" office:value-type="string" calcext:value-type="string">
            <text:p>addi</text:p>
          </table:table-cell>
          <table:table-cell table:style-name="ce14" office:value-type="float" office:value="1" calcext:value-type="float">
            <text:p>1</text:p>
          </table:table-cell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93" calcext:value-type="string">
            <text:p>93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 office:value-type="string" office:string-value="9" calcext:value-type="string">
            <text:p>9</text:p>
          </table:table-cell>
          <table:table-cell table:style-name="ce20" table:formula="of:=IF(OR([.F60]=&quot;jmpf&quot;;[.F60]=&quot;call&quot;);VLOOKUP([.G60];[.$E$7:.$I$96];5;0);IF([.G60]=&quot;&quot;;&quot;&quot;;[.G60]))" office:value-type="float" office:value="1" calcext:value-type="float">
            <text:p>1</text:p>
          </table:table-cell>
          <table:table-cell table:style-name="ce21" table:formula="of:=IFNA(COM.MICROSOFT.CONCAT([.L60];[.M60]);&quot;&quot;)" office:value-type="string" office:string-value="91" calcext:value-type="string">
            <text:p>91</text:p>
          </table:table-cell>
          <table:table-cell table:style-name="ce22" table:formula="of:=IFNA(IF([.F60]=&quot;scall&quot;;VLOOKUP([.G60];[$'(DATA)scall'.$B$3:.$D$18];3;0);VLOOKUP([.F60];[$'(DATA)mnemonic'.$C$3:.$J$31];8;0));&quot;&quot;)" office:value-type="string" office:string-value="Aレジスタにオペランド値を足す(桁上がり時、実行FLG=1)" calcext:value-type="string">
            <text:p>Aレジスタにオペランド値を足す(桁上がり時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1]=&quot;&quot;; [.B60]+IFNA(VLOOKUP([.F60];[$'(DATA)mnemonic'.$C$3:.$I$31];7;0);0); HEX2DEC([.A61]))" office:value-type="float" office:value="149" calcext:value-type="float">
            <text:p>149</text:p>
          </table:table-cell>
          <table:table-cell table:style-name="ce7" table:formula="of:=DEC2BIN([.B61];8)" office:value-type="string" office:string-value="10010101" calcext:value-type="string">
            <text:p>10010101</text:p>
          </table:table-cell>
          <table:table-cell table:style-name="ce7" table:formula="of:=DEC2HEX([.B61];2)" office:value-type="string" office:string-value="95" calcext:value-type="string">
            <text:p>95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95" calcext:value-type="string">
            <text:p>95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 office:value-type="string" office:string-value="2" calcext:value-type="string">
            <text:p>2</text:p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 office:value-type="string" office:string-value="2" calcext:value-type="string">
            <text:p>2</text:p>
          </table:table-cell>
          <table:table-cell table:style-name="ce22" table:formula="of:=IFNA(IF([.F61]=&quot;scall&quot;;VLOOKUP([.G61];[$'(DATA)scall'.$B$3:.$D$18];3;0);VLOOKUP([.F61];[$'(DATA)mnemonic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2]=&quot;&quot;; [.B61]+IFNA(VLOOKUP([.F61];[$'(DATA)mnemonic'.$C$3:.$I$31];7;0);0); HEX2DEC([.A62]))" office:value-type="float" office:value="150" calcext:value-type="float">
            <text:p>150</text:p>
          </table:table-cell>
          <table:table-cell table:style-name="ce7" table:formula="of:=DEC2BIN([.B62];8)" office:value-type="string" office:string-value="10010110" calcext:value-type="string">
            <text:p>10010110</text:p>
          </table:table-cell>
          <table:table-cell table:style-name="ce7" table:formula="of:=DEC2HEX([.B62];2)" office:value-type="string" office:string-value="96" calcext:value-type="string">
            <text:p>96</text:p>
          </table:table-cell>
          <table:table-cell table:style-name="ce10"/>
          <table:table-cell table:style-name="ce10" office:value-type="string" calcext:value-type="string">
            <text:p>ink</text:p>
          </table:table-cell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96" calcext:value-type="string">
            <text:p>96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 office:value-type="string" office:string-value="0" calcext:value-type="string">
            <text:p>0</text:p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 office:value-type="string" office:string-value="0" calcext:value-type="string">
            <text:p>0</text:p>
          </table:table-cell>
          <table:table-cell table:style-name="ce22" table:formula="of:=IFNA(IF([.F62]=&quot;scall&quot;;VLOOKUP([.G62];[$'(DATA)scall'.$B$3:.$D$18];3;0);VLOOKUP([.F62];[$'(DATA)mnemonic'.$C$3:.$J$31];8;0));&quot;&quot;)" office:value-type="string" office:string-value="入力された数字をAレジスタに格納(キー入力無し、実行FLG=1)" calcext:value-type="string">
            <text:p>入力された数字をAレジスタに格納(キー入力無し、実行FLG=1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3]=&quot;&quot;; [.B62]+IFNA(VLOOKUP([.F62];[$'(DATA)mnemonic'.$C$3:.$I$31];7;0);0); HEX2DEC([.A63]))" office:value-type="float" office:value="151" calcext:value-type="float">
            <text:p>151</text:p>
          </table:table-cell>
          <table:table-cell table:style-name="ce7" table:formula="of:=DEC2BIN([.B63];8)" office:value-type="string" office:string-value="10010111" calcext:value-type="string">
            <text:p>10010111</text:p>
          </table:table-cell>
          <table:table-cell table:style-name="ce7" table:formula="of:=DEC2HEX([.B63];2)" office:value-type="string" office:string-value="97" calcext:value-type="string">
            <text:p>97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rangeCheck</text:p>
          </table:table-cell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97" calcext:value-type="string">
            <text:p>97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 office:value-type="string" office:string-value="F" calcext:value-type="string">
            <text:p>F</text:p>
          </table:table-cell>
          <table:table-cell table:style-name="ce20" table:formula="of:=IF(OR([.F63]=&quot;jmpf&quot;;[.F63]=&quot;call&quot;);VLOOKUP([.G63];[.$E$7:.$I$96];5;0);IF([.G63]=&quot;&quot;;&quot;&quot;;[.G63]))" office:value-type="string" office:string-value="9E" calcext:value-type="string">
            <text:p>9E</text:p>
          </table:table-cell>
          <table:table-cell table:style-name="ce21" table:formula="of:=IFNA(COM.MICROSOFT.CONCAT([.L63];[.M63]);&quot;&quot;)" office:value-type="string" office:string-value="F9E" calcext:value-type="string">
            <text:p>F9E</text:p>
          </table:table-cell>
          <table:table-cell table:style-name="ce22" table:formula="of:=IFNA(IF([.F63]=&quot;scall&quot;;VLOOKUP([.G63];[$'(DATA)scall'.$B$3:.$D$18];3;0);VLOOKUP([.F63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4]=&quot;&quot;; [.B63]+IFNA(VLOOKUP([.F63];[$'(DATA)mnemonic'.$C$3:.$I$31];7;0);0); HEX2DEC([.A64]))" office:value-type="float" office:value="154" calcext:value-type="float">
            <text:p>154</text:p>
          </table:table-cell>
          <table:table-cell table:style-name="ce7" table:formula="of:=DEC2BIN([.B64];8)" office:value-type="string" office:string-value="10011010" calcext:value-type="string">
            <text:p>10011010</text:p>
          </table:table-cell>
          <table:table-cell table:style-name="ce7" table:formula="of:=DEC2HEX([.B64];2)" office:value-type="string" office:string-value="9A" calcext:value-type="string">
            <text:p>9A</text:p>
          </table:table-cell>
          <table:table-cell table:style-name="ce10"/>
          <table:table-cell table:style-name="ce10" office:value-type="string" calcext:value-type="string">
            <text:p>abyz</text:p>
          </table:table-cell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9A" calcext:value-type="string">
            <text:p>9A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 office:value-type="string" office:string-value="2" calcext:value-type="string">
            <text:p>2</text:p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 office:value-type="string" office:string-value="2" calcext:value-type="string">
            <text:p>2</text:p>
          </table:table-cell>
          <table:table-cell table:style-name="ce22" table:formula="of:=IFNA(IF([.F64]=&quot;scall&quot;;VLOOKUP([.G64];[$'(DATA)scall'.$B$3:.$D$18];3;0);VLOOKUP([.F64];[$'(DATA)mnemonic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5]=&quot;&quot;; [.B64]+IFNA(VLOOKUP([.F64];[$'(DATA)mnemonic'.$C$3:.$I$31];7;0);0); HEX2DEC([.A65]))" office:value-type="float" office:value="155" calcext:value-type="float">
            <text:p>155</text:p>
          </table:table-cell>
          <table:table-cell table:style-name="ce7" table:formula="of:=DEC2BIN([.B65];8)" office:value-type="string" office:string-value="10011011" calcext:value-type="string">
            <text:p>10011011</text:p>
          </table:table-cell>
          <table:table-cell table:style-name="ce7" table:formula="of:=DEC2HEX([.B65];2)" office:value-type="string" office:string-value="9B" calcext:value-type="string">
            <text:p>9B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9B" calcext:value-type="string">
            <text:p>9B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 office:value-type="string" office:string-value="F61" calcext:value-type="string">
            <text:p>F61</text:p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 office:value-type="string" office:string-value="F61" calcext:value-type="string">
            <text:p>F61</text:p>
          </table:table-cell>
          <table:table-cell table:style-name="ce22" table:formula="of:=IFNA(IF([.F65]=&quot;scall&quot;;VLOOKUP([.G65];[$'(DATA)scall'.$B$3:.$D$18];3;0);VLOOKUP([.F65];[$'(DATA)mnemonic'.$C$3:.$J$31];8;0));&quot;&quot;)" office:value-type="string" office:string-value="call元番地に戻る" calcext:value-type="string">
            <text:p>call元番地に戻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6]=&quot;&quot;; [.B65]+IFNA(VLOOKUP([.F65];[$'(DATA)mnemonic'.$C$3:.$I$31];7;0);0); HEX2DEC([.A66]))" office:value-type="float" office:value="158" calcext:value-type="float">
            <text:p>158</text:p>
          </table:table-cell>
          <table:table-cell table:style-name="ce7" table:formula="of:=DEC2BIN([.B66];8)" office:value-type="string" office:string-value="10011110" calcext:value-type="string">
            <text:p>10011110</text:p>
          </table:table-cell>
          <table:table-cell table:style-name="ce7" table:formula="of:=DEC2HEX([.B66];2)" office:value-type="string" office:string-value="9E" calcext:value-type="string">
            <text:p>9E</text:p>
          </table:table-cell>
          <table:table-cell table:style-name="ce14" office:value-type="string" calcext:value-type="string">
            <text:p>rangeCheck</text:p>
          </table:table-cell>
          <table:table-cell table:style-name="ce10" office:value-type="string" calcext:value-type="string">
            <text:p>abyz</text:p>
          </table:table-cell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9E" calcext:value-type="string">
            <text:p>9E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 office:value-type="string" office:string-value="2" calcext:value-type="string">
            <text:p>2</text:p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 office:value-type="string" office:string-value="2" calcext:value-type="string">
            <text:p>2</text:p>
          </table:table-cell>
          <table:table-cell table:style-name="ce22" table:formula="of:=IFNA(IF([.F66]=&quot;scall&quot;;VLOOKUP([.G66];[$'(DATA)scall'.$B$3:.$D$18];3;0);VLOOKUP([.F66];[$'(DATA)mnemonic'.$C$3:.$J$31];8;0));&quot;&quot;)" office:value-type="string" office:string-value="A⇔B、Y⇔Z" calcext:value-type="string">
            <text:p>A⇔B、Y⇔Z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7]=&quot;&quot;; [.B66]+IFNA(VLOOKUP([.F66];[$'(DATA)mnemonic'.$C$3:.$I$31];7;0);0); HEX2DEC([.A67]))" office:value-type="float" office:value="159" calcext:value-type="float">
            <text:p>159</text:p>
          </table:table-cell>
          <table:table-cell table:style-name="ce7" table:formula="of:=DEC2BIN([.B67];8)" office:value-type="string" office:string-value="10011111" calcext:value-type="string">
            <text:p>10011111</text:p>
          </table:table-cell>
          <table:table-cell table:style-name="ce7" table:formula="of:=DEC2HEX([.B67];2)" office:value-type="string" office:string-value="9F" calcext:value-type="string">
            <text:p>9F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2" calcext:value-type="float">
            <text:p>2</text:p>
          </table:table-cell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9F" calcext:value-type="string">
            <text:p>9F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 office:value-type="string" office:string-value="C" calcext:value-type="string">
            <text:p>C</text:p>
          </table:table-cell>
          <table:table-cell table:style-name="ce20" table:formula="of:=IF(OR([.F67]=&quot;jmpf&quot;;[.F67]=&quot;call&quot;);VLOOKUP([.G67];[.$E$7:.$I$96];5;0);IF([.G67]=&quot;&quot;;&quot;&quot;;[.G67]))" office:value-type="float" office:value="2" calcext:value-type="float">
            <text:p>2</text:p>
          </table:table-cell>
          <table:table-cell table:style-name="ce21" table:formula="of:=IFNA(COM.MICROSOFT.CONCAT([.L67];[.M67]);&quot;&quot;)" office:value-type="string" office:string-value="C2" calcext:value-type="string">
            <text:p>C2</text:p>
          </table:table-cell>
          <table:table-cell table:style-name="ce22" table:formula="of:=IFNA(IF([.F67]=&quot;scall&quot;;VLOOKUP([.G67];[$'(DATA)scall'.$B$3:.$D$18];3;0);VLOOKUP([.F67];[$'(DATA)mnemonic'.$C$3:.$J$31];8;0));&quot;&quot;)" office:value-type="string" office:string-value="Aレジスタ値 ＝ オペランド値の場合、実行FLG=0" calcext:value-type="string">
            <text:p>Aレジスタ値 ＝ オペランド値の場合、実行FLG=0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8]=&quot;&quot;; [.B67]+IFNA(VLOOKUP([.F67];[$'(DATA)mnemonic'.$C$3:.$I$31];7;0);0); HEX2DEC([.A68]))" office:value-type="float" office:value="161" calcext:value-type="float">
            <text:p>161</text:p>
          </table:table-cell>
          <table:table-cell table:style-name="ce7" table:formula="of:=DEC2BIN([.B68];8)" office:value-type="string" office:string-value="10100001" calcext:value-type="string">
            <text:p>10100001</text:p>
          </table:table-cell>
          <table:table-cell table:style-name="ce7" table:formula="of:=DEC2HEX([.B68];2)" office:value-type="string" office:string-value="A1" calcext:value-type="string">
            <text:p>A1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addNo</text:p>
          </table:table-cell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A1" calcext:value-type="string">
            <text:p>A1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 office:value-type="string" office:string-value="F" calcext:value-type="string">
            <text:p>F</text:p>
          </table:table-cell>
          <table:table-cell table:style-name="ce20" table:formula="of:=IF(OR([.F68]=&quot;jmpf&quot;;[.F68]=&quot;call&quot;);VLOOKUP([.G68];[.$E$7:.$I$96];5;0);IF([.G68]=&quot;&quot;;&quot;&quot;;[.G68]))" office:value-type="string" office:string-value="93" calcext:value-type="string">
            <text:p>93</text:p>
          </table:table-cell>
          <table:table-cell table:style-name="ce21" table:formula="of:=IFNA(COM.MICROSOFT.CONCAT([.L68];[.M68]);&quot;&quot;)" office:value-type="string" office:string-value="F93" calcext:value-type="string">
            <text:p>F93</text:p>
          </table:table-cell>
          <table:table-cell table:style-name="ce22" table:formula="of:=IFNA(IF([.F68]=&quot;scall&quot;;VLOOKUP([.G68];[$'(DATA)scall'.$B$3:.$D$18];3;0);VLOOKUP([.F68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69]=&quot;&quot;; [.B68]+IFNA(VLOOKUP([.F68];[$'(DATA)mnemonic'.$C$3:.$I$31];7;0);0); HEX2DEC([.A69]))" office:value-type="float" office:value="164" calcext:value-type="float">
            <text:p>164</text:p>
          </table:table-cell>
          <table:table-cell table:style-name="ce7" table:formula="of:=DEC2BIN([.B69];8)" office:value-type="string" office:string-value="10100100" calcext:value-type="string">
            <text:p>10100100</text:p>
          </table:table-cell>
          <table:table-cell table:style-name="ce7" table:formula="of:=DEC2HEX([.B69];2)" office:value-type="string" office:string-value="A4" calcext:value-type="string">
            <text:p>A4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random</text:p>
          </table:table-cell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A4" calcext:value-type="string">
            <text:p>A4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 office:value-type="string" office:string-value="F" calcext:value-type="string">
            <text:p>F</text:p>
          </table:table-cell>
          <table:table-cell table:style-name="ce20" table:formula="of:=IF(OR([.F69]=&quot;jmpf&quot;;[.F69]=&quot;call&quot;);VLOOKUP([.G69];[.$E$7:.$I$96];5;0);IF([.G69]=&quot;&quot;;&quot;&quot;;[.G69]))" office:value-type="string" office:string-value="91" calcext:value-type="string">
            <text:p>91</text:p>
          </table:table-cell>
          <table:table-cell table:style-name="ce21" table:formula="of:=IFNA(COM.MICROSOFT.CONCAT([.L69];[.M69]);&quot;&quot;)" office:value-type="string" office:string-value="F91" calcext:value-type="string">
            <text:p>F91</text:p>
          </table:table-cell>
          <table:table-cell table:style-name="ce22" table:formula="of:=IFNA(IF([.F69]=&quot;scall&quot;;VLOOKUP([.G69];[$'(DATA)scall'.$B$3:.$D$18];3;0);VLOOKUP([.F69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0]=&quot;&quot;; [.B69]+IFNA(VLOOKUP([.F69];[$'(DATA)mnemonic'.$C$3:.$I$31];7;0);0); HEX2DEC([.A70]))" office:value-type="float" office:value="167" calcext:value-type="float">
            <text:p>167</text:p>
          </table:table-cell>
          <table:table-cell table:style-name="ce7" table:formula="of:=DEC2BIN([.B70];8)" office:value-type="string" office:string-value="10100111" calcext:value-type="string">
            <text:p>10100111</text:p>
          </table:table-cell>
          <table:table-cell table:style-name="ce7" table:formula="of:=DEC2HEX([.B70];2)" office:value-type="string" office:string-value="A7" calcext:value-type="string">
            <text:p>A7</text:p>
          </table:table-cell>
          <table:table-cell table:style-name="ce10" office:value-type="string" calcext:value-type="string">
            <text:p>selectLed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A7" calcext:value-type="string">
            <text:p>A7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 office:value-type="string" office:string-value="E" calcext:value-type="string">
            <text:p>E</text:p>
          </table:table-cell>
          <table:table-cell table:style-name="ce20" table:formula="of:=IF(OR([.F70]=&quot;jmpf&quot;;[.F70]=&quot;call&quot;);VLOOKUP([.G70];[.$E$7:.$I$96];5;0);IF([.G70]=&quot;&quot;;&quot;&quot;;[.G70]))" office:value-type="float" office:value="5" calcext:value-type="float">
            <text:p>5</text:p>
          </table:table-cell>
          <table:table-cell table:style-name="ce21" table:formula="of:=IFNA(COM.MICROSOFT.CONCAT([.L70];[.M70]);&quot;&quot;)" office:value-type="string" office:string-value="E5" calcext:value-type="string">
            <text:p>E5</text:p>
          </table:table-cell>
          <table:table-cell table:style-name="ce22" table:formula="of:=IFNA(IF([.F70]=&quot;scall&quot;;VLOOKUP([.G70];[$'(DATA)scall'.$B$3:.$D$18];3;0);VLOOKUP([.F70];[$'(DATA)mnemonic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office:value-type="string" calcext:value-type="string">
            <text:p>操作対象LED選択用サブルーチン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71]=&quot;&quot;; [.B70]+IFNA(VLOOKUP([.F70];[$'(DATA)mnemonic'.$C$3:.$I$31];7;0);0); HEX2DEC([.A71]))" office:value-type="float" office:value="169" calcext:value-type="float">
            <text:p>169</text:p>
          </table:table-cell>
          <table:table-cell table:style-name="ce7" table:formula="of:=DEC2BIN([.B71];8)" office:value-type="string" office:string-value="10101001" calcext:value-type="string">
            <text:p>10101001</text:p>
          </table:table-cell>
          <table:table-cell table:style-name="ce7" table:formula="of:=DEC2HEX([.B71];2)" office:value-type="string" office:string-value="A9" calcext:value-type="string">
            <text:p>A9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A9" calcext:value-type="string">
            <text:p>A9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 office:value-type="string" office:string-value="A" calcext:value-type="string">
            <text:p>A</text:p>
          </table:table-cell>
          <table:table-cell table:style-name="ce20" table:formula="of:=IF(OR([.F71]=&quot;jmpf&quot;;[.F71]=&quot;call&quot;);VLOOKUP([.G71];[.$E$7:.$I$96];5;0);IF([.G71]=&quot;&quot;;&quot;&quot;;[.G71]))" office:value-type="float" office:value="0" calcext:value-type="float">
            <text:p>0</text:p>
          </table:table-cell>
          <table:table-cell table:style-name="ce21" table:formula="of:=IFNA(COM.MICROSOFT.CONCAT([.L71];[.M71]);&quot;&quot;)" office:value-type="string" office:string-value="A0" calcext:value-type="string">
            <text:p>A0</text:p>
          </table:table-cell>
          <table:table-cell table:style-name="ce22" table:formula="of:=IFNA(IF([.F71]=&quot;scall&quot;;VLOOKUP([.G71];[$'(DATA)scall'.$B$3:.$D$18];3;0);VLOOKUP([.F71];[$'(DATA)mnemonic'.$C$3:.$J$31];8;0));&quot;&quot;)" office:value-type="string" office:string-value="Yレジスタにオペランド値を格納" calcext:value-type="string">
            <text:p>Y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2]=&quot;&quot;; [.B71]+IFNA(VLOOKUP([.F71];[$'(DATA)mnemonic'.$C$3:.$I$31];7;0);0); HEX2DEC([.A72]))" office:value-type="float" office:value="171" calcext:value-type="float">
            <text:p>171</text:p>
          </table:table-cell>
          <table:table-cell table:style-name="ce7" table:formula="of:=DEC2BIN([.B72];8)" office:value-type="string" office:string-value="10101011" calcext:value-type="string">
            <text:p>10101011</text:p>
          </table:table-cell>
          <table:table-cell table:style-name="ce7" table:formula="of:=DEC2HEX([.B72];2)" office:value-type="string" office:string-value="AB" calcext:value-type="string">
            <text:p>AB</text:p>
          </table:table-cell>
          <table:table-cell table:style-name="ce10"/>
          <table:table-cell table:style-name="ce10" office:value-type="string" calcext:value-type="string">
            <text:p>ld</text:p>
          </table:table-cell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AB" calcext:value-type="string">
            <text:p>AB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 office:value-type="string" office:string-value="5" calcext:value-type="string">
            <text:p>5</text:p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 office:value-type="string" office:string-value="5" calcext:value-type="string">
            <text:p>5</text:p>
          </table:table-cell>
          <table:table-cell table:style-name="ce22" table:formula="of:=IFNA(IF([.F72]=&quot;scall&quot;;VLOOKUP([.G72];[$'(DATA)scall'.$B$3:.$D$18];3;0);VLOOKUP([.F72];[$'(DATA)mnemonic'.$C$3:.$J$31];8;0));&quot;&quot;)" office:value-type="string" office:string-value="(50+Y)番地の値をAレジスタに格納" calcext:value-type="string">
            <text:p>(50+Y)番地の値をAレジスタに格納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72" calcext:value-type="float">
            <text:p>172</text:p>
          </table:table-cell>
          <table:table-cell table:style-name="ce7" table:formula="of:=DEC2BIN([.B73];8)" office:value-type="string" office:string-value="10101100" calcext:value-type="string">
            <text:p>10101100</text:p>
          </table:table-cell>
          <table:table-cell table:style-name="ce7" table:formula="of:=DEC2HEX([.B73];2)" office:value-type="string" office:string-value="AC" calcext:value-type="string">
            <text:p>AC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AC" calcext:value-type="string">
            <text:p>AC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 office:value-type="string" office:string-value="3" calcext:value-type="string">
            <text:p>3</text:p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 office:value-type="string" office:string-value="3" calcext:value-type="string">
            <text:p>3</text:p>
          </table:table-cell>
          <table:table-cell table:style-name="ce22" table:formula="of:=IFNA(IF([.F73]=&quot;scall&quot;;VLOOKUP([.G73];[$'(DATA)scall'.$B$3:.$D$18];3;0);VLOOKUP([.F73];[$'(DATA)mnemonic'.$C$3:.$J$31];8;0));&quot;&quot;)" office:value-type="string" office:string-value="A⇔Y " calcext:value-type="string">
            <text:p>A⇔Y 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4]=&quot;&quot;; [.B73]+IFNA(VLOOKUP([.F73];[$'(DATA)mnemonic'.$C$3:.$I$31];7;0);0); HEX2DEC([.A74]))" office:value-type="float" office:value="173" calcext:value-type="float">
            <text:p>173</text:p>
          </table:table-cell>
          <table:table-cell table:style-name="ce7" table:formula="of:=DEC2BIN([.B74];8)" office:value-type="string" office:string-value="10101101" calcext:value-type="string">
            <text:p>10101101</text:p>
          </table:table-cell>
          <table:table-cell table:style-name="ce7" table:formula="of:=DEC2HEX([.B74];2)" office:value-type="string" office:string-value="AD" calcext:value-type="string">
            <text:p>AD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AD" calcext:value-type="string">
            <text:p>AD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 office:value-type="string" office:string-value="F61" calcext:value-type="string">
            <text:p>F61</text:p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 office:value-type="string" office:string-value="F61" calcext:value-type="string">
            <text:p>F61</text:p>
          </table:table-cell>
          <table:table-cell table:style-name="ce22" table:formula="of:=IFNA(IF([.F74]=&quot;scall&quot;;VLOOKUP([.G74];[$'(DATA)scall'.$B$3:.$D$18];3;0);VLOOKUP([.F74];[$'(DATA)mnemonic'.$C$3:.$J$31];8;0));&quot;&quot;)" office:value-type="string" office:string-value="call元番地に戻る" calcext:value-type="string">
            <text:p>call元番地に戻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5]=&quot;&quot;; [.B74]+IFNA(VLOOKUP([.F74];[$'(DATA)mnemonic'.$C$3:.$I$31];7;0);0); HEX2DEC([.A75]))" office:value-type="float" office:value="176" calcext:value-type="float">
            <text:p>176</text:p>
          </table:table-cell>
          <table:table-cell table:style-name="ce7" table:formula="of:=DEC2BIN([.B75];8)" office:value-type="string" office:string-value="10110000" calcext:value-type="string">
            <text:p>10110000</text:p>
          </table:table-cell>
          <table:table-cell table:style-name="ce7" table:formula="of:=DEC2HEX([.B75];2)" office:value-type="string" office:string-value="B0" calcext:value-type="string">
            <text:p>B0</text:p>
          </table:table-cell>
          <table:table-cell table:style-name="ce10" office:value-type="string" calcext:value-type="string">
            <text:p>postProc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B0" calcext:value-type="string">
            <text:p>B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 office:value-type="string" office:string-value="E" calcext:value-type="string">
            <text:p>E</text:p>
          </table:table-cell>
          <table:table-cell table:style-name="ce20" table:formula="of:=IF(OR([.F75]=&quot;jmpf&quot;;[.F75]=&quot;call&quot;);VLOOKUP([.G75];[.$E$7:.$I$96];5;0);IF([.G75]=&quot;&quot;;&quot;&quot;;[.G75]))" office:value-type="float" office:value="5" calcext:value-type="float">
            <text:p>5</text:p>
          </table:table-cell>
          <table:table-cell table:style-name="ce21" table:formula="of:=IFNA(COM.MICROSOFT.CONCAT([.L75];[.M75]);&quot;&quot;)" office:value-type="string" office:string-value="E5" calcext:value-type="string">
            <text:p>E5</text:p>
          </table:table-cell>
          <table:table-cell table:style-name="ce22" table:formula="of:=IFNA(IF([.F75]=&quot;scall&quot;;VLOOKUP([.G75];[$'(DATA)scall'.$B$3:.$D$18];3;0);VLOOKUP([.F75];[$'(DATA)mnemonic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office:value-type="string" calcext:value-type="string">
            <text:p>後処理用サブルーチン</text:p>
          </table:table-cell>
          <table:table-cell table:number-columns-repeated="2"/>
        </table:table-row>
        <table:table-row table:style-name="ro3">
          <table:table-cell table:style-name="ce2"/>
          <table:table-cell table:style-name="ce6" table:formula="of:=IF([.A76]=&quot;&quot;; [.B75]+IFNA(VLOOKUP([.F75];[$'(DATA)mnemonic'.$C$3:.$I$31];7;0);0); HEX2DEC([.A76]))" office:value-type="float" office:value="178" calcext:value-type="float">
            <text:p>178</text:p>
          </table:table-cell>
          <table:table-cell table:style-name="ce7" table:formula="of:=DEC2BIN([.B76];8)" office:value-type="string" office:string-value="10110010" calcext:value-type="string">
            <text:p>10110010</text:p>
          </table:table-cell>
          <table:table-cell table:style-name="ce7" table:formula="of:=DEC2HEX([.B76];2)" office:value-type="string" office:string-value="B2" calcext:value-type="string">
            <text:p>B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B2" calcext:value-type="string">
            <text:p>B2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 office:value-type="string" office:string-value="8" calcext:value-type="string">
            <text:p>8</text:p>
          </table:table-cell>
          <table:table-cell table:style-name="ce20" table:formula="of:=IF(OR([.F76]=&quot;jmpf&quot;;[.F76]=&quot;call&quot;);VLOOKUP([.G76];[.$E$7:.$I$96];5;0);IF([.G76]=&quot;&quot;;&quot;&quot;;[.G76]))" office:value-type="float" office:value="9" calcext:value-type="float">
            <text:p>9</text:p>
          </table:table-cell>
          <table:table-cell table:style-name="ce21" table:formula="of:=IFNA(COM.MICROSOFT.CONCAT([.L76];[.M76]);&quot;&quot;)" office:value-type="string" office:string-value="89" calcext:value-type="string">
            <text:p>89</text:p>
          </table:table-cell>
          <table:table-cell table:style-name="ce22" table:formula="of:=IFNA(IF([.F76]=&quot;scall&quot;;VLOOKUP([.G76];[$'(DATA)scall'.$B$3:.$D$18];3;0);VLOOKUP([.F76];[$'(DATA)mnemonic'.$C$3:.$J$31];8;0));&quot;&quot;)" office:value-type="string" office:string-value="Aレジスタにオペランド値を格納" calcext:value-type="string">
            <text:p>Aレジスタにオペランド値を格納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7]=&quot;&quot;; [.B76]+IFNA(VLOOKUP([.F76];[$'(DATA)mnemonic'.$C$3:.$I$31];7;0);0); HEX2DEC([.A77]))" office:value-type="float" office:value="180" calcext:value-type="float">
            <text:p>180</text:p>
          </table:table-cell>
          <table:table-cell table:style-name="ce7" table:formula="of:=DEC2BIN([.B77];8)" office:value-type="string" office:string-value="10110100" calcext:value-type="string">
            <text:p>10110100</text:p>
          </table:table-cell>
          <table:table-cell table:style-name="ce7" table:formula="of:=DEC2HEX([.B77];2)" office:value-type="string" office:string-value="B4" calcext:value-type="string">
            <text:p>B4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B4" calcext:value-type="string">
            <text:p>B4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 office:value-type="string" office:string-value="E" calcext:value-type="string">
            <text:p>E</text:p>
          </table:table-cell>
          <table:table-cell table:style-name="ce20" table:formula="of:=IF(OR([.F77]=&quot;jmpf&quot;;[.F77]=&quot;call&quot;);VLOOKUP([.G77];[.$E$7:.$I$96];5;0);IF([.G77]=&quot;&quot;;&quot;&quot;;[.G77]))" office:value-type="string" office:string-value="c" calcext:value-type="string">
            <text:p>c</text:p>
          </table:table-cell>
          <table:table-cell table:style-name="ce21" table:formula="of:=IFNA(COM.MICROSOFT.CONCAT([.L77];[.M77]);&quot;&quot;)" office:value-type="string" office:string-value="Ec" calcext:value-type="string">
            <text:p>Ec</text:p>
          </table:table-cell>
          <table:table-cell table:style-name="ce22" table:formula="of:=IFNA(IF([.F77]=&quot;scall&quot;;VLOOKUP([.G77];[$'(DATA)scall'.$B$3:.$D$18];3;0);VLOOKUP([.F77];[$'(DATA)mnemonic'.$C$3:.$J$31];8;0));&quot;&quot;)" office:value-type="string" office:string-value="(Aレジスタ値+1)×0.1秒WAITする" calcext:value-type="string">
            <text:p>(Aレジスタ値+1)×0.1秒WAITする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8]=&quot;&quot;; [.B77]+IFNA(VLOOKUP([.F77];[$'(DATA)mnemonic'.$C$3:.$I$31];7;0);0); HEX2DEC([.A78]))" office:value-type="float" office:value="182" calcext:value-type="float">
            <text:p>182</text:p>
          </table:table-cell>
          <table:table-cell table:style-name="ce7" table:formula="of:=DEC2BIN([.B78];8)" office:value-type="string" office:string-value="10110110" calcext:value-type="string">
            <text:p>10110110</text:p>
          </table:table-cell>
          <table:table-cell table:style-name="ce7" table:formula="of:=DEC2HEX([.B78];2)" office:value-type="string" office:string-value="B6" calcext:value-type="string">
            <text:p>B6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selectLed</text:p>
          </table:table-cell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B6" calcext:value-type="string">
            <text:p>B6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 office:value-type="string" office:string-value="F60" calcext:value-type="string">
            <text:p>F60</text:p>
          </table:table-cell>
          <table:table-cell table:style-name="ce20" table:formula="of:=IF(OR([.F78]=&quot;jmpf&quot;;[.F78]=&quot;call&quot;);VLOOKUP([.G78];[.$E$7:.$I$96];5;0);IF([.G78]=&quot;&quot;;&quot;&quot;;[.G78]))" office:value-type="string" office:string-value="A7" calcext:value-type="string">
            <text:p>A7</text:p>
          </table:table-cell>
          <table:table-cell table:style-name="ce21" table:formula="of:=IFNA(COM.MICROSOFT.CONCAT([.L78];[.M78]);&quot;&quot;)" office:value-type="string" office:string-value="F60A7" calcext:value-type="string">
            <text:p>F60A7</text:p>
          </table:table-cell>
          <table:table-cell table:style-name="ce22" table:formula="of:=IFNA(IF([.F78]=&quot;scall&quot;;VLOOKUP([.G78];[$'(DATA)scall'.$B$3:.$D$18];3;0);VLOOKUP([.F78];[$'(DATA)mnemonic'.$C$3:.$J$31];8;0));&quot;&quot;)" office:value-type="string" office:string-value="指定番地にジャンプ(実行FLG問わず)" calcext:value-type="string">
            <text:p>指定番地にジャンプ(実行FLG問わず)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79]=&quot;&quot;; [.B78]+IFNA(VLOOKUP([.F78];[$'(DATA)mnemonic'.$C$3:.$I$31];7;0);0); HEX2DEC([.A79]))" office:value-type="float" office:value="187" calcext:value-type="float">
            <text:p>187</text:p>
          </table:table-cell>
          <table:table-cell table:style-name="ce7" table:formula="of:=DEC2BIN([.B79];8)" office:value-type="string" office:string-value="10111011" calcext:value-type="string">
            <text:p>10111011</text:p>
          </table:table-cell>
          <table:table-cell table:style-name="ce7" table:formula="of:=DEC2HEX([.B79];2)" office:value-type="string" office:string-value="BB" calcext:value-type="string">
            <text:p>BB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BB" calcext:value-type="string">
            <text:p>BB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 office:value-type="string" office:string-value="E" calcext:value-type="string">
            <text:p>E</text:p>
          </table:table-cell>
          <table:table-cell table:style-name="ce20" table:formula="of:=IF(OR([.F79]=&quot;jmpf&quot;;[.F79]=&quot;call&quot;);VLOOKUP([.G79];[.$E$7:.$I$96];5;0);IF([.G79]=&quot;&quot;;&quot;&quot;;[.G79]))" office:value-type="float" office:value="2" calcext:value-type="float">
            <text:p>2</text:p>
          </table:table-cell>
          <table:table-cell table:style-name="ce21" table:formula="of:=IFNA(COM.MICROSOFT.CONCAT([.L79];[.M79]);&quot;&quot;)" office:value-type="string" office:string-value="E2" calcext:value-type="string">
            <text:p>E2</text:p>
          </table:table-cell>
          <table:table-cell table:style-name="ce22" table:formula="of:=IFNA(IF([.F79]=&quot;scall&quot;;VLOOKUP([.G79];[$'(DATA)scall'.$B$3:.$D$18];3;0);VLOOKUP([.F79];[$'(DATA)mnemonic'.$C$3:.$J$31];8;0));&quot;&quot;)" office:value-type="string" office:string-value="Yレジスタ値に対応するLEDを消灯" calcext:value-type="string">
            <text:p>Yレジスタ値に対応するLEDを消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80]=&quot;&quot;; [.B79]+IFNA(VLOOKUP([.F79];[$'(DATA)mnemonic'.$C$3:.$I$31];7;0);0); HEX2DEC([.A80]))" office:value-type="float" office:value="189" calcext:value-type="float">
            <text:p>189</text:p>
          </table:table-cell>
          <table:table-cell table:style-name="ce7" table:formula="of:=DEC2BIN([.B80];8)" office:value-type="string" office:string-value="10111101" calcext:value-type="string">
            <text:p>10111101</text:p>
          </table:table-cell>
          <table:table-cell table:style-name="ce7" table:formula="of:=DEC2HEX([.B80];2)" office:value-type="string" office:string-value="BD" calcext:value-type="string">
            <text:p>BD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0" calcext:value-type="float">
            <text:p>0</text:p>
          </table:table-cell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BD" calcext:value-type="string">
            <text:p>BD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 office:value-type="string" office:string-value="E" calcext:value-type="string">
            <text:p>E</text:p>
          </table:table-cell>
          <table:table-cell table:style-name="ce20" table:formula="of:=IF(OR([.F80]=&quot;jmpf&quot;;[.F80]=&quot;call&quot;);VLOOKUP([.G80];[.$E$7:.$I$96];5;0);IF([.G80]=&quot;&quot;;&quot;&quot;;[.G80]))" office:value-type="float" office:value="0" calcext:value-type="float">
            <text:p>0</text:p>
          </table:table-cell>
          <table:table-cell table:style-name="ce21" table:formula="of:=IFNA(COM.MICROSOFT.CONCAT([.L80];[.M80]);&quot;&quot;)" office:value-type="string" office:string-value="E0" calcext:value-type="string">
            <text:p>E0</text:p>
          </table:table-cell>
          <table:table-cell table:style-name="ce22" table:formula="of:=IFNA(IF([.F80]=&quot;scall&quot;;VLOOKUP([.G80];[$'(DATA)scall'.$B$3:.$D$18];3;0);VLOOKUP([.F80];[$'(DATA)mnemonic'.$C$3:.$J$31];8;0));&quot;&quot;)" office:value-type="string" office:string-value="数字LEDを消灯" calcext:value-type="string">
            <text:p>数字LEDを消灯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81]=&quot;&quot;; [.B80]+IFNA(VLOOKUP([.F80];[$'(DATA)mnemonic'.$C$3:.$I$31];7;0);0); HEX2DEC([.A81]))" office:value-type="float" office:value="191" calcext:value-type="float">
            <text:p>191</text:p>
          </table:table-cell>
          <table:table-cell table:style-name="ce7" table:formula="of:=DEC2BIN([.B81];8)" office:value-type="string" office:string-value="10111111" calcext:value-type="string">
            <text:p>10111111</text:p>
          </table:table-cell>
          <table:table-cell table:style-name="ce7" table:formula="of:=DEC2HEX([.B81];2)" office:value-type="string" office:string-value="BF" calcext:value-type="string">
            <text:p>BF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5" calcext:value-type="float">
            <text:p>5</text:p>
          </table:table-cell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BF" calcext:value-type="string">
            <text:p>BF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 office:value-type="string" office:string-value="E" calcext:value-type="string">
            <text:p>E</text:p>
          </table:table-cell>
          <table:table-cell table:style-name="ce20" table:formula="of:=IF(OR([.F81]=&quot;jmpf&quot;;[.F81]=&quot;call&quot;);VLOOKUP([.G81];[.$E$7:.$I$96];5;0);IF([.G81]=&quot;&quot;;&quot;&quot;;[.G81]))" office:value-type="float" office:value="5" calcext:value-type="float">
            <text:p>5</text:p>
          </table:table-cell>
          <table:table-cell table:style-name="ce21" table:formula="of:=IFNA(COM.MICROSOFT.CONCAT([.L81];[.M81]);&quot;&quot;)" office:value-type="string" office:string-value="E5" calcext:value-type="string">
            <text:p>E5</text:p>
          </table:table-cell>
          <table:table-cell table:style-name="ce22" table:formula="of:=IFNA(IF([.F81]=&quot;scall&quot;;VLOOKUP([.G81];[$'(DATA)scall'.$B$3:.$D$18];3;0);VLOOKUP([.F81];[$'(DATA)mnemonic'.$C$3:.$J$31];8;0));&quot;&quot;)" office:value-type="string" office:string-value="全レジスタを’(ダッシュ)補助レジスタの値と交換" calcext:value-type="string">
            <text:p>全レジスタを’(ダッシュ)補助レジスタの値と交換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6" table:formula="of:=IF([.A82]=&quot;&quot;; [.B81]+IFNA(VLOOKUP([.F81];[$'(DATA)mnemonic'.$C$3:.$I$31];7;0);0); HEX2DEC([.A82]))" office:value-type="float" office:value="193" calcext:value-type="float">
            <text:p>193</text:p>
          </table:table-cell>
          <table:table-cell table:style-name="ce7" table:formula="of:=DEC2BIN([.B82];8)" office:value-type="string" office:string-value="11000001" calcext:value-type="string">
            <text:p>11000001</text:p>
          </table:table-cell>
          <table:table-cell table:style-name="ce7" table:formula="of:=DEC2HEX([.B82];2)" office:value-type="string" office:string-value="C1" calcext:value-type="string">
            <text:p>C1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comTurn</text:p>
          </table:table-cell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C1" calcext:value-type="string">
            <text:p>C1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 office:value-type="string" office:string-value="F" calcext:value-type="string">
            <text:p>F</text:p>
          </table:table-cell>
          <table:table-cell table:style-name="ce20" table:formula="of:=IF(OR([.F82]=&quot;jmpf&quot;;[.F82]=&quot;call&quot;);VLOOKUP([.G82];[.$E$7:.$I$96];5;0);IF([.G82]=&quot;&quot;;&quot;&quot;;[.G82]))" office:value-type="string" office:string-value="00" calcext:value-type="string">
            <text:p>00</text:p>
          </table:table-cell>
          <table:table-cell table:style-name="ce21" table:formula="of:=IFNA(COM.MICROSOFT.CONCAT([.L82];[.M82]);&quot;&quot;)" office:value-type="string" office:string-value="F00" calcext:value-type="string">
            <text:p>F00</text:p>
          </table:table-cell>
          <table:table-cell table:style-name="ce22" table:formula="of:=IFNA(IF([.F82]=&quot;scall&quot;;VLOOKUP([.G82];[$'(DATA)scall'.$B$3:.$D$18];3;0);VLOOKUP([.F82];[$'(DATA)mnemonic'.$C$3:.$J$31];8;0));&quot;&quot;)" office:value-type="string" office:string-value="実行FLG=1の場合、指定番地にジャンプ" calcext:value-type="string">
            <text:p>実行FLG=1の場合、指定番地にジャンプ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96" calcext:value-type="float">
            <text:p>196</text:p>
          </table:table-cell>
          <table:table-cell table:style-name="ce7" table:formula="of:=DEC2BIN([.B83];8)" office:value-type="string" office:string-value="11000100" calcext:value-type="string">
            <text:p>11000100</text:p>
          </table:table-cell>
          <table:table-cell table:style-name="ce7" table:formula="of:=DEC2HEX([.B83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C4" calcext:value-type="string">
            <text:p>C4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96" calcext:value-type="float">
            <text:p>196</text:p>
          </table:table-cell>
          <table:table-cell table:style-name="ce7" table:formula="of:=DEC2BIN([.B84];8)" office:value-type="string" office:string-value="11000100" calcext:value-type="string">
            <text:p>11000100</text:p>
          </table:table-cell>
          <table:table-cell table:style-name="ce7" table:formula="of:=DEC2HEX([.B84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C4" calcext:value-type="string">
            <text:p>C4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96" calcext:value-type="float">
            <text:p>196</text:p>
          </table:table-cell>
          <table:table-cell table:style-name="ce7" table:formula="of:=DEC2BIN([.B85];8)" office:value-type="string" office:string-value="11000100" calcext:value-type="string">
            <text:p>11000100</text:p>
          </table:table-cell>
          <table:table-cell table:style-name="ce7" table:formula="of:=DEC2HEX([.B85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C4" calcext:value-type="string">
            <text:p>C4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96" calcext:value-type="float">
            <text:p>196</text:p>
          </table:table-cell>
          <table:table-cell table:style-name="ce7" table:formula="of:=DEC2BIN([.B86];8)" office:value-type="string" office:string-value="11000100" calcext:value-type="string">
            <text:p>11000100</text:p>
          </table:table-cell>
          <table:table-cell table:style-name="ce7" table:formula="of:=DEC2HEX([.B86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C4" calcext:value-type="string">
            <text:p>C4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96" calcext:value-type="float">
            <text:p>196</text:p>
          </table:table-cell>
          <table:table-cell table:style-name="ce7" table:formula="of:=DEC2BIN([.B87];8)" office:value-type="string" office:string-value="11000100" calcext:value-type="string">
            <text:p>11000100</text:p>
          </table:table-cell>
          <table:table-cell table:style-name="ce7" table:formula="of:=DEC2HEX([.B87];2)" office:value-type="string" office:string-value="C4" calcext:value-type="string">
            <text:p>C4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C4" calcext:value-type="string">
            <text:p>C4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96" calcext:value-type="float">
            <text:p>196</text:p>
          </table:table-cell>
          <table:table-cell table:style-name="ce7" table:formula="of:=DEC2BIN([.B88];8)" office:value-type="string" office:string-value="11000100" calcext:value-type="string">
            <text:p>11000100</text:p>
          </table:table-cell>
          <table:table-cell table:style-name="ce7" table:formula="of:=DEC2HEX([.B88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C4" calcext:value-type="string">
            <text:p>C4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96" calcext:value-type="float">
            <text:p>196</text:p>
          </table:table-cell>
          <table:table-cell table:style-name="ce7" table:formula="of:=DEC2BIN([.B89];8)" office:value-type="string" office:string-value="11000100" calcext:value-type="string">
            <text:p>11000100</text:p>
          </table:table-cell>
          <table:table-cell table:style-name="ce7" table:formula="of:=DEC2HEX([.B89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C4" calcext:value-type="string">
            <text:p>C4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96" calcext:value-type="float">
            <text:p>196</text:p>
          </table:table-cell>
          <table:table-cell table:style-name="ce7" table:formula="of:=DEC2BIN([.B90];8)" office:value-type="string" office:string-value="11000100" calcext:value-type="string">
            <text:p>11000100</text:p>
          </table:table-cell>
          <table:table-cell table:style-name="ce7" table:formula="of:=DEC2HEX([.B90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C4" calcext:value-type="string">
            <text:p>C4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96" calcext:value-type="float">
            <text:p>196</text:p>
          </table:table-cell>
          <table:table-cell table:style-name="ce7" table:formula="of:=DEC2BIN([.B91];8)" office:value-type="string" office:string-value="11000100" calcext:value-type="string">
            <text:p>11000100</text:p>
          </table:table-cell>
          <table:table-cell table:style-name="ce7" table:formula="of:=DEC2HEX([.B91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C4" calcext:value-type="string">
            <text:p>C4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96" calcext:value-type="float">
            <text:p>196</text:p>
          </table:table-cell>
          <table:table-cell table:style-name="ce7" table:formula="of:=DEC2BIN([.B92];8)" office:value-type="string" office:string-value="11000100" calcext:value-type="string">
            <text:p>11000100</text:p>
          </table:table-cell>
          <table:table-cell table:style-name="ce7" table:formula="of:=DEC2HEX([.B92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C4" calcext:value-type="string">
            <text:p>C4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96" calcext:value-type="float">
            <text:p>196</text:p>
          </table:table-cell>
          <table:table-cell table:style-name="ce7" table:formula="of:=DEC2BIN([.B93];8)" office:value-type="string" office:string-value="11000100" calcext:value-type="string">
            <text:p>11000100</text:p>
          </table:table-cell>
          <table:table-cell table:style-name="ce7" table:formula="of:=DEC2HEX([.B93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C4" calcext:value-type="string">
            <text:p>C4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96" calcext:value-type="float">
            <text:p>196</text:p>
          </table:table-cell>
          <table:table-cell table:style-name="ce7" table:formula="of:=DEC2BIN([.B94];8)" office:value-type="string" office:string-value="11000100" calcext:value-type="string">
            <text:p>11000100</text:p>
          </table:table-cell>
          <table:table-cell table:style-name="ce7" table:formula="of:=DEC2HEX([.B94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C4" calcext:value-type="string">
            <text:p>C4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96" calcext:value-type="float">
            <text:p>196</text:p>
          </table:table-cell>
          <table:table-cell table:style-name="ce7" table:formula="of:=DEC2BIN([.B95];8)" office:value-type="string" office:string-value="11000100" calcext:value-type="string">
            <text:p>11000100</text:p>
          </table:table-cell>
          <table:table-cell table:style-name="ce7" table:formula="of:=DEC2HEX([.B95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C4" calcext:value-type="string">
            <text:p>C4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96" calcext:value-type="float">
            <text:p>196</text:p>
          </table:table-cell>
          <table:table-cell table:style-name="ce7" table:formula="of:=DEC2BIN([.B96];8)" office:value-type="string" office:string-value="11000100" calcext:value-type="string">
            <text:p>11000100</text:p>
          </table:table-cell>
          <table:table-cell table:style-name="ce7" table:formula="of:=DEC2HEX([.B96];2)" office:value-type="string" office:string-value="C4" calcext:value-type="string">
            <text:p>C4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C4" calcext:value-type="string">
            <text:p>C4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00/00/00</text:date>, <text:time style:data-style-name="N2" text:time-value="22:32:33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21:17:42.520000000</meta:creation-date>
    <meta:generator>LibreOffice/6.4.3.2$Windows_X86_64 LibreOffice_project/747b5d0ebf89f41c860ec2a39efd7cb15b54f2d8</meta:generator>
    <meta:editing-duration>P0D</meta:editing-duration>
    <meta:editing-cycles>1</meta:editing-cycles>
    <meta:document-statistic meta:table-count="11" meta:cell-count="10192" meta:object-count="0"/>
  </office:meta>
</office:document-meta>
</file>